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48.96mm" svg:y="36.66mm">
            <loext:p draw:notify-on-update-of-ranges="Sheet1.A8:Sheet1.A8 Sheet1.A9:Sheet1.A209 Sheet1.B8:Sheet1.B8 Sheet1.B9:Sheet1.B2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/dt = -B * a/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(t)=Bp*exp{-(a/V)*t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onc. Litre</text:p>
          </table:table-cell>
        </table:table-row>
        <table:table-row table:style-name="ro1">
          <table:table-cell office:value-type="string" calcext:value-type="string">
            <text:p>a =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 =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elta t =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(t,B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" office:value-type="float" office:value="50" calcext:value-type="float">
            <text:p>50</text:p>
          </table:table-cell>
          <table:table-cell table:formula="of:=0-[.B9]*[.$B$4] /[.$B$5]"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9]+([.$B$6]*[.C9])" office:value-type="float" office:value="49.75" calcext:value-type="float">
            <text:p>49,75</text:p>
          </table:table-cell>
          <table:table-cell table:formula="of:=0-[.B10]*[.$B$4] /[.$B$5]" office:value-type="float" office:value="-2.4875" calcext:value-type="float">
            <text:p>-2,487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10]+([.$B$6]*[.C10])" office:value-type="float" office:value="49.50125" calcext:value-type="float">
            <text:p>49,50125</text:p>
          </table:table-cell>
          <table:table-cell table:formula="of:=0-[.B11]*[.$B$4] /[.$B$5]" office:value-type="float" office:value="-2.4750625" calcext:value-type="float">
            <text:p>-2,475062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11]+([.$B$6]*[.C11])" office:value-type="float" office:value="49.25374375" calcext:value-type="float">
            <text:p>49,25374375</text:p>
          </table:table-cell>
          <table:table-cell table:formula="of:=0-[.B12]*[.$B$4] /[.$B$5]" office:value-type="float" office:value="-2.4626871875" calcext:value-type="float">
            <text:p>-2,462687187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12]+([.$B$6]*[.C12])" office:value-type="float" office:value="49.00747503125" calcext:value-type="float">
            <text:p>49,00747503125</text:p>
          </table:table-cell>
          <table:table-cell table:formula="of:=0-[.B13]*[.$B$4] /[.$B$5]" office:value-type="float" office:value="-2.4503737515625" calcext:value-type="float">
            <text:p>-2,45037375156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13]+([.$B$6]*[.C13])" office:value-type="float" office:value="48.7624376560937" calcext:value-type="float">
            <text:p>48,7624376560937</text:p>
          </table:table-cell>
          <table:table-cell table:formula="of:=0-[.B14]*[.$B$4] /[.$B$5]" office:value-type="float" office:value="-2.43812188280469" calcext:value-type="float">
            <text:p>-2,4381218828046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B14]+([.$B$6]*[.C14])" office:value-type="float" office:value="48.5186254678133" calcext:value-type="float">
            <text:p>48,5186254678133</text:p>
          </table:table-cell>
          <table:table-cell table:formula="of:=0-[.B15]*[.$B$4] /[.$B$5]" office:value-type="float" office:value="-2.42593127339066" calcext:value-type="float">
            <text:p>-2,4259312733906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15]+([.$B$6]*[.C15])" office:value-type="float" office:value="48.2760323404742" calcext:value-type="float">
            <text:p>48,2760323404742</text:p>
          </table:table-cell>
          <table:table-cell table:formula="of:=0-[.B16]*[.$B$4] /[.$B$5]" office:value-type="float" office:value="-2.41380161702371" calcext:value-type="float">
            <text:p>-2,4138016170237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B16]+([.$B$6]*[.C16])" office:value-type="float" office:value="48.0346521787718" calcext:value-type="float">
            <text:p>48,0346521787718</text:p>
          </table:table-cell>
          <table:table-cell table:formula="of:=0-[.B17]*[.$B$4] /[.$B$5]" office:value-type="float" office:value="-2.40173260893859" calcext:value-type="float">
            <text:p>-2,4017326089385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B17]+([.$B$6]*[.C17])" office:value-type="float" office:value="47.794478917878" calcext:value-type="float">
            <text:p>47,794478917878</text:p>
          </table:table-cell>
          <table:table-cell table:formula="of:=0-[.B18]*[.$B$4] /[.$B$5]" office:value-type="float" office:value="-2.3897239458939" calcext:value-type="float">
            <text:p>-2,3897239458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([.$B$6]*[.C18])" office:value-type="float" office:value="47.5555065232886" calcext:value-type="float">
            <text:p>47,5555065232886</text:p>
          </table:table-cell>
          <table:table-cell table:formula="of:=0-[.B19]*[.$B$4] /[.$B$5]" office:value-type="float" office:value="-2.37777532616443" calcext:value-type="float">
            <text:p>-2,3777753261644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[.B19]+([.$B$6]*[.C19])" office:value-type="float" office:value="47.3177289906722" calcext:value-type="float">
            <text:p>47,3177289906722</text:p>
          </table:table-cell>
          <table:table-cell table:formula="of:=0-[.B20]*[.$B$4] /[.$B$5]" office:value-type="float" office:value="-2.36588644953361" calcext:value-type="float">
            <text:p>-2,3658864495336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[.B20]+([.$B$6]*[.C20])" office:value-type="float" office:value="47.0811403457188" calcext:value-type="float">
            <text:p>47,0811403457188</text:p>
          </table:table-cell>
          <table:table-cell table:formula="of:=0-[.B21]*[.$B$4] /[.$B$5]" office:value-type="float" office:value="-2.35405701728594" calcext:value-type="float">
            <text:p>-2,35405701728594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[.B21]+([.$B$6]*[.C21])" office:value-type="float" office:value="46.8457346439902" calcext:value-type="float">
            <text:p>46,8457346439902</text:p>
          </table:table-cell>
          <table:table-cell table:formula="of:=0-[.B22]*[.$B$4] /[.$B$5]" office:value-type="float" office:value="-2.34228673219951" calcext:value-type="float">
            <text:p>-2,3422867321995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[.B22]+([.$B$6]*[.C22])" office:value-type="float" office:value="46.6115059707702" calcext:value-type="float">
            <text:p>46,6115059707702</text:p>
          </table:table-cell>
          <table:table-cell table:formula="of:=0-[.B23]*[.$B$4] /[.$B$5]" office:value-type="float" office:value="-2.33057529853851" calcext:value-type="float">
            <text:p>-2,3305752985385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.B23]+([.$B$6]*[.C23])" office:value-type="float" office:value="46.3784484409164" calcext:value-type="float">
            <text:p>46,3784484409164</text:p>
          </table:table-cell>
          <table:table-cell table:formula="of:=0-[.B24]*[.$B$4] /[.$B$5]" office:value-type="float" office:value="-2.31892242204582" calcext:value-type="float">
            <text:p>-2,3189224220458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B24]+([.$B$6]*[.C24])" office:value-type="float" office:value="46.1465561987118" calcext:value-type="float">
            <text:p>46,1465561987118</text:p>
          </table:table-cell>
          <table:table-cell table:formula="of:=0-[.B25]*[.$B$4] /[.$B$5]" office:value-type="float" office:value="-2.30732780993559" calcext:value-type="float">
            <text:p>-2,30732780993559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[.B25]+([.$B$6]*[.C25])" office:value-type="float" office:value="45.9158234177183" calcext:value-type="float">
            <text:p>45,9158234177183</text:p>
          </table:table-cell>
          <table:table-cell table:formula="of:=0-[.B26]*[.$B$4] /[.$B$5]" office:value-type="float" office:value="-2.29579117088591" calcext:value-type="float">
            <text:p>-2,29579117088591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B26]+([.$B$6]*[.C26])" office:value-type="float" office:value="45.6862443006297" calcext:value-type="float">
            <text:p>45,6862443006297</text:p>
          </table:table-cell>
          <table:table-cell table:formula="of:=0-[.B27]*[.$B$4] /[.$B$5]" office:value-type="float" office:value="-2.28431221503148" calcext:value-type="float">
            <text:p>-2,28431221503148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B27]+([.$B$6]*[.C27])" office:value-type="float" office:value="45.4578130791265" calcext:value-type="float">
            <text:p>45,4578130791265</text:p>
          </table:table-cell>
          <table:table-cell table:formula="of:=0-[.B28]*[.$B$4] /[.$B$5]" office:value-type="float" office:value="-2.27289065395633" calcext:value-type="float">
            <text:p>-2,27289065395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([.$B$6]*[.C28])" office:value-type="float" office:value="45.2305240137309" calcext:value-type="float">
            <text:p>45,2305240137309</text:p>
          </table:table-cell>
          <table:table-cell table:formula="of:=0-[.B29]*[.$B$4] /[.$B$5]" office:value-type="float" office:value="-2.26152620068654" calcext:value-type="float">
            <text:p>-2,26152620068654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[.B29]+([.$B$6]*[.C29])" office:value-type="float" office:value="45.0043713936622" calcext:value-type="float">
            <text:p>45,0043713936622</text:p>
          </table:table-cell>
          <table:table-cell table:formula="of:=0-[.B30]*[.$B$4] /[.$B$5]" office:value-type="float" office:value="-2.25021856968311" calcext:value-type="float">
            <text:p>-2,25021856968311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B30]+([.$B$6]*[.C30])" office:value-type="float" office:value="44.7793495366939" calcext:value-type="float">
            <text:p>44,7793495366939</text:p>
          </table:table-cell>
          <table:table-cell table:formula="of:=0-[.B31]*[.$B$4] /[.$B$5]" office:value-type="float" office:value="-2.2389674768347" calcext:value-type="float">
            <text:p>-2,238967476834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[.B31]+([.$B$6]*[.C31])" office:value-type="float" office:value="44.5554527890104" calcext:value-type="float">
            <text:p>44,5554527890104</text:p>
          </table:table-cell>
          <table:table-cell table:formula="of:=0-[.B32]*[.$B$4] /[.$B$5]" office:value-type="float" office:value="-2.22777263945052" calcext:value-type="float">
            <text:p>-2,22777263945052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B32]+([.$B$6]*[.C32])" office:value-type="float" office:value="44.3326755250654" calcext:value-type="float">
            <text:p>44,3326755250654</text:p>
          </table:table-cell>
          <table:table-cell table:formula="of:=0-[.B33]*[.$B$4] /[.$B$5]" office:value-type="float" office:value="-2.21663377625327" calcext:value-type="float">
            <text:p>-2,2166337762532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.B33]+([.$B$6]*[.C33])" office:value-type="float" office:value="44.1110121474401" calcext:value-type="float">
            <text:p>44,1110121474401</text:p>
          </table:table-cell>
          <table:table-cell table:formula="of:=0-[.B34]*[.$B$4] /[.$B$5]" office:value-type="float" office:value="-2.205550607372" calcext:value-type="float">
            <text:p>-2,205550607372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B34]+([.$B$6]*[.C34])" office:value-type="float" office:value="43.8904570867029" calcext:value-type="float">
            <text:p>43,8904570867029</text:p>
          </table:table-cell>
          <table:table-cell table:formula="of:=0-[.B35]*[.$B$4] /[.$B$5]" office:value-type="float" office:value="-2.19452285433514" calcext:value-type="float">
            <text:p>-2,19452285433514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[.B35]+([.$B$6]*[.C35])" office:value-type="float" office:value="43.6710048012694" calcext:value-type="float">
            <text:p>43,6710048012694</text:p>
          </table:table-cell>
          <table:table-cell table:formula="of:=0-[.B36]*[.$B$4] /[.$B$5]" office:value-type="float" office:value="-2.18355024006347" calcext:value-type="float">
            <text:p>-2,18355024006347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B36]+([.$B$6]*[.C36])" office:value-type="float" office:value="43.452649777263" calcext:value-type="float">
            <text:p>43,452649777263</text:p>
          </table:table-cell>
          <table:table-cell table:formula="of:=0-[.B37]*[.$B$4] /[.$B$5]" office:value-type="float" office:value="-2.17263248886315" calcext:value-type="float">
            <text:p>-2,17263248886315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[.B37]+([.$B$6]*[.C37])" office:value-type="float" office:value="43.2353865283767" calcext:value-type="float">
            <text:p>43,2353865283767</text:p>
          </table:table-cell>
          <table:table-cell table:formula="of:=0-[.B38]*[.$B$4] /[.$B$5]" office:value-type="float" office:value="-2.16176932641883" calcext:value-type="float">
            <text:p>-2,16176932641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8]+([.$B$6]*[.C38])" office:value-type="float" office:value="43.0192095957348" calcext:value-type="float">
            <text:p>43,0192095957348</text:p>
          </table:table-cell>
          <table:table-cell table:formula="of:=0-[.B39]*[.$B$4] /[.$B$5]" office:value-type="float" office:value="-2.15096047978674" calcext:value-type="float">
            <text:p>-2,15096047978674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B39]+([.$B$6]*[.C39])" office:value-type="float" office:value="42.8041135477561" calcext:value-type="float">
            <text:p>42,8041135477561</text:p>
          </table:table-cell>
          <table:table-cell table:formula="of:=0-[.B40]*[.$B$4] /[.$B$5]" office:value-type="float" office:value="-2.14020567738781" calcext:value-type="float">
            <text:p>-2,14020567738781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B40]+([.$B$6]*[.C40])" office:value-type="float" office:value="42.5900929800174" calcext:value-type="float">
            <text:p>42,5900929800174</text:p>
          </table:table-cell>
          <table:table-cell table:formula="of:=0-[.B41]*[.$B$4] /[.$B$5]" office:value-type="float" office:value="-2.12950464900087" calcext:value-type="float">
            <text:p>-2,12950464900087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B41]+([.$B$6]*[.C41])" office:value-type="float" office:value="42.3771425151173" calcext:value-type="float">
            <text:p>42,3771425151173</text:p>
          </table:table-cell>
          <table:table-cell table:formula="of:=0-[.B42]*[.$B$4] /[.$B$5]" office:value-type="float" office:value="-2.11885712575586" calcext:value-type="float">
            <text:p>-2,11885712575586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B42]+([.$B$6]*[.C42])" office:value-type="float" office:value="42.1652568025417" calcext:value-type="float">
            <text:p>42,1652568025417</text:p>
          </table:table-cell>
          <table:table-cell table:formula="of:=0-[.B43]*[.$B$4] /[.$B$5]" office:value-type="float" office:value="-2.10826284012708" calcext:value-type="float">
            <text:p>-2,10826284012708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B43]+([.$B$6]*[.C43])" office:value-type="float" office:value="41.954430518529" calcext:value-type="float">
            <text:p>41,954430518529</text:p>
          </table:table-cell>
          <table:table-cell table:formula="of:=0-[.B44]*[.$B$4] /[.$B$5]" office:value-type="float" office:value="-2.09772152592645" calcext:value-type="float">
            <text:p>-2,09772152592645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B44]+([.$B$6]*[.C44])" office:value-type="float" office:value="41.7446583659363" calcext:value-type="float">
            <text:p>41,7446583659363</text:p>
          </table:table-cell>
          <table:table-cell table:formula="of:=0-[.B45]*[.$B$4] /[.$B$5]" office:value-type="float" office:value="-2.08723291829682" calcext:value-type="float">
            <text:p>-2,08723291829682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B45]+([.$B$6]*[.C45])" office:value-type="float" office:value="41.5359350741066" calcext:value-type="float">
            <text:p>41,5359350741066</text:p>
          </table:table-cell>
          <table:table-cell table:formula="of:=0-[.B46]*[.$B$4] /[.$B$5]" office:value-type="float" office:value="-2.07679675370533" calcext:value-type="float">
            <text:p>-2,0767967537053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B46]+([.$B$6]*[.C46])" office:value-type="float" office:value="41.3282553987361" calcext:value-type="float">
            <text:p>41,3282553987361</text:p>
          </table:table-cell>
          <table:table-cell table:formula="of:=0-[.B47]*[.$B$4] /[.$B$5]" office:value-type="float" office:value="-2.06641276993681" calcext:value-type="float">
            <text:p>-2,06641276993681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B47]+([.$B$6]*[.C47])" office:value-type="float" office:value="41.1216141217424" calcext:value-type="float">
            <text:p>41,1216141217424</text:p>
          </table:table-cell>
          <table:table-cell table:formula="of:=0-[.B48]*[.$B$4] /[.$B$5]" office:value-type="float" office:value="-2.05608070608712" calcext:value-type="float">
            <text:p>-2,05608070608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8]+([.$B$6]*[.C48])" office:value-type="float" office:value="40.9160060511337" calcext:value-type="float">
            <text:p>40,9160060511337</text:p>
          </table:table-cell>
          <table:table-cell table:formula="of:=0-[.B49]*[.$B$4] /[.$B$5]" office:value-type="float" office:value="-2.04580030255669" calcext:value-type="float">
            <text:p>-2,04580030255669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B49]+([.$B$6]*[.C49])" office:value-type="float" office:value="40.711426020878" calcext:value-type="float">
            <text:p>40,711426020878</text:p>
          </table:table-cell>
          <table:table-cell table:formula="of:=0-[.B50]*[.$B$4] /[.$B$5]" office:value-type="float" office:value="-2.0355713010439" calcext:value-type="float">
            <text:p>-2,035571301043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B50]+([.$B$6]*[.C50])" office:value-type="float" office:value="40.5078688907737" calcext:value-type="float">
            <text:p>40,5078688907737</text:p>
          </table:table-cell>
          <table:table-cell table:formula="of:=0-[.B51]*[.$B$4] /[.$B$5]" office:value-type="float" office:value="-2.02539344453868" calcext:value-type="float">
            <text:p>-2,02539344453868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B51]+([.$B$6]*[.C51])" office:value-type="float" office:value="40.3053295463198" calcext:value-type="float">
            <text:p>40,3053295463198</text:p>
          </table:table-cell>
          <table:table-cell table:formula="of:=0-[.B52]*[.$B$4] /[.$B$5]" office:value-type="float" office:value="-2.01526647731599" calcext:value-type="float">
            <text:p>-2,01526647731599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B52]+([.$B$6]*[.C52])" office:value-type="float" office:value="40.1038028985882" calcext:value-type="float">
            <text:p>40,1038028985882</text:p>
          </table:table-cell>
          <table:table-cell table:formula="of:=0-[.B53]*[.$B$4] /[.$B$5]" office:value-type="float" office:value="-2.00519014492941" calcext:value-type="float">
            <text:p>-2,0051901449294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B53]+([.$B$6]*[.C53])" office:value-type="float" office:value="39.9032838840952" calcext:value-type="float">
            <text:p>39,9032838840952</text:p>
          </table:table-cell>
          <table:table-cell table:formula="of:=0-[.B54]*[.$B$4] /[.$B$5]" office:value-type="float" office:value="-1.99516419420476" calcext:value-type="float">
            <text:p>-1,9951641942047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B54]+([.$B$6]*[.C54])" office:value-type="float" office:value="39.7037674646748" calcext:value-type="float">
            <text:p>39,7037674646748</text:p>
          </table:table-cell>
          <table:table-cell table:formula="of:=0-[.B55]*[.$B$4] /[.$B$5]" office:value-type="float" office:value="-1.98518837323374" calcext:value-type="float">
            <text:p>-1,9851883732337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B55]+([.$B$6]*[.C55])" office:value-type="float" office:value="39.5052486273514" calcext:value-type="float">
            <text:p>39,5052486273514</text:p>
          </table:table-cell>
          <table:table-cell table:formula="of:=0-[.B56]*[.$B$4] /[.$B$5]" office:value-type="float" office:value="-1.97526243136757" calcext:value-type="float">
            <text:p>-1,97526243136757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B56]+([.$B$6]*[.C56])" office:value-type="float" office:value="39.3077223842146" calcext:value-type="float">
            <text:p>39,3077223842146</text:p>
          </table:table-cell>
          <table:table-cell table:formula="of:=0-[.B57]*[.$B$4] /[.$B$5]" office:value-type="float" office:value="-1.96538611921073" calcext:value-type="float">
            <text:p>-1,96538611921073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B57]+([.$B$6]*[.C57])" office:value-type="float" office:value="39.1111837722936" calcext:value-type="float">
            <text:p>39,1111837722936</text:p>
          </table:table-cell>
          <table:table-cell table:formula="of:=0-[.B58]*[.$B$4] /[.$B$5]" office:value-type="float" office:value="-1.95555918861468" calcext:value-type="float">
            <text:p>-1,955559188614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8]+([.$B$6]*[.C58])" office:value-type="float" office:value="38.9156278534321" calcext:value-type="float">
            <text:p>38,9156278534321</text:p>
          </table:table-cell>
          <table:table-cell table:formula="of:=0-[.B59]*[.$B$4] /[.$B$5]" office:value-type="float" office:value="-1.94578139267161" calcext:value-type="float">
            <text:p>-1,94578139267161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B59]+([.$B$6]*[.C59])" office:value-type="float" office:value="38.7210497141649" calcext:value-type="float">
            <text:p>38,7210497141649</text:p>
          </table:table-cell>
          <table:table-cell table:formula="of:=0-[.B60]*[.$B$4] /[.$B$5]" office:value-type="float" office:value="-1.93605248570825" calcext:value-type="float">
            <text:p>-1,9360524857082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B60]+([.$B$6]*[.C60])" office:value-type="float" office:value="38.5274444655941" calcext:value-type="float">
            <text:p>38,5274444655941</text:p>
          </table:table-cell>
          <table:table-cell table:formula="of:=0-[.B61]*[.$B$4] /[.$B$5]" office:value-type="float" office:value="-1.92637222327971" calcext:value-type="float">
            <text:p>-1,92637222327971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B61]+([.$B$6]*[.C61])" office:value-type="float" office:value="38.3348072432661" calcext:value-type="float">
            <text:p>38,3348072432661</text:p>
          </table:table-cell>
          <table:table-cell table:formula="of:=0-[.B62]*[.$B$4] /[.$B$5]" office:value-type="float" office:value="-1.91674036216331" calcext:value-type="float">
            <text:p>-1,91674036216331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B62]+([.$B$6]*[.C62])" office:value-type="float" office:value="38.1431332070498" calcext:value-type="float">
            <text:p>38,1431332070498</text:p>
          </table:table-cell>
          <table:table-cell table:formula="of:=0-[.B63]*[.$B$4] /[.$B$5]" office:value-type="float" office:value="-1.90715666035249" calcext:value-type="float">
            <text:p>-1,9071566603524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B63]+([.$B$6]*[.C63])" office:value-type="float" office:value="37.9524175410146" calcext:value-type="float">
            <text:p>37,9524175410146</text:p>
          </table:table-cell>
          <table:table-cell table:formula="of:=0-[.B64]*[.$B$4] /[.$B$5]" office:value-type="float" office:value="-1.89762087705073" calcext:value-type="float">
            <text:p>-1,89762087705073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B64]+([.$B$6]*[.C64])" office:value-type="float" office:value="37.7626554533095" calcext:value-type="float">
            <text:p>37,7626554533095</text:p>
          </table:table-cell>
          <table:table-cell table:formula="of:=0-[.B65]*[.$B$4] /[.$B$5]" office:value-type="float" office:value="-1.88813277266547" calcext:value-type="float">
            <text:p>-1,88813277266547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B65]+([.$B$6]*[.C65])" office:value-type="float" office:value="37.5738421760429" calcext:value-type="float">
            <text:p>37,5738421760429</text:p>
          </table:table-cell>
          <table:table-cell table:formula="of:=0-[.B66]*[.$B$4] /[.$B$5]" office:value-type="float" office:value="-1.87869210880215" calcext:value-type="float">
            <text:p>-1,8786921088021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B66]+([.$B$6]*[.C66])" office:value-type="float" office:value="37.3859729651627" calcext:value-type="float">
            <text:p>37,3859729651627</text:p>
          </table:table-cell>
          <table:table-cell table:formula="of:=0-[.B67]*[.$B$4] /[.$B$5]" office:value-type="float" office:value="-1.86929864825814" calcext:value-type="float">
            <text:p>-1,86929864825814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B67]+([.$B$6]*[.C67])" office:value-type="float" office:value="37.1990431003369" calcext:value-type="float">
            <text:p>37,1990431003369</text:p>
          </table:table-cell>
          <table:table-cell table:formula="of:=0-[.B68]*[.$B$4] /[.$B$5]" office:value-type="float" office:value="-1.85995215501685" calcext:value-type="float">
            <text:p>-1,859952155016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8]+([.$B$6]*[.C68])" office:value-type="float" office:value="37.0130478848352" calcext:value-type="float">
            <text:p>37,0130478848352</text:p>
          </table:table-cell>
          <table:table-cell table:formula="of:=0-[.B69]*[.$B$4] /[.$B$5]" office:value-type="float" office:value="-1.85065239424176" calcext:value-type="float">
            <text:p>-1,8506523942417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B69]+([.$B$6]*[.C69])" office:value-type="float" office:value="36.8279826454111" calcext:value-type="float">
            <text:p>36,8279826454111</text:p>
          </table:table-cell>
          <table:table-cell table:formula="of:=0-[.B70]*[.$B$4] /[.$B$5]" office:value-type="float" office:value="-1.84139913227055" calcext:value-type="float">
            <text:p>-1,8413991322705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B70]+([.$B$6]*[.C70])" office:value-type="float" office:value="36.643842732184" calcext:value-type="float">
            <text:p>36,643842732184</text:p>
          </table:table-cell>
          <table:table-cell table:formula="of:=0-[.B71]*[.$B$4] /[.$B$5]" office:value-type="float" office:value="-1.8321921366092" calcext:value-type="float">
            <text:p>-1,8321921366092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B71]+([.$B$6]*[.C71])" office:value-type="float" office:value="36.4606235185231" calcext:value-type="float">
            <text:p>36,4606235185231</text:p>
          </table:table-cell>
          <table:table-cell table:formula="of:=0-[.B72]*[.$B$4] /[.$B$5]" office:value-type="float" office:value="-1.82303117592615" calcext:value-type="float">
            <text:p>-1,8230311759261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B72]+([.$B$6]*[.C72])" office:value-type="float" office:value="36.2783204009305" calcext:value-type="float">
            <text:p>36,2783204009305</text:p>
          </table:table-cell>
          <table:table-cell table:formula="of:=0-[.B73]*[.$B$4] /[.$B$5]" office:value-type="float" office:value="-1.81391602004652" calcext:value-type="float">
            <text:p>-1,8139160200465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B73]+([.$B$6]*[.C73])" office:value-type="float" office:value="36.0969287989258" calcext:value-type="float">
            <text:p>36,0969287989258</text:p>
          </table:table-cell>
          <table:table-cell table:formula="of:=0-[.B74]*[.$B$4] /[.$B$5]" office:value-type="float" office:value="-1.80484643994629" calcext:value-type="float">
            <text:p>-1,80484643994629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formula="of:=[.B74]+([.$B$6]*[.C74])" office:value-type="float" office:value="35.9164441549312" calcext:value-type="float">
            <text:p>35,9164441549312</text:p>
          </table:table-cell>
          <table:table-cell table:formula="of:=0-[.B75]*[.$B$4] /[.$B$5]" office:value-type="float" office:value="-1.79582220774656" calcext:value-type="float">
            <text:p>-1,7958222077465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formula="of:=[.B75]+([.$B$6]*[.C75])" office:value-type="float" office:value="35.7368619341565" calcext:value-type="float">
            <text:p>35,7368619341565</text:p>
          </table:table-cell>
          <table:table-cell table:formula="of:=0-[.B76]*[.$B$4] /[.$B$5]" office:value-type="float" office:value="-1.78684309670783" calcext:value-type="float">
            <text:p>-1,78684309670783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B76]+([.$B$6]*[.C76])" office:value-type="float" office:value="35.5581776244857" calcext:value-type="float">
            <text:p>35,5581776244857</text:p>
          </table:table-cell>
          <table:table-cell table:formula="of:=0-[.B77]*[.$B$4] /[.$B$5]" office:value-type="float" office:value="-1.77790888122429" calcext:value-type="float">
            <text:p>-1,77790888122429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table:formula="of:=[.B77]+([.$B$6]*[.C77])" office:value-type="float" office:value="35.3803867363633" calcext:value-type="float">
            <text:p>35,3803867363633</text:p>
          </table:table-cell>
          <table:table-cell table:formula="of:=0-[.B78]*[.$B$4] /[.$B$5]" office:value-type="float" office:value="-1.76901933681817" calcext:value-type="float">
            <text:p>-1,769019336818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8]+([.$B$6]*[.C78])" office:value-type="float" office:value="35.2034848026815" calcext:value-type="float">
            <text:p>35,2034848026815</text:p>
          </table:table-cell>
          <table:table-cell table:formula="of:=0-[.B79]*[.$B$4] /[.$B$5]" office:value-type="float" office:value="-1.76017424013407" calcext:value-type="float">
            <text:p>-1,7601742401340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table:formula="of:=[.B79]+([.$B$6]*[.C79])" office:value-type="float" office:value="35.0274673786681" calcext:value-type="float">
            <text:p>35,0274673786681</text:p>
          </table:table-cell>
          <table:table-cell table:formula="of:=0-[.B80]*[.$B$4] /[.$B$5]" office:value-type="float" office:value="-1.7513733689334" calcext:value-type="float">
            <text:p>-1,7513733689334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formula="of:=[.B80]+([.$B$6]*[.C80])" office:value-type="float" office:value="34.8523300417747" calcext:value-type="float">
            <text:p>34,8523300417747</text:p>
          </table:table-cell>
          <table:table-cell table:formula="of:=0-[.B81]*[.$B$4] /[.$B$5]" office:value-type="float" office:value="-1.74261650208874" calcext:value-type="float">
            <text:p>-1,7426165020887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table:formula="of:=[.B81]+([.$B$6]*[.C81])" office:value-type="float" office:value="34.6780683915659" calcext:value-type="float">
            <text:p>34,6780683915659</text:p>
          </table:table-cell>
          <table:table-cell table:formula="of:=0-[.B82]*[.$B$4] /[.$B$5]" office:value-type="float" office:value="-1.73390341957829" calcext:value-type="float">
            <text:p>-1,73390341957829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formula="of:=[.B82]+([.$B$6]*[.C82])" office:value-type="float" office:value="34.504678049608" calcext:value-type="float">
            <text:p>34,504678049608</text:p>
          </table:table-cell>
          <table:table-cell table:formula="of:=0-[.B83]*[.$B$4] /[.$B$5]" office:value-type="float" office:value="-1.7252339024804" calcext:value-type="float">
            <text:p>-1,725233902480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.B83]+([.$B$6]*[.C83])" office:value-type="float" office:value="34.33215465936" calcext:value-type="float">
            <text:p>34,33215465936</text:p>
          </table:table-cell>
          <table:table-cell table:formula="of:=0-[.B84]*[.$B$4] /[.$B$5]" office:value-type="float" office:value="-1.716607732968" calcext:value-type="float">
            <text:p>-1,716607732968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B84]+([.$B$6]*[.C84])" office:value-type="float" office:value="34.1604938860632" calcext:value-type="float">
            <text:p>34,1604938860632</text:p>
          </table:table-cell>
          <table:table-cell table:formula="of:=0-[.B85]*[.$B$4] /[.$B$5]" office:value-type="float" office:value="-1.70802469430316" calcext:value-type="float">
            <text:p>-1,7080246943031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formula="of:=[.B85]+([.$B$6]*[.C85])" office:value-type="float" office:value="33.9896914166329" calcext:value-type="float">
            <text:p>33,9896914166329</text:p>
          </table:table-cell>
          <table:table-cell table:formula="of:=0-[.B86]*[.$B$4] /[.$B$5]" office:value-type="float" office:value="-1.69948457083164" calcext:value-type="float">
            <text:p>-1,6994845708316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[.B86]+([.$B$6]*[.C86])" office:value-type="float" office:value="33.8197429595497" calcext:value-type="float">
            <text:p>33,8197429595497</text:p>
          </table:table-cell>
          <table:table-cell table:formula="of:=0-[.B87]*[.$B$4] /[.$B$5]" office:value-type="float" office:value="-1.69098714797749" calcext:value-type="float">
            <text:p>-1,69098714797749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table:formula="of:=[.B87]+([.$B$6]*[.C87])" office:value-type="float" office:value="33.650644244752" calcext:value-type="float">
            <text:p>33,650644244752</text:p>
          </table:table-cell>
          <table:table-cell table:formula="of:=0-[.B88]*[.$B$4] /[.$B$5]" office:value-type="float" office:value="-1.6825322122376" calcext:value-type="float">
            <text:p>-1,68253221223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8]+([.$B$6]*[.C88])" office:value-type="float" office:value="33.4823910235282" calcext:value-type="float">
            <text:p>33,4823910235282</text:p>
          </table:table-cell>
          <table:table-cell table:formula="of:=0-[.B89]*[.$B$4] /[.$B$5]" office:value-type="float" office:value="-1.67411955117641" calcext:value-type="float">
            <text:p>-1,67411955117641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table:formula="of:=[.B89]+([.$B$6]*[.C89])" office:value-type="float" office:value="33.3149790684106" calcext:value-type="float">
            <text:p>33,3149790684106</text:p>
          </table:table-cell>
          <table:table-cell table:formula="of:=0-[.B90]*[.$B$4] /[.$B$5]" office:value-type="float" office:value="-1.66574895342053" calcext:value-type="float">
            <text:p>-1,66574895342053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[.B90]+([.$B$6]*[.C90])" office:value-type="float" office:value="33.1484041730685" calcext:value-type="float">
            <text:p>33,1484041730685</text:p>
          </table:table-cell>
          <table:table-cell table:formula="of:=0-[.B91]*[.$B$4] /[.$B$5]" office:value-type="float" office:value="-1.65742020865343" calcext:value-type="float">
            <text:p>-1,65742020865343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table:formula="of:=[.B91]+([.$B$6]*[.C91])" office:value-type="float" office:value="32.9826621522032" calcext:value-type="float">
            <text:p>32,9826621522032</text:p>
          </table:table-cell>
          <table:table-cell table:formula="of:=0-[.B92]*[.$B$4] /[.$B$5]" office:value-type="float" office:value="-1.64913310761016" calcext:value-type="float">
            <text:p>-1,6491331076101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table:formula="of:=[.B92]+([.$B$6]*[.C92])" office:value-type="float" office:value="32.8177488414422" calcext:value-type="float">
            <text:p>32,8177488414422</text:p>
          </table:table-cell>
          <table:table-cell table:formula="of:=0-[.B93]*[.$B$4] /[.$B$5]" office:value-type="float" office:value="-1.64088744207211" calcext:value-type="float">
            <text:p>-1,6408874420721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.B93]+([.$B$6]*[.C93])" office:value-type="float" office:value="32.6536600972349" calcext:value-type="float">
            <text:p>32,6536600972349</text:p>
          </table:table-cell>
          <table:table-cell table:formula="of:=0-[.B94]*[.$B$4] /[.$B$5]" office:value-type="float" office:value="-1.63268300486175" calcext:value-type="float">
            <text:p>-1,6326830048617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formula="of:=[.B94]+([.$B$6]*[.C94])" office:value-type="float" office:value="32.4903917967488" calcext:value-type="float">
            <text:p>32,4903917967488</text:p>
          </table:table-cell>
          <table:table-cell table:formula="of:=0-[.B95]*[.$B$4] /[.$B$5]" office:value-type="float" office:value="-1.62451958983744" calcext:value-type="float">
            <text:p>-1,62451958983744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table:formula="of:=[.B95]+([.$B$6]*[.C95])" office:value-type="float" office:value="32.327939837765" calcext:value-type="float">
            <text:p>32,327939837765</text:p>
          </table:table-cell>
          <table:table-cell table:formula="of:=0-[.B96]*[.$B$4] /[.$B$5]" office:value-type="float" office:value="-1.61639699188825" calcext:value-type="float">
            <text:p>-1,6163969918882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[.B96]+([.$B$6]*[.C96])" office:value-type="float" office:value="32.1663001385762" calcext:value-type="float">
            <text:p>32,1663001385762</text:p>
          </table:table-cell>
          <table:table-cell table:formula="of:=0-[.B97]*[.$B$4] /[.$B$5]" office:value-type="float" office:value="-1.60831500692881" calcext:value-type="float">
            <text:p>-1,60831500692881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table:formula="of:=[.B97]+([.$B$6]*[.C97])" office:value-type="float" office:value="32.0054686378833" calcext:value-type="float">
            <text:p>32,0054686378833</text:p>
          </table:table-cell>
          <table:table-cell table:formula="of:=0-[.B98]*[.$B$4] /[.$B$5]" office:value-type="float" office:value="-1.60027343189417" calcext:value-type="float">
            <text:p>-1,60027343189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8]+([.$B$6]*[.C98])" office:value-type="float" office:value="31.8454412946939" calcext:value-type="float">
            <text:p>31,8454412946939</text:p>
          </table:table-cell>
          <table:table-cell table:formula="of:=0-[.B99]*[.$B$4] /[.$B$5]" office:value-type="float" office:value="-1.5922720647347" calcext:value-type="float">
            <text:p>-1,592272064734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table:formula="of:=[.B99]+([.$B$6]*[.C99])" office:value-type="float" office:value="31.6862140882204" calcext:value-type="float">
            <text:p>31,6862140882204</text:p>
          </table:table-cell>
          <table:table-cell table:formula="of:=0-[.B100]*[.$B$4] /[.$B$5]" office:value-type="float" office:value="-1.58431070441102" calcext:value-type="float">
            <text:p>-1,58431070441102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[.B100]+([.$B$6]*[.C100])" office:value-type="float" office:value="31.5277830177793" calcext:value-type="float">
            <text:p>31,5277830177793</text:p>
          </table:table-cell>
          <table:table-cell table:formula="of:=0-[.B101]*[.$B$4] /[.$B$5]" office:value-type="float" office:value="-1.57638915088897" calcext:value-type="float">
            <text:p>-1,57638915088897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table:formula="of:=[.B101]+([.$B$6]*[.C101])" office:value-type="float" office:value="31.3701441026904" calcext:value-type="float">
            <text:p>31,3701441026904</text:p>
          </table:table-cell>
          <table:table-cell table:formula="of:=0-[.B102]*[.$B$4] /[.$B$5]" office:value-type="float" office:value="-1.56850720513452" calcext:value-type="float">
            <text:p>-1,56850720513452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[.B102]+([.$B$6]*[.C102])" office:value-type="float" office:value="31.213293382177" calcext:value-type="float">
            <text:p>31,213293382177</text:p>
          </table:table-cell>
          <table:table-cell table:formula="of:=0-[.B103]*[.$B$4] /[.$B$5]" office:value-type="float" office:value="-1.56066466910885" calcext:value-type="float">
            <text:p>-1,5606646691088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.B103]+([.$B$6]*[.C103])" office:value-type="float" office:value="31.0572269152661" calcext:value-type="float">
            <text:p>31,0572269152661</text:p>
          </table:table-cell>
          <table:table-cell table:formula="of:=0-[.B104]*[.$B$4] /[.$B$5]" office:value-type="float" office:value="-1.55286134576331" calcext:value-type="float">
            <text:p>-1,55286134576331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[.B104]+([.$B$6]*[.C104])" office:value-type="float" office:value="30.9019407806898" calcext:value-type="float">
            <text:p>30,9019407806898</text:p>
          </table:table-cell>
          <table:table-cell table:formula="of:=0-[.B105]*[.$B$4] /[.$B$5]" office:value-type="float" office:value="-1.54509703903449" calcext:value-type="float">
            <text:p>-1,54509703903449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table:formula="of:=[.B105]+([.$B$6]*[.C105])" office:value-type="float" office:value="30.7474310767863" calcext:value-type="float">
            <text:p>30,7474310767863</text:p>
          </table:table-cell>
          <table:table-cell table:formula="of:=0-[.B106]*[.$B$4] /[.$B$5]" office:value-type="float" office:value="-1.53737155383932" calcext:value-type="float">
            <text:p>-1,53737155383932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[.B106]+([.$B$6]*[.C106])" office:value-type="float" office:value="30.5936939214024" calcext:value-type="float">
            <text:p>30,5936939214024</text:p>
          </table:table-cell>
          <table:table-cell table:formula="of:=0-[.B107]*[.$B$4] /[.$B$5]" office:value-type="float" office:value="-1.52968469607012" calcext:value-type="float">
            <text:p>-1,52968469607012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table:formula="of:=[.B107]+([.$B$6]*[.C107])" office:value-type="float" office:value="30.4407254517954" calcext:value-type="float">
            <text:p>30,4407254517954</text:p>
          </table:table-cell>
          <table:table-cell table:formula="of:=0-[.B108]*[.$B$4] /[.$B$5]" office:value-type="float" office:value="-1.52203627258977" calcext:value-type="float">
            <text:p>-1,52203627258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8]+([.$B$6]*[.C108])" office:value-type="float" office:value="30.2885218245364" calcext:value-type="float">
            <text:p>30,2885218245364</text:p>
          </table:table-cell>
          <table:table-cell table:formula="of:=0-[.B109]*[.$B$4] /[.$B$5]" office:value-type="float" office:value="-1.51442609122682" calcext:value-type="float">
            <text:p>-1,51442609122682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table:formula="of:=[.B109]+([.$B$6]*[.C109])" office:value-type="float" office:value="30.1370792154137" calcext:value-type="float">
            <text:p>30,1370792154137</text:p>
          </table:table-cell>
          <table:table-cell table:formula="of:=0-[.B110]*[.$B$4] /[.$B$5]" office:value-type="float" office:value="-1.50685396077069" calcext:value-type="float">
            <text:p>-1,50685396077069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formula="of:=[.B110]+([.$B$6]*[.C110])" office:value-type="float" office:value="29.9863938193366" calcext:value-type="float">
            <text:p>29,9863938193366</text:p>
          </table:table-cell>
          <table:table-cell table:formula="of:=0-[.B111]*[.$B$4] /[.$B$5]" office:value-type="float" office:value="-1.49931969096683" calcext:value-type="float">
            <text:p>-1,49931969096683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table:formula="of:=[.B111]+([.$B$6]*[.C111])" office:value-type="float" office:value="29.83646185024" calcext:value-type="float">
            <text:p>29,83646185024</text:p>
          </table:table-cell>
          <table:table-cell table:formula="of:=0-[.B112]*[.$B$4] /[.$B$5]" office:value-type="float" office:value="-1.491823092512" calcext:value-type="float">
            <text:p>-1,491823092512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table:formula="of:=[.B112]+([.$B$6]*[.C112])" office:value-type="float" office:value="29.6872795409888" calcext:value-type="float">
            <text:p>29,6872795409888</text:p>
          </table:table-cell>
          <table:table-cell table:formula="of:=0-[.B113]*[.$B$4] /[.$B$5]" office:value-type="float" office:value="-1.48436397704944" calcext:value-type="float">
            <text:p>-1,48436397704944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.B113]+([.$B$6]*[.C113])" office:value-type="float" office:value="29.5388431432838" calcext:value-type="float">
            <text:p>29,5388431432838</text:p>
          </table:table-cell>
          <table:table-cell table:formula="of:=0-[.B114]*[.$B$4] /[.$B$5]" office:value-type="float" office:value="-1.47694215716419" calcext:value-type="float">
            <text:p>-1,47694215716419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table:formula="of:=[.B114]+([.$B$6]*[.C114])" office:value-type="float" office:value="29.3911489275674" calcext:value-type="float">
            <text:p>29,3911489275674</text:p>
          </table:table-cell>
          <table:table-cell table:formula="of:=0-[.B115]*[.$B$4] /[.$B$5]" office:value-type="float" office:value="-1.46955744637837" calcext:value-type="float">
            <text:p>-1,46955744637837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table:formula="of:=[.B115]+([.$B$6]*[.C115])" office:value-type="float" office:value="29.2441931829296" calcext:value-type="float">
            <text:p>29,2441931829296</text:p>
          </table:table-cell>
          <table:table-cell table:formula="of:=0-[.B116]*[.$B$4] /[.$B$5]" office:value-type="float" office:value="-1.46220965914648" calcext:value-type="float">
            <text:p>-1,46220965914648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table:formula="of:=[.B116]+([.$B$6]*[.C116])" office:value-type="float" office:value="29.0979722170149" calcext:value-type="float">
            <text:p>29,0979722170149</text:p>
          </table:table-cell>
          <table:table-cell table:formula="of:=0-[.B117]*[.$B$4] /[.$B$5]" office:value-type="float" office:value="-1.45489861085075" calcext:value-type="float">
            <text:p>-1,45489861085075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table:formula="of:=[.B117]+([.$B$6]*[.C117])" office:value-type="float" office:value="28.9524823559298" calcext:value-type="float">
            <text:p>28,9524823559298</text:p>
          </table:table-cell>
          <table:table-cell table:formula="of:=0-[.B118]*[.$B$4] /[.$B$5]" office:value-type="float" office:value="-1.44762411779649" calcext:value-type="float">
            <text:p>-1,447624117796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8]+([.$B$6]*[.C118])" office:value-type="float" office:value="28.8077199441502" calcext:value-type="float">
            <text:p>28,8077199441502</text:p>
          </table:table-cell>
          <table:table-cell table:formula="of:=0-[.B119]*[.$B$4] /[.$B$5]" office:value-type="float" office:value="-1.44038599720751" calcext:value-type="float">
            <text:p>-1,44038599720751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table:formula="of:=[.B119]+([.$B$6]*[.C119])" office:value-type="float" office:value="28.6636813444294" calcext:value-type="float">
            <text:p>28,6636813444294</text:p>
          </table:table-cell>
          <table:table-cell table:formula="of:=0-[.B120]*[.$B$4] /[.$B$5]" office:value-type="float" office:value="-1.43318406722147" calcext:value-type="float">
            <text:p>-1,4331840672214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table:formula="of:=[.B120]+([.$B$6]*[.C120])" office:value-type="float" office:value="28.5203629377073" calcext:value-type="float">
            <text:p>28,5203629377073</text:p>
          </table:table-cell>
          <table:table-cell table:formula="of:=0-[.B121]*[.$B$4] /[.$B$5]" office:value-type="float" office:value="-1.42601814688536" calcext:value-type="float">
            <text:p>-1,42601814688536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table:formula="of:=[.B121]+([.$B$6]*[.C121])" office:value-type="float" office:value="28.3777611230188" calcext:value-type="float">
            <text:p>28,3777611230188</text:p>
          </table:table-cell>
          <table:table-cell table:formula="of:=0-[.B122]*[.$B$4] /[.$B$5]" office:value-type="float" office:value="-1.41888805615094" calcext:value-type="float">
            <text:p>-1,41888805615094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table:formula="of:=[.B122]+([.$B$6]*[.C122])" office:value-type="float" office:value="28.2358723174037" calcext:value-type="float">
            <text:p>28,2358723174037</text:p>
          </table:table-cell>
          <table:table-cell table:formula="of:=0-[.B123]*[.$B$4] /[.$B$5]" office:value-type="float" office:value="-1.41179361587018" calcext:value-type="float">
            <text:p>-1,41179361587018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[.B123]+([.$B$6]*[.C123])" office:value-type="float" office:value="28.0946929558166" calcext:value-type="float">
            <text:p>28,0946929558166</text:p>
          </table:table-cell>
          <table:table-cell table:formula="of:=0-[.B124]*[.$B$4] /[.$B$5]" office:value-type="float" office:value="-1.40473464779083" calcext:value-type="float">
            <text:p>-1,40473464779083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table:formula="of:=[.B124]+([.$B$6]*[.C124])" office:value-type="float" office:value="27.9542194910376" calcext:value-type="float">
            <text:p>27,9542194910376</text:p>
          </table:table-cell>
          <table:table-cell table:formula="of:=0-[.B125]*[.$B$4] /[.$B$5]" office:value-type="float" office:value="-1.39771097455188" calcext:value-type="float">
            <text:p>-1,39771097455188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table:formula="of:=[.B125]+([.$B$6]*[.C125])" office:value-type="float" office:value="27.8144483935824" calcext:value-type="float">
            <text:p>27,8144483935824</text:p>
          </table:table-cell>
          <table:table-cell table:formula="of:=0-[.B126]*[.$B$4] /[.$B$5]" office:value-type="float" office:value="-1.39072241967912" calcext:value-type="float">
            <text:p>-1,39072241967912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table:formula="of:=[.B126]+([.$B$6]*[.C126])" office:value-type="float" office:value="27.6753761516145" calcext:value-type="float">
            <text:p>27,6753761516145</text:p>
          </table:table-cell>
          <table:table-cell table:formula="of:=0-[.B127]*[.$B$4] /[.$B$5]" office:value-type="float" office:value="-1.38376880758072" calcext:value-type="float">
            <text:p>-1,38376880758072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table:formula="of:=[.B127]+([.$B$6]*[.C127])" office:value-type="float" office:value="27.5369992708564" calcext:value-type="float">
            <text:p>27,5369992708564</text:p>
          </table:table-cell>
          <table:table-cell table:formula="of:=0-[.B128]*[.$B$4] /[.$B$5]" office:value-type="float" office:value="-1.37684996354282" calcext:value-type="float">
            <text:p>-1,37684996354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8]+([.$B$6]*[.C128])" office:value-type="float" office:value="27.3993142745021" calcext:value-type="float">
            <text:p>27,3993142745021</text:p>
          </table:table-cell>
          <table:table-cell table:formula="of:=0-[.B129]*[.$B$4] /[.$B$5]" office:value-type="float" office:value="-1.36996571372511" calcext:value-type="float">
            <text:p>-1,36996571372511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table:formula="of:=[.B129]+([.$B$6]*[.C129])" office:value-type="float" office:value="27.2623177031296" calcext:value-type="float">
            <text:p>27,2623177031296</text:p>
          </table:table-cell>
          <table:table-cell table:formula="of:=0-[.B130]*[.$B$4] /[.$B$5]" office:value-type="float" office:value="-1.36311588515648" calcext:value-type="float">
            <text:p>-1,36311588515648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table:formula="of:=[.B130]+([.$B$6]*[.C130])" office:value-type="float" office:value="27.1260061146139" calcext:value-type="float">
            <text:p>27,1260061146139</text:p>
          </table:table-cell>
          <table:table-cell table:formula="of:=0-[.B131]*[.$B$4] /[.$B$5]" office:value-type="float" office:value="-1.3563003057307" calcext:value-type="float">
            <text:p>-1,3563003057307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table:formula="of:=[.B131]+([.$B$6]*[.C131])" office:value-type="float" office:value="26.9903760840409" calcext:value-type="float">
            <text:p>26,9903760840409</text:p>
          </table:table-cell>
          <table:table-cell table:formula="of:=0-[.B132]*[.$B$4] /[.$B$5]" office:value-type="float" office:value="-1.34951880420204" calcext:value-type="float">
            <text:p>-1,34951880420204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table:formula="of:=[.B132]+([.$B$6]*[.C132])" office:value-type="float" office:value="26.8554242036207" calcext:value-type="float">
            <text:p>26,8554242036207</text:p>
          </table:table-cell>
          <table:table-cell table:formula="of:=0-[.B133]*[.$B$4] /[.$B$5]" office:value-type="float" office:value="-1.34277121018103" calcext:value-type="float">
            <text:p>-1,34277121018103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formula="of:=[.B133]+([.$B$6]*[.C133])" office:value-type="float" office:value="26.7211470826026" calcext:value-type="float">
            <text:p>26,7211470826026</text:p>
          </table:table-cell>
          <table:table-cell table:formula="of:=0-[.B134]*[.$B$4] /[.$B$5]" office:value-type="float" office:value="-1.33605735413013" calcext:value-type="float">
            <text:p>-1,33605735413013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table:formula="of:=[.B134]+([.$B$6]*[.C134])" office:value-type="float" office:value="26.5875413471896" calcext:value-type="float">
            <text:p>26,5875413471896</text:p>
          </table:table-cell>
          <table:table-cell table:formula="of:=0-[.B135]*[.$B$4] /[.$B$5]" office:value-type="float" office:value="-1.32937706735948" calcext:value-type="float">
            <text:p>-1,32937706735948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table:formula="of:=[.B135]+([.$B$6]*[.C135])" office:value-type="float" office:value="26.4546036404536" calcext:value-type="float">
            <text:p>26,4546036404536</text:p>
          </table:table-cell>
          <table:table-cell table:formula="of:=0-[.B136]*[.$B$4] /[.$B$5]" office:value-type="float" office:value="-1.32273018202268" calcext:value-type="float">
            <text:p>-1,32273018202268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table:formula="of:=[.B136]+([.$B$6]*[.C136])" office:value-type="float" office:value="26.3223306222513" calcext:value-type="float">
            <text:p>26,3223306222513</text:p>
          </table:table-cell>
          <table:table-cell table:formula="of:=0-[.B137]*[.$B$4] /[.$B$5]" office:value-type="float" office:value="-1.31611653111257" calcext:value-type="float">
            <text:p>-1,31611653111257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table:formula="of:=[.B137]+([.$B$6]*[.C137])" office:value-type="float" office:value="26.1907189691401" calcext:value-type="float">
            <text:p>26,1907189691401</text:p>
          </table:table-cell>
          <table:table-cell table:formula="of:=0-[.B138]*[.$B$4] /[.$B$5]" office:value-type="float" office:value="-1.309535948457" calcext:value-type="float">
            <text:p>-1,309535948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8]+([.$B$6]*[.C138])" office:value-type="float" office:value="26.0597653742944" calcext:value-type="float">
            <text:p>26,0597653742944</text:p>
          </table:table-cell>
          <table:table-cell table:formula="of:=0-[.B139]*[.$B$4] /[.$B$5]" office:value-type="float" office:value="-1.30298826871472" calcext:value-type="float">
            <text:p>-1,30298826871472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table:formula="of:=[.B139]+([.$B$6]*[.C139])" office:value-type="float" office:value="25.9294665474229" calcext:value-type="float">
            <text:p>25,9294665474229</text:p>
          </table:table-cell>
          <table:table-cell table:formula="of:=0-[.B140]*[.$B$4] /[.$B$5]" office:value-type="float" office:value="-1.29647332737115" calcext:value-type="float">
            <text:p>-1,29647332737115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table:formula="of:=[.B140]+([.$B$6]*[.C140])" office:value-type="float" office:value="25.7998192146858" calcext:value-type="float">
            <text:p>25,7998192146858</text:p>
          </table:table-cell>
          <table:table-cell table:formula="of:=0-[.B141]*[.$B$4] /[.$B$5]" office:value-type="float" office:value="-1.28999096073429" calcext:value-type="float">
            <text:p>-1,28999096073429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table:formula="of:=[.B141]+([.$B$6]*[.C141])" office:value-type="float" office:value="25.6708201186124" calcext:value-type="float">
            <text:p>25,6708201186124</text:p>
          </table:table-cell>
          <table:table-cell table:formula="of:=0-[.B142]*[.$B$4] /[.$B$5]" office:value-type="float" office:value="-1.28354100593062" calcext:value-type="float">
            <text:p>-1,28354100593062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table:formula="of:=[.B142]+([.$B$6]*[.C142])" office:value-type="float" office:value="25.5424660180193" calcext:value-type="float">
            <text:p>25,5424660180193</text:p>
          </table:table-cell>
          <table:table-cell table:formula="of:=0-[.B143]*[.$B$4] /[.$B$5]" office:value-type="float" office:value="-1.27712330090097" calcext:value-type="float">
            <text:p>-1,2771233009009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formula="of:=[.B143]+([.$B$6]*[.C143])" office:value-type="float" office:value="25.4147536879292" calcext:value-type="float">
            <text:p>25,4147536879292</text:p>
          </table:table-cell>
          <table:table-cell table:formula="of:=0-[.B144]*[.$B$4] /[.$B$5]" office:value-type="float" office:value="-1.27073768439646" calcext:value-type="float">
            <text:p>-1,27073768439646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table:formula="of:=[.B144]+([.$B$6]*[.C144])" office:value-type="float" office:value="25.2876799194896" calcext:value-type="float">
            <text:p>25,2876799194896</text:p>
          </table:table-cell>
          <table:table-cell table:formula="of:=0-[.B145]*[.$B$4] /[.$B$5]" office:value-type="float" office:value="-1.26438399597448" calcext:value-type="float">
            <text:p>-1,26438399597448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table:formula="of:=[.B145]+([.$B$6]*[.C145])" office:value-type="float" office:value="25.1612415198921" calcext:value-type="float">
            <text:p>25,1612415198921</text:p>
          </table:table-cell>
          <table:table-cell table:formula="of:=0-[.B146]*[.$B$4] /[.$B$5]" office:value-type="float" office:value="-1.25806207599461" calcext:value-type="float">
            <text:p>-1,25806207599461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formula="of:=[.B146]+([.$B$6]*[.C146])" office:value-type="float" office:value="25.0354353122927" calcext:value-type="float">
            <text:p>25,0354353122927</text:p>
          </table:table-cell>
          <table:table-cell table:formula="of:=0-[.B147]*[.$B$4] /[.$B$5]" office:value-type="float" office:value="-1.25177176561463" calcext:value-type="float">
            <text:p>-1,25177176561463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table:formula="of:=[.B147]+([.$B$6]*[.C147])" office:value-type="float" office:value="24.9102581357312" calcext:value-type="float">
            <text:p>24,9102581357312</text:p>
          </table:table-cell>
          <table:table-cell table:formula="of:=0-[.B148]*[.$B$4] /[.$B$5]" office:value-type="float" office:value="-1.24551290678656" calcext:value-type="float">
            <text:p>-1,245512906786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8]+([.$B$6]*[.C148])" office:value-type="float" office:value="24.7857068450525" calcext:value-type="float">
            <text:p>24,7857068450525</text:p>
          </table:table-cell>
          <table:table-cell table:formula="of:=0-[.B149]*[.$B$4] /[.$B$5]" office:value-type="float" office:value="-1.23928534225263" calcext:value-type="float">
            <text:p>-1,23928534225263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table:formula="of:=[.B149]+([.$B$6]*[.C149])" office:value-type="float" office:value="24.6617783108273" calcext:value-type="float">
            <text:p>24,6617783108273</text:p>
          </table:table-cell>
          <table:table-cell table:formula="of:=0-[.B150]*[.$B$4] /[.$B$5]" office:value-type="float" office:value="-1.23308891554136" calcext:value-type="float">
            <text:p>-1,23308891554136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table:formula="of:=[.B150]+([.$B$6]*[.C150])" office:value-type="float" office:value="24.5384694192731" calcext:value-type="float">
            <text:p>24,5384694192731</text:p>
          </table:table-cell>
          <table:table-cell table:formula="of:=0-[.B151]*[.$B$4] /[.$B$5]" office:value-type="float" office:value="-1.22692347096366" calcext:value-type="float">
            <text:p>-1,22692347096366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table:formula="of:=[.B151]+([.$B$6]*[.C151])" office:value-type="float" office:value="24.4157770721768" calcext:value-type="float">
            <text:p>24,4157770721768</text:p>
          </table:table-cell>
          <table:table-cell table:formula="of:=0-[.B152]*[.$B$4] /[.$B$5]" office:value-type="float" office:value="-1.22078885360884" calcext:value-type="float">
            <text:p>-1,22078885360884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table:formula="of:=[.B152]+([.$B$6]*[.C152])" office:value-type="float" office:value="24.2936981868159" calcext:value-type="float">
            <text:p>24,2936981868159</text:p>
          </table:table-cell>
          <table:table-cell table:formula="of:=0-[.B153]*[.$B$4] /[.$B$5]" office:value-type="float" office:value="-1.21468490934079" calcext:value-type="float">
            <text:p>-1,21468490934079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formula="of:=[.B153]+([.$B$6]*[.C153])" office:value-type="float" office:value="24.1722296958818" calcext:value-type="float">
            <text:p>24,1722296958818</text:p>
          </table:table-cell>
          <table:table-cell table:formula="of:=0-[.B154]*[.$B$4] /[.$B$5]" office:value-type="float" office:value="-1.20861148479409" calcext:value-type="float">
            <text:p>-1,20861148479409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table:formula="of:=[.B154]+([.$B$6]*[.C154])" office:value-type="float" office:value="24.0513685474024" calcext:value-type="float">
            <text:p>24,0513685474024</text:p>
          </table:table-cell>
          <table:table-cell table:formula="of:=0-[.B155]*[.$B$4] /[.$B$5]" office:value-type="float" office:value="-1.20256842737012" calcext:value-type="float">
            <text:p>-1,20256842737012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table:formula="of:=[.B155]+([.$B$6]*[.C155])" office:value-type="float" office:value="23.9311117046654" calcext:value-type="float">
            <text:p>23,9311117046654</text:p>
          </table:table-cell>
          <table:table-cell table:formula="of:=0-[.B156]*[.$B$4] /[.$B$5]" office:value-type="float" office:value="-1.19655558523327" calcext:value-type="float">
            <text:p>-1,19655558523327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table:formula="of:=[.B156]+([.$B$6]*[.C156])" office:value-type="float" office:value="23.8114561461421" calcext:value-type="float">
            <text:p>23,8114561461421</text:p>
          </table:table-cell>
          <table:table-cell table:formula="of:=0-[.B157]*[.$B$4] /[.$B$5]" office:value-type="float" office:value="-1.1905728073071" calcext:value-type="float">
            <text:p>-1,1905728073071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table:formula="of:=[.B157]+([.$B$6]*[.C157])" office:value-type="float" office:value="23.6923988654113" calcext:value-type="float">
            <text:p>23,6923988654113</text:p>
          </table:table-cell>
          <table:table-cell table:formula="of:=0-[.B158]*[.$B$4] /[.$B$5]" office:value-type="float" office:value="-1.18461994327057" calcext:value-type="float">
            <text:p>-1,184619943270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8]+([.$B$6]*[.C158])" office:value-type="float" office:value="23.5739368710843" calcext:value-type="float">
            <text:p>23,5739368710843</text:p>
          </table:table-cell>
          <table:table-cell table:formula="of:=0-[.B159]*[.$B$4] /[.$B$5]" office:value-type="float" office:value="-1.17869684355421" calcext:value-type="float">
            <text:p>-1,17869684355421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table:formula="of:=[.B159]+([.$B$6]*[.C159])" office:value-type="float" office:value="23.4560671867289" calcext:value-type="float">
            <text:p>23,4560671867289</text:p>
          </table:table-cell>
          <table:table-cell table:formula="of:=0-[.B160]*[.$B$4] /[.$B$5]" office:value-type="float" office:value="-1.17280335933644" calcext:value-type="float">
            <text:p>-1,17280335933644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table:formula="of:=[.B160]+([.$B$6]*[.C160])" office:value-type="float" office:value="23.3387868507952" calcext:value-type="float">
            <text:p>23,3387868507952</text:p>
          </table:table-cell>
          <table:table-cell table:formula="of:=0-[.B161]*[.$B$4] /[.$B$5]" office:value-type="float" office:value="-1.16693934253976" calcext:value-type="float">
            <text:p>-1,16693934253976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table:formula="of:=[.B161]+([.$B$6]*[.C161])" office:value-type="float" office:value="23.2220929165412" calcext:value-type="float">
            <text:p>23,2220929165412</text:p>
          </table:table-cell>
          <table:table-cell table:formula="of:=0-[.B162]*[.$B$4] /[.$B$5]" office:value-type="float" office:value="-1.16110464582706" calcext:value-type="float">
            <text:p>-1,16110464582706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table:formula="of:=[.B162]+([.$B$6]*[.C162])" office:value-type="float" office:value="23.1059824519585" calcext:value-type="float">
            <text:p>23,1059824519585</text:p>
          </table:table-cell>
          <table:table-cell table:formula="of:=0-[.B163]*[.$B$4] /[.$B$5]" office:value-type="float" office:value="-1.15529912259793" calcext:value-type="float">
            <text:p>-1,15529912259793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table:formula="of:=[.B163]+([.$B$6]*[.C163])" office:value-type="float" office:value="22.9904525396987" calcext:value-type="float">
            <text:p>22,9904525396987</text:p>
          </table:table-cell>
          <table:table-cell table:formula="of:=0-[.B164]*[.$B$4] /[.$B$5]" office:value-type="float" office:value="-1.14952262698494" calcext:value-type="float">
            <text:p>-1,14952262698494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table:formula="of:=[.B164]+([.$B$6]*[.C164])" office:value-type="float" office:value="22.8755002770003" calcext:value-type="float">
            <text:p>22,8755002770003</text:p>
          </table:table-cell>
          <table:table-cell table:formula="of:=0-[.B165]*[.$B$4] /[.$B$5]" office:value-type="float" office:value="-1.14377501385001" calcext:value-type="float">
            <text:p>-1,14377501385001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table:formula="of:=[.B165]+([.$B$6]*[.C165])" office:value-type="float" office:value="22.7611227756153" calcext:value-type="float">
            <text:p>22,7611227756153</text:p>
          </table:table-cell>
          <table:table-cell table:formula="of:=0-[.B166]*[.$B$4] /[.$B$5]" office:value-type="float" office:value="-1.13805613878076" calcext:value-type="float">
            <text:p>-1,13805613878076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table:formula="of:=[.B166]+([.$B$6]*[.C166])" office:value-type="float" office:value="22.6473171617372" calcext:value-type="float">
            <text:p>22,6473171617372</text:p>
          </table:table-cell>
          <table:table-cell table:formula="of:=0-[.B167]*[.$B$4] /[.$B$5]" office:value-type="float" office:value="-1.13236585808686" calcext:value-type="float">
            <text:p>-1,13236585808686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table:formula="of:=[.B167]+([.$B$6]*[.C167])" office:value-type="float" office:value="22.5340805759285" calcext:value-type="float">
            <text:p>22,5340805759285</text:p>
          </table:table-cell>
          <table:table-cell table:formula="of:=0-[.B168]*[.$B$4] /[.$B$5]" office:value-type="float" office:value="-1.12670402879642" calcext:value-type="float">
            <text:p>-1,12670402879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8]+([.$B$6]*[.C168])" office:value-type="float" office:value="22.4214101730488" calcext:value-type="float">
            <text:p>22,4214101730488</text:p>
          </table:table-cell>
          <table:table-cell table:formula="of:=0-[.B169]*[.$B$4] /[.$B$5]" office:value-type="float" office:value="-1.12107050865244" calcext:value-type="float">
            <text:p>-1,12107050865244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table:formula="of:=[.B169]+([.$B$6]*[.C169])" office:value-type="float" office:value="22.3093031221836" calcext:value-type="float">
            <text:p>22,3093031221836</text:p>
          </table:table-cell>
          <table:table-cell table:formula="of:=0-[.B170]*[.$B$4] /[.$B$5]" office:value-type="float" office:value="-1.11546515610918" calcext:value-type="float">
            <text:p>-1,11546515610918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table:formula="of:=[.B170]+([.$B$6]*[.C170])" office:value-type="float" office:value="22.1977566065727" calcext:value-type="float">
            <text:p>22,1977566065727</text:p>
          </table:table-cell>
          <table:table-cell table:formula="of:=0-[.B171]*[.$B$4] /[.$B$5]" office:value-type="float" office:value="-1.10988783032863" calcext:value-type="float">
            <text:p>-1,10988783032863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table:formula="of:=[.B171]+([.$B$6]*[.C171])" office:value-type="float" office:value="22.0867678235398" calcext:value-type="float">
            <text:p>22,0867678235398</text:p>
          </table:table-cell>
          <table:table-cell table:formula="of:=0-[.B172]*[.$B$4] /[.$B$5]" office:value-type="float" office:value="-1.10433839117699" calcext:value-type="float">
            <text:p>-1,10433839117699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table:formula="of:=[.B172]+([.$B$6]*[.C172])" office:value-type="float" office:value="21.9763339844221" calcext:value-type="float">
            <text:p>21,9763339844221</text:p>
          </table:table-cell>
          <table:table-cell table:formula="of:=0-[.B173]*[.$B$4] /[.$B$5]" office:value-type="float" office:value="-1.09881669922111" calcext:value-type="float">
            <text:p>-1,09881669922111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table:formula="of:=[.B173]+([.$B$6]*[.C173])" office:value-type="float" office:value="21.8664523145" calcext:value-type="float">
            <text:p>21,8664523145</text:p>
          </table:table-cell>
          <table:table-cell table:formula="of:=0-[.B174]*[.$B$4] /[.$B$5]" office:value-type="float" office:value="-1.093322615725" calcext:value-type="float">
            <text:p>-1,093322615725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table:formula="of:=[.B174]+([.$B$6]*[.C174])" office:value-type="float" office:value="21.7571200529275" calcext:value-type="float">
            <text:p>21,7571200529275</text:p>
          </table:table-cell>
          <table:table-cell table:formula="of:=0-[.B175]*[.$B$4] /[.$B$5]" office:value-type="float" office:value="-1.08785600264638" calcext:value-type="float">
            <text:p>-1,08785600264638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table:formula="of:=[.B175]+([.$B$6]*[.C175])" office:value-type="float" office:value="21.6483344526629" calcext:value-type="float">
            <text:p>21,6483344526629</text:p>
          </table:table-cell>
          <table:table-cell table:formula="of:=0-[.B176]*[.$B$4] /[.$B$5]" office:value-type="float" office:value="-1.08241672263314" calcext:value-type="float">
            <text:p>-1,08241672263314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table:formula="of:=[.B176]+([.$B$6]*[.C176])" office:value-type="float" office:value="21.5400927803996" calcext:value-type="float">
            <text:p>21,5400927803996</text:p>
          </table:table-cell>
          <table:table-cell table:formula="of:=0-[.B177]*[.$B$4] /[.$B$5]" office:value-type="float" office:value="-1.07700463901998" calcext:value-type="float">
            <text:p>-1,07700463901998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table:formula="of:=[.B177]+([.$B$6]*[.C177])" office:value-type="float" office:value="21.4323923164976" calcext:value-type="float">
            <text:p>21,4323923164976</text:p>
          </table:table-cell>
          <table:table-cell table:formula="of:=0-[.B178]*[.$B$4] /[.$B$5]" office:value-type="float" office:value="-1.07161961582488" calcext:value-type="float">
            <text:p>-1,071619615824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8]+([.$B$6]*[.C178])" office:value-type="float" office:value="21.3252303549151" calcext:value-type="float">
            <text:p>21,3252303549151</text:p>
          </table:table-cell>
          <table:table-cell table:formula="of:=0-[.B179]*[.$B$4] /[.$B$5]" office:value-type="float" office:value="-1.06626151774575" calcext:value-type="float">
            <text:p>-1,06626151774575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table:formula="of:=[.B179]+([.$B$6]*[.C179])" office:value-type="float" office:value="21.2186042031405" calcext:value-type="float">
            <text:p>21,2186042031405</text:p>
          </table:table-cell>
          <table:table-cell table:formula="of:=0-[.B180]*[.$B$4] /[.$B$5]" office:value-type="float" office:value="-1.06093021015702" calcext:value-type="float">
            <text:p>-1,06093021015702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formula="of:=[.B180]+([.$B$6]*[.C180])" office:value-type="float" office:value="21.1125111821248" calcext:value-type="float">
            <text:p>21,1125111821248</text:p>
          </table:table-cell>
          <table:table-cell table:formula="of:=0-[.B181]*[.$B$4] /[.$B$5]" office:value-type="float" office:value="-1.05562555910624" calcext:value-type="float">
            <text:p>-1,05562555910624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table:formula="of:=[.B181]+([.$B$6]*[.C181])" office:value-type="float" office:value="21.0069486262142" calcext:value-type="float">
            <text:p>21,0069486262142</text:p>
          </table:table-cell>
          <table:table-cell table:formula="of:=0-[.B182]*[.$B$4] /[.$B$5]" office:value-type="float" office:value="-1.05034743131071" calcext:value-type="float">
            <text:p>-1,05034743131071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table:formula="of:=[.B182]+([.$B$6]*[.C182])" office:value-type="float" office:value="20.9019138830831" calcext:value-type="float">
            <text:p>20,9019138830831</text:p>
          </table:table-cell>
          <table:table-cell table:formula="of:=0-[.B183]*[.$B$4] /[.$B$5]" office:value-type="float" office:value="-1.04509569415416" calcext:value-type="float">
            <text:p>-1,04509569415416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table:formula="of:=[.B183]+([.$B$6]*[.C183])" office:value-type="float" office:value="20.7974043136677" calcext:value-type="float">
            <text:p>20,7974043136677</text:p>
          </table:table-cell>
          <table:table-cell table:formula="of:=0-[.B184]*[.$B$4] /[.$B$5]" office:value-type="float" office:value="-1.03987021568338" calcext:value-type="float">
            <text:p>-1,03987021568338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table:formula="of:=[.B184]+([.$B$6]*[.C184])" office:value-type="float" office:value="20.6934172920993" calcext:value-type="float">
            <text:p>20,6934172920993</text:p>
          </table:table-cell>
          <table:table-cell table:formula="of:=0-[.B185]*[.$B$4] /[.$B$5]" office:value-type="float" office:value="-1.03467086460497" calcext:value-type="float">
            <text:p>-1,03467086460497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table:formula="of:=[.B185]+([.$B$6]*[.C185])" office:value-type="float" office:value="20.5899502056388" calcext:value-type="float">
            <text:p>20,5899502056388</text:p>
          </table:table-cell>
          <table:table-cell table:formula="of:=0-[.B186]*[.$B$4] /[.$B$5]" office:value-type="float" office:value="-1.02949751028194" calcext:value-type="float">
            <text:p>-1,02949751028194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table:formula="of:=[.B186]+([.$B$6]*[.C186])" office:value-type="float" office:value="20.4870004546107" calcext:value-type="float">
            <text:p>20,4870004546107</text:p>
          </table:table-cell>
          <table:table-cell table:formula="of:=0-[.B187]*[.$B$4] /[.$B$5]" office:value-type="float" office:value="-1.02435002273053" calcext:value-type="float">
            <text:p>-1,02435002273053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table:formula="of:=[.B187]+([.$B$6]*[.C187])" office:value-type="float" office:value="20.3845654523376" calcext:value-type="float">
            <text:p>20,3845654523376</text:p>
          </table:table-cell>
          <table:table-cell table:formula="of:=0-[.B188]*[.$B$4] /[.$B$5]" office:value-type="float" office:value="-1.01922827261688" calcext:value-type="float">
            <text:p>-1,019228272616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8]+([.$B$6]*[.C188])" office:value-type="float" office:value="20.2826426250759" calcext:value-type="float">
            <text:p>20,2826426250759</text:p>
          </table:table-cell>
          <table:table-cell table:formula="of:=0-[.B189]*[.$B$4] /[.$B$5]" office:value-type="float" office:value="-1.0141321312538" calcext:value-type="float">
            <text:p>-1,0141321312538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table:formula="of:=[.B189]+([.$B$6]*[.C189])" office:value-type="float" office:value="20.1812294119505" calcext:value-type="float">
            <text:p>20,1812294119505</text:p>
          </table:table-cell>
          <table:table-cell table:formula="of:=0-[.B190]*[.$B$4] /[.$B$5]" office:value-type="float" office:value="-1.00906147059753" calcext:value-type="float">
            <text:p>-1,00906147059753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table:formula="of:=[.B190]+([.$B$6]*[.C190])" office:value-type="float" office:value="20.0803232648908" calcext:value-type="float">
            <text:p>20,0803232648908</text:p>
          </table:table-cell>
          <table:table-cell table:formula="of:=0-[.B191]*[.$B$4] /[.$B$5]" office:value-type="float" office:value="-1.00401616324454" calcext:value-type="float">
            <text:p>-1,00401616324454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table:formula="of:=[.B191]+([.$B$6]*[.C191])" office:value-type="float" office:value="19.9799216485663" calcext:value-type="float">
            <text:p>19,9799216485663</text:p>
          </table:table-cell>
          <table:table-cell table:formula="of:=0-[.B192]*[.$B$4] /[.$B$5]" office:value-type="float" office:value="-0.998996082428316" calcext:value-type="float">
            <text:p>-0,998996082428316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table:formula="of:=[.B192]+([.$B$6]*[.C192])" office:value-type="float" office:value="19.8800220403235" calcext:value-type="float">
            <text:p>19,8800220403235</text:p>
          </table:table-cell>
          <table:table-cell table:formula="of:=0-[.B193]*[.$B$4] /[.$B$5]" office:value-type="float" office:value="-0.994001102016174" calcext:value-type="float">
            <text:p>-0,994001102016174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table:formula="of:=[.B193]+([.$B$6]*[.C193])" office:value-type="float" office:value="19.7806219301219" calcext:value-type="float">
            <text:p>19,7806219301219</text:p>
          </table:table-cell>
          <table:table-cell table:formula="of:=0-[.B194]*[.$B$4] /[.$B$5]" office:value-type="float" office:value="-0.989031096506094" calcext:value-type="float">
            <text:p>-0,989031096506094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table:formula="of:=[.B194]+([.$B$6]*[.C194])" office:value-type="float" office:value="19.6817188204713" calcext:value-type="float">
            <text:p>19,6817188204713</text:p>
          </table:table-cell>
          <table:table-cell table:formula="of:=0-[.B195]*[.$B$4] /[.$B$5]" office:value-type="float" office:value="-0.984085941023563" calcext:value-type="float">
            <text:p>-0,984085941023563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table:formula="of:=[.B195]+([.$B$6]*[.C195])" office:value-type="float" office:value="19.5833102263689" calcext:value-type="float">
            <text:p>19,5833102263689</text:p>
          </table:table-cell>
          <table:table-cell table:formula="of:=0-[.B196]*[.$B$4] /[.$B$5]" office:value-type="float" office:value="-0.979165511318445" calcext:value-type="float">
            <text:p>-0,979165511318445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table:formula="of:=[.B196]+([.$B$6]*[.C196])" office:value-type="float" office:value="19.4853936752371" calcext:value-type="float">
            <text:p>19,4853936752371</text:p>
          </table:table-cell>
          <table:table-cell table:formula="of:=0-[.B197]*[.$B$4] /[.$B$5]" office:value-type="float" office:value="-0.974269683761853" calcext:value-type="float">
            <text:p>-0,974269683761853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table:formula="of:=[.B197]+([.$B$6]*[.C197])" office:value-type="float" office:value="19.3879667068609" calcext:value-type="float">
            <text:p>19,3879667068609</text:p>
          </table:table-cell>
          <table:table-cell table:formula="of:=0-[.B198]*[.$B$4] /[.$B$5]" office:value-type="float" office:value="-0.969398335343044" calcext:value-type="float">
            <text:p>-0,9693983353430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8]+([.$B$6]*[.C198])" office:value-type="float" office:value="19.2910268733266" calcext:value-type="float">
            <text:p>19,2910268733266</text:p>
          </table:table-cell>
          <table:table-cell table:formula="of:=0-[.B199]*[.$B$4] /[.$B$5]" office:value-type="float" office:value="-0.964551343666328" calcext:value-type="float">
            <text:p>-0,964551343666328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table:formula="of:=[.B199]+([.$B$6]*[.C199])" office:value-type="float" office:value="19.1945717389599" calcext:value-type="float">
            <text:p>19,1945717389599</text:p>
          </table:table-cell>
          <table:table-cell table:formula="of:=0-[.B200]*[.$B$4] /[.$B$5]" office:value-type="float" office:value="-0.959728586947997" calcext:value-type="float">
            <text:p>-0,959728586947997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table:formula="of:=[.B200]+([.$B$6]*[.C200])" office:value-type="float" office:value="19.0985988802651" calcext:value-type="float">
            <text:p>19,0985988802651</text:p>
          </table:table-cell>
          <table:table-cell table:formula="of:=0-[.B201]*[.$B$4] /[.$B$5]" office:value-type="float" office:value="-0.954929944013257" calcext:value-type="float">
            <text:p>-0,954929944013257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table:formula="of:=[.B201]+([.$B$6]*[.C201])" office:value-type="float" office:value="19.0031058858638" calcext:value-type="float">
            <text:p>19,0031058858638</text:p>
          </table:table-cell>
          <table:table-cell table:formula="of:=0-[.B202]*[.$B$4] /[.$B$5]" office:value-type="float" office:value="-0.950155294293191" calcext:value-type="float">
            <text:p>-0,950155294293191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table:formula="of:=[.B202]+([.$B$6]*[.C202])" office:value-type="float" office:value="18.9080903564345" calcext:value-type="float">
            <text:p>18,9080903564345</text:p>
          </table:table-cell>
          <table:table-cell table:formula="of:=0-[.B203]*[.$B$4] /[.$B$5]" office:value-type="float" office:value="-0.945404517821724" calcext:value-type="float">
            <text:p>-0,945404517821724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table:formula="of:=[.B203]+([.$B$6]*[.C203])" office:value-type="float" office:value="18.8135499046523" calcext:value-type="float">
            <text:p>18,8135499046523</text:p>
          </table:table-cell>
          <table:table-cell table:formula="of:=0-[.B204]*[.$B$4] /[.$B$5]" office:value-type="float" office:value="-0.940677495232616" calcext:value-type="float">
            <text:p>-0,940677495232616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table:formula="of:=[.B204]+([.$B$6]*[.C204])" office:value-type="float" office:value="18.7194821551291" calcext:value-type="float">
            <text:p>18,7194821551291</text:p>
          </table:table-cell>
          <table:table-cell table:formula="of:=0-[.B205]*[.$B$4] /[.$B$5]" office:value-type="float" office:value="-0.935974107756453" calcext:value-type="float">
            <text:p>-0,935974107756453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table:formula="of:=[.B205]+([.$B$6]*[.C205])" office:value-type="float" office:value="18.6258847443534" calcext:value-type="float">
            <text:p>18,6258847443534</text:p>
          </table:table-cell>
          <table:table-cell table:formula="of:=0-[.B206]*[.$B$4] /[.$B$5]" office:value-type="float" office:value="-0.931294237217671" calcext:value-type="float">
            <text:p>-0,931294237217671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table:formula="of:=[.B206]+([.$B$6]*[.C206])" office:value-type="float" office:value="18.5327553206316" calcext:value-type="float">
            <text:p>18,5327553206316</text:p>
          </table:table-cell>
          <table:table-cell table:formula="of:=0-[.B207]*[.$B$4] /[.$B$5]" office:value-type="float" office:value="-0.926637766031582" calcext:value-type="float">
            <text:p>-0,926637766031582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table:formula="of:=[.B207]+([.$B$6]*[.C207])" office:value-type="float" office:value="18.4400915440285" calcext:value-type="float">
            <text:p>18,4400915440285</text:p>
          </table:table-cell>
          <table:table-cell table:formula="of:=0-[.B208]*[.$B$4] /[.$B$5]" office:value-type="float" office:value="-0.922004577201424" calcext:value-type="float">
            <text:p>-0,922004577201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8]+([.$B$6]*[.C208])" office:value-type="float" office:value="18.3478910863083" calcext:value-type="float">
            <text:p>18,3478910863083</text:p>
          </table:table-cell>
          <table:table-cell table:formula="of:=0-[.B209]*[.$B$4] /[.$B$5]" office:value-type="float" office:value="-0.917394554315417" calcext:value-type="float">
            <text:p>-0,917394554315417</text:p>
          </table:table-cell>
        </table:table-row>
      </table:table>
      <table:table table:name="Sheet2" table:style-name="ta1">
        <table:shapes>
          <draw:frame draw:z-index="0" draw:style-name="gr1" draw:text-style-name="P1" svg:width="159.97mm" svg:height="90.05mm" svg:x="148.96mm" svg:y="36.66mm">
            <loext:p draw:notify-on-update-of-ranges="Sheet2.A8:Sheet2.A8 Sheet2.A9:Sheet2.A400 Sheet2.B8:Sheet2.B8 Sheet2.B9:Sheet2.B400 Sheet2.A8:Sheet2.A8 Sheet2.A9:Sheet2.A400 Sheet2.C8:Sheet2.C8 Sheet2.C9:Sheet2.C400 Sheet2.A8:Sheet2.A8 Sheet2.A9:Sheet2.A400 Sheet2.D8:Sheet2.D8 Sheet2.D9:Sheet2.D400 Sheet2.A8:Sheet2.A8 Sheet2.A9:Sheet2.A400 Sheet2.E8:Sheet2.E8 Sheet2.E9:Sheet2.E4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B/dt = -B * a/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t)=Bp*exp{-(a/V)*t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onc. Li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=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 =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 t =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(t,B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(t, B, 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" office:value-type="float" office:value="50" calcext:value-type="float">
            <text:p>50</text:p>
          </table:table-cell>
          <table:table-cell table:formula="of:=0-[.B9]*[.$B$4] /[.$B$5]" office:value-type="float" office:value="-2.5" calcext:value-type="float">
            <text:p>-2,5</text:p>
          </table:table-cell>
          <table:table-cell office:value-type="float" office:value="0" calcext:value-type="float">
            <text:p>0</text:p>
          </table:table-cell>
          <table:table-cell table:formula="of:=[.B9]*[.$B$4]/[.$B$5] - [.D9]*[.$B$4]/[.$B$5]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9]+([.$B$6]*[.C9])" office:value-type="float" office:value="49.75" calcext:value-type="float">
            <text:p>49,75</text:p>
          </table:table-cell>
          <table:table-cell table:formula="of:=0-[.B10]*[.$B$4] /[.$B$5]" office:value-type="float" office:value="-2.4875" calcext:value-type="float">
            <text:p>-2,4875</text:p>
          </table:table-cell>
          <table:table-cell table:formula="of:=[.D9]+([.$B$6]*[.E9])" office:value-type="float" office:value="0.25" calcext:value-type="float">
            <text:p>0,25</text:p>
          </table:table-cell>
          <table:table-cell table:formula="of:=[.B10]*[.$B$4]/[.$B$5] - [.D10]*[.$B$4]/[.$B$5]" office:value-type="float" office:value="2.475" calcext:value-type="float">
            <text:p>2,47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10]+([.$B$6]*[.C10])" office:value-type="float" office:value="49.50125" calcext:value-type="float">
            <text:p>49,50125</text:p>
          </table:table-cell>
          <table:table-cell table:formula="of:=0-[.B11]*[.$B$4] /[.$B$5]" office:value-type="float" office:value="-2.4750625" calcext:value-type="float">
            <text:p>-2,4750625</text:p>
          </table:table-cell>
          <table:table-cell table:formula="of:=[.D10]+([.$B$6]*[.E10])" office:value-type="float" office:value="0.4975" calcext:value-type="float">
            <text:p>0,4975</text:p>
          </table:table-cell>
          <table:table-cell table:formula="of:=[.B11]*[.$B$4]/[.$B$5] - [.D11]*[.$B$4]/[.$B$5]" office:value-type="float" office:value="2.4501875" calcext:value-type="float">
            <text:p>2,450187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11]+([.$B$6]*[.C11])" office:value-type="float" office:value="49.25374375" calcext:value-type="float">
            <text:p>49,25374375</text:p>
          </table:table-cell>
          <table:table-cell table:formula="of:=0-[.B12]*[.$B$4] /[.$B$5]" office:value-type="float" office:value="-2.4626871875" calcext:value-type="float">
            <text:p>-2,4626871875</text:p>
          </table:table-cell>
          <table:table-cell table:formula="of:=[.D11]+([.$B$6]*[.E11])" office:value-type="float" office:value="0.74251875" calcext:value-type="float">
            <text:p>0,74251875</text:p>
          </table:table-cell>
          <table:table-cell table:formula="of:=[.B12]*[.$B$4]/[.$B$5] - [.D12]*[.$B$4]/[.$B$5]" office:value-type="float" office:value="2.42556125" calcext:value-type="float">
            <text:p>2,4255612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12]+([.$B$6]*[.C12])" office:value-type="float" office:value="49.00747503125" calcext:value-type="float">
            <text:p>49,00747503125</text:p>
          </table:table-cell>
          <table:table-cell table:formula="of:=0-[.B13]*[.$B$4] /[.$B$5]" office:value-type="float" office:value="-2.4503737515625" calcext:value-type="float">
            <text:p>-2,4503737515625</text:p>
          </table:table-cell>
          <table:table-cell table:formula="of:=[.D12]+([.$B$6]*[.E12])" office:value-type="float" office:value="0.985074875" calcext:value-type="float">
            <text:p>0,985074875</text:p>
          </table:table-cell>
          <table:table-cell table:formula="of:=[.B13]*[.$B$4]/[.$B$5] - [.D13]*[.$B$4]/[.$B$5]" office:value-type="float" office:value="2.4011200078125" calcext:value-type="float">
            <text:p>2,40112000781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13]+([.$B$6]*[.C13])" office:value-type="float" office:value="48.7624376560937" calcext:value-type="float">
            <text:p>48,7624376560937</text:p>
          </table:table-cell>
          <table:table-cell table:formula="of:=0-[.B14]*[.$B$4] /[.$B$5]" office:value-type="float" office:value="-2.43812188280469" calcext:value-type="float">
            <text:p>-2,43812188280469</text:p>
          </table:table-cell>
          <table:table-cell table:formula="of:=[.D13]+([.$B$6]*[.E13])" office:value-type="float" office:value="1.22518687578125" calcext:value-type="float">
            <text:p>1,22518687578125</text:p>
          </table:table-cell>
          <table:table-cell table:formula="of:=[.B14]*[.$B$4]/[.$B$5] - [.D14]*[.$B$4]/[.$B$5]" office:value-type="float" office:value="2.37686253901562" calcext:value-type="float">
            <text:p>2,3768625390156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B14]+([.$B$6]*[.C14])" office:value-type="float" office:value="48.5186254678133" calcext:value-type="float">
            <text:p>48,5186254678133</text:p>
          </table:table-cell>
          <table:table-cell table:formula="of:=0-[.B15]*[.$B$4] /[.$B$5]" office:value-type="float" office:value="-2.42593127339066" calcext:value-type="float">
            <text:p>-2,42593127339066</text:p>
          </table:table-cell>
          <table:table-cell table:formula="of:=[.D14]+([.$B$6]*[.E14])" office:value-type="float" office:value="1.46287312968281" calcext:value-type="float">
            <text:p>1,46287312968281</text:p>
          </table:table-cell>
          <table:table-cell table:formula="of:=[.B15]*[.$B$4]/[.$B$5] - [.D15]*[.$B$4]/[.$B$5]" office:value-type="float" office:value="2.35278761690652" calcext:value-type="float">
            <text:p>2,3527876169065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15]+([.$B$6]*[.C15])" office:value-type="float" office:value="48.2760323404742" calcext:value-type="float">
            <text:p>48,2760323404742</text:p>
          </table:table-cell>
          <table:table-cell table:formula="of:=0-[.B16]*[.$B$4] /[.$B$5]" office:value-type="float" office:value="-2.41380161702371" calcext:value-type="float">
            <text:p>-2,41380161702371</text:p>
          </table:table-cell>
          <table:table-cell table:formula="of:=[.D15]+([.$B$6]*[.E15])" office:value-type="float" office:value="1.69815189137346" calcext:value-type="float">
            <text:p>1,69815189137346</text:p>
          </table:table-cell>
          <table:table-cell table:formula="of:=[.B16]*[.$B$4]/[.$B$5] - [.D16]*[.$B$4]/[.$B$5]" office:value-type="float" office:value="2.32889402245504" calcext:value-type="float">
            <text:p>2,3288940224550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B16]+([.$B$6]*[.C16])" office:value-type="float" office:value="48.0346521787718" calcext:value-type="float">
            <text:p>48,0346521787718</text:p>
          </table:table-cell>
          <table:table-cell table:formula="of:=0-[.B17]*[.$B$4] /[.$B$5]" office:value-type="float" office:value="-2.40173260893859" calcext:value-type="float">
            <text:p>-2,40173260893859</text:p>
          </table:table-cell>
          <table:table-cell table:formula="of:=[.D16]+([.$B$6]*[.E16])" office:value-type="float" office:value="1.93104129361897" calcext:value-type="float">
            <text:p>1,93104129361897</text:p>
          </table:table-cell>
          <table:table-cell table:formula="of:=[.B17]*[.$B$4]/[.$B$5] - [.D17]*[.$B$4]/[.$B$5]" office:value-type="float" office:value="2.30518054425764" calcext:value-type="float">
            <text:p>2,3051805442576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B17]+([.$B$6]*[.C17])" office:value-type="float" office:value="47.794478917878" calcext:value-type="float">
            <text:p>47,794478917878</text:p>
          </table:table-cell>
          <table:table-cell table:formula="of:=0-[.B18]*[.$B$4] /[.$B$5]" office:value-type="float" office:value="-2.3897239458939" calcext:value-type="float">
            <text:p>-2,3897239458939</text:p>
          </table:table-cell>
          <table:table-cell table:formula="of:=[.D17]+([.$B$6]*[.E17])" office:value-type="float" office:value="2.16155934804473" calcext:value-type="float">
            <text:p>2,16155934804473</text:p>
          </table:table-cell>
          <table:table-cell table:formula="of:=[.B18]*[.$B$4]/[.$B$5] - [.D18]*[.$B$4]/[.$B$5]" office:value-type="float" office:value="2.28164597849166" calcext:value-type="float">
            <text:p>2,28164597849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([.$B$6]*[.C18])" office:value-type="float" office:value="47.5555065232886" calcext:value-type="float">
            <text:p>47,5555065232886</text:p>
          </table:table-cell>
          <table:table-cell table:formula="of:=0-[.B19]*[.$B$4] /[.$B$5]" office:value-type="float" office:value="-2.37777532616443" calcext:value-type="float">
            <text:p>-2,37777532616443</text:p>
          </table:table-cell>
          <table:table-cell table:formula="of:=[.D18]+([.$B$6]*[.E18])" office:value-type="float" office:value="2.3897239458939" calcext:value-type="float">
            <text:p>2,3897239458939</text:p>
          </table:table-cell>
          <table:table-cell table:formula="of:=[.B19]*[.$B$4]/[.$B$5] - [.D19]*[.$B$4]/[.$B$5]" office:value-type="float" office:value="2.25828912886973" calcext:value-type="float">
            <text:p>2,2582891288697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[.B19]+([.$B$6]*[.C19])" office:value-type="float" office:value="47.3177289906722" calcext:value-type="float">
            <text:p>47,3177289906722</text:p>
          </table:table-cell>
          <table:table-cell table:formula="of:=0-[.B20]*[.$B$4] /[.$B$5]" office:value-type="float" office:value="-2.36588644953361" calcext:value-type="float">
            <text:p>-2,36588644953361</text:p>
          </table:table-cell>
          <table:table-cell table:formula="of:=[.D19]+([.$B$6]*[.E19])" office:value-type="float" office:value="2.61555285878087" calcext:value-type="float">
            <text:p>2,61555285878087</text:p>
          </table:table-cell>
          <table:table-cell table:formula="of:=[.B20]*[.$B$4]/[.$B$5] - [.D20]*[.$B$4]/[.$B$5]" office:value-type="float" office:value="2.23510880659456" calcext:value-type="float">
            <text:p>2,23510880659456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[.B20]+([.$B$6]*[.C20])" office:value-type="float" office:value="47.0811403457188" calcext:value-type="float">
            <text:p>47,0811403457188</text:p>
          </table:table-cell>
          <table:table-cell table:formula="of:=0-[.B21]*[.$B$4] /[.$B$5]" office:value-type="float" office:value="-2.35405701728594" calcext:value-type="float">
            <text:p>-2,35405701728594</text:p>
          </table:table-cell>
          <table:table-cell table:formula="of:=[.D20]+([.$B$6]*[.E20])" office:value-type="float" office:value="2.83906373944033" calcext:value-type="float">
            <text:p>2,83906373944033</text:p>
          </table:table-cell>
          <table:table-cell table:formula="of:=[.B21]*[.$B$4]/[.$B$5] - [.D21]*[.$B$4]/[.$B$5]" office:value-type="float" office:value="2.21210383031392" calcext:value-type="float">
            <text:p>2,2121038303139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[.B21]+([.$B$6]*[.C21])" office:value-type="float" office:value="46.8457346439902" calcext:value-type="float">
            <text:p>46,8457346439902</text:p>
          </table:table-cell>
          <table:table-cell table:formula="of:=0-[.B22]*[.$B$4] /[.$B$5]" office:value-type="float" office:value="-2.34228673219951" calcext:value-type="float">
            <text:p>-2,34228673219951</text:p>
          </table:table-cell>
          <table:table-cell table:formula="of:=[.D21]+([.$B$6]*[.E21])" office:value-type="float" office:value="3.06027412247172" calcext:value-type="float">
            <text:p>3,06027412247172</text:p>
          </table:table-cell>
          <table:table-cell table:formula="of:=[.B22]*[.$B$4]/[.$B$5] - [.D22]*[.$B$4]/[.$B$5]" office:value-type="float" office:value="2.18927302607592" calcext:value-type="float">
            <text:p>2,1892730260759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[.B22]+([.$B$6]*[.C22])" office:value-type="float" office:value="46.6115059707702" calcext:value-type="float">
            <text:p>46,6115059707702</text:p>
          </table:table-cell>
          <table:table-cell table:formula="of:=0-[.B23]*[.$B$4] /[.$B$5]" office:value-type="float" office:value="-2.33057529853851" calcext:value-type="float">
            <text:p>-2,33057529853851</text:p>
          </table:table-cell>
          <table:table-cell table:formula="of:=[.D22]+([.$B$6]*[.E22])" office:value-type="float" office:value="3.27920142507931" calcext:value-type="float">
            <text:p>3,27920142507931</text:p>
          </table:table-cell>
          <table:table-cell table:formula="of:=[.B23]*[.$B$4]/[.$B$5] - [.D23]*[.$B$4]/[.$B$5]" office:value-type="float" office:value="2.16661522728455" calcext:value-type="float">
            <text:p>2,1666152272845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.B23]+([.$B$6]*[.C23])" office:value-type="float" office:value="46.3784484409164" calcext:value-type="float">
            <text:p>46,3784484409164</text:p>
          </table:table-cell>
          <table:table-cell table:formula="of:=0-[.B24]*[.$B$4] /[.$B$5]" office:value-type="float" office:value="-2.31892242204582" calcext:value-type="float">
            <text:p>-2,31892242204582</text:p>
          </table:table-cell>
          <table:table-cell table:formula="of:=[.D23]+([.$B$6]*[.E23])" office:value-type="float" office:value="3.49586294780777" calcext:value-type="float">
            <text:p>3,49586294780777</text:p>
          </table:table-cell>
          <table:table-cell table:formula="of:=[.B24]*[.$B$4]/[.$B$5] - [.D24]*[.$B$4]/[.$B$5]" office:value-type="float" office:value="2.14412927465543" calcext:value-type="float">
            <text:p>2,14412927465543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B24]+([.$B$6]*[.C24])" office:value-type="float" office:value="46.1465561987118" calcext:value-type="float">
            <text:p>46,1465561987118</text:p>
          </table:table-cell>
          <table:table-cell table:formula="of:=0-[.B25]*[.$B$4] /[.$B$5]" office:value-type="float" office:value="-2.30732780993559" calcext:value-type="float">
            <text:p>-2,30732780993559</text:p>
          </table:table-cell>
          <table:table-cell table:formula="of:=[.D24]+([.$B$6]*[.E24])" office:value-type="float" office:value="3.71027587527331" calcext:value-type="float">
            <text:p>3,71027587527331</text:p>
          </table:table-cell>
          <table:table-cell table:formula="of:=[.B25]*[.$B$4]/[.$B$5] - [.D25]*[.$B$4]/[.$B$5]" office:value-type="float" office:value="2.12181401617192" calcext:value-type="float">
            <text:p>2,12181401617192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[.B25]+([.$B$6]*[.C25])" office:value-type="float" office:value="45.9158234177183" calcext:value-type="float">
            <text:p>45,9158234177183</text:p>
          </table:table-cell>
          <table:table-cell table:formula="of:=0-[.B26]*[.$B$4] /[.$B$5]" office:value-type="float" office:value="-2.29579117088591" calcext:value-type="float">
            <text:p>-2,29579117088591</text:p>
          </table:table-cell>
          <table:table-cell table:formula="of:=[.D25]+([.$B$6]*[.E25])" office:value-type="float" office:value="3.9224572768905" calcext:value-type="float">
            <text:p>3,9224572768905</text:p>
          </table:table-cell>
          <table:table-cell table:formula="of:=[.B26]*[.$B$4]/[.$B$5] - [.D26]*[.$B$4]/[.$B$5]" office:value-type="float" office:value="2.09966830704139" calcext:value-type="float">
            <text:p>2,09966830704139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B26]+([.$B$6]*[.C26])" office:value-type="float" office:value="45.6862443006297" calcext:value-type="float">
            <text:p>45,6862443006297</text:p>
          </table:table-cell>
          <table:table-cell table:formula="of:=0-[.B27]*[.$B$4] /[.$B$5]" office:value-type="float" office:value="-2.28431221503148" calcext:value-type="float">
            <text:p>-2,28431221503148</text:p>
          </table:table-cell>
          <table:table-cell table:formula="of:=[.D26]+([.$B$6]*[.E26])" office:value-type="float" office:value="4.13242410759464" calcext:value-type="float">
            <text:p>4,13242410759464</text:p>
          </table:table-cell>
          <table:table-cell table:formula="of:=[.B27]*[.$B$4]/[.$B$5] - [.D27]*[.$B$4]/[.$B$5]" office:value-type="float" office:value="2.07769100965175" calcext:value-type="float">
            <text:p>2,0776910096517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B27]+([.$B$6]*[.C27])" office:value-type="float" office:value="45.4578130791265" calcext:value-type="float">
            <text:p>45,4578130791265</text:p>
          </table:table-cell>
          <table:table-cell table:formula="of:=0-[.B28]*[.$B$4] /[.$B$5]" office:value-type="float" office:value="-2.27289065395633" calcext:value-type="float">
            <text:p>-2,27289065395633</text:p>
          </table:table-cell>
          <table:table-cell table:formula="of:=[.D27]+([.$B$6]*[.E27])" office:value-type="float" office:value="4.34019320855982" calcext:value-type="float">
            <text:p>4,34019320855982</text:p>
          </table:table-cell>
          <table:table-cell table:formula="of:=[.B28]*[.$B$4]/[.$B$5] - [.D28]*[.$B$4]/[.$B$5]" office:value-type="float" office:value="2.05588099352833" calcext:value-type="float">
            <text:p>2,05588099352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([.$B$6]*[.C28])" office:value-type="float" office:value="45.2305240137309" calcext:value-type="float">
            <text:p>45,2305240137309</text:p>
          </table:table-cell>
          <table:table-cell table:formula="of:=0-[.B29]*[.$B$4] /[.$B$5]" office:value-type="float" office:value="-2.26152620068654" calcext:value-type="float">
            <text:p>-2,26152620068654</text:p>
          </table:table-cell>
          <table:table-cell table:formula="of:=[.D28]+([.$B$6]*[.E28])" office:value-type="float" office:value="4.54578130791265" calcext:value-type="float">
            <text:p>4,54578130791265</text:p>
          </table:table-cell>
          <table:table-cell table:formula="of:=[.B29]*[.$B$4]/[.$B$5] - [.D29]*[.$B$4]/[.$B$5]" office:value-type="float" office:value="2.03423713529091" calcext:value-type="float">
            <text:p>2,03423713529091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[.B29]+([.$B$6]*[.C29])" office:value-type="float" office:value="45.0043713936622" calcext:value-type="float">
            <text:p>45,0043713936622</text:p>
          </table:table-cell>
          <table:table-cell table:formula="of:=0-[.B30]*[.$B$4] /[.$B$5]" office:value-type="float" office:value="-2.25021856968311" calcext:value-type="float">
            <text:p>-2,25021856968311</text:p>
          </table:table-cell>
          <table:table-cell table:formula="of:=[.D29]+([.$B$6]*[.E29])" office:value-type="float" office:value="4.74920502144174" calcext:value-type="float">
            <text:p>4,74920502144174</text:p>
          </table:table-cell>
          <table:table-cell table:formula="of:=[.B30]*[.$B$4]/[.$B$5] - [.D30]*[.$B$4]/[.$B$5]" office:value-type="float" office:value="2.01275831861102" calcext:value-type="float">
            <text:p>2,01275831861102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B30]+([.$B$6]*[.C30])" office:value-type="float" office:value="44.7793495366939" calcext:value-type="float">
            <text:p>44,7793495366939</text:p>
          </table:table-cell>
          <table:table-cell table:formula="of:=0-[.B31]*[.$B$4] /[.$B$5]" office:value-type="float" office:value="-2.2389674768347" calcext:value-type="float">
            <text:p>-2,2389674768347</text:p>
          </table:table-cell>
          <table:table-cell table:formula="of:=[.D30]+([.$B$6]*[.E30])" office:value-type="float" office:value="4.95048085330284" calcext:value-type="float">
            <text:p>4,95048085330284</text:p>
          </table:table-cell>
          <table:table-cell table:formula="of:=[.B31]*[.$B$4]/[.$B$5] - [.D31]*[.$B$4]/[.$B$5]" office:value-type="float" office:value="1.99144343416955" calcext:value-type="float">
            <text:p>1,99144343416955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[.B31]+([.$B$6]*[.C31])" office:value-type="float" office:value="44.5554527890104" calcext:value-type="float">
            <text:p>44,5554527890104</text:p>
          </table:table-cell>
          <table:table-cell table:formula="of:=0-[.B32]*[.$B$4] /[.$B$5]" office:value-type="float" office:value="-2.22777263945052" calcext:value-type="float">
            <text:p>-2,22777263945052</text:p>
          </table:table-cell>
          <table:table-cell table:formula="of:=[.D31]+([.$B$6]*[.E31])" office:value-type="float" office:value="5.1496251967198" calcext:value-type="float">
            <text:p>5,1496251967198</text:p>
          </table:table-cell>
          <table:table-cell table:formula="of:=[.B32]*[.$B$4]/[.$B$5] - [.D32]*[.$B$4]/[.$B$5]" office:value-type="float" office:value="1.97029137961453" calcext:value-type="float">
            <text:p>1,9702913796145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B32]+([.$B$6]*[.C32])" office:value-type="float" office:value="44.3326755250654" calcext:value-type="float">
            <text:p>44,3326755250654</text:p>
          </table:table-cell>
          <table:table-cell table:formula="of:=0-[.B33]*[.$B$4] /[.$B$5]" office:value-type="float" office:value="-2.21663377625327" calcext:value-type="float">
            <text:p>-2,21663377625327</text:p>
          </table:table-cell>
          <table:table-cell table:formula="of:=[.D32]+([.$B$6]*[.E32])" office:value-type="float" office:value="5.34665433468125" calcext:value-type="float">
            <text:p>5,34665433468125</text:p>
          </table:table-cell>
          <table:table-cell table:formula="of:=[.B33]*[.$B$4]/[.$B$5] - [.D33]*[.$B$4]/[.$B$5]" office:value-type="float" office:value="1.94930105951921" calcext:value-type="float">
            <text:p>1,9493010595192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.B33]+([.$B$6]*[.C33])" office:value-type="float" office:value="44.1110121474401" calcext:value-type="float">
            <text:p>44,1110121474401</text:p>
          </table:table-cell>
          <table:table-cell table:formula="of:=0-[.B34]*[.$B$4] /[.$B$5]" office:value-type="float" office:value="-2.205550607372" calcext:value-type="float">
            <text:p>-2,205550607372</text:p>
          </table:table-cell>
          <table:table-cell table:formula="of:=[.D33]+([.$B$6]*[.E33])" office:value-type="float" office:value="5.54158444063317" calcext:value-type="float">
            <text:p>5,54158444063317</text:p>
          </table:table-cell>
          <table:table-cell table:formula="of:=[.B34]*[.$B$4]/[.$B$5] - [.D34]*[.$B$4]/[.$B$5]" office:value-type="float" office:value="1.92847138534034" calcext:value-type="float">
            <text:p>1,9284713853403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B34]+([.$B$6]*[.C34])" office:value-type="float" office:value="43.8904570867029" calcext:value-type="float">
            <text:p>43,8904570867029</text:p>
          </table:table-cell>
          <table:table-cell table:formula="of:=0-[.B35]*[.$B$4] /[.$B$5]" office:value-type="float" office:value="-2.19452285433514" calcext:value-type="float">
            <text:p>-2,19452285433514</text:p>
          </table:table-cell>
          <table:table-cell table:formula="of:=[.D34]+([.$B$6]*[.E34])" office:value-type="float" office:value="5.73443157916721" calcext:value-type="float">
            <text:p>5,73443157916721</text:p>
          </table:table-cell>
          <table:table-cell table:formula="of:=[.B35]*[.$B$4]/[.$B$5] - [.D35]*[.$B$4]/[.$B$5]" office:value-type="float" office:value="1.90780127537678" calcext:value-type="float">
            <text:p>1,90780127537678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[.B35]+([.$B$6]*[.C35])" office:value-type="float" office:value="43.6710048012694" calcext:value-type="float">
            <text:p>43,6710048012694</text:p>
          </table:table-cell>
          <table:table-cell table:formula="of:=0-[.B36]*[.$B$4] /[.$B$5]" office:value-type="float" office:value="-2.18355024006347" calcext:value-type="float">
            <text:p>-2,18355024006347</text:p>
          </table:table-cell>
          <table:table-cell table:formula="of:=[.D35]+([.$B$6]*[.E35])" office:value-type="float" office:value="5.92521170670489" calcext:value-type="float">
            <text:p>5,92521170670489</text:p>
          </table:table-cell>
          <table:table-cell table:formula="of:=[.B36]*[.$B$4]/[.$B$5] - [.D36]*[.$B$4]/[.$B$5]" office:value-type="float" office:value="1.88728965472822" calcext:value-type="float">
            <text:p>1,8872896547282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B36]+([.$B$6]*[.C36])" office:value-type="float" office:value="43.452649777263" calcext:value-type="float">
            <text:p>43,452649777263</text:p>
          </table:table-cell>
          <table:table-cell table:formula="of:=0-[.B37]*[.$B$4] /[.$B$5]" office:value-type="float" office:value="-2.17263248886315" calcext:value-type="float">
            <text:p>-2,17263248886315</text:p>
          </table:table-cell>
          <table:table-cell table:formula="of:=[.D36]+([.$B$6]*[.E36])" office:value-type="float" office:value="6.11394067217771" calcext:value-type="float">
            <text:p>6,11394067217771</text:p>
          </table:table-cell>
          <table:table-cell table:formula="of:=[.B37]*[.$B$4]/[.$B$5] - [.D37]*[.$B$4]/[.$B$5]" office:value-type="float" office:value="1.86693545525426" calcext:value-type="float">
            <text:p>1,8669354552542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[.B37]+([.$B$6]*[.C37])" office:value-type="float" office:value="43.2353865283767" calcext:value-type="float">
            <text:p>43,2353865283767</text:p>
          </table:table-cell>
          <table:table-cell table:formula="of:=0-[.B38]*[.$B$4] /[.$B$5]" office:value-type="float" office:value="-2.16176932641883" calcext:value-type="float">
            <text:p>-2,16176932641883</text:p>
          </table:table-cell>
          <table:table-cell table:formula="of:=[.D37]+([.$B$6]*[.E37])" office:value-type="float" office:value="6.30063421770314" calcext:value-type="float">
            <text:p>6,30063421770314</text:p>
          </table:table-cell>
          <table:table-cell table:formula="of:=[.B38]*[.$B$4]/[.$B$5] - [.D38]*[.$B$4]/[.$B$5]" office:value-type="float" office:value="1.84673761553368" calcext:value-type="float">
            <text:p>1,84673761553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8]+([.$B$6]*[.C38])" office:value-type="float" office:value="43.0192095957348" calcext:value-type="float">
            <text:p>43,0192095957348</text:p>
          </table:table-cell>
          <table:table-cell table:formula="of:=0-[.B39]*[.$B$4] /[.$B$5]" office:value-type="float" office:value="-2.15096047978674" calcext:value-type="float">
            <text:p>-2,15096047978674</text:p>
          </table:table-cell>
          <table:table-cell table:formula="of:=[.D38]+([.$B$6]*[.E38])" office:value-type="float" office:value="6.4853079792565" calcext:value-type="float">
            <text:p>6,4853079792565</text:p>
          </table:table-cell>
          <table:table-cell table:formula="of:=[.B39]*[.$B$4]/[.$B$5] - [.D39]*[.$B$4]/[.$B$5]" office:value-type="float" office:value="1.82669508082392" calcext:value-type="float">
            <text:p>1,82669508082392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B39]+([.$B$6]*[.C39])" office:value-type="float" office:value="42.8041135477561" calcext:value-type="float">
            <text:p>42,8041135477561</text:p>
          </table:table-cell>
          <table:table-cell table:formula="of:=0-[.B40]*[.$B$4] /[.$B$5]" office:value-type="float" office:value="-2.14020567738781" calcext:value-type="float">
            <text:p>-2,14020567738781</text:p>
          </table:table-cell>
          <table:table-cell table:formula="of:=[.D39]+([.$B$6]*[.E39])" office:value-type="float" office:value="6.6679774873389" calcext:value-type="float">
            <text:p>6,6679774873389</text:p>
          </table:table-cell>
          <table:table-cell table:formula="of:=[.B40]*[.$B$4]/[.$B$5] - [.D40]*[.$B$4]/[.$B$5]" office:value-type="float" office:value="1.80680680302086" calcext:value-type="float">
            <text:p>1,80680680302086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B40]+([.$B$6]*[.C40])" office:value-type="float" office:value="42.5900929800174" calcext:value-type="float">
            <text:p>42,5900929800174</text:p>
          </table:table-cell>
          <table:table-cell table:formula="of:=0-[.B41]*[.$B$4] /[.$B$5]" office:value-type="float" office:value="-2.12950464900087" calcext:value-type="float">
            <text:p>-2,12950464900087</text:p>
          </table:table-cell>
          <table:table-cell table:formula="of:=[.D40]+([.$B$6]*[.E40])" office:value-type="float" office:value="6.84865816764098" calcext:value-type="float">
            <text:p>6,84865816764098</text:p>
          </table:table-cell>
          <table:table-cell table:formula="of:=[.B41]*[.$B$4]/[.$B$5] - [.D41]*[.$B$4]/[.$B$5]" office:value-type="float" office:value="1.78707174061882" calcext:value-type="float">
            <text:p>1,78707174061882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B41]+([.$B$6]*[.C41])" office:value-type="float" office:value="42.3771425151173" calcext:value-type="float">
            <text:p>42,3771425151173</text:p>
          </table:table-cell>
          <table:table-cell table:formula="of:=0-[.B42]*[.$B$4] /[.$B$5]" office:value-type="float" office:value="-2.11885712575586" calcext:value-type="float">
            <text:p>-2,11885712575586</text:p>
          </table:table-cell>
          <table:table-cell table:formula="of:=[.D41]+([.$B$6]*[.E41])" office:value-type="float" office:value="7.02736534170286" calcext:value-type="float">
            <text:p>7,02736534170286</text:p>
          </table:table-cell>
          <table:table-cell table:formula="of:=[.B42]*[.$B$4]/[.$B$5] - [.D42]*[.$B$4]/[.$B$5]" office:value-type="float" office:value="1.76748885867072" calcext:value-type="float">
            <text:p>1,7674888586707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B42]+([.$B$6]*[.C42])" office:value-type="float" office:value="42.1652568025417" calcext:value-type="float">
            <text:p>42,1652568025417</text:p>
          </table:table-cell>
          <table:table-cell table:formula="of:=0-[.B43]*[.$B$4] /[.$B$5]" office:value-type="float" office:value="-2.10826284012708" calcext:value-type="float">
            <text:p>-2,10826284012708</text:p>
          </table:table-cell>
          <table:table-cell table:formula="of:=[.D42]+([.$B$6]*[.E42])" office:value-type="float" office:value="7.20411422756994" calcext:value-type="float">
            <text:p>7,20411422756994</text:p>
          </table:table-cell>
          <table:table-cell table:formula="of:=[.B43]*[.$B$4]/[.$B$5] - [.D43]*[.$B$4]/[.$B$5]" office:value-type="float" office:value="1.74805712874859" calcext:value-type="float">
            <text:p>1,74805712874859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B43]+([.$B$6]*[.C43])" office:value-type="float" office:value="41.954430518529" calcext:value-type="float">
            <text:p>41,954430518529</text:p>
          </table:table-cell>
          <table:table-cell table:formula="of:=0-[.B44]*[.$B$4] /[.$B$5]" office:value-type="float" office:value="-2.09772152592645" calcext:value-type="float">
            <text:p>-2,09772152592645</text:p>
          </table:table-cell>
          <table:table-cell table:formula="of:=[.D43]+([.$B$6]*[.E43])" office:value-type="float" office:value="7.37891994044479" calcext:value-type="float">
            <text:p>7,37891994044479</text:p>
          </table:table-cell>
          <table:table-cell table:formula="of:=[.B44]*[.$B$4]/[.$B$5] - [.D44]*[.$B$4]/[.$B$5]" office:value-type="float" office:value="1.72877552890421" calcext:value-type="float">
            <text:p>1,72877552890421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B44]+([.$B$6]*[.C44])" office:value-type="float" office:value="41.7446583659363" calcext:value-type="float">
            <text:p>41,7446583659363</text:p>
          </table:table-cell>
          <table:table-cell table:formula="of:=0-[.B45]*[.$B$4] /[.$B$5]" office:value-type="float" office:value="-2.08723291829682" calcext:value-type="float">
            <text:p>-2,08723291829682</text:p>
          </table:table-cell>
          <table:table-cell table:formula="of:=[.D44]+([.$B$6]*[.E44])" office:value-type="float" office:value="7.55179749333522" calcext:value-type="float">
            <text:p>7,55179749333522</text:p>
          </table:table-cell>
          <table:table-cell table:formula="of:=[.B45]*[.$B$4]/[.$B$5] - [.D45]*[.$B$4]/[.$B$5]" office:value-type="float" office:value="1.70964304363006" calcext:value-type="float">
            <text:p>1,70964304363006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B45]+([.$B$6]*[.C45])" office:value-type="float" office:value="41.5359350741066" calcext:value-type="float">
            <text:p>41,5359350741066</text:p>
          </table:table-cell>
          <table:table-cell table:formula="of:=0-[.B46]*[.$B$4] /[.$B$5]" office:value-type="float" office:value="-2.07679675370533" calcext:value-type="float">
            <text:p>-2,07679675370533</text:p>
          </table:table-cell>
          <table:table-cell table:formula="of:=[.D45]+([.$B$6]*[.E45])" office:value-type="float" office:value="7.72276179769822" calcext:value-type="float">
            <text:p>7,72276179769822</text:p>
          </table:table-cell>
          <table:table-cell table:formula="of:=[.B46]*[.$B$4]/[.$B$5] - [.D46]*[.$B$4]/[.$B$5]" office:value-type="float" office:value="1.69065866382042" calcext:value-type="float">
            <text:p>1,69065866382042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B46]+([.$B$6]*[.C46])" office:value-type="float" office:value="41.3282553987361" calcext:value-type="float">
            <text:p>41,3282553987361</text:p>
          </table:table-cell>
          <table:table-cell table:formula="of:=0-[.B47]*[.$B$4] /[.$B$5]" office:value-type="float" office:value="-2.06641276993681" calcext:value-type="float">
            <text:p>-2,06641276993681</text:p>
          </table:table-cell>
          <table:table-cell table:formula="of:=[.D46]+([.$B$6]*[.E46])" office:value-type="float" office:value="7.89182766408026" calcext:value-type="float">
            <text:p>7,89182766408026</text:p>
          </table:table-cell>
          <table:table-cell table:formula="of:=[.B47]*[.$B$4]/[.$B$5] - [.D47]*[.$B$4]/[.$B$5]" office:value-type="float" office:value="1.67182138673279" calcext:value-type="float">
            <text:p>1,67182138673279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B47]+([.$B$6]*[.C47])" office:value-type="float" office:value="41.1216141217424" calcext:value-type="float">
            <text:p>41,1216141217424</text:p>
          </table:table-cell>
          <table:table-cell table:formula="of:=0-[.B48]*[.$B$4] /[.$B$5]" office:value-type="float" office:value="-2.05608070608712" calcext:value-type="float">
            <text:p>-2,05608070608712</text:p>
          </table:table-cell>
          <table:table-cell table:formula="of:=[.D47]+([.$B$6]*[.E47])" office:value-type="float" office:value="8.05900980275354" calcext:value-type="float">
            <text:p>8,05900980275354</text:p>
          </table:table-cell>
          <table:table-cell table:formula="of:=[.B48]*[.$B$4]/[.$B$5] - [.D48]*[.$B$4]/[.$B$5]" office:value-type="float" office:value="1.65313021594944" calcext:value-type="float">
            <text:p>1,65313021594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8]+([.$B$6]*[.C48])" office:value-type="float" office:value="40.9160060511337" calcext:value-type="float">
            <text:p>40,9160060511337</text:p>
          </table:table-cell>
          <table:table-cell table:formula="of:=0-[.B49]*[.$B$4] /[.$B$5]" office:value-type="float" office:value="-2.04580030255669" calcext:value-type="float">
            <text:p>-2,04580030255669</text:p>
          </table:table-cell>
          <table:table-cell table:formula="of:=[.D48]+([.$B$6]*[.E48])" office:value-type="float" office:value="8.22432282434849" calcext:value-type="float">
            <text:p>8,22432282434849</text:p>
          </table:table-cell>
          <table:table-cell table:formula="of:=[.B49]*[.$B$4]/[.$B$5] - [.D49]*[.$B$4]/[.$B$5]" office:value-type="float" office:value="1.63458416133926" calcext:value-type="float">
            <text:p>1,63458416133926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B49]+([.$B$6]*[.C49])" office:value-type="float" office:value="40.711426020878" calcext:value-type="float">
            <text:p>40,711426020878</text:p>
          </table:table-cell>
          <table:table-cell table:formula="of:=0-[.B50]*[.$B$4] /[.$B$5]" office:value-type="float" office:value="-2.0355713010439" calcext:value-type="float">
            <text:p>-2,0355713010439</text:p>
          </table:table-cell>
          <table:table-cell table:formula="of:=[.D49]+([.$B$6]*[.E49])" office:value-type="float" office:value="8.38778124048241" calcext:value-type="float">
            <text:p>8,38778124048241</text:p>
          </table:table-cell>
          <table:table-cell table:formula="of:=[.B50]*[.$B$4]/[.$B$5] - [.D50]*[.$B$4]/[.$B$5]" office:value-type="float" office:value="1.61618223901978" calcext:value-type="float">
            <text:p>1,61618223901978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B50]+([.$B$6]*[.C50])" office:value-type="float" office:value="40.5078688907737" calcext:value-type="float">
            <text:p>40,5078688907737</text:p>
          </table:table-cell>
          <table:table-cell table:formula="of:=0-[.B51]*[.$B$4] /[.$B$5]" office:value-type="float" office:value="-2.02539344453868" calcext:value-type="float">
            <text:p>-2,02539344453868</text:p>
          </table:table-cell>
          <table:table-cell table:formula="of:=[.D50]+([.$B$6]*[.E50])" office:value-type="float" office:value="8.54939946438439" calcext:value-type="float">
            <text:p>8,54939946438439</text:p>
          </table:table-cell>
          <table:table-cell table:formula="of:=[.B51]*[.$B$4]/[.$B$5] - [.D51]*[.$B$4]/[.$B$5]" office:value-type="float" office:value="1.59792347131946" calcext:value-type="float">
            <text:p>1,59792347131946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B51]+([.$B$6]*[.C51])" office:value-type="float" office:value="40.3053295463198" calcext:value-type="float">
            <text:p>40,3053295463198</text:p>
          </table:table-cell>
          <table:table-cell table:formula="of:=0-[.B52]*[.$B$4] /[.$B$5]" office:value-type="float" office:value="-2.01526647731599" calcext:value-type="float">
            <text:p>-2,01526647731599</text:p>
          </table:table-cell>
          <table:table-cell table:formula="of:=[.D51]+([.$B$6]*[.E51])" office:value-type="float" office:value="8.70919181151634" calcext:value-type="float">
            <text:p>8,70919181151634</text:p>
          </table:table-cell>
          <table:table-cell table:formula="of:=[.B52]*[.$B$4]/[.$B$5] - [.D52]*[.$B$4]/[.$B$5]" office:value-type="float" office:value="1.57980688674017" calcext:value-type="float">
            <text:p>1,5798068867401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B52]+([.$B$6]*[.C52])" office:value-type="float" office:value="40.1038028985882" calcext:value-type="float">
            <text:p>40,1038028985882</text:p>
          </table:table-cell>
          <table:table-cell table:formula="of:=0-[.B53]*[.$B$4] /[.$B$5]" office:value-type="float" office:value="-2.00519014492941" calcext:value-type="float">
            <text:p>-2,00519014492941</text:p>
          </table:table-cell>
          <table:table-cell table:formula="of:=[.D52]+([.$B$6]*[.E52])" office:value-type="float" office:value="8.86717250019035" calcext:value-type="float">
            <text:p>8,86717250019035</text:p>
          </table:table-cell>
          <table:table-cell table:formula="of:=[.B53]*[.$B$4]/[.$B$5] - [.D53]*[.$B$4]/[.$B$5]" office:value-type="float" office:value="1.56183151991989" calcext:value-type="float">
            <text:p>1,5618315199198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B53]+([.$B$6]*[.C53])" office:value-type="float" office:value="39.9032838840952" calcext:value-type="float">
            <text:p>39,9032838840952</text:p>
          </table:table-cell>
          <table:table-cell table:formula="of:=0-[.B54]*[.$B$4] /[.$B$5]" office:value-type="float" office:value="-1.99516419420476" calcext:value-type="float">
            <text:p>-1,99516419420476</text:p>
          </table:table-cell>
          <table:table-cell table:formula="of:=[.D53]+([.$B$6]*[.E53])" office:value-type="float" office:value="9.02335565218234" calcext:value-type="float">
            <text:p>9,02335565218234</text:p>
          </table:table-cell>
          <table:table-cell table:formula="of:=[.B54]*[.$B$4]/[.$B$5] - [.D54]*[.$B$4]/[.$B$5]" office:value-type="float" office:value="1.54399641159565" calcext:value-type="float">
            <text:p>1,5439964115956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B54]+([.$B$6]*[.C54])" office:value-type="float" office:value="39.7037674646748" calcext:value-type="float">
            <text:p>39,7037674646748</text:p>
          </table:table-cell>
          <table:table-cell table:formula="of:=0-[.B55]*[.$B$4] /[.$B$5]" office:value-type="float" office:value="-1.98518837323374" calcext:value-type="float">
            <text:p>-1,98518837323374</text:p>
          </table:table-cell>
          <table:table-cell table:formula="of:=[.D54]+([.$B$6]*[.E54])" office:value-type="float" office:value="9.17775529334191" calcext:value-type="float">
            <text:p>9,17775529334191</text:p>
          </table:table-cell>
          <table:table-cell table:formula="of:=[.B55]*[.$B$4]/[.$B$5] - [.D55]*[.$B$4]/[.$B$5]" office:value-type="float" office:value="1.52630060856664" calcext:value-type="float">
            <text:p>1,5263006085666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B55]+([.$B$6]*[.C55])" office:value-type="float" office:value="39.5052486273514" calcext:value-type="float">
            <text:p>39,5052486273514</text:p>
          </table:table-cell>
          <table:table-cell table:formula="of:=0-[.B56]*[.$B$4] /[.$B$5]" office:value-type="float" office:value="-1.97526243136757" calcext:value-type="float">
            <text:p>-1,97526243136757</text:p>
          </table:table-cell>
          <table:table-cell table:formula="of:=[.D55]+([.$B$6]*[.E55])" office:value-type="float" office:value="9.33038535419857" calcext:value-type="float">
            <text:p>9,33038535419857</text:p>
          </table:table-cell>
          <table:table-cell table:formula="of:=[.B56]*[.$B$4]/[.$B$5] - [.D56]*[.$B$4]/[.$B$5]" office:value-type="float" office:value="1.50874316365764" calcext:value-type="float">
            <text:p>1,50874316365764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B56]+([.$B$6]*[.C56])" office:value-type="float" office:value="39.3077223842146" calcext:value-type="float">
            <text:p>39,3077223842146</text:p>
          </table:table-cell>
          <table:table-cell table:formula="of:=0-[.B57]*[.$B$4] /[.$B$5]" office:value-type="float" office:value="-1.96538611921073" calcext:value-type="float">
            <text:p>-1,96538611921073</text:p>
          </table:table-cell>
          <table:table-cell table:formula="of:=[.D56]+([.$B$6]*[.E56])" office:value-type="float" office:value="9.48125967056433" calcext:value-type="float">
            <text:p>9,48125967056433</text:p>
          </table:table-cell>
          <table:table-cell table:formula="of:=[.B57]*[.$B$4]/[.$B$5] - [.D57]*[.$B$4]/[.$B$5]" office:value-type="float" office:value="1.49132313568252" calcext:value-type="float">
            <text:p>1,49132313568252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B57]+([.$B$6]*[.C57])" office:value-type="float" office:value="39.1111837722936" calcext:value-type="float">
            <text:p>39,1111837722936</text:p>
          </table:table-cell>
          <table:table-cell table:formula="of:=0-[.B58]*[.$B$4] /[.$B$5]" office:value-type="float" office:value="-1.95555918861468" calcext:value-type="float">
            <text:p>-1,95555918861468</text:p>
          </table:table-cell>
          <table:table-cell table:formula="of:=[.D57]+([.$B$6]*[.E57])" office:value-type="float" office:value="9.63039198413259" calcext:value-type="float">
            <text:p>9,63039198413259</text:p>
          </table:table-cell>
          <table:table-cell table:formula="of:=[.B58]*[.$B$4]/[.$B$5] - [.D58]*[.$B$4]/[.$B$5]" office:value-type="float" office:value="1.47403958940805" calcext:value-type="float">
            <text:p>1,47403958940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8]+([.$B$6]*[.C58])" office:value-type="float" office:value="38.9156278534321" calcext:value-type="float">
            <text:p>38,9156278534321</text:p>
          </table:table-cell>
          <table:table-cell table:formula="of:=0-[.B59]*[.$B$4] /[.$B$5]" office:value-type="float" office:value="-1.94578139267161" calcext:value-type="float">
            <text:p>-1,94578139267161</text:p>
          </table:table-cell>
          <table:table-cell table:formula="of:=[.D58]+([.$B$6]*[.E58])" office:value-type="float" office:value="9.77779594307339" calcext:value-type="float">
            <text:p>9,77779594307339</text:p>
          </table:table-cell>
          <table:table-cell table:formula="of:=[.B59]*[.$B$4]/[.$B$5] - [.D59]*[.$B$4]/[.$B$5]" office:value-type="float" office:value="1.45689159551794" calcext:value-type="float">
            <text:p>1,4568915955179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B59]+([.$B$6]*[.C59])" office:value-type="float" office:value="38.7210497141649" calcext:value-type="float">
            <text:p>38,7210497141649</text:p>
          </table:table-cell>
          <table:table-cell table:formula="of:=0-[.B60]*[.$B$4] /[.$B$5]" office:value-type="float" office:value="-1.93605248570825" calcext:value-type="float">
            <text:p>-1,93605248570825</text:p>
          </table:table-cell>
          <table:table-cell table:formula="of:=[.D59]+([.$B$6]*[.E59])" office:value-type="float" office:value="9.92348510262518" calcext:value-type="float">
            <text:p>9,92348510262518</text:p>
          </table:table-cell>
          <table:table-cell table:formula="of:=[.B60]*[.$B$4]/[.$B$5] - [.D60]*[.$B$4]/[.$B$5]" office:value-type="float" office:value="1.43987823057699" calcext:value-type="float">
            <text:p>1,43987823057699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B60]+([.$B$6]*[.C60])" office:value-type="float" office:value="38.5274444655941" calcext:value-type="float">
            <text:p>38,5274444655941</text:p>
          </table:table-cell>
          <table:table-cell table:formula="of:=0-[.B61]*[.$B$4] /[.$B$5]" office:value-type="float" office:value="-1.92637222327971" calcext:value-type="float">
            <text:p>-1,92637222327971</text:p>
          </table:table-cell>
          <table:table-cell table:formula="of:=[.D60]+([.$B$6]*[.E60])" office:value-type="float" office:value="10.0674729256829" calcext:value-type="float">
            <text:p>10,0674729256829</text:p>
          </table:table-cell>
          <table:table-cell table:formula="of:=[.B61]*[.$B$4]/[.$B$5] - [.D61]*[.$B$4]/[.$B$5]" office:value-type="float" office:value="1.42299857699556" calcext:value-type="float">
            <text:p>1,42299857699556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B61]+([.$B$6]*[.C61])" office:value-type="float" office:value="38.3348072432661" calcext:value-type="float">
            <text:p>38,3348072432661</text:p>
          </table:table-cell>
          <table:table-cell table:formula="of:=0-[.B62]*[.$B$4] /[.$B$5]" office:value-type="float" office:value="-1.91674036216331" calcext:value-type="float">
            <text:p>-1,91674036216331</text:p>
          </table:table-cell>
          <table:table-cell table:formula="of:=[.D61]+([.$B$6]*[.E61])" office:value-type="float" office:value="10.2097727833824" calcext:value-type="float">
            <text:p>10,2097727833824</text:p>
          </table:table-cell>
          <table:table-cell table:formula="of:=[.B62]*[.$B$4]/[.$B$5] - [.D62]*[.$B$4]/[.$B$5]" office:value-type="float" office:value="1.40625172299419" calcext:value-type="float">
            <text:p>1,40625172299419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B62]+([.$B$6]*[.C62])" office:value-type="float" office:value="38.1431332070498" calcext:value-type="float">
            <text:p>38,1431332070498</text:p>
          </table:table-cell>
          <table:table-cell table:formula="of:=0-[.B63]*[.$B$4] /[.$B$5]" office:value-type="float" office:value="-1.90715666035249" calcext:value-type="float">
            <text:p>-1,90715666035249</text:p>
          </table:table-cell>
          <table:table-cell table:formula="of:=[.D62]+([.$B$6]*[.E62])" office:value-type="float" office:value="10.3503979556819" calcext:value-type="float">
            <text:p>10,3503979556819</text:p>
          </table:table-cell>
          <table:table-cell table:formula="of:=[.B63]*[.$B$4]/[.$B$5] - [.D63]*[.$B$4]/[.$B$5]" office:value-type="float" office:value="1.3896367625684" calcext:value-type="float">
            <text:p>1,389636762568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B63]+([.$B$6]*[.C63])" office:value-type="float" office:value="37.9524175410146" calcext:value-type="float">
            <text:p>37,9524175410146</text:p>
          </table:table-cell>
          <table:table-cell table:formula="of:=0-[.B64]*[.$B$4] /[.$B$5]" office:value-type="float" office:value="-1.89762087705073" calcext:value-type="float">
            <text:p>-1,89762087705073</text:p>
          </table:table-cell>
          <table:table-cell table:formula="of:=[.D63]+([.$B$6]*[.E63])" office:value-type="float" office:value="10.4893616319387" calcext:value-type="float">
            <text:p>10,4893616319387</text:p>
          </table:table-cell>
          <table:table-cell table:formula="of:=[.B64]*[.$B$4]/[.$B$5] - [.D64]*[.$B$4]/[.$B$5]" office:value-type="float" office:value="1.37315279545379" calcext:value-type="float">
            <text:p>1,37315279545379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B64]+([.$B$6]*[.C64])" office:value-type="float" office:value="37.7626554533095" calcext:value-type="float">
            <text:p>37,7626554533095</text:p>
          </table:table-cell>
          <table:table-cell table:formula="of:=0-[.B65]*[.$B$4] /[.$B$5]" office:value-type="float" office:value="-1.88813277266547" calcext:value-type="float">
            <text:p>-1,88813277266547</text:p>
          </table:table-cell>
          <table:table-cell table:formula="of:=[.D64]+([.$B$6]*[.E64])" office:value-type="float" office:value="10.6266769114841" calcext:value-type="float">
            <text:p>10,6266769114841</text:p>
          </table:table-cell>
          <table:table-cell table:formula="of:=[.B65]*[.$B$4]/[.$B$5] - [.D65]*[.$B$4]/[.$B$5]" office:value-type="float" office:value="1.35679892709127" calcext:value-type="float">
            <text:p>1,35679892709127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B65]+([.$B$6]*[.C65])" office:value-type="float" office:value="37.5738421760429" calcext:value-type="float">
            <text:p>37,5738421760429</text:p>
          </table:table-cell>
          <table:table-cell table:formula="of:=0-[.B66]*[.$B$4] /[.$B$5]" office:value-type="float" office:value="-1.87869210880215" calcext:value-type="float">
            <text:p>-1,87869210880215</text:p>
          </table:table-cell>
          <table:table-cell table:formula="of:=[.D65]+([.$B$6]*[.E65])" office:value-type="float" office:value="10.7623568041932" calcext:value-type="float">
            <text:p>10,7623568041932</text:p>
          </table:table-cell>
          <table:table-cell table:formula="of:=[.B66]*[.$B$4]/[.$B$5] - [.D66]*[.$B$4]/[.$B$5]" office:value-type="float" office:value="1.34057426859249" calcext:value-type="float">
            <text:p>1,34057426859249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B66]+([.$B$6]*[.C66])" office:value-type="float" office:value="37.3859729651627" calcext:value-type="float">
            <text:p>37,3859729651627</text:p>
          </table:table-cell>
          <table:table-cell table:formula="of:=0-[.B67]*[.$B$4] /[.$B$5]" office:value-type="float" office:value="-1.86929864825814" calcext:value-type="float">
            <text:p>-1,86929864825814</text:p>
          </table:table-cell>
          <table:table-cell table:formula="of:=[.D66]+([.$B$6]*[.E66])" office:value-type="float" office:value="10.8964142310525" calcext:value-type="float">
            <text:p>10,8964142310525</text:p>
          </table:table-cell>
          <table:table-cell table:formula="of:=[.B67]*[.$B$4]/[.$B$5] - [.D67]*[.$B$4]/[.$B$5]" office:value-type="float" office:value="1.32447793670551" calcext:value-type="float">
            <text:p>1,32447793670551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B67]+([.$B$6]*[.C67])" office:value-type="float" office:value="37.1990431003369" calcext:value-type="float">
            <text:p>37,1990431003369</text:p>
          </table:table-cell>
          <table:table-cell table:formula="of:=0-[.B68]*[.$B$4] /[.$B$5]" office:value-type="float" office:value="-1.85995215501685" calcext:value-type="float">
            <text:p>-1,85995215501685</text:p>
          </table:table-cell>
          <table:table-cell table:formula="of:=[.D67]+([.$B$6]*[.E67])" office:value-type="float" office:value="11.028862024723" calcext:value-type="float">
            <text:p>11,028862024723</text:p>
          </table:table-cell>
          <table:table-cell table:formula="of:=[.B68]*[.$B$4]/[.$B$5] - [.D68]*[.$B$4]/[.$B$5]" office:value-type="float" office:value="1.3085090537807" calcext:value-type="float">
            <text:p>1,3085090537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8]+([.$B$6]*[.C68])" office:value-type="float" office:value="37.0130478848352" calcext:value-type="float">
            <text:p>37,0130478848352</text:p>
          </table:table-cell>
          <table:table-cell table:formula="of:=0-[.B69]*[.$B$4] /[.$B$5]" office:value-type="float" office:value="-1.85065239424176" calcext:value-type="float">
            <text:p>-1,85065239424176</text:p>
          </table:table-cell>
          <table:table-cell table:formula="of:=[.D68]+([.$B$6]*[.E68])" office:value-type="float" office:value="11.1597129301011" calcext:value-type="float">
            <text:p>11,1597129301011</text:p>
          </table:table-cell>
          <table:table-cell table:formula="of:=[.B69]*[.$B$4]/[.$B$5] - [.D69]*[.$B$4]/[.$B$5]" office:value-type="float" office:value="1.29266674773671" calcext:value-type="float">
            <text:p>1,2926667477367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B69]+([.$B$6]*[.C69])" office:value-type="float" office:value="36.8279826454111" calcext:value-type="float">
            <text:p>36,8279826454111</text:p>
          </table:table-cell>
          <table:table-cell table:formula="of:=0-[.B70]*[.$B$4] /[.$B$5]" office:value-type="float" office:value="-1.84139913227055" calcext:value-type="float">
            <text:p>-1,84139913227055</text:p>
          </table:table-cell>
          <table:table-cell table:formula="of:=[.D69]+([.$B$6]*[.E69])" office:value-type="float" office:value="11.2889796048747" calcext:value-type="float">
            <text:p>11,2889796048747</text:p>
          </table:table-cell>
          <table:table-cell table:formula="of:=[.B70]*[.$B$4]/[.$B$5] - [.D70]*[.$B$4]/[.$B$5]" office:value-type="float" office:value="1.27695015202682" calcext:value-type="float">
            <text:p>1,27695015202682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B70]+([.$B$6]*[.C70])" office:value-type="float" office:value="36.643842732184" calcext:value-type="float">
            <text:p>36,643842732184</text:p>
          </table:table-cell>
          <table:table-cell table:formula="of:=0-[.B71]*[.$B$4] /[.$B$5]" office:value-type="float" office:value="-1.8321921366092" calcext:value-type="float">
            <text:p>-1,8321921366092</text:p>
          </table:table-cell>
          <table:table-cell table:formula="of:=[.D70]+([.$B$6]*[.E70])" office:value-type="float" office:value="11.4166746200774" calcext:value-type="float">
            <text:p>11,4166746200774</text:p>
          </table:table-cell>
          <table:table-cell table:formula="of:=[.B71]*[.$B$4]/[.$B$5] - [.D71]*[.$B$4]/[.$B$5]" office:value-type="float" office:value="1.26135840560533" calcext:value-type="float">
            <text:p>1,26135840560533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B71]+([.$B$6]*[.C71])" office:value-type="float" office:value="36.4606235185231" calcext:value-type="float">
            <text:p>36,4606235185231</text:p>
          </table:table-cell>
          <table:table-cell table:formula="of:=0-[.B72]*[.$B$4] /[.$B$5]" office:value-type="float" office:value="-1.82303117592615" calcext:value-type="float">
            <text:p>-1,82303117592615</text:p>
          </table:table-cell>
          <table:table-cell table:formula="of:=[.D71]+([.$B$6]*[.E71])" office:value-type="float" office:value="11.542810460638" calcext:value-type="float">
            <text:p>11,542810460638</text:p>
          </table:table-cell>
          <table:table-cell table:formula="of:=[.B72]*[.$B$4]/[.$B$5] - [.D72]*[.$B$4]/[.$B$5]" office:value-type="float" office:value="1.24589065289426" calcext:value-type="float">
            <text:p>1,2458906528942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B72]+([.$B$6]*[.C72])" office:value-type="float" office:value="36.2783204009305" calcext:value-type="float">
            <text:p>36,2783204009305</text:p>
          </table:table-cell>
          <table:table-cell table:formula="of:=0-[.B73]*[.$B$4] /[.$B$5]" office:value-type="float" office:value="-1.81391602004652" calcext:value-type="float">
            <text:p>-1,81391602004652</text:p>
          </table:table-cell>
          <table:table-cell table:formula="of:=[.D72]+([.$B$6]*[.E72])" office:value-type="float" office:value="11.6673995259274" calcext:value-type="float">
            <text:p>11,6673995259274</text:p>
          </table:table-cell>
          <table:table-cell table:formula="of:=[.B73]*[.$B$4]/[.$B$5] - [.D73]*[.$B$4]/[.$B$5]" office:value-type="float" office:value="1.23054604375015" calcext:value-type="float">
            <text:p>1,2305460437501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B73]+([.$B$6]*[.C73])" office:value-type="float" office:value="36.0969287989258" calcext:value-type="float">
            <text:p>36,0969287989258</text:p>
          </table:table-cell>
          <table:table-cell table:formula="of:=0-[.B74]*[.$B$4] /[.$B$5]" office:value-type="float" office:value="-1.80484643994629" calcext:value-type="float">
            <text:p>-1,80484643994629</text:p>
          </table:table-cell>
          <table:table-cell table:formula="of:=[.D73]+([.$B$6]*[.E73])" office:value-type="float" office:value="11.7904541303024" calcext:value-type="float">
            <text:p>11,7904541303024</text:p>
          </table:table-cell>
          <table:table-cell table:formula="of:=[.B74]*[.$B$4]/[.$B$5] - [.D74]*[.$B$4]/[.$B$5]" office:value-type="float" office:value="1.21532373343117" calcext:value-type="float">
            <text:p>1,2153237334311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formula="of:=[.B74]+([.$B$6]*[.C74])" office:value-type="float" office:value="35.9164441549312" calcext:value-type="float">
            <text:p>35,9164441549312</text:p>
          </table:table-cell>
          <table:table-cell table:formula="of:=0-[.B75]*[.$B$4] /[.$B$5]" office:value-type="float" office:value="-1.79582220774656" calcext:value-type="float">
            <text:p>-1,79582220774656</text:p>
          </table:table-cell>
          <table:table-cell table:formula="of:=[.D74]+([.$B$6]*[.E74])" office:value-type="float" office:value="11.9119865036455" calcext:value-type="float">
            <text:p>11,9119865036455</text:p>
          </table:table-cell>
          <table:table-cell table:formula="of:=[.B75]*[.$B$4]/[.$B$5] - [.D75]*[.$B$4]/[.$B$5]" office:value-type="float" office:value="1.20022288256428" calcext:value-type="float">
            <text:p>1,20022288256428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formula="of:=[.B75]+([.$B$6]*[.C75])" office:value-type="float" office:value="35.7368619341565" calcext:value-type="float">
            <text:p>35,7368619341565</text:p>
          </table:table-cell>
          <table:table-cell table:formula="of:=0-[.B76]*[.$B$4] /[.$B$5]" office:value-type="float" office:value="-1.78684309670783" calcext:value-type="float">
            <text:p>-1,78684309670783</text:p>
          </table:table-cell>
          <table:table-cell table:formula="of:=[.D75]+([.$B$6]*[.E75])" office:value-type="float" office:value="12.0320087919019" calcext:value-type="float">
            <text:p>12,0320087919019</text:p>
          </table:table-cell>
          <table:table-cell table:formula="of:=[.B76]*[.$B$4]/[.$B$5] - [.D76]*[.$B$4]/[.$B$5]" office:value-type="float" office:value="1.18524265711273" calcext:value-type="float">
            <text:p>1,18524265711273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B76]+([.$B$6]*[.C76])" office:value-type="float" office:value="35.5581776244857" calcext:value-type="float">
            <text:p>35,5581776244857</text:p>
          </table:table-cell>
          <table:table-cell table:formula="of:=0-[.B77]*[.$B$4] /[.$B$5]" office:value-type="float" office:value="-1.77790888122429" calcext:value-type="float">
            <text:p>-1,77790888122429</text:p>
          </table:table-cell>
          <table:table-cell table:formula="of:=[.D76]+([.$B$6]*[.E76])" office:value-type="float" office:value="12.1505330576132" calcext:value-type="float">
            <text:p>12,1505330576132</text:p>
          </table:table-cell>
          <table:table-cell table:formula="of:=[.B77]*[.$B$4]/[.$B$5] - [.D77]*[.$B$4]/[.$B$5]" office:value-type="float" office:value="1.17038222834363" calcext:value-type="float">
            <text:p>1,17038222834363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table:formula="of:=[.B77]+([.$B$6]*[.C77])" office:value-type="float" office:value="35.3803867363633" calcext:value-type="float">
            <text:p>35,3803867363633</text:p>
          </table:table-cell>
          <table:table-cell table:formula="of:=0-[.B78]*[.$B$4] /[.$B$5]" office:value-type="float" office:value="-1.76901933681817" calcext:value-type="float">
            <text:p>-1,76901933681817</text:p>
          </table:table-cell>
          <table:table-cell table:formula="of:=[.D77]+([.$B$6]*[.E77])" office:value-type="float" office:value="12.2675712804476" calcext:value-type="float">
            <text:p>12,2675712804476</text:p>
          </table:table-cell>
          <table:table-cell table:formula="of:=[.B78]*[.$B$4]/[.$B$5] - [.D78]*[.$B$4]/[.$B$5]" office:value-type="float" office:value="1.15564077279579" calcext:value-type="float">
            <text:p>1,15564077279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8]+([.$B$6]*[.C78])" office:value-type="float" office:value="35.2034848026815" calcext:value-type="float">
            <text:p>35,2034848026815</text:p>
          </table:table-cell>
          <table:table-cell table:formula="of:=0-[.B79]*[.$B$4] /[.$B$5]" office:value-type="float" office:value="-1.76017424013407" calcext:value-type="float">
            <text:p>-1,76017424013407</text:p>
          </table:table-cell>
          <table:table-cell table:formula="of:=[.D78]+([.$B$6]*[.E78])" office:value-type="float" office:value="12.3831353577272" calcext:value-type="float">
            <text:p>12,3831353577272</text:p>
          </table:table-cell>
          <table:table-cell table:formula="of:=[.B79]*[.$B$4]/[.$B$5] - [.D79]*[.$B$4]/[.$B$5]" office:value-type="float" office:value="1.14101747224772" calcext:value-type="float">
            <text:p>1,14101747224772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table:formula="of:=[.B79]+([.$B$6]*[.C79])" office:value-type="float" office:value="35.0274673786681" calcext:value-type="float">
            <text:p>35,0274673786681</text:p>
          </table:table-cell>
          <table:table-cell table:formula="of:=0-[.B80]*[.$B$4] /[.$B$5]" office:value-type="float" office:value="-1.7513733689334" calcext:value-type="float">
            <text:p>-1,7513733689334</text:p>
          </table:table-cell>
          <table:table-cell table:formula="of:=[.D79]+([.$B$6]*[.E79])" office:value-type="float" office:value="12.4972371049519" calcext:value-type="float">
            <text:p>12,4972371049519</text:p>
          </table:table-cell>
          <table:table-cell table:formula="of:=[.B80]*[.$B$4]/[.$B$5] - [.D80]*[.$B$4]/[.$B$5]" office:value-type="float" office:value="1.12651151368581" calcext:value-type="float">
            <text:p>1,12651151368581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formula="of:=[.B80]+([.$B$6]*[.C80])" office:value-type="float" office:value="34.8523300417747" calcext:value-type="float">
            <text:p>34,8523300417747</text:p>
          </table:table-cell>
          <table:table-cell table:formula="of:=0-[.B81]*[.$B$4] /[.$B$5]" office:value-type="float" office:value="-1.74261650208874" calcext:value-type="float">
            <text:p>-1,74261650208874</text:p>
          </table:table-cell>
          <table:table-cell table:formula="of:=[.D80]+([.$B$6]*[.E80])" office:value-type="float" office:value="12.6098882563205" calcext:value-type="float">
            <text:p>12,6098882563205</text:p>
          </table:table-cell>
          <table:table-cell table:formula="of:=[.B81]*[.$B$4]/[.$B$5] - [.D81]*[.$B$4]/[.$B$5]" office:value-type="float" office:value="1.11212208927271" calcext:value-type="float">
            <text:p>1,11212208927271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table:formula="of:=[.B81]+([.$B$6]*[.C81])" office:value-type="float" office:value="34.6780683915659" calcext:value-type="float">
            <text:p>34,6780683915659</text:p>
          </table:table-cell>
          <table:table-cell table:formula="of:=0-[.B82]*[.$B$4] /[.$B$5]" office:value-type="float" office:value="-1.73390341957829" calcext:value-type="float">
            <text:p>-1,73390341957829</text:p>
          </table:table-cell>
          <table:table-cell table:formula="of:=[.D81]+([.$B$6]*[.E81])" office:value-type="float" office:value="12.7211004652478" calcext:value-type="float">
            <text:p>12,7211004652478</text:p>
          </table:table-cell>
          <table:table-cell table:formula="of:=[.B82]*[.$B$4]/[.$B$5] - [.D82]*[.$B$4]/[.$B$5]" office:value-type="float" office:value="1.0978483963159" calcext:value-type="float">
            <text:p>1,0978483963159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formula="of:=[.B82]+([.$B$6]*[.C82])" office:value-type="float" office:value="34.504678049608" calcext:value-type="float">
            <text:p>34,504678049608</text:p>
          </table:table-cell>
          <table:table-cell table:formula="of:=0-[.B83]*[.$B$4] /[.$B$5]" office:value-type="float" office:value="-1.7252339024804" calcext:value-type="float">
            <text:p>-1,7252339024804</text:p>
          </table:table-cell>
          <table:table-cell table:formula="of:=[.D82]+([.$B$6]*[.E82])" office:value-type="float" office:value="12.8308853048794" calcext:value-type="float">
            <text:p>12,8308853048794</text:p>
          </table:table-cell>
          <table:table-cell table:formula="of:=[.B83]*[.$B$4]/[.$B$5] - [.D83]*[.$B$4]/[.$B$5]" office:value-type="float" office:value="1.08368963723643" calcext:value-type="float">
            <text:p>1,0836896372364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.B83]+([.$B$6]*[.C83])" office:value-type="float" office:value="34.33215465936" calcext:value-type="float">
            <text:p>34,33215465936</text:p>
          </table:table-cell>
          <table:table-cell table:formula="of:=0-[.B84]*[.$B$4] /[.$B$5]" office:value-type="float" office:value="-1.716607732968" calcext:value-type="float">
            <text:p>-1,716607732968</text:p>
          </table:table-cell>
          <table:table-cell table:formula="of:=[.D83]+([.$B$6]*[.E83])" office:value-type="float" office:value="12.939254268603" calcext:value-type="float">
            <text:p>12,939254268603</text:p>
          </table:table-cell>
          <table:table-cell table:formula="of:=[.B84]*[.$B$4]/[.$B$5] - [.D84]*[.$B$4]/[.$B$5]" office:value-type="float" office:value="1.06964501953785" calcext:value-type="float">
            <text:p>1,0696450195378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B84]+([.$B$6]*[.C84])" office:value-type="float" office:value="34.1604938860632" calcext:value-type="float">
            <text:p>34,1604938860632</text:p>
          </table:table-cell>
          <table:table-cell table:formula="of:=0-[.B85]*[.$B$4] /[.$B$5]" office:value-type="float" office:value="-1.70802469430316" calcext:value-type="float">
            <text:p>-1,70802469430316</text:p>
          </table:table-cell>
          <table:table-cell table:formula="of:=[.D84]+([.$B$6]*[.E84])" office:value-type="float" office:value="13.0462187705568" calcext:value-type="float">
            <text:p>13,0462187705568</text:p>
          </table:table-cell>
          <table:table-cell table:formula="of:=[.B85]*[.$B$4]/[.$B$5] - [.D85]*[.$B$4]/[.$B$5]" office:value-type="float" office:value="1.05571375577532" calcext:value-type="float">
            <text:p>1,05571375577532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formula="of:=[.B85]+([.$B$6]*[.C85])" office:value-type="float" office:value="33.9896914166329" calcext:value-type="float">
            <text:p>33,9896914166329</text:p>
          </table:table-cell>
          <table:table-cell table:formula="of:=0-[.B86]*[.$B$4] /[.$B$5]" office:value-type="float" office:value="-1.69948457083164" calcext:value-type="float">
            <text:p>-1,69948457083164</text:p>
          </table:table-cell>
          <table:table-cell table:formula="of:=[.D85]+([.$B$6]*[.E85])" office:value-type="float" office:value="13.1517901461343" calcext:value-type="float">
            <text:p>13,1517901461343</text:p>
          </table:table-cell>
          <table:table-cell table:formula="of:=[.B86]*[.$B$4]/[.$B$5] - [.D86]*[.$B$4]/[.$B$5]" office:value-type="float" office:value="1.04189506352493" calcext:value-type="float">
            <text:p>1,04189506352493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[.B86]+([.$B$6]*[.C86])" office:value-type="float" office:value="33.8197429595497" calcext:value-type="float">
            <text:p>33,8197429595497</text:p>
          </table:table-cell>
          <table:table-cell table:formula="of:=0-[.B87]*[.$B$4] /[.$B$5]" office:value-type="float" office:value="-1.69098714797749" calcext:value-type="float">
            <text:p>-1,69098714797749</text:p>
          </table:table-cell>
          <table:table-cell table:formula="of:=[.D86]+([.$B$6]*[.E86])" office:value-type="float" office:value="13.2559796524868" calcext:value-type="float">
            <text:p>13,2559796524868</text:p>
          </table:table-cell>
          <table:table-cell table:formula="of:=[.B87]*[.$B$4]/[.$B$5] - [.D87]*[.$B$4]/[.$B$5]" office:value-type="float" office:value="1.02818816535314" calcext:value-type="float">
            <text:p>1,0281881653531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table:formula="of:=[.B87]+([.$B$6]*[.C87])" office:value-type="float" office:value="33.650644244752" calcext:value-type="float">
            <text:p>33,650644244752</text:p>
          </table:table-cell>
          <table:table-cell table:formula="of:=0-[.B88]*[.$B$4] /[.$B$5]" office:value-type="float" office:value="-1.6825322122376" calcext:value-type="float">
            <text:p>-1,6825322122376</text:p>
          </table:table-cell>
          <table:table-cell table:formula="of:=[.D87]+([.$B$6]*[.E87])" office:value-type="float" office:value="13.3587984690221" calcext:value-type="float">
            <text:p>13,3587984690221</text:p>
          </table:table-cell>
          <table:table-cell table:formula="of:=[.B88]*[.$B$4]/[.$B$5] - [.D88]*[.$B$4]/[.$B$5]" office:value-type="float" office:value="1.01459228878649" calcext:value-type="float">
            <text:p>1,01459228878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8]+([.$B$6]*[.C88])" office:value-type="float" office:value="33.4823910235282" calcext:value-type="float">
            <text:p>33,4823910235282</text:p>
          </table:table-cell>
          <table:table-cell table:formula="of:=0-[.B89]*[.$B$4] /[.$B$5]" office:value-type="float" office:value="-1.67411955117641" calcext:value-type="float">
            <text:p>-1,67411955117641</text:p>
          </table:table-cell>
          <table:table-cell table:formula="of:=[.D88]+([.$B$6]*[.E88])" office:value-type="float" office:value="13.4602576979008" calcext:value-type="float">
            <text:p>13,4602576979008</text:p>
          </table:table-cell>
          <table:table-cell table:formula="of:=[.B89]*[.$B$4]/[.$B$5] - [.D89]*[.$B$4]/[.$B$5]" office:value-type="float" office:value="1.00110666628137" calcext:value-type="float">
            <text:p>1,0011066662813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table:formula="of:=[.B89]+([.$B$6]*[.C89])" office:value-type="float" office:value="33.3149790684106" calcext:value-type="float">
            <text:p>33,3149790684106</text:p>
          </table:table-cell>
          <table:table-cell table:formula="of:=0-[.B90]*[.$B$4] /[.$B$5]" office:value-type="float" office:value="-1.66574895342053" calcext:value-type="float">
            <text:p>-1,66574895342053</text:p>
          </table:table-cell>
          <table:table-cell table:formula="of:=[.D89]+([.$B$6]*[.E89])" office:value-type="float" office:value="13.5603683645289" calcext:value-type="float">
            <text:p>13,5603683645289</text:p>
          </table:table-cell>
          <table:table-cell table:formula="of:=[.B90]*[.$B$4]/[.$B$5] - [.D90]*[.$B$4]/[.$B$5]" office:value-type="float" office:value="0.987730535194082" calcext:value-type="float">
            <text:p>0,987730535194082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[.B90]+([.$B$6]*[.C90])" office:value-type="float" office:value="33.1484041730685" calcext:value-type="float">
            <text:p>33,1484041730685</text:p>
          </table:table-cell>
          <table:table-cell table:formula="of:=0-[.B91]*[.$B$4] /[.$B$5]" office:value-type="float" office:value="-1.65742020865343" calcext:value-type="float">
            <text:p>-1,65742020865343</text:p>
          </table:table-cell>
          <table:table-cell table:formula="of:=[.D90]+([.$B$6]*[.E90])" office:value-type="float" office:value="13.6591414180483" calcext:value-type="float">
            <text:p>13,6591414180483</text:p>
          </table:table-cell>
          <table:table-cell table:formula="of:=[.B91]*[.$B$4]/[.$B$5] - [.D91]*[.$B$4]/[.$B$5]" office:value-type="float" office:value="0.974463137751009" calcext:value-type="float">
            <text:p>0,974463137751009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table:formula="of:=[.B91]+([.$B$6]*[.C91])" office:value-type="float" office:value="32.9826621522032" calcext:value-type="float">
            <text:p>32,9826621522032</text:p>
          </table:table-cell>
          <table:table-cell table:formula="of:=0-[.B92]*[.$B$4] /[.$B$5]" office:value-type="float" office:value="-1.64913310761016" calcext:value-type="float">
            <text:p>-1,64913310761016</text:p>
          </table:table-cell>
          <table:table-cell table:formula="of:=[.D91]+([.$B$6]*[.E91])" office:value-type="float" office:value="13.7565877318234" calcext:value-type="float">
            <text:p>13,7565877318234</text:p>
          </table:table-cell>
          <table:table-cell table:formula="of:=[.B92]*[.$B$4]/[.$B$5] - [.D92]*[.$B$4]/[.$B$5]" office:value-type="float" office:value="0.961303721018987" calcext:value-type="float">
            <text:p>0,961303721018987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table:formula="of:=[.B92]+([.$B$6]*[.C92])" office:value-type="float" office:value="32.8177488414422" calcext:value-type="float">
            <text:p>32,8177488414422</text:p>
          </table:table-cell>
          <table:table-cell table:formula="of:=0-[.B93]*[.$B$4] /[.$B$5]" office:value-type="float" office:value="-1.64088744207211" calcext:value-type="float">
            <text:p>-1,64088744207211</text:p>
          </table:table-cell>
          <table:table-cell table:formula="of:=[.D92]+([.$B$6]*[.E92])" office:value-type="float" office:value="13.8527181039253" calcext:value-type="float">
            <text:p>13,8527181039253</text:p>
          </table:table-cell>
          <table:table-cell table:formula="of:=[.B93]*[.$B$4]/[.$B$5] - [.D93]*[.$B$4]/[.$B$5]" office:value-type="float" office:value="0.948251536875841" calcext:value-type="float">
            <text:p>0,94825153687584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.B93]+([.$B$6]*[.C93])" office:value-type="float" office:value="32.6536600972349" calcext:value-type="float">
            <text:p>32,6536600972349</text:p>
          </table:table-cell>
          <table:table-cell table:formula="of:=0-[.B94]*[.$B$4] /[.$B$5]" office:value-type="float" office:value="-1.63268300486175" calcext:value-type="float">
            <text:p>-1,63268300486175</text:p>
          </table:table-cell>
          <table:table-cell table:formula="of:=[.D93]+([.$B$6]*[.E93])" office:value-type="float" office:value="13.9475432576129" calcext:value-type="float">
            <text:p>13,9475432576129</text:p>
          </table:table-cell>
          <table:table-cell table:formula="of:=[.B94]*[.$B$4]/[.$B$5] - [.D94]*[.$B$4]/[.$B$5]" office:value-type="float" office:value="0.935305841981101" calcext:value-type="float">
            <text:p>0,935305841981101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formula="of:=[.B94]+([.$B$6]*[.C94])" office:value-type="float" office:value="32.4903917967488" calcext:value-type="float">
            <text:p>32,4903917967488</text:p>
          </table:table-cell>
          <table:table-cell table:formula="of:=0-[.B95]*[.$B$4] /[.$B$5]" office:value-type="float" office:value="-1.62451958983744" calcext:value-type="float">
            <text:p>-1,62451958983744</text:p>
          </table:table-cell>
          <table:table-cell table:formula="of:=[.D94]+([.$B$6]*[.E94])" office:value-type="float" office:value="14.041073841811" calcext:value-type="float">
            <text:p>14,041073841811</text:p>
          </table:table-cell>
          <table:table-cell table:formula="of:=[.B95]*[.$B$4]/[.$B$5] - [.D95]*[.$B$4]/[.$B$5]" office:value-type="float" office:value="0.922465897746887" calcext:value-type="float">
            <text:p>0,922465897746887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table:formula="of:=[.B95]+([.$B$6]*[.C95])" office:value-type="float" office:value="32.327939837765" calcext:value-type="float">
            <text:p>32,327939837765</text:p>
          </table:table-cell>
          <table:table-cell table:formula="of:=0-[.B96]*[.$B$4] /[.$B$5]" office:value-type="float" office:value="-1.61639699188825" calcext:value-type="float">
            <text:p>-1,61639699188825</text:p>
          </table:table-cell>
          <table:table-cell table:formula="of:=[.D95]+([.$B$6]*[.E95])" office:value-type="float" office:value="14.1333204315857" calcext:value-type="float">
            <text:p>14,1333204315857</text:p>
          </table:table-cell>
          <table:table-cell table:formula="of:=[.B96]*[.$B$4]/[.$B$5] - [.D96]*[.$B$4]/[.$B$5]" office:value-type="float" office:value="0.909730970308965" calcext:value-type="float">
            <text:p>0,90973097030896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[.B96]+([.$B$6]*[.C96])" office:value-type="float" office:value="32.1663001385762" calcext:value-type="float">
            <text:p>32,1663001385762</text:p>
          </table:table-cell>
          <table:table-cell table:formula="of:=0-[.B97]*[.$B$4] /[.$B$5]" office:value-type="float" office:value="-1.60831500692881" calcext:value-type="float">
            <text:p>-1,60831500692881</text:p>
          </table:table-cell>
          <table:table-cell table:formula="of:=[.D96]+([.$B$6]*[.E96])" office:value-type="float" office:value="14.2242935286166" calcext:value-type="float">
            <text:p>14,2242935286166</text:p>
          </table:table-cell>
          <table:table-cell table:formula="of:=[.B97]*[.$B$4]/[.$B$5] - [.D97]*[.$B$4]/[.$B$5]" office:value-type="float" office:value="0.897100330497979" calcext:value-type="float">
            <text:p>0,897100330497979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table:formula="of:=[.B97]+([.$B$6]*[.C97])" office:value-type="float" office:value="32.0054686378833" calcext:value-type="float">
            <text:p>32,0054686378833</text:p>
          </table:table-cell>
          <table:table-cell table:formula="of:=0-[.B98]*[.$B$4] /[.$B$5]" office:value-type="float" office:value="-1.60027343189417" calcext:value-type="float">
            <text:p>-1,60027343189417</text:p>
          </table:table-cell>
          <table:table-cell table:formula="of:=[.D97]+([.$B$6]*[.E97])" office:value-type="float" office:value="14.3140035616664" calcext:value-type="float">
            <text:p>14,3140035616664</text:p>
          </table:table-cell>
          <table:table-cell table:formula="of:=[.B98]*[.$B$4]/[.$B$5] - [.D98]*[.$B$4]/[.$B$5]" office:value-type="float" office:value="0.884573253810845" calcext:value-type="float">
            <text:p>0,884573253810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8]+([.$B$6]*[.C98])" office:value-type="float" office:value="31.8454412946939" calcext:value-type="float">
            <text:p>31,8454412946939</text:p>
          </table:table-cell>
          <table:table-cell table:formula="of:=0-[.B99]*[.$B$4] /[.$B$5]" office:value-type="float" office:value="-1.5922720647347" calcext:value-type="float">
            <text:p>-1,5922720647347</text:p>
          </table:table-cell>
          <table:table-cell table:formula="of:=[.D98]+([.$B$6]*[.E98])" office:value-type="float" office:value="14.4024608870475" calcext:value-type="float">
            <text:p>14,4024608870475</text:p>
          </table:table-cell>
          <table:table-cell table:formula="of:=[.B99]*[.$B$4]/[.$B$5] - [.D99]*[.$B$4]/[.$B$5]" office:value-type="float" office:value="0.872149020382321" calcext:value-type="float">
            <text:p>0,872149020382321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table:formula="of:=[.B99]+([.$B$6]*[.C99])" office:value-type="float" office:value="31.6862140882204" calcext:value-type="float">
            <text:p>31,6862140882204</text:p>
          </table:table-cell>
          <table:table-cell table:formula="of:=0-[.B100]*[.$B$4] /[.$B$5]" office:value-type="float" office:value="-1.58431070441102" calcext:value-type="float">
            <text:p>-1,58431070441102</text:p>
          </table:table-cell>
          <table:table-cell table:formula="of:=[.D99]+([.$B$6]*[.E99])" office:value-type="float" office:value="14.4896757890857" calcext:value-type="float">
            <text:p>14,4896757890857</text:p>
          </table:table-cell>
          <table:table-cell table:formula="of:=[.B100]*[.$B$4]/[.$B$5] - [.D100]*[.$B$4]/[.$B$5]" office:value-type="float" office:value="0.859826914956735" calcext:value-type="float">
            <text:p>0,85982691495673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[.B100]+([.$B$6]*[.C100])" office:value-type="float" office:value="31.5277830177793" calcext:value-type="float">
            <text:p>31,5277830177793</text:p>
          </table:table-cell>
          <table:table-cell table:formula="of:=0-[.B101]*[.$B$4] /[.$B$5]" office:value-type="float" office:value="-1.57638915088897" calcext:value-type="float">
            <text:p>-1,57638915088897</text:p>
          </table:table-cell>
          <table:table-cell table:formula="of:=[.D100]+([.$B$6]*[.E100])" office:value-type="float" office:value="14.5756584805814" calcext:value-type="float">
            <text:p>14,5756584805814</text:p>
          </table:table-cell>
          <table:table-cell table:formula="of:=[.B101]*[.$B$4]/[.$B$5] - [.D101]*[.$B$4]/[.$B$5]" office:value-type="float" office:value="0.847606226859897" calcext:value-type="float">
            <text:p>0,847606226859897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table:formula="of:=[.B101]+([.$B$6]*[.C101])" office:value-type="float" office:value="31.3701441026904" calcext:value-type="float">
            <text:p>31,3701441026904</text:p>
          </table:table-cell>
          <table:table-cell table:formula="of:=0-[.B102]*[.$B$4] /[.$B$5]" office:value-type="float" office:value="-1.56850720513452" calcext:value-type="float">
            <text:p>-1,56850720513452</text:p>
          </table:table-cell>
          <table:table-cell table:formula="of:=[.D101]+([.$B$6]*[.E101])" office:value-type="float" office:value="14.6604191032674" calcext:value-type="float">
            <text:p>14,6604191032674</text:p>
          </table:table-cell>
          <table:table-cell table:formula="of:=[.B102]*[.$B$4]/[.$B$5] - [.D102]*[.$B$4]/[.$B$5]" office:value-type="float" office:value="0.835486249971152" calcext:value-type="float">
            <text:p>0,835486249971152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[.B102]+([.$B$6]*[.C102])" office:value-type="float" office:value="31.213293382177" calcext:value-type="float">
            <text:p>31,213293382177</text:p>
          </table:table-cell>
          <table:table-cell table:formula="of:=0-[.B103]*[.$B$4] /[.$B$5]" office:value-type="float" office:value="-1.56066466910885" calcext:value-type="float">
            <text:p>-1,56066466910885</text:p>
          </table:table-cell>
          <table:table-cell table:formula="of:=[.D102]+([.$B$6]*[.E102])" office:value-type="float" office:value="14.7439677282645" calcext:value-type="float">
            <text:p>14,7439677282645</text:p>
          </table:table-cell>
          <table:table-cell table:formula="of:=[.B103]*[.$B$4]/[.$B$5] - [.D103]*[.$B$4]/[.$B$5]" office:value-type="float" office:value="0.823466282695624" calcext:value-type="float">
            <text:p>0,823466282695624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.B103]+([.$B$6]*[.C103])" office:value-type="float" office:value="31.0572269152661" calcext:value-type="float">
            <text:p>31,0572269152661</text:p>
          </table:table-cell>
          <table:table-cell table:formula="of:=0-[.B104]*[.$B$4] /[.$B$5]" office:value-type="float" office:value="-1.55286134576331" calcext:value-type="float">
            <text:p>-1,55286134576331</text:p>
          </table:table-cell>
          <table:table-cell table:formula="of:=[.D103]+([.$B$6]*[.E103])" office:value-type="float" office:value="14.8263143565341" calcext:value-type="float">
            <text:p>14,8263143565341</text:p>
          </table:table-cell>
          <table:table-cell table:formula="of:=[.B104]*[.$B$4]/[.$B$5] - [.D104]*[.$B$4]/[.$B$5]" office:value-type="float" office:value="0.811545627936601" calcext:value-type="float">
            <text:p>0,811545627936601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[.B104]+([.$B$6]*[.C104])" office:value-type="float" office:value="30.9019407806898" calcext:value-type="float">
            <text:p>30,9019407806898</text:p>
          </table:table-cell>
          <table:table-cell table:formula="of:=0-[.B105]*[.$B$4] /[.$B$5]" office:value-type="float" office:value="-1.54509703903449" calcext:value-type="float">
            <text:p>-1,54509703903449</text:p>
          </table:table-cell>
          <table:table-cell table:formula="of:=[.D104]+([.$B$6]*[.E104])" office:value-type="float" office:value="14.9074689193277" calcext:value-type="float">
            <text:p>14,9074689193277</text:p>
          </table:table-cell>
          <table:table-cell table:formula="of:=[.B105]*[.$B$4]/[.$B$5] - [.D105]*[.$B$4]/[.$B$5]" office:value-type="float" office:value="0.799723593068102" calcext:value-type="float">
            <text:p>0,799723593068102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table:formula="of:=[.B105]+([.$B$6]*[.C105])" office:value-type="float" office:value="30.7474310767863" calcext:value-type="float">
            <text:p>30,7474310767863</text:p>
          </table:table-cell>
          <table:table-cell table:formula="of:=0-[.B106]*[.$B$4] /[.$B$5]" office:value-type="float" office:value="-1.53737155383932" calcext:value-type="float">
            <text:p>-1,53737155383932</text:p>
          </table:table-cell>
          <table:table-cell table:formula="of:=[.D105]+([.$B$6]*[.E105])" office:value-type="float" office:value="14.9874412786345" calcext:value-type="float">
            <text:p>14,9874412786345</text:p>
          </table:table-cell>
          <table:table-cell table:formula="of:=[.B106]*[.$B$4]/[.$B$5] - [.D106]*[.$B$4]/[.$B$5]" office:value-type="float" office:value="0.787999489907589" calcext:value-type="float">
            <text:p>0,787999489907589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[.B106]+([.$B$6]*[.C106])" office:value-type="float" office:value="30.5936939214024" calcext:value-type="float">
            <text:p>30,5936939214024</text:p>
          </table:table-cell>
          <table:table-cell table:formula="of:=0-[.B107]*[.$B$4] /[.$B$5]" office:value-type="float" office:value="-1.52968469607012" calcext:value-type="float">
            <text:p>-1,52968469607012</text:p>
          </table:table-cell>
          <table:table-cell table:formula="of:=[.D106]+([.$B$6]*[.E106])" office:value-type="float" office:value="15.0662412276253" calcext:value-type="float">
            <text:p>15,0662412276253</text:p>
          </table:table-cell>
          <table:table-cell table:formula="of:=[.B107]*[.$B$4]/[.$B$5] - [.D107]*[.$B$4]/[.$B$5]" office:value-type="float" office:value="0.776372634688854" calcext:value-type="float">
            <text:p>0,776372634688854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table:formula="of:=[.B107]+([.$B$6]*[.C107])" office:value-type="float" office:value="30.4407254517954" calcext:value-type="float">
            <text:p>30,4407254517954</text:p>
          </table:table-cell>
          <table:table-cell table:formula="of:=0-[.B108]*[.$B$4] /[.$B$5]" office:value-type="float" office:value="-1.52203627258977" calcext:value-type="float">
            <text:p>-1,52203627258977</text:p>
          </table:table-cell>
          <table:table-cell table:formula="of:=[.D107]+([.$B$6]*[.E107])" office:value-type="float" office:value="15.1438784910942" calcext:value-type="float">
            <text:p>15,1438784910942</text:p>
          </table:table-cell>
          <table:table-cell table:formula="of:=[.B108]*[.$B$4]/[.$B$5] - [.D108]*[.$B$4]/[.$B$5]" office:value-type="float" office:value="0.76484234803506" calcext:value-type="float">
            <text:p>0,76484234803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8]+([.$B$6]*[.C108])" office:value-type="float" office:value="30.2885218245364" calcext:value-type="float">
            <text:p>30,2885218245364</text:p>
          </table:table-cell>
          <table:table-cell table:formula="of:=0-[.B109]*[.$B$4] /[.$B$5]" office:value-type="float" office:value="-1.51442609122682" calcext:value-type="float">
            <text:p>-1,51442609122682</text:p>
          </table:table-cell>
          <table:table-cell table:formula="of:=[.D108]+([.$B$6]*[.E108])" office:value-type="float" office:value="15.2203627258977" calcext:value-type="float">
            <text:p>15,2203627258977</text:p>
          </table:table-cell>
          <table:table-cell table:formula="of:=[.B109]*[.$B$4]/[.$B$5] - [.D109]*[.$B$4]/[.$B$5]" office:value-type="float" office:value="0.753407954931935" calcext:value-type="float">
            <text:p>0,753407954931935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table:formula="of:=[.B109]+([.$B$6]*[.C109])" office:value-type="float" office:value="30.1370792154137" calcext:value-type="float">
            <text:p>30,1370792154137</text:p>
          </table:table-cell>
          <table:table-cell table:formula="of:=0-[.B110]*[.$B$4] /[.$B$5]" office:value-type="float" office:value="-1.50685396077069" calcext:value-type="float">
            <text:p>-1,50685396077069</text:p>
          </table:table-cell>
          <table:table-cell table:formula="of:=[.D109]+([.$B$6]*[.E109])" office:value-type="float" office:value="15.2957035213909" calcext:value-type="float">
            <text:p>15,2957035213909</text:p>
          </table:table-cell>
          <table:table-cell table:formula="of:=[.B110]*[.$B$4]/[.$B$5] - [.D110]*[.$B$4]/[.$B$5]" office:value-type="float" office:value="0.742068784701142" calcext:value-type="float">
            <text:p>0,742068784701142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formula="of:=[.B110]+([.$B$6]*[.C110])" office:value-type="float" office:value="29.9863938193366" calcext:value-type="float">
            <text:p>29,9863938193366</text:p>
          </table:table-cell>
          <table:table-cell table:formula="of:=0-[.B111]*[.$B$4] /[.$B$5]" office:value-type="float" office:value="-1.49931969096683" calcext:value-type="float">
            <text:p>-1,49931969096683</text:p>
          </table:table-cell>
          <table:table-cell table:formula="of:=[.D110]+([.$B$6]*[.E110])" office:value-type="float" office:value="15.369910399861" calcext:value-type="float">
            <text:p>15,369910399861</text:p>
          </table:table-cell>
          <table:table-cell table:formula="of:=[.B111]*[.$B$4]/[.$B$5] - [.D111]*[.$B$4]/[.$B$5]" office:value-type="float" office:value="0.730824170973783" calcext:value-type="float">
            <text:p>0,730824170973783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table:formula="of:=[.B111]+([.$B$6]*[.C111])" office:value-type="float" office:value="29.83646185024" calcext:value-type="float">
            <text:p>29,83646185024</text:p>
          </table:table-cell>
          <table:table-cell table:formula="of:=0-[.B112]*[.$B$4] /[.$B$5]" office:value-type="float" office:value="-1.491823092512" calcext:value-type="float">
            <text:p>-1,491823092512</text:p>
          </table:table-cell>
          <table:table-cell table:formula="of:=[.D111]+([.$B$6]*[.E111])" office:value-type="float" office:value="15.4429928169584" calcext:value-type="float">
            <text:p>15,4429928169584</text:p>
          </table:table-cell>
          <table:table-cell table:formula="of:=[.B112]*[.$B$4]/[.$B$5] - [.D112]*[.$B$4]/[.$B$5]" office:value-type="float" office:value="0.719673451664079" calcext:value-type="float">
            <text:p>0,719673451664079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table:formula="of:=[.B112]+([.$B$6]*[.C112])" office:value-type="float" office:value="29.6872795409888" calcext:value-type="float">
            <text:p>29,6872795409888</text:p>
          </table:table-cell>
          <table:table-cell table:formula="of:=0-[.B113]*[.$B$4] /[.$B$5]" office:value-type="float" office:value="-1.48436397704944" calcext:value-type="float">
            <text:p>-1,48436397704944</text:p>
          </table:table-cell>
          <table:table-cell table:formula="of:=[.D112]+([.$B$6]*[.E112])" office:value-type="float" office:value="15.5149601621248" calcext:value-type="float">
            <text:p>15,5149601621248</text:p>
          </table:table-cell>
          <table:table-cell table:formula="of:=[.B113]*[.$B$4]/[.$B$5] - [.D113]*[.$B$4]/[.$B$5]" office:value-type="float" office:value="0.708615968943199" calcext:value-type="float">
            <text:p>0,708615968943199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.B113]+([.$B$6]*[.C113])" office:value-type="float" office:value="29.5388431432838" calcext:value-type="float">
            <text:p>29,5388431432838</text:p>
          </table:table-cell>
          <table:table-cell table:formula="of:=0-[.B114]*[.$B$4] /[.$B$5]" office:value-type="float" office:value="-1.47694215716419" calcext:value-type="float">
            <text:p>-1,47694215716419</text:p>
          </table:table-cell>
          <table:table-cell table:formula="of:=[.D113]+([.$B$6]*[.E113])" office:value-type="float" office:value="15.5858217590191" calcext:value-type="float">
            <text:p>15,5858217590191</text:p>
          </table:table-cell>
          <table:table-cell table:formula="of:=[.B114]*[.$B$4]/[.$B$5] - [.D114]*[.$B$4]/[.$B$5]" office:value-type="float" office:value="0.697651069213236" calcext:value-type="float">
            <text:p>0,69765106921323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table:formula="of:=[.B114]+([.$B$6]*[.C114])" office:value-type="float" office:value="29.3911489275674" calcext:value-type="float">
            <text:p>29,3911489275674</text:p>
          </table:table-cell>
          <table:table-cell table:formula="of:=0-[.B115]*[.$B$4] /[.$B$5]" office:value-type="float" office:value="-1.46955744637837" calcext:value-type="float">
            <text:p>-1,46955744637837</text:p>
          </table:table-cell>
          <table:table-cell table:formula="of:=[.D114]+([.$B$6]*[.E114])" office:value-type="float" office:value="15.6555868659404" calcext:value-type="float">
            <text:p>15,6555868659404</text:p>
          </table:table-cell>
          <table:table-cell table:formula="of:=[.B115]*[.$B$4]/[.$B$5] - [.D115]*[.$B$4]/[.$B$5]" office:value-type="float" office:value="0.686778103081349" calcext:value-type="float">
            <text:p>0,686778103081349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table:formula="of:=[.B115]+([.$B$6]*[.C115])" office:value-type="float" office:value="29.2441931829296" calcext:value-type="float">
            <text:p>29,2441931829296</text:p>
          </table:table-cell>
          <table:table-cell table:formula="of:=0-[.B116]*[.$B$4] /[.$B$5]" office:value-type="float" office:value="-1.46220965914648" calcext:value-type="float">
            <text:p>-1,46220965914648</text:p>
          </table:table-cell>
          <table:table-cell table:formula="of:=[.D115]+([.$B$6]*[.E115])" office:value-type="float" office:value="15.7242646762486" calcext:value-type="float">
            <text:p>15,7242646762486</text:p>
          </table:table-cell>
          <table:table-cell table:formula="of:=[.B116]*[.$B$4]/[.$B$5] - [.D116]*[.$B$4]/[.$B$5]" office:value-type="float" office:value="0.67599642533405" calcext:value-type="float">
            <text:p>0,6759964253340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table:formula="of:=[.B116]+([.$B$6]*[.C116])" office:value-type="float" office:value="29.0979722170149" calcext:value-type="float">
            <text:p>29,0979722170149</text:p>
          </table:table-cell>
          <table:table-cell table:formula="of:=0-[.B117]*[.$B$4] /[.$B$5]" office:value-type="float" office:value="-1.45489861085075" calcext:value-type="float">
            <text:p>-1,45489861085075</text:p>
          </table:table-cell>
          <table:table-cell table:formula="of:=[.D116]+([.$B$6]*[.E116])" office:value-type="float" office:value="15.791864318782" calcext:value-type="float">
            <text:p>15,791864318782</text:p>
          </table:table-cell>
          <table:table-cell table:formula="of:=[.B117]*[.$B$4]/[.$B$5] - [.D117]*[.$B$4]/[.$B$5]" office:value-type="float" office:value="0.665305394911647" calcext:value-type="float">
            <text:p>0,665305394911647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table:formula="of:=[.B117]+([.$B$6]*[.C117])" office:value-type="float" office:value="28.9524823559298" calcext:value-type="float">
            <text:p>28,9524823559298</text:p>
          </table:table-cell>
          <table:table-cell table:formula="of:=0-[.B118]*[.$B$4] /[.$B$5]" office:value-type="float" office:value="-1.44762411779649" calcext:value-type="float">
            <text:p>-1,44762411779649</text:p>
          </table:table-cell>
          <table:table-cell table:formula="of:=[.D117]+([.$B$6]*[.E117])" office:value-type="float" office:value="15.8583948582731" calcext:value-type="float">
            <text:p>15,8583948582731</text:p>
          </table:table-cell>
          <table:table-cell table:formula="of:=[.B118]*[.$B$4]/[.$B$5] - [.D118]*[.$B$4]/[.$B$5]" office:value-type="float" office:value="0.654704374882835" calcext:value-type="float">
            <text:p>0,6547043748828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8]+([.$B$6]*[.C118])" office:value-type="float" office:value="28.8077199441502" calcext:value-type="float">
            <text:p>28,8077199441502</text:p>
          </table:table-cell>
          <table:table-cell table:formula="of:=0-[.B119]*[.$B$4] /[.$B$5]" office:value-type="float" office:value="-1.44038599720751" calcext:value-type="float">
            <text:p>-1,44038599720751</text:p>
          </table:table-cell>
          <table:table-cell table:formula="of:=[.D118]+([.$B$6]*[.E118])" office:value-type="float" office:value="15.9238652957614" calcext:value-type="float">
            <text:p>15,9238652957614</text:p>
          </table:table-cell>
          <table:table-cell table:formula="of:=[.B119]*[.$B$4]/[.$B$5] - [.D119]*[.$B$4]/[.$B$5]" office:value-type="float" office:value="0.644192732419439" calcext:value-type="float">
            <text:p>0,644192732419439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table:formula="of:=[.B119]+([.$B$6]*[.C119])" office:value-type="float" office:value="28.6636813444294" calcext:value-type="float">
            <text:p>28,6636813444294</text:p>
          </table:table-cell>
          <table:table-cell table:formula="of:=0-[.B120]*[.$B$4] /[.$B$5]" office:value-type="float" office:value="-1.43318406722147" calcext:value-type="float">
            <text:p>-1,43318406722147</text:p>
          </table:table-cell>
          <table:table-cell table:formula="of:=[.D119]+([.$B$6]*[.E119])" office:value-type="float" office:value="15.9882845690034" calcext:value-type="float">
            <text:p>15,9882845690034</text:p>
          </table:table-cell>
          <table:table-cell table:formula="of:=[.B120]*[.$B$4]/[.$B$5] - [.D120]*[.$B$4]/[.$B$5]" office:value-type="float" office:value="0.633769838771304" calcext:value-type="float">
            <text:p>0,633769838771304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table:formula="of:=[.B120]+([.$B$6]*[.C120])" office:value-type="float" office:value="28.5203629377073" calcext:value-type="float">
            <text:p>28,5203629377073</text:p>
          </table:table-cell>
          <table:table-cell table:formula="of:=0-[.B121]*[.$B$4] /[.$B$5]" office:value-type="float" office:value="-1.42601814688536" calcext:value-type="float">
            <text:p>-1,42601814688536</text:p>
          </table:table-cell>
          <table:table-cell table:formula="of:=[.D120]+([.$B$6]*[.E120])" office:value-type="float" office:value="16.0516615528805" calcext:value-type="float">
            <text:p>16,0516615528805</text:p>
          </table:table-cell>
          <table:table-cell table:formula="of:=[.B121]*[.$B$4]/[.$B$5] - [.D121]*[.$B$4]/[.$B$5]" office:value-type="float" office:value="0.62343506924134" calcext:value-type="float">
            <text:p>0,62343506924134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table:formula="of:=[.B121]+([.$B$6]*[.C121])" office:value-type="float" office:value="28.3777611230188" calcext:value-type="float">
            <text:p>28,3777611230188</text:p>
          </table:table-cell>
          <table:table-cell table:formula="of:=0-[.B122]*[.$B$4] /[.$B$5]" office:value-type="float" office:value="-1.41888805615094" calcext:value-type="float">
            <text:p>-1,41888805615094</text:p>
          </table:table-cell>
          <table:table-cell table:formula="of:=[.D121]+([.$B$6]*[.E121])" office:value-type="float" office:value="16.1140050598046" calcext:value-type="float">
            <text:p>16,1140050598046</text:p>
          </table:table-cell>
          <table:table-cell table:formula="of:=[.B122]*[.$B$4]/[.$B$5] - [.D122]*[.$B$4]/[.$B$5]" office:value-type="float" office:value="0.613187803160707" calcext:value-type="float">
            <text:p>0,613187803160707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table:formula="of:=[.B122]+([.$B$6]*[.C122])" office:value-type="float" office:value="28.2358723174037" calcext:value-type="float">
            <text:p>28,2358723174037</text:p>
          </table:table-cell>
          <table:table-cell table:formula="of:=0-[.B123]*[.$B$4] /[.$B$5]" office:value-type="float" office:value="-1.41179361587018" calcext:value-type="float">
            <text:p>-1,41179361587018</text:p>
          </table:table-cell>
          <table:table-cell table:formula="of:=[.D122]+([.$B$6]*[.E122])" office:value-type="float" office:value="16.1753238401207" calcext:value-type="float">
            <text:p>16,1753238401207</text:p>
          </table:table-cell>
          <table:table-cell table:formula="of:=[.B123]*[.$B$4]/[.$B$5] - [.D123]*[.$B$4]/[.$B$5]" office:value-type="float" office:value="0.603027423864148" calcext:value-type="float">
            <text:p>0,603027423864148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[.B123]+([.$B$6]*[.C123])" office:value-type="float" office:value="28.0946929558166" calcext:value-type="float">
            <text:p>28,0946929558166</text:p>
          </table:table-cell>
          <table:table-cell table:formula="of:=0-[.B124]*[.$B$4] /[.$B$5]" office:value-type="float" office:value="-1.40473464779083" calcext:value-type="float">
            <text:p>-1,40473464779083</text:p>
          </table:table-cell>
          <table:table-cell table:formula="of:=[.D123]+([.$B$6]*[.E123])" office:value-type="float" office:value="16.2356265825071" calcext:value-type="float">
            <text:p>16,2356265825071</text:p>
          </table:table-cell>
          <table:table-cell table:formula="of:=[.B124]*[.$B$4]/[.$B$5] - [.D124]*[.$B$4]/[.$B$5]" office:value-type="float" office:value="0.592953318665477" calcext:value-type="float">
            <text:p>0,59295331866547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table:formula="of:=[.B124]+([.$B$6]*[.C124])" office:value-type="float" office:value="27.9542194910376" calcext:value-type="float">
            <text:p>27,9542194910376</text:p>
          </table:table-cell>
          <table:table-cell table:formula="of:=0-[.B125]*[.$B$4] /[.$B$5]" office:value-type="float" office:value="-1.39771097455188" calcext:value-type="float">
            <text:p>-1,39771097455188</text:p>
          </table:table-cell>
          <table:table-cell table:formula="of:=[.D124]+([.$B$6]*[.E124])" office:value-type="float" office:value="16.2949219143737" calcext:value-type="float">
            <text:p>16,2949219143737</text:p>
          </table:table-cell>
          <table:table-cell table:formula="of:=[.B125]*[.$B$4]/[.$B$5] - [.D125]*[.$B$4]/[.$B$5]" office:value-type="float" office:value="0.582964878833195" calcext:value-type="float">
            <text:p>0,582964878833195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table:formula="of:=[.B125]+([.$B$6]*[.C125])" office:value-type="float" office:value="27.8144483935824" calcext:value-type="float">
            <text:p>27,8144483935824</text:p>
          </table:table-cell>
          <table:table-cell table:formula="of:=0-[.B126]*[.$B$4] /[.$B$5]" office:value-type="float" office:value="-1.39072241967912" calcext:value-type="float">
            <text:p>-1,39072241967912</text:p>
          </table:table-cell>
          <table:table-cell table:formula="of:=[.D125]+([.$B$6]*[.E125])" office:value-type="float" office:value="16.353218402257" calcext:value-type="float">
            <text:p>16,353218402257</text:p>
          </table:table-cell>
          <table:table-cell table:formula="of:=[.B126]*[.$B$4]/[.$B$5] - [.D126]*[.$B$4]/[.$B$5]" office:value-type="float" office:value="0.57306149956627" calcext:value-type="float">
            <text:p>0,57306149956627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table:formula="of:=[.B126]+([.$B$6]*[.C126])" office:value-type="float" office:value="27.6753761516145" calcext:value-type="float">
            <text:p>27,6753761516145</text:p>
          </table:table-cell>
          <table:table-cell table:formula="of:=0-[.B127]*[.$B$4] /[.$B$5]" office:value-type="float" office:value="-1.38376880758072" calcext:value-type="float">
            <text:p>-1,38376880758072</text:p>
          </table:table-cell>
          <table:table-cell table:formula="of:=[.D126]+([.$B$6]*[.E126])" office:value-type="float" office:value="16.4105245522136" calcext:value-type="float">
            <text:p>16,4105245522136</text:p>
          </table:table-cell>
          <table:table-cell table:formula="of:=[.B127]*[.$B$4]/[.$B$5] - [.D127]*[.$B$4]/[.$B$5]" office:value-type="float" office:value="0.563242579970043" calcext:value-type="float">
            <text:p>0,563242579970043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table:formula="of:=[.B127]+([.$B$6]*[.C127])" office:value-type="float" office:value="27.5369992708564" calcext:value-type="float">
            <text:p>27,5369992708564</text:p>
          </table:table-cell>
          <table:table-cell table:formula="of:=0-[.B128]*[.$B$4] /[.$B$5]" office:value-type="float" office:value="-1.37684996354282" calcext:value-type="float">
            <text:p>-1,37684996354282</text:p>
          </table:table-cell>
          <table:table-cell table:formula="of:=[.D127]+([.$B$6]*[.E127])" office:value-type="float" office:value="16.4668488102106" calcext:value-type="float">
            <text:p>16,4668488102106</text:p>
          </table:table-cell>
          <table:table-cell table:formula="of:=[.B128]*[.$B$4]/[.$B$5] - [.D128]*[.$B$4]/[.$B$5]" office:value-type="float" office:value="0.553507523032289" calcext:value-type="float">
            <text:p>0,5535075230322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8]+([.$B$6]*[.C128])" office:value-type="float" office:value="27.3993142745021" calcext:value-type="float">
            <text:p>27,3993142745021</text:p>
          </table:table-cell>
          <table:table-cell table:formula="of:=0-[.B129]*[.$B$4] /[.$B$5]" office:value-type="float" office:value="-1.36996571372511" calcext:value-type="float">
            <text:p>-1,36996571372511</text:p>
          </table:table-cell>
          <table:table-cell table:formula="of:=[.D128]+([.$B$6]*[.E128])" office:value-type="float" office:value="16.5221995625138" calcext:value-type="float">
            <text:p>16,5221995625138</text:p>
          </table:table-cell>
          <table:table-cell table:formula="of:=[.B129]*[.$B$4]/[.$B$5] - [.D129]*[.$B$4]/[.$B$5]" office:value-type="float" office:value="0.543855735599414" calcext:value-type="float">
            <text:p>0,543855735599414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table:formula="of:=[.B129]+([.$B$6]*[.C129])" office:value-type="float" office:value="27.2623177031296" calcext:value-type="float">
            <text:p>27,2623177031296</text:p>
          </table:table-cell>
          <table:table-cell table:formula="of:=0-[.B130]*[.$B$4] /[.$B$5]" office:value-type="float" office:value="-1.36311588515648" calcext:value-type="float">
            <text:p>-1,36311588515648</text:p>
          </table:table-cell>
          <table:table-cell table:formula="of:=[.D129]+([.$B$6]*[.E129])" office:value-type="float" office:value="16.5765851360738" calcext:value-type="float">
            <text:p>16,5765851360738</text:p>
          </table:table-cell>
          <table:table-cell table:formula="of:=[.B130]*[.$B$4]/[.$B$5] - [.D130]*[.$B$4]/[.$B$5]" office:value-type="float" office:value="0.534286628352791" calcext:value-type="float">
            <text:p>0,534286628352791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table:formula="of:=[.B130]+([.$B$6]*[.C130])" office:value-type="float" office:value="27.1260061146139" calcext:value-type="float">
            <text:p>27,1260061146139</text:p>
          </table:table-cell>
          <table:table-cell table:formula="of:=0-[.B131]*[.$B$4] /[.$B$5]" office:value-type="float" office:value="-1.3563003057307" calcext:value-type="float">
            <text:p>-1,3563003057307</text:p>
          </table:table-cell>
          <table:table-cell table:formula="of:=[.D130]+([.$B$6]*[.E130])" office:value-type="float" office:value="16.6300137989091" calcext:value-type="float">
            <text:p>16,6300137989091</text:p>
          </table:table-cell>
          <table:table-cell table:formula="of:=[.B131]*[.$B$4]/[.$B$5] - [.D131]*[.$B$4]/[.$B$5]" office:value-type="float" office:value="0.524799615785245" calcext:value-type="float">
            <text:p>0,524799615785245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table:formula="of:=[.B131]+([.$B$6]*[.C131])" office:value-type="float" office:value="26.9903760840409" calcext:value-type="float">
            <text:p>26,9903760840409</text:p>
          </table:table-cell>
          <table:table-cell table:formula="of:=0-[.B132]*[.$B$4] /[.$B$5]" office:value-type="float" office:value="-1.34951880420204" calcext:value-type="float">
            <text:p>-1,34951880420204</text:p>
          </table:table-cell>
          <table:table-cell table:formula="of:=[.D131]+([.$B$6]*[.E131])" office:value-type="float" office:value="16.6824937604876" calcext:value-type="float">
            <text:p>16,6824937604876</text:p>
          </table:table-cell>
          <table:table-cell table:formula="of:=[.B132]*[.$B$4]/[.$B$5] - [.D132]*[.$B$4]/[.$B$5]" office:value-type="float" office:value="0.515394116177665" calcext:value-type="float">
            <text:p>0,515394116177665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table:formula="of:=[.B132]+([.$B$6]*[.C132])" office:value-type="float" office:value="26.8554242036207" calcext:value-type="float">
            <text:p>26,8554242036207</text:p>
          </table:table-cell>
          <table:table-cell table:formula="of:=0-[.B133]*[.$B$4] /[.$B$5]" office:value-type="float" office:value="-1.34277121018103" calcext:value-type="float">
            <text:p>-1,34277121018103</text:p>
          </table:table-cell>
          <table:table-cell table:formula="of:=[.D132]+([.$B$6]*[.E132])" office:value-type="float" office:value="16.7340331721054" calcext:value-type="float">
            <text:p>16,7340331721054</text:p>
          </table:table-cell>
          <table:table-cell table:formula="of:=[.B133]*[.$B$4]/[.$B$5] - [.D133]*[.$B$4]/[.$B$5]" office:value-type="float" office:value="0.506069551575766" calcext:value-type="float">
            <text:p>0,50606955157576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formula="of:=[.B133]+([.$B$6]*[.C133])" office:value-type="float" office:value="26.7211470826026" calcext:value-type="float">
            <text:p>26,7211470826026</text:p>
          </table:table-cell>
          <table:table-cell table:formula="of:=0-[.B134]*[.$B$4] /[.$B$5]" office:value-type="float" office:value="-1.33605735413013" calcext:value-type="float">
            <text:p>-1,33605735413013</text:p>
          </table:table-cell>
          <table:table-cell table:formula="of:=[.D133]+([.$B$6]*[.E133])" office:value-type="float" office:value="16.7846401272629" calcext:value-type="float">
            <text:p>16,7846401272629</text:p>
          </table:table-cell>
          <table:table-cell table:formula="of:=[.B134]*[.$B$4]/[.$B$5] - [.D134]*[.$B$4]/[.$B$5]" office:value-type="float" office:value="0.496825347766982" calcext:value-type="float">
            <text:p>0,496825347766982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table:formula="of:=[.B134]+([.$B$6]*[.C134])" office:value-type="float" office:value="26.5875413471896" calcext:value-type="float">
            <text:p>26,5875413471896</text:p>
          </table:table-cell>
          <table:table-cell table:formula="of:=0-[.B135]*[.$B$4] /[.$B$5]" office:value-type="float" office:value="-1.32937706735948" calcext:value-type="float">
            <text:p>-1,32937706735948</text:p>
          </table:table-cell>
          <table:table-cell table:formula="of:=[.D134]+([.$B$6]*[.E134])" office:value-type="float" office:value="16.8343226620396" calcext:value-type="float">
            <text:p>16,8343226620396</text:p>
          </table:table-cell>
          <table:table-cell table:formula="of:=[.B135]*[.$B$4]/[.$B$5] - [.D135]*[.$B$4]/[.$B$5]" office:value-type="float" office:value="0.487660934257497" calcext:value-type="float">
            <text:p>0,487660934257497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table:formula="of:=[.B135]+([.$B$6]*[.C135])" office:value-type="float" office:value="26.4546036404536" calcext:value-type="float">
            <text:p>26,4546036404536</text:p>
          </table:table-cell>
          <table:table-cell table:formula="of:=0-[.B136]*[.$B$4] /[.$B$5]" office:value-type="float" office:value="-1.32273018202268" calcext:value-type="float">
            <text:p>-1,32273018202268</text:p>
          </table:table-cell>
          <table:table-cell table:formula="of:=[.D135]+([.$B$6]*[.E135])" office:value-type="float" office:value="16.8830887554654" calcext:value-type="float">
            <text:p>16,8830887554654</text:p>
          </table:table-cell>
          <table:table-cell table:formula="of:=[.B136]*[.$B$4]/[.$B$5] - [.D136]*[.$B$4]/[.$B$5]" office:value-type="float" office:value="0.478575744249412" calcext:value-type="float">
            <text:p>0,478575744249412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table:formula="of:=[.B136]+([.$B$6]*[.C136])" office:value-type="float" office:value="26.3223306222513" calcext:value-type="float">
            <text:p>26,3223306222513</text:p>
          </table:table-cell>
          <table:table-cell table:formula="of:=0-[.B137]*[.$B$4] /[.$B$5]" office:value-type="float" office:value="-1.31611653111257" calcext:value-type="float">
            <text:p>-1,31611653111257</text:p>
          </table:table-cell>
          <table:table-cell table:formula="of:=[.D136]+([.$B$6]*[.E136])" office:value-type="float" office:value="16.9309463298903" calcext:value-type="float">
            <text:p>16,9309463298903</text:p>
          </table:table-cell>
          <table:table-cell table:formula="of:=[.B137]*[.$B$4]/[.$B$5] - [.D137]*[.$B$4]/[.$B$5]" office:value-type="float" office:value="0.469569214618051" calcext:value-type="float">
            <text:p>0,469569214618051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table:formula="of:=[.B137]+([.$B$6]*[.C137])" office:value-type="float" office:value="26.1907189691401" calcext:value-type="float">
            <text:p>26,1907189691401</text:p>
          </table:table-cell>
          <table:table-cell table:formula="of:=0-[.B138]*[.$B$4] /[.$B$5]" office:value-type="float" office:value="-1.309535948457" calcext:value-type="float">
            <text:p>-1,309535948457</text:p>
          </table:table-cell>
          <table:table-cell table:formula="of:=[.D137]+([.$B$6]*[.E137])" office:value-type="float" office:value="16.9779032513521" calcext:value-type="float">
            <text:p>16,9779032513521</text:p>
          </table:table-cell>
          <table:table-cell table:formula="of:=[.B138]*[.$B$4]/[.$B$5] - [.D138]*[.$B$4]/[.$B$5]" office:value-type="float" office:value="0.460640785889398" calcext:value-type="float">
            <text:p>0,460640785889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8]+([.$B$6]*[.C138])" office:value-type="float" office:value="26.0597653742944" calcext:value-type="float">
            <text:p>26,0597653742944</text:p>
          </table:table-cell>
          <table:table-cell table:formula="of:=0-[.B139]*[.$B$4] /[.$B$5]" office:value-type="float" office:value="-1.30298826871472" calcext:value-type="float">
            <text:p>-1,30298826871472</text:p>
          </table:table-cell>
          <table:table-cell table:formula="of:=[.D138]+([.$B$6]*[.E138])" office:value-type="float" office:value="17.0239673299411" calcext:value-type="float">
            <text:p>17,0239673299411</text:p>
          </table:table-cell>
          <table:table-cell table:formula="of:=[.B139]*[.$B$4]/[.$B$5] - [.D139]*[.$B$4]/[.$B$5]" office:value-type="float" office:value="0.451789902217666" calcext:value-type="float">
            <text:p>0,451789902217666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table:formula="of:=[.B139]+([.$B$6]*[.C139])" office:value-type="float" office:value="25.9294665474229" calcext:value-type="float">
            <text:p>25,9294665474229</text:p>
          </table:table-cell>
          <table:table-cell table:formula="of:=0-[.B140]*[.$B$4] /[.$B$5]" office:value-type="float" office:value="-1.29647332737115" calcext:value-type="float">
            <text:p>-1,29647332737115</text:p>
          </table:table-cell>
          <table:table-cell table:formula="of:=[.D139]+([.$B$6]*[.E139])" office:value-type="float" office:value="17.0691463201628" calcext:value-type="float">
            <text:p>17,0691463201628</text:p>
          </table:table-cell>
          <table:table-cell table:formula="of:=[.B140]*[.$B$4]/[.$B$5] - [.D140]*[.$B$4]/[.$B$5]" office:value-type="float" office:value="0.443016011363004" calcext:value-type="float">
            <text:p>0,443016011363004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table:formula="of:=[.B140]+([.$B$6]*[.C140])" office:value-type="float" office:value="25.7998192146858" calcext:value-type="float">
            <text:p>25,7998192146858</text:p>
          </table:table-cell>
          <table:table-cell table:formula="of:=0-[.B141]*[.$B$4] /[.$B$5]" office:value-type="float" office:value="-1.28999096073429" calcext:value-type="float">
            <text:p>-1,28999096073429</text:p>
          </table:table-cell>
          <table:table-cell table:formula="of:=[.D140]+([.$B$6]*[.E140])" office:value-type="float" office:value="17.1134479212991" calcext:value-type="float">
            <text:p>17,1134479212991</text:p>
          </table:table-cell>
          <table:table-cell table:formula="of:=[.B141]*[.$B$4]/[.$B$5] - [.D141]*[.$B$4]/[.$B$5]" office:value-type="float" office:value="0.434318564669333" calcext:value-type="float">
            <text:p>0,434318564669333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table:formula="of:=[.B141]+([.$B$6]*[.C141])" office:value-type="float" office:value="25.6708201186124" calcext:value-type="float">
            <text:p>25,6708201186124</text:p>
          </table:table-cell>
          <table:table-cell table:formula="of:=0-[.B142]*[.$B$4] /[.$B$5]" office:value-type="float" office:value="-1.28354100593062" calcext:value-type="float">
            <text:p>-1,28354100593062</text:p>
          </table:table-cell>
          <table:table-cell table:formula="of:=[.D141]+([.$B$6]*[.E141])" office:value-type="float" office:value="17.1568797777661" calcext:value-type="float">
            <text:p>17,1568797777661</text:p>
          </table:table-cell>
          <table:table-cell table:formula="of:=[.B142]*[.$B$4]/[.$B$5] - [.D142]*[.$B$4]/[.$B$5]" office:value-type="float" office:value="0.425697017042315" calcext:value-type="float">
            <text:p>0,425697017042315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table:formula="of:=[.B142]+([.$B$6]*[.C142])" office:value-type="float" office:value="25.5424660180193" calcext:value-type="float">
            <text:p>25,5424660180193</text:p>
          </table:table-cell>
          <table:table-cell table:formula="of:=0-[.B143]*[.$B$4] /[.$B$5]" office:value-type="float" office:value="-1.27712330090097" calcext:value-type="float">
            <text:p>-1,27712330090097</text:p>
          </table:table-cell>
          <table:table-cell table:formula="of:=[.D142]+([.$B$6]*[.E142])" office:value-type="float" office:value="17.1994494794703" calcext:value-type="float">
            <text:p>17,1994494794703</text:p>
          </table:table-cell>
          <table:table-cell table:formula="of:=[.B143]*[.$B$4]/[.$B$5] - [.D143]*[.$B$4]/[.$B$5]" office:value-type="float" office:value="0.417150826927451" calcext:value-type="float">
            <text:p>0,41715082692745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formula="of:=[.B143]+([.$B$6]*[.C143])" office:value-type="float" office:value="25.4147536879292" calcext:value-type="float">
            <text:p>25,4147536879292</text:p>
          </table:table-cell>
          <table:table-cell table:formula="of:=0-[.B144]*[.$B$4] /[.$B$5]" office:value-type="float" office:value="-1.27073768439646" calcext:value-type="float">
            <text:p>-1,27073768439646</text:p>
          </table:table-cell>
          <table:table-cell table:formula="of:=[.D143]+([.$B$6]*[.E143])" office:value-type="float" office:value="17.241164562163" calcext:value-type="float">
            <text:p>17,241164562163</text:p>
          </table:table-cell>
          <table:table-cell table:formula="of:=[.B144]*[.$B$4]/[.$B$5] - [.D144]*[.$B$4]/[.$B$5]" office:value-type="float" office:value="0.408679456288308" calcext:value-type="float">
            <text:p>0,408679456288308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table:formula="of:=[.B144]+([.$B$6]*[.C144])" office:value-type="float" office:value="25.2876799194896" calcext:value-type="float">
            <text:p>25,2876799194896</text:p>
          </table:table-cell>
          <table:table-cell table:formula="of:=0-[.B145]*[.$B$4] /[.$B$5]" office:value-type="float" office:value="-1.26438399597448" calcext:value-type="float">
            <text:p>-1,26438399597448</text:p>
          </table:table-cell>
          <table:table-cell table:formula="of:=[.D144]+([.$B$6]*[.E144])" office:value-type="float" office:value="17.2820325077919" calcext:value-type="float">
            <text:p>17,2820325077919</text:p>
          </table:table-cell>
          <table:table-cell table:formula="of:=[.B145]*[.$B$4]/[.$B$5] - [.D145]*[.$B$4]/[.$B$5]" office:value-type="float" office:value="0.400282370584884" calcext:value-type="float">
            <text:p>0,400282370584884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table:formula="of:=[.B145]+([.$B$6]*[.C145])" office:value-type="float" office:value="25.1612415198921" calcext:value-type="float">
            <text:p>25,1612415198921</text:p>
          </table:table-cell>
          <table:table-cell table:formula="of:=0-[.B146]*[.$B$4] /[.$B$5]" office:value-type="float" office:value="-1.25806207599461" calcext:value-type="float">
            <text:p>-1,25806207599461</text:p>
          </table:table-cell>
          <table:table-cell table:formula="of:=[.D145]+([.$B$6]*[.E145])" office:value-type="float" office:value="17.3220607448504" calcext:value-type="float">
            <text:p>17,3220607448504</text:p>
          </table:table-cell>
          <table:table-cell table:formula="of:=[.B146]*[.$B$4]/[.$B$5] - [.D146]*[.$B$4]/[.$B$5]" office:value-type="float" office:value="0.391959038752087" calcext:value-type="float">
            <text:p>0,391959038752087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formula="of:=[.B146]+([.$B$6]*[.C146])" office:value-type="float" office:value="25.0354353122927" calcext:value-type="float">
            <text:p>25,0354353122927</text:p>
          </table:table-cell>
          <table:table-cell table:formula="of:=0-[.B147]*[.$B$4] /[.$B$5]" office:value-type="float" office:value="-1.25177176561463" calcext:value-type="float">
            <text:p>-1,25177176561463</text:p>
          </table:table-cell>
          <table:table-cell table:formula="of:=[.D146]+([.$B$6]*[.E146])" office:value-type="float" office:value="17.3612566487256" calcext:value-type="float">
            <text:p>17,3612566487256</text:p>
          </table:table-cell>
          <table:table-cell table:formula="of:=[.B147]*[.$B$4]/[.$B$5] - [.D147]*[.$B$4]/[.$B$5]" office:value-type="float" office:value="0.383708933178354" calcext:value-type="float">
            <text:p>0,383708933178354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table:formula="of:=[.B147]+([.$B$6]*[.C147])" office:value-type="float" office:value="24.9102581357312" calcext:value-type="float">
            <text:p>24,9102581357312</text:p>
          </table:table-cell>
          <table:table-cell table:formula="of:=0-[.B148]*[.$B$4] /[.$B$5]" office:value-type="float" office:value="-1.24551290678656" calcext:value-type="float">
            <text:p>-1,24551290678656</text:p>
          </table:table-cell>
          <table:table-cell table:formula="of:=[.D147]+([.$B$6]*[.E147])" office:value-type="float" office:value="17.3996275420434" calcext:value-type="float">
            <text:p>17,3996275420434</text:p>
          </table:table-cell>
          <table:table-cell table:formula="of:=[.B148]*[.$B$4]/[.$B$5] - [.D148]*[.$B$4]/[.$B$5]" office:value-type="float" office:value="0.375531529684389" calcext:value-type="float">
            <text:p>0,3755315296843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8]+([.$B$6]*[.C148])" office:value-type="float" office:value="24.7857068450525" calcext:value-type="float">
            <text:p>24,7857068450525</text:p>
          </table:table-cell>
          <table:table-cell table:formula="of:=0-[.B149]*[.$B$4] /[.$B$5]" office:value-type="float" office:value="-1.23928534225263" calcext:value-type="float">
            <text:p>-1,23928534225263</text:p>
          </table:table-cell>
          <table:table-cell table:formula="of:=[.D148]+([.$B$6]*[.E148])" office:value-type="float" office:value="17.4371806950118" calcext:value-type="float">
            <text:p>17,4371806950118</text:p>
          </table:table-cell>
          <table:table-cell table:formula="of:=[.B149]*[.$B$4]/[.$B$5] - [.D149]*[.$B$4]/[.$B$5]" office:value-type="float" office:value="0.367426307502034" calcext:value-type="float">
            <text:p>0,367426307502034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table:formula="of:=[.B149]+([.$B$6]*[.C149])" office:value-type="float" office:value="24.6617783108273" calcext:value-type="float">
            <text:p>24,6617783108273</text:p>
          </table:table-cell>
          <table:table-cell table:formula="of:=0-[.B150]*[.$B$4] /[.$B$5]" office:value-type="float" office:value="-1.23308891554136" calcext:value-type="float">
            <text:p>-1,23308891554136</text:p>
          </table:table-cell>
          <table:table-cell table:formula="of:=[.D149]+([.$B$6]*[.E149])" office:value-type="float" office:value="17.4739233257621" calcext:value-type="float">
            <text:p>17,4739233257621</text:p>
          </table:table-cell>
          <table:table-cell table:formula="of:=[.B150]*[.$B$4]/[.$B$5] - [.D150]*[.$B$4]/[.$B$5]" office:value-type="float" office:value="0.359392749253261" calcext:value-type="float">
            <text:p>0,359392749253261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table:formula="of:=[.B150]+([.$B$6]*[.C150])" office:value-type="float" office:value="24.5384694192731" calcext:value-type="float">
            <text:p>24,5384694192731</text:p>
          </table:table-cell>
          <table:table-cell table:formula="of:=0-[.B151]*[.$B$4] /[.$B$5]" office:value-type="float" office:value="-1.22692347096366" calcext:value-type="float">
            <text:p>-1,22692347096366</text:p>
          </table:table-cell>
          <table:table-cell table:formula="of:=[.D150]+([.$B$6]*[.E150])" office:value-type="float" office:value="17.5098626006874" calcext:value-type="float">
            <text:p>17,5098626006874</text:p>
          </table:table-cell>
          <table:table-cell table:formula="of:=[.B151]*[.$B$4]/[.$B$5] - [.D151]*[.$B$4]/[.$B$5]" office:value-type="float" office:value="0.351430340929288" calcext:value-type="float">
            <text:p>0,351430340929288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table:formula="of:=[.B151]+([.$B$6]*[.C151])" office:value-type="float" office:value="24.4157770721768" calcext:value-type="float">
            <text:p>24,4157770721768</text:p>
          </table:table-cell>
          <table:table-cell table:formula="of:=0-[.B152]*[.$B$4] /[.$B$5]" office:value-type="float" office:value="-1.22078885360884" calcext:value-type="float">
            <text:p>-1,22078885360884</text:p>
          </table:table-cell>
          <table:table-cell table:formula="of:=[.D151]+([.$B$6]*[.E151])" office:value-type="float" office:value="17.5450056347803" calcext:value-type="float">
            <text:p>17,5450056347803</text:p>
          </table:table-cell>
          <table:table-cell table:formula="of:=[.B152]*[.$B$4]/[.$B$5] - [.D152]*[.$B$4]/[.$B$5]" office:value-type="float" office:value="0.343538571869823" calcext:value-type="float">
            <text:p>0,343538571869823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table:formula="of:=[.B152]+([.$B$6]*[.C152])" office:value-type="float" office:value="24.2936981868159" calcext:value-type="float">
            <text:p>24,2936981868159</text:p>
          </table:table-cell>
          <table:table-cell table:formula="of:=0-[.B153]*[.$B$4] /[.$B$5]" office:value-type="float" office:value="-1.21468490934079" calcext:value-type="float">
            <text:p>-1,21468490934079</text:p>
          </table:table-cell>
          <table:table-cell table:formula="of:=[.D152]+([.$B$6]*[.E152])" office:value-type="float" office:value="17.5793594919673" calcext:value-type="float">
            <text:p>17,5793594919673</text:p>
          </table:table-cell>
          <table:table-cell table:formula="of:=[.B153]*[.$B$4]/[.$B$5] - [.D153]*[.$B$4]/[.$B$5]" office:value-type="float" office:value="0.33571693474243" calcext:value-type="float">
            <text:p>0,3357169347424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formula="of:=[.B153]+([.$B$6]*[.C153])" office:value-type="float" office:value="24.1722296958818" calcext:value-type="float">
            <text:p>24,1722296958818</text:p>
          </table:table-cell>
          <table:table-cell table:formula="of:=0-[.B154]*[.$B$4] /[.$B$5]" office:value-type="float" office:value="-1.20861148479409" calcext:value-type="float">
            <text:p>-1,20861148479409</text:p>
          </table:table-cell>
          <table:table-cell table:formula="of:=[.D153]+([.$B$6]*[.E153])" office:value-type="float" office:value="17.6129311854415" calcext:value-type="float">
            <text:p>17,6129311854415</text:p>
          </table:table-cell>
          <table:table-cell table:formula="of:=[.B154]*[.$B$4]/[.$B$5] - [.D154]*[.$B$4]/[.$B$5]" office:value-type="float" office:value="0.327964925522014" calcext:value-type="float">
            <text:p>0,327964925522014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table:formula="of:=[.B154]+([.$B$6]*[.C154])" office:value-type="float" office:value="24.0513685474024" calcext:value-type="float">
            <text:p>24,0513685474024</text:p>
          </table:table-cell>
          <table:table-cell table:formula="of:=0-[.B155]*[.$B$4] /[.$B$5]" office:value-type="float" office:value="-1.20256842737012" calcext:value-type="float">
            <text:p>-1,20256842737012</text:p>
          </table:table-cell>
          <table:table-cell table:formula="of:=[.D154]+([.$B$6]*[.E154])" office:value-type="float" office:value="17.6457276779937" calcext:value-type="float">
            <text:p>17,6457276779937</text:p>
          </table:table-cell>
          <table:table-cell table:formula="of:=[.B155]*[.$B$4]/[.$B$5] - [.D155]*[.$B$4]/[.$B$5]" office:value-type="float" office:value="0.320282043470433" calcext:value-type="float">
            <text:p>0,320282043470433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table:formula="of:=[.B155]+([.$B$6]*[.C155])" office:value-type="float" office:value="23.9311117046654" calcext:value-type="float">
            <text:p>23,9311117046654</text:p>
          </table:table-cell>
          <table:table-cell table:formula="of:=0-[.B156]*[.$B$4] /[.$B$5]" office:value-type="float" office:value="-1.19655558523327" calcext:value-type="float">
            <text:p>-1,19655558523327</text:p>
          </table:table-cell>
          <table:table-cell table:formula="of:=[.D155]+([.$B$6]*[.E155])" office:value-type="float" office:value="17.6777558823408" calcext:value-type="float">
            <text:p>17,6777558823408</text:p>
          </table:table-cell>
          <table:table-cell table:formula="of:=[.B156]*[.$B$4]/[.$B$5] - [.D156]*[.$B$4]/[.$B$5]" office:value-type="float" office:value="0.31266779111623" calcext:value-type="float">
            <text:p>0,31266779111623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table:formula="of:=[.B156]+([.$B$6]*[.C156])" office:value-type="float" office:value="23.8114561461421" calcext:value-type="float">
            <text:p>23,8114561461421</text:p>
          </table:table-cell>
          <table:table-cell table:formula="of:=0-[.B157]*[.$B$4] /[.$B$5]" office:value-type="float" office:value="-1.1905728073071" calcext:value-type="float">
            <text:p>-1,1905728073071</text:p>
          </table:table-cell>
          <table:table-cell table:formula="of:=[.D156]+([.$B$6]*[.E156])" office:value-type="float" office:value="17.7090226614524" calcext:value-type="float">
            <text:p>17,7090226614524</text:p>
          </table:table-cell>
          <table:table-cell table:formula="of:=[.B157]*[.$B$4]/[.$B$5] - [.D157]*[.$B$4]/[.$B$5]" office:value-type="float" office:value="0.305121674234483" calcext:value-type="float">
            <text:p>0,305121674234483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table:formula="of:=[.B157]+([.$B$6]*[.C157])" office:value-type="float" office:value="23.6923988654113" calcext:value-type="float">
            <text:p>23,6923988654113</text:p>
          </table:table-cell>
          <table:table-cell table:formula="of:=0-[.B158]*[.$B$4] /[.$B$5]" office:value-type="float" office:value="-1.18461994327057" calcext:value-type="float">
            <text:p>-1,18461994327057</text:p>
          </table:table-cell>
          <table:table-cell table:formula="of:=[.D157]+([.$B$6]*[.E157])" office:value-type="float" office:value="17.7395348288758" calcext:value-type="float">
            <text:p>17,7395348288758</text:p>
          </table:table-cell>
          <table:table-cell table:formula="of:=[.B158]*[.$B$4]/[.$B$5] - [.D158]*[.$B$4]/[.$B$5]" office:value-type="float" office:value="0.297643201826775" calcext:value-type="float">
            <text:p>0,2976432018267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8]+([.$B$6]*[.C158])" office:value-type="float" office:value="23.5739368710843" calcext:value-type="float">
            <text:p>23,5739368710843</text:p>
          </table:table-cell>
          <table:table-cell table:formula="of:=0-[.B159]*[.$B$4] /[.$B$5]" office:value-type="float" office:value="-1.17869684355421" calcext:value-type="float">
            <text:p>-1,17869684355421</text:p>
          </table:table-cell>
          <table:table-cell table:formula="of:=[.D158]+([.$B$6]*[.E158])" office:value-type="float" office:value="17.7692991490585" calcext:value-type="float">
            <text:p>17,7692991490585</text:p>
          </table:table-cell>
          <table:table-cell table:formula="of:=[.B159]*[.$B$4]/[.$B$5] - [.D159]*[.$B$4]/[.$B$5]" office:value-type="float" office:value="0.290231886101288" calcext:value-type="float">
            <text:p>0,290231886101288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table:formula="of:=[.B159]+([.$B$6]*[.C159])" office:value-type="float" office:value="23.4560671867289" calcext:value-type="float">
            <text:p>23,4560671867289</text:p>
          </table:table-cell>
          <table:table-cell table:formula="of:=0-[.B160]*[.$B$4] /[.$B$5]" office:value-type="float" office:value="-1.17280335933644" calcext:value-type="float">
            <text:p>-1,17280335933644</text:p>
          </table:table-cell>
          <table:table-cell table:formula="of:=[.D159]+([.$B$6]*[.E159])" office:value-type="float" office:value="17.7983223376687" calcext:value-type="float">
            <text:p>17,7983223376687</text:p>
          </table:table-cell>
          <table:table-cell table:formula="of:=[.B160]*[.$B$4]/[.$B$5] - [.D160]*[.$B$4]/[.$B$5]" office:value-type="float" office:value="0.282887242453011" calcext:value-type="float">
            <text:p>0,282887242453011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table:formula="of:=[.B160]+([.$B$6]*[.C160])" office:value-type="float" office:value="23.3387868507952" calcext:value-type="float">
            <text:p>23,3387868507952</text:p>
          </table:table-cell>
          <table:table-cell table:formula="of:=0-[.B161]*[.$B$4] /[.$B$5]" office:value-type="float" office:value="-1.16693934253976" calcext:value-type="float">
            <text:p>-1,16693934253976</text:p>
          </table:table-cell>
          <table:table-cell table:formula="of:=[.D160]+([.$B$6]*[.E160])" office:value-type="float" office:value="17.826611061914" calcext:value-type="float">
            <text:p>17,826611061914</text:p>
          </table:table-cell>
          <table:table-cell table:formula="of:=[.B161]*[.$B$4]/[.$B$5] - [.D161]*[.$B$4]/[.$B$5]" office:value-type="float" office:value="0.275608789444064" calcext:value-type="float">
            <text:p>0,275608789444064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table:formula="of:=[.B161]+([.$B$6]*[.C161])" office:value-type="float" office:value="23.2220929165412" calcext:value-type="float">
            <text:p>23,2220929165412</text:p>
          </table:table-cell>
          <table:table-cell table:formula="of:=0-[.B162]*[.$B$4] /[.$B$5]" office:value-type="float" office:value="-1.16110464582706" calcext:value-type="float">
            <text:p>-1,16110464582706</text:p>
          </table:table-cell>
          <table:table-cell table:formula="of:=[.D161]+([.$B$6]*[.E161])" office:value-type="float" office:value="17.8541719408584" calcext:value-type="float">
            <text:p>17,8541719408584</text:p>
          </table:table-cell>
          <table:table-cell table:formula="of:=[.B162]*[.$B$4]/[.$B$5] - [.D162]*[.$B$4]/[.$B$5]" office:value-type="float" office:value="0.268396048784144" calcext:value-type="float">
            <text:p>0,268396048784144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table:formula="of:=[.B162]+([.$B$6]*[.C162])" office:value-type="float" office:value="23.1059824519585" calcext:value-type="float">
            <text:p>23,1059824519585</text:p>
          </table:table-cell>
          <table:table-cell table:formula="of:=0-[.B163]*[.$B$4] /[.$B$5]" office:value-type="float" office:value="-1.15529912259793" calcext:value-type="float">
            <text:p>-1,15529912259793</text:p>
          </table:table-cell>
          <table:table-cell table:formula="of:=[.D162]+([.$B$6]*[.E162])" office:value-type="float" office:value="17.8810115457368" calcext:value-type="float">
            <text:p>17,8810115457368</text:p>
          </table:table-cell>
          <table:table-cell table:formula="of:=[.B163]*[.$B$4]/[.$B$5] - [.D163]*[.$B$4]/[.$B$5]" office:value-type="float" office:value="0.261248545311088" calcext:value-type="float">
            <text:p>0,261248545311088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table:formula="of:=[.B163]+([.$B$6]*[.C163])" office:value-type="float" office:value="22.9904525396987" calcext:value-type="float">
            <text:p>22,9904525396987</text:p>
          </table:table-cell>
          <table:table-cell table:formula="of:=0-[.B164]*[.$B$4] /[.$B$5]" office:value-type="float" office:value="-1.14952262698494" calcext:value-type="float">
            <text:p>-1,14952262698494</text:p>
          </table:table-cell>
          <table:table-cell table:formula="of:=[.D163]+([.$B$6]*[.E163])" office:value-type="float" office:value="17.9071364002679" calcext:value-type="float">
            <text:p>17,9071364002679</text:p>
          </table:table-cell>
          <table:table-cell table:formula="of:=[.B164]*[.$B$4]/[.$B$5] - [.D164]*[.$B$4]/[.$B$5]" office:value-type="float" office:value="0.254165806971543" calcext:value-type="float">
            <text:p>0,254165806971543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table:formula="of:=[.B164]+([.$B$6]*[.C164])" office:value-type="float" office:value="22.8755002770003" calcext:value-type="float">
            <text:p>22,8755002770003</text:p>
          </table:table-cell>
          <table:table-cell table:formula="of:=0-[.B165]*[.$B$4] /[.$B$5]" office:value-type="float" office:value="-1.14377501385001" calcext:value-type="float">
            <text:p>-1,14377501385001</text:p>
          </table:table-cell>
          <table:table-cell table:formula="of:=[.D164]+([.$B$6]*[.E164])" office:value-type="float" office:value="17.932552980965" calcext:value-type="float">
            <text:p>17,932552980965</text:p>
          </table:table-cell>
          <table:table-cell table:formula="of:=[.B165]*[.$B$4]/[.$B$5] - [.D165]*[.$B$4]/[.$B$5]" office:value-type="float" office:value="0.247147364801761" calcext:value-type="float">
            <text:p>0,247147364801761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table:formula="of:=[.B165]+([.$B$6]*[.C165])" office:value-type="float" office:value="22.7611227756153" calcext:value-type="float">
            <text:p>22,7611227756153</text:p>
          </table:table-cell>
          <table:table-cell table:formula="of:=0-[.B166]*[.$B$4] /[.$B$5]" office:value-type="float" office:value="-1.13805613878076" calcext:value-type="float">
            <text:p>-1,13805613878076</text:p>
          </table:table-cell>
          <table:table-cell table:formula="of:=[.D165]+([.$B$6]*[.E165])" office:value-type="float" office:value="17.9572677174452" calcext:value-type="float">
            <text:p>17,9572677174452</text:p>
          </table:table-cell>
          <table:table-cell table:formula="of:=[.B166]*[.$B$4]/[.$B$5] - [.D166]*[.$B$4]/[.$B$5]" office:value-type="float" office:value="0.240192752908502" calcext:value-type="float">
            <text:p>0,240192752908502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table:formula="of:=[.B166]+([.$B$6]*[.C166])" office:value-type="float" office:value="22.6473171617372" calcext:value-type="float">
            <text:p>22,6473171617372</text:p>
          </table:table-cell>
          <table:table-cell table:formula="of:=0-[.B167]*[.$B$4] /[.$B$5]" office:value-type="float" office:value="-1.13236585808686" calcext:value-type="float">
            <text:p>-1,13236585808686</text:p>
          </table:table-cell>
          <table:table-cell table:formula="of:=[.D166]+([.$B$6]*[.E166])" office:value-type="float" office:value="17.9812869927361" calcext:value-type="float">
            <text:p>17,9812869927361</text:p>
          </table:table-cell>
          <table:table-cell table:formula="of:=[.B167]*[.$B$4]/[.$B$5] - [.D167]*[.$B$4]/[.$B$5]" office:value-type="float" office:value="0.233301508450056" calcext:value-type="float">
            <text:p>0,233301508450056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table:formula="of:=[.B167]+([.$B$6]*[.C167])" office:value-type="float" office:value="22.5340805759285" calcext:value-type="float">
            <text:p>22,5340805759285</text:p>
          </table:table-cell>
          <table:table-cell table:formula="of:=0-[.B168]*[.$B$4] /[.$B$5]" office:value-type="float" office:value="-1.12670402879642" calcext:value-type="float">
            <text:p>-1,12670402879642</text:p>
          </table:table-cell>
          <table:table-cell table:formula="of:=[.D167]+([.$B$6]*[.E167])" office:value-type="float" office:value="18.0046171435811" calcext:value-type="float">
            <text:p>18,0046171435811</text:p>
          </table:table-cell>
          <table:table-cell table:formula="of:=[.B168]*[.$B$4]/[.$B$5] - [.D168]*[.$B$4]/[.$B$5]" office:value-type="float" office:value="0.226473171617371" calcext:value-type="float">
            <text:p>0,2264731716173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8]+([.$B$6]*[.C168])" office:value-type="float" office:value="22.4214101730488" calcext:value-type="float">
            <text:p>22,4214101730488</text:p>
          </table:table-cell>
          <table:table-cell table:formula="of:=0-[.B169]*[.$B$4] /[.$B$5]" office:value-type="float" office:value="-1.12107050865244" calcext:value-type="float">
            <text:p>-1,12107050865244</text:p>
          </table:table-cell>
          <table:table-cell table:formula="of:=[.D168]+([.$B$6]*[.E168])" office:value-type="float" office:value="18.0272644607428" calcext:value-type="float">
            <text:p>18,0272644607428</text:p>
          </table:table-cell>
          <table:table-cell table:formula="of:=[.B169]*[.$B$4]/[.$B$5] - [.D169]*[.$B$4]/[.$B$5]" office:value-type="float" office:value="0.219707285615302" calcext:value-type="float">
            <text:p>0,219707285615302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table:formula="of:=[.B169]+([.$B$6]*[.C169])" office:value-type="float" office:value="22.3093031221836" calcext:value-type="float">
            <text:p>22,3093031221836</text:p>
          </table:table-cell>
          <table:table-cell table:formula="of:=0-[.B170]*[.$B$4] /[.$B$5]" office:value-type="float" office:value="-1.11546515610918" calcext:value-type="float">
            <text:p>-1,11546515610918</text:p>
          </table:table-cell>
          <table:table-cell table:formula="of:=[.D169]+([.$B$6]*[.E169])" office:value-type="float" office:value="18.0492351893043" calcext:value-type="float">
            <text:p>18,0492351893043</text:p>
          </table:table-cell>
          <table:table-cell table:formula="of:=[.B170]*[.$B$4]/[.$B$5] - [.D170]*[.$B$4]/[.$B$5]" office:value-type="float" office:value="0.213003396643963" calcext:value-type="float">
            <text:p>0,213003396643963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table:formula="of:=[.B170]+([.$B$6]*[.C170])" office:value-type="float" office:value="22.1977566065727" calcext:value-type="float">
            <text:p>22,1977566065727</text:p>
          </table:table-cell>
          <table:table-cell table:formula="of:=0-[.B171]*[.$B$4] /[.$B$5]" office:value-type="float" office:value="-1.10988783032863" calcext:value-type="float">
            <text:p>-1,10988783032863</text:p>
          </table:table-cell>
          <table:table-cell table:formula="of:=[.D170]+([.$B$6]*[.E170])" office:value-type="float" office:value="18.0705355289687" calcext:value-type="float">
            <text:p>18,0705355289687</text:p>
          </table:table-cell>
          <table:table-cell table:formula="of:=[.B171]*[.$B$4]/[.$B$5] - [.D171]*[.$B$4]/[.$B$5]" office:value-type="float" office:value="0.206361053880197" calcext:value-type="float">
            <text:p>0,206361053880197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table:formula="of:=[.B171]+([.$B$6]*[.C171])" office:value-type="float" office:value="22.0867678235398" calcext:value-type="float">
            <text:p>22,0867678235398</text:p>
          </table:table-cell>
          <table:table-cell table:formula="of:=0-[.B172]*[.$B$4] /[.$B$5]" office:value-type="float" office:value="-1.10433839117699" calcext:value-type="float">
            <text:p>-1,10433839117699</text:p>
          </table:table-cell>
          <table:table-cell table:formula="of:=[.D171]+([.$B$6]*[.E171])" office:value-type="float" office:value="18.0911716343568" calcext:value-type="float">
            <text:p>18,0911716343568</text:p>
          </table:table-cell>
          <table:table-cell table:formula="of:=[.B172]*[.$B$4]/[.$B$5] - [.D172]*[.$B$4]/[.$B$5]" office:value-type="float" office:value="0.199779809459153" calcext:value-type="float">
            <text:p>0,199779809459153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table:formula="of:=[.B172]+([.$B$6]*[.C172])" office:value-type="float" office:value="21.9763339844221" calcext:value-type="float">
            <text:p>21,9763339844221</text:p>
          </table:table-cell>
          <table:table-cell table:formula="of:=0-[.B173]*[.$B$4] /[.$B$5]" office:value-type="float" office:value="-1.09881669922111" calcext:value-type="float">
            <text:p>-1,09881669922111</text:p>
          </table:table-cell>
          <table:table-cell table:formula="of:=[.D172]+([.$B$6]*[.E172])" office:value-type="float" office:value="18.1111496153027" calcext:value-type="float">
            <text:p>18,1111496153027</text:p>
          </table:table-cell>
          <table:table-cell table:formula="of:=[.B173]*[.$B$4]/[.$B$5] - [.D173]*[.$B$4]/[.$B$5]" office:value-type="float" office:value="0.193259218455973" calcext:value-type="float">
            <text:p>0,193259218455973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table:formula="of:=[.B173]+([.$B$6]*[.C173])" office:value-type="float" office:value="21.8664523145" calcext:value-type="float">
            <text:p>21,8664523145</text:p>
          </table:table-cell>
          <table:table-cell table:formula="of:=0-[.B174]*[.$B$4] /[.$B$5]" office:value-type="float" office:value="-1.093322615725" calcext:value-type="float">
            <text:p>-1,093322615725</text:p>
          </table:table-cell>
          <table:table-cell table:formula="of:=[.D173]+([.$B$6]*[.E173])" office:value-type="float" office:value="18.1304755371483" calcext:value-type="float">
            <text:p>18,1304755371483</text:p>
          </table:table-cell>
          <table:table-cell table:formula="of:=[.B174]*[.$B$4]/[.$B$5] - [.D174]*[.$B$4]/[.$B$5]" office:value-type="float" office:value="0.186798838867587" calcext:value-type="float">
            <text:p>0,186798838867587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table:formula="of:=[.B174]+([.$B$6]*[.C174])" office:value-type="float" office:value="21.7571200529275" calcext:value-type="float">
            <text:p>21,7571200529275</text:p>
          </table:table-cell>
          <table:table-cell table:formula="of:=0-[.B175]*[.$B$4] /[.$B$5]" office:value-type="float" office:value="-1.08785600264638" calcext:value-type="float">
            <text:p>-1,08785600264638</text:p>
          </table:table-cell>
          <table:table-cell table:formula="of:=[.D174]+([.$B$6]*[.E174])" office:value-type="float" office:value="18.149155421035" calcext:value-type="float">
            <text:p>18,149155421035</text:p>
          </table:table-cell>
          <table:table-cell table:formula="of:=[.B175]*[.$B$4]/[.$B$5] - [.D175]*[.$B$4]/[.$B$5]" office:value-type="float" office:value="0.180398231594625" calcext:value-type="float">
            <text:p>0,180398231594625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table:formula="of:=[.B175]+([.$B$6]*[.C175])" office:value-type="float" office:value="21.6483344526629" calcext:value-type="float">
            <text:p>21,6483344526629</text:p>
          </table:table-cell>
          <table:table-cell table:formula="of:=0-[.B176]*[.$B$4] /[.$B$5]" office:value-type="float" office:value="-1.08241672263314" calcext:value-type="float">
            <text:p>-1,08241672263314</text:p>
          </table:table-cell>
          <table:table-cell table:formula="of:=[.D175]+([.$B$6]*[.E175])" office:value-type="float" office:value="18.1671952441945" calcext:value-type="float">
            <text:p>18,1671952441945</text:p>
          </table:table-cell>
          <table:table-cell table:formula="of:=[.B176]*[.$B$4]/[.$B$5] - [.D176]*[.$B$4]/[.$B$5]" office:value-type="float" office:value="0.17405696042342" calcext:value-type="float">
            <text:p>0,17405696042342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table:formula="of:=[.B176]+([.$B$6]*[.C176])" office:value-type="float" office:value="21.5400927803996" calcext:value-type="float">
            <text:p>21,5400927803996</text:p>
          </table:table-cell>
          <table:table-cell table:formula="of:=0-[.B177]*[.$B$4] /[.$B$5]" office:value-type="float" office:value="-1.07700463901998" calcext:value-type="float">
            <text:p>-1,07700463901998</text:p>
          </table:table-cell>
          <table:table-cell table:formula="of:=[.D176]+([.$B$6]*[.E176])" office:value-type="float" office:value="18.1846009402368" calcext:value-type="float">
            <text:p>18,1846009402368</text:p>
          </table:table-cell>
          <table:table-cell table:formula="of:=[.B177]*[.$B$4]/[.$B$5] - [.D177]*[.$B$4]/[.$B$5]" office:value-type="float" office:value="0.167774592008137" calcext:value-type="float">
            <text:p>0,167774592008137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table:formula="of:=[.B177]+([.$B$6]*[.C177])" office:value-type="float" office:value="21.4323923164976" calcext:value-type="float">
            <text:p>21,4323923164976</text:p>
          </table:table-cell>
          <table:table-cell table:formula="of:=0-[.B178]*[.$B$4] /[.$B$5]" office:value-type="float" office:value="-1.07161961582488" calcext:value-type="float">
            <text:p>-1,07161961582488</text:p>
          </table:table-cell>
          <table:table-cell table:formula="of:=[.D177]+([.$B$6]*[.E177])" office:value-type="float" office:value="18.2013783994376" calcext:value-type="float">
            <text:p>18,2013783994376</text:p>
          </table:table-cell>
          <table:table-cell table:formula="of:=[.B178]*[.$B$4]/[.$B$5] - [.D178]*[.$B$4]/[.$B$5]" office:value-type="float" office:value="0.161550695852996" calcext:value-type="float">
            <text:p>0,1615506958529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8]+([.$B$6]*[.C178])" office:value-type="float" office:value="21.3252303549151" calcext:value-type="float">
            <text:p>21,3252303549151</text:p>
          </table:table-cell>
          <table:table-cell table:formula="of:=0-[.B179]*[.$B$4] /[.$B$5]" office:value-type="float" office:value="-1.06626151774575" calcext:value-type="float">
            <text:p>-1,06626151774575</text:p>
          </table:table-cell>
          <table:table-cell table:formula="of:=[.D178]+([.$B$6]*[.E178])" office:value-type="float" office:value="18.2175334690229" calcext:value-type="float">
            <text:p>18,2175334690229</text:p>
          </table:table-cell>
          <table:table-cell table:formula="of:=[.B179]*[.$B$4]/[.$B$5] - [.D179]*[.$B$4]/[.$B$5]" office:value-type="float" office:value="0.155384844294607" calcext:value-type="float">
            <text:p>0,155384844294607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table:formula="of:=[.B179]+([.$B$6]*[.C179])" office:value-type="float" office:value="21.2186042031405" calcext:value-type="float">
            <text:p>21,2186042031405</text:p>
          </table:table-cell>
          <table:table-cell table:formula="of:=0-[.B180]*[.$B$4] /[.$B$5]" office:value-type="float" office:value="-1.06093021015702" calcext:value-type="float">
            <text:p>-1,06093021015702</text:p>
          </table:table-cell>
          <table:table-cell table:formula="of:=[.D179]+([.$B$6]*[.E179])" office:value-type="float" office:value="18.2330719534524" calcext:value-type="float">
            <text:p>18,2330719534524</text:p>
          </table:table-cell>
          <table:table-cell table:formula="of:=[.B180]*[.$B$4]/[.$B$5] - [.D180]*[.$B$4]/[.$B$5]" office:value-type="float" office:value="0.149276612484405" calcext:value-type="float">
            <text:p>0,149276612484405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formula="of:=[.B180]+([.$B$6]*[.C180])" office:value-type="float" office:value="21.1125111821248" calcext:value-type="float">
            <text:p>21,1125111821248</text:p>
          </table:table-cell>
          <table:table-cell table:formula="of:=0-[.B181]*[.$B$4] /[.$B$5]" office:value-type="float" office:value="-1.05562555910624" calcext:value-type="float">
            <text:p>-1,05562555910624</text:p>
          </table:table-cell>
          <table:table-cell table:formula="of:=[.D180]+([.$B$6]*[.E180])" office:value-type="float" office:value="18.2479996147008" calcext:value-type="float">
            <text:p>18,2479996147008</text:p>
          </table:table-cell>
          <table:table-cell table:formula="of:=[.B181]*[.$B$4]/[.$B$5] - [.D181]*[.$B$4]/[.$B$5]" office:value-type="float" office:value="0.143225578371198" calcext:value-type="float">
            <text:p>0,143225578371198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table:formula="of:=[.B181]+([.$B$6]*[.C181])" office:value-type="float" office:value="21.0069486262142" calcext:value-type="float">
            <text:p>21,0069486262142</text:p>
          </table:table-cell>
          <table:table-cell table:formula="of:=0-[.B182]*[.$B$4] /[.$B$5]" office:value-type="float" office:value="-1.05034743131071" calcext:value-type="float">
            <text:p>-1,05034743131071</text:p>
          </table:table-cell>
          <table:table-cell table:formula="of:=[.D181]+([.$B$6]*[.E181])" office:value-type="float" office:value="18.262322172538" calcext:value-type="float">
            <text:p>18,262322172538</text:p>
          </table:table-cell>
          <table:table-cell table:formula="of:=[.B182]*[.$B$4]/[.$B$5] - [.D182]*[.$B$4]/[.$B$5]" office:value-type="float" office:value="0.137231322683811" calcext:value-type="float">
            <text:p>0,137231322683811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table:formula="of:=[.B182]+([.$B$6]*[.C182])" office:value-type="float" office:value="20.9019138830831" calcext:value-type="float">
            <text:p>20,9019138830831</text:p>
          </table:table-cell>
          <table:table-cell table:formula="of:=0-[.B183]*[.$B$4] /[.$B$5]" office:value-type="float" office:value="-1.04509569415416" calcext:value-type="float">
            <text:p>-1,04509569415416</text:p>
          </table:table-cell>
          <table:table-cell table:formula="of:=[.D182]+([.$B$6]*[.E182])" office:value-type="float" office:value="18.2760453048063" calcext:value-type="float">
            <text:p>18,2760453048063</text:p>
          </table:table-cell>
          <table:table-cell table:formula="of:=[.B183]*[.$B$4]/[.$B$5] - [.D183]*[.$B$4]/[.$B$5]" office:value-type="float" office:value="0.131293428913838" calcext:value-type="float">
            <text:p>0,131293428913838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table:formula="of:=[.B183]+([.$B$6]*[.C183])" office:value-type="float" office:value="20.7974043136677" calcext:value-type="float">
            <text:p>20,7974043136677</text:p>
          </table:table-cell>
          <table:table-cell table:formula="of:=0-[.B184]*[.$B$4] /[.$B$5]" office:value-type="float" office:value="-1.03987021568338" calcext:value-type="float">
            <text:p>-1,03987021568338</text:p>
          </table:table-cell>
          <table:table-cell table:formula="of:=[.D183]+([.$B$6]*[.E183])" office:value-type="float" office:value="18.2891746476977" calcext:value-type="float">
            <text:p>18,2891746476977</text:p>
          </table:table-cell>
          <table:table-cell table:formula="of:=[.B184]*[.$B$4]/[.$B$5] - [.D184]*[.$B$4]/[.$B$5]" office:value-type="float" office:value="0.125411483298498" calcext:value-type="float">
            <text:p>0,125411483298498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table:formula="of:=[.B184]+([.$B$6]*[.C184])" office:value-type="float" office:value="20.6934172920993" calcext:value-type="float">
            <text:p>20,6934172920993</text:p>
          </table:table-cell>
          <table:table-cell table:formula="of:=0-[.B185]*[.$B$4] /[.$B$5]" office:value-type="float" office:value="-1.03467086460497" calcext:value-type="float">
            <text:p>-1,03467086460497</text:p>
          </table:table-cell>
          <table:table-cell table:formula="of:=[.D184]+([.$B$6]*[.E184])" office:value-type="float" office:value="18.3017157960276" calcext:value-type="float">
            <text:p>18,3017157960276</text:p>
          </table:table-cell>
          <table:table-cell table:formula="of:=[.B185]*[.$B$4]/[.$B$5] - [.D185]*[.$B$4]/[.$B$5]" office:value-type="float" office:value="0.119585074803589" calcext:value-type="float">
            <text:p>0,119585074803589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table:formula="of:=[.B185]+([.$B$6]*[.C185])" office:value-type="float" office:value="20.5899502056388" calcext:value-type="float">
            <text:p>20,5899502056388</text:p>
          </table:table-cell>
          <table:table-cell table:formula="of:=0-[.B186]*[.$B$4] /[.$B$5]" office:value-type="float" office:value="-1.02949751028194" calcext:value-type="float">
            <text:p>-1,02949751028194</text:p>
          </table:table-cell>
          <table:table-cell table:formula="of:=[.D185]+([.$B$6]*[.E185])" office:value-type="float" office:value="18.3136743035079" calcext:value-type="float">
            <text:p>18,3136743035079</text:p>
          </table:table-cell>
          <table:table-cell table:formula="of:=[.B186]*[.$B$4]/[.$B$5] - [.D186]*[.$B$4]/[.$B$5]" office:value-type="float" office:value="0.113813795106546" calcext:value-type="float">
            <text:p>0,113813795106546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table:formula="of:=[.B186]+([.$B$6]*[.C186])" office:value-type="float" office:value="20.4870004546107" calcext:value-type="float">
            <text:p>20,4870004546107</text:p>
          </table:table-cell>
          <table:table-cell table:formula="of:=0-[.B187]*[.$B$4] /[.$B$5]" office:value-type="float" office:value="-1.02435002273053" calcext:value-type="float">
            <text:p>-1,02435002273053</text:p>
          </table:table-cell>
          <table:table-cell table:formula="of:=[.D186]+([.$B$6]*[.E186])" office:value-type="float" office:value="18.3250556830186" calcext:value-type="float">
            <text:p>18,3250556830186</text:p>
          </table:table-cell>
          <table:table-cell table:formula="of:=[.B187]*[.$B$4]/[.$B$5] - [.D187]*[.$B$4]/[.$B$5]" office:value-type="float" office:value="0.108097238579604" calcext:value-type="float">
            <text:p>0,108097238579604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table:formula="of:=[.B187]+([.$B$6]*[.C187])" office:value-type="float" office:value="20.3845654523376" calcext:value-type="float">
            <text:p>20,3845654523376</text:p>
          </table:table-cell>
          <table:table-cell table:formula="of:=0-[.B188]*[.$B$4] /[.$B$5]" office:value-type="float" office:value="-1.01922827261688" calcext:value-type="float">
            <text:p>-1,01922827261688</text:p>
          </table:table-cell>
          <table:table-cell table:formula="of:=[.D187]+([.$B$6]*[.E187])" office:value-type="float" office:value="18.3358654068765" calcext:value-type="float">
            <text:p>18,3358654068765</text:p>
          </table:table-cell>
          <table:table-cell table:formula="of:=[.B188]*[.$B$4]/[.$B$5] - [.D188]*[.$B$4]/[.$B$5]" office:value-type="float" office:value="0.102435002273053" calcext:value-type="float">
            <text:p>0,1024350022730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8]+([.$B$6]*[.C188])" office:value-type="float" office:value="20.2826426250759" calcext:value-type="float">
            <text:p>20,2826426250759</text:p>
          </table:table-cell>
          <table:table-cell table:formula="of:=0-[.B189]*[.$B$4] /[.$B$5]" office:value-type="float" office:value="-1.0141321312538" calcext:value-type="float">
            <text:p>-1,0141321312538</text:p>
          </table:table-cell>
          <table:table-cell table:formula="of:=[.D188]+([.$B$6]*[.E188])" office:value-type="float" office:value="18.3461089071038" calcext:value-type="float">
            <text:p>18,3461089071038</text:p>
          </table:table-cell>
          <table:table-cell table:formula="of:=[.B189]*[.$B$4]/[.$B$5] - [.D189]*[.$B$4]/[.$B$5]" office:value-type="float" office:value="0.096826685898603" calcext:value-type="float">
            <text:p>0,096826685898603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table:formula="of:=[.B189]+([.$B$6]*[.C189])" office:value-type="float" office:value="20.1812294119505" calcext:value-type="float">
            <text:p>20,1812294119505</text:p>
          </table:table-cell>
          <table:table-cell table:formula="of:=0-[.B190]*[.$B$4] /[.$B$5]" office:value-type="float" office:value="-1.00906147059753" calcext:value-type="float">
            <text:p>-1,00906147059753</text:p>
          </table:table-cell>
          <table:table-cell table:formula="of:=[.D189]+([.$B$6]*[.E189])" office:value-type="float" office:value="18.3557915756937" calcext:value-type="float">
            <text:p>18,3557915756937</text:p>
          </table:table-cell>
          <table:table-cell table:formula="of:=[.B190]*[.$B$4]/[.$B$5] - [.D190]*[.$B$4]/[.$B$5]" office:value-type="float" office:value="0.0912718918128411" calcext:value-type="float">
            <text:p>0,091271891812841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table:formula="of:=[.B190]+([.$B$6]*[.C190])" office:value-type="float" office:value="20.0803232648908" calcext:value-type="float">
            <text:p>20,0803232648908</text:p>
          </table:table-cell>
          <table:table-cell table:formula="of:=0-[.B191]*[.$B$4] /[.$B$5]" office:value-type="float" office:value="-1.00401616324454" calcext:value-type="float">
            <text:p>-1,00401616324454</text:p>
          </table:table-cell>
          <table:table-cell table:formula="of:=[.D190]+([.$B$6]*[.E190])" office:value-type="float" office:value="18.364918764875" calcext:value-type="float">
            <text:p>18,364918764875</text:p>
          </table:table-cell>
          <table:table-cell table:formula="of:=[.B191]*[.$B$4]/[.$B$5] - [.D191]*[.$B$4]/[.$B$5]" office:value-type="float" office:value="0.0857702250007891" calcext:value-type="float">
            <text:p>0,085770225000789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table:formula="of:=[.B191]+([.$B$6]*[.C191])" office:value-type="float" office:value="19.9799216485663" calcext:value-type="float">
            <text:p>19,9799216485663</text:p>
          </table:table-cell>
          <table:table-cell table:formula="of:=0-[.B192]*[.$B$4] /[.$B$5]" office:value-type="float" office:value="-0.998996082428316" calcext:value-type="float">
            <text:p>-0,998996082428316</text:p>
          </table:table-cell>
          <table:table-cell table:formula="of:=[.D191]+([.$B$6]*[.E191])" office:value-type="float" office:value="18.3734957873751" calcext:value-type="float">
            <text:p>18,3734957873751</text:p>
          </table:table-cell>
          <table:table-cell table:formula="of:=[.B192]*[.$B$4]/[.$B$5] - [.D192]*[.$B$4]/[.$B$5]" office:value-type="float" office:value="0.0803212930595625" calcext:value-type="float">
            <text:p>0,080321293059563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table:formula="of:=[.B192]+([.$B$6]*[.C192])" office:value-type="float" office:value="19.8800220403235" calcext:value-type="float">
            <text:p>19,8800220403235</text:p>
          </table:table-cell>
          <table:table-cell table:formula="of:=0-[.B193]*[.$B$4] /[.$B$5]" office:value-type="float" office:value="-0.994001102016174" calcext:value-type="float">
            <text:p>-0,994001102016174</text:p>
          </table:table-cell>
          <table:table-cell table:formula="of:=[.D192]+([.$B$6]*[.E192])" office:value-type="float" office:value="18.381527916681" calcext:value-type="float">
            <text:p>18,381527916681</text:p>
          </table:table-cell>
          <table:table-cell table:formula="of:=[.B193]*[.$B$4]/[.$B$5] - [.D193]*[.$B$4]/[.$B$5]" office:value-type="float" office:value="0.0749247061821232" calcext:value-type="float">
            <text:p>0,074924706182123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table:formula="of:=[.B193]+([.$B$6]*[.C193])" office:value-type="float" office:value="19.7806219301219" calcext:value-type="float">
            <text:p>19,7806219301219</text:p>
          </table:table-cell>
          <table:table-cell table:formula="of:=0-[.B194]*[.$B$4] /[.$B$5]" office:value-type="float" office:value="-0.989031096506094" calcext:value-type="float">
            <text:p>-0,989031096506094</text:p>
          </table:table-cell>
          <table:table-cell table:formula="of:=[.D193]+([.$B$6]*[.E193])" office:value-type="float" office:value="18.3890203872992" calcext:value-type="float">
            <text:p>18,3890203872992</text:p>
          </table:table-cell>
          <table:table-cell table:formula="of:=[.B194]*[.$B$4]/[.$B$5] - [.D194]*[.$B$4]/[.$B$5]" office:value-type="float" office:value="0.0695800771411316" calcext:value-type="float">
            <text:p>0,069580077141132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table:formula="of:=[.B194]+([.$B$6]*[.C194])" office:value-type="float" office:value="19.6817188204713" calcext:value-type="float">
            <text:p>19,6817188204713</text:p>
          </table:table-cell>
          <table:table-cell table:formula="of:=0-[.B195]*[.$B$4] /[.$B$5]" office:value-type="float" office:value="-0.984085941023563" calcext:value-type="float">
            <text:p>-0,984085941023563</text:p>
          </table:table-cell>
          <table:table-cell table:formula="of:=[.D194]+([.$B$6]*[.E194])" office:value-type="float" office:value="18.3959783950134" calcext:value-type="float">
            <text:p>18,3959783950134</text:p>
          </table:table-cell>
          <table:table-cell table:formula="of:=[.B195]*[.$B$4]/[.$B$5] - [.D195]*[.$B$4]/[.$B$5]" office:value-type="float" office:value="0.0642870212728953" calcext:value-type="float">
            <text:p>0,064287021272895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table:formula="of:=[.B195]+([.$B$6]*[.C195])" office:value-type="float" office:value="19.5833102263689" calcext:value-type="float">
            <text:p>19,5833102263689</text:p>
          </table:table-cell>
          <table:table-cell table:formula="of:=0-[.B196]*[.$B$4] /[.$B$5]" office:value-type="float" office:value="-0.979165511318445" calcext:value-type="float">
            <text:p>-0,979165511318445</text:p>
          </table:table-cell>
          <table:table-cell table:formula="of:=[.D195]+([.$B$6]*[.E195])" office:value-type="float" office:value="18.4024070971406" calcext:value-type="float">
            <text:p>18,4024070971406</text:p>
          </table:table-cell>
          <table:table-cell table:formula="of:=[.B196]*[.$B$4]/[.$B$5] - [.D196]*[.$B$4]/[.$B$5]" office:value-type="float" office:value="0.0590451564614131" calcext:value-type="float">
            <text:p>0,059045156461413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table:formula="of:=[.B196]+([.$B$6]*[.C196])" office:value-type="float" office:value="19.4853936752371" calcext:value-type="float">
            <text:p>19,4853936752371</text:p>
          </table:table-cell>
          <table:table-cell table:formula="of:=0-[.B197]*[.$B$4] /[.$B$5]" office:value-type="float" office:value="-0.974269683761853" calcext:value-type="float">
            <text:p>-0,974269683761853</text:p>
          </table:table-cell>
          <table:table-cell table:formula="of:=[.D196]+([.$B$6]*[.E196])" office:value-type="float" office:value="18.4083116127868" calcext:value-type="float">
            <text:p>18,4083116127868</text:p>
          </table:table-cell>
          <table:table-cell table:formula="of:=[.B197]*[.$B$4]/[.$B$5] - [.D197]*[.$B$4]/[.$B$5]" office:value-type="float" office:value="0.0538541031225136" calcext:value-type="float">
            <text:p>0,053854103122514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table:formula="of:=[.B197]+([.$B$6]*[.C197])" office:value-type="float" office:value="19.3879667068609" calcext:value-type="float">
            <text:p>19,3879667068609</text:p>
          </table:table-cell>
          <table:table-cell table:formula="of:=0-[.B198]*[.$B$4] /[.$B$5]" office:value-type="float" office:value="-0.969398335343044" calcext:value-type="float">
            <text:p>-0,969398335343044</text:p>
          </table:table-cell>
          <table:table-cell table:formula="of:=[.D197]+([.$B$6]*[.E197])" office:value-type="float" office:value="18.413697023099" calcext:value-type="float">
            <text:p>18,413697023099</text:p>
          </table:table-cell>
          <table:table-cell table:formula="of:=[.B198]*[.$B$4]/[.$B$5] - [.D198]*[.$B$4]/[.$B$5]" office:value-type="float" office:value="0.0487134841880919" calcext:value-type="float">
            <text:p>0,0487134841880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8]+([.$B$6]*[.C198])" office:value-type="float" office:value="19.2910268733266" calcext:value-type="float">
            <text:p>19,2910268733266</text:p>
          </table:table-cell>
          <table:table-cell table:formula="of:=0-[.B199]*[.$B$4] /[.$B$5]" office:value-type="float" office:value="-0.964551343666328" calcext:value-type="float">
            <text:p>-0,964551343666328</text:p>
          </table:table-cell>
          <table:table-cell table:formula="of:=[.D198]+([.$B$6]*[.E198])" office:value-type="float" office:value="18.4185683715178" calcext:value-type="float">
            <text:p>18,4185683715178</text:p>
          </table:table-cell>
          <table:table-cell table:formula="of:=[.B199]*[.$B$4]/[.$B$5] - [.D199]*[.$B$4]/[.$B$5]" office:value-type="float" office:value="0.0436229250904361" calcext:value-type="float">
            <text:p>0,043622925090436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table:formula="of:=[.B199]+([.$B$6]*[.C199])" office:value-type="float" office:value="19.1945717389599" calcext:value-type="float">
            <text:p>19,1945717389599</text:p>
          </table:table-cell>
          <table:table-cell table:formula="of:=0-[.B200]*[.$B$4] /[.$B$5]" office:value-type="float" office:value="-0.959728586947997" calcext:value-type="float">
            <text:p>-0,959728586947997</text:p>
          </table:table-cell>
          <table:table-cell table:formula="of:=[.D199]+([.$B$6]*[.E199])" office:value-type="float" office:value="18.4229306640269" calcext:value-type="float">
            <text:p>18,4229306640269</text:p>
          </table:table-cell>
          <table:table-cell table:formula="of:=[.B200]*[.$B$4]/[.$B$5] - [.D200]*[.$B$4]/[.$B$5]" office:value-type="float" office:value="0.0385820537466522" calcext:value-type="float">
            <text:p>0,038582053746652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table:formula="of:=[.B200]+([.$B$6]*[.C200])" office:value-type="float" office:value="19.0985988802651" calcext:value-type="float">
            <text:p>19,0985988802651</text:p>
          </table:table-cell>
          <table:table-cell table:formula="of:=0-[.B201]*[.$B$4] /[.$B$5]" office:value-type="float" office:value="-0.954929944013257" calcext:value-type="float">
            <text:p>-0,954929944013257</text:p>
          </table:table-cell>
          <table:table-cell table:formula="of:=[.D200]+([.$B$6]*[.E200])" office:value-type="float" office:value="18.4267888694016" calcext:value-type="float">
            <text:p>18,4267888694016</text:p>
          </table:table-cell>
          <table:table-cell table:formula="of:=[.B201]*[.$B$4]/[.$B$5] - [.D201]*[.$B$4]/[.$B$5]" office:value-type="float" office:value="0.0335905005431792" calcext:value-type="float">
            <text:p>0,033590500543179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table:formula="of:=[.B201]+([.$B$6]*[.C201])" office:value-type="float" office:value="19.0031058858638" calcext:value-type="float">
            <text:p>19,0031058858638</text:p>
          </table:table-cell>
          <table:table-cell table:formula="of:=0-[.B202]*[.$B$4] /[.$B$5]" office:value-type="float" office:value="-0.950155294293191" calcext:value-type="float">
            <text:p>-0,950155294293191</text:p>
          </table:table-cell>
          <table:table-cell table:formula="of:=[.D201]+([.$B$6]*[.E201])" office:value-type="float" office:value="18.4301479194559" calcext:value-type="float">
            <text:p>18,4301479194559</text:p>
          </table:table-cell>
          <table:table-cell table:formula="of:=[.B202]*[.$B$4]/[.$B$5] - [.D202]*[.$B$4]/[.$B$5]" office:value-type="float" office:value="0.0286478983203968" calcext:value-type="float">
            <text:p>0,028647898320397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table:formula="of:=[.B202]+([.$B$6]*[.C202])" office:value-type="float" office:value="18.9080903564345" calcext:value-type="float">
            <text:p>18,9080903564345</text:p>
          </table:table-cell>
          <table:table-cell table:formula="of:=0-[.B203]*[.$B$4] /[.$B$5]" office:value-type="float" office:value="-0.945404517821724" calcext:value-type="float">
            <text:p>-0,945404517821724</text:p>
          </table:table-cell>
          <table:table-cell table:formula="of:=[.D202]+([.$B$6]*[.E202])" office:value-type="float" office:value="18.4330127092879" calcext:value-type="float">
            <text:p>18,4330127092879</text:p>
          </table:table-cell>
          <table:table-cell table:formula="of:=[.B203]*[.$B$4]/[.$B$5] - [.D203]*[.$B$4]/[.$B$5]" office:value-type="float" office:value="0.023753882357329" calcext:value-type="float">
            <text:p>0,023753882357329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table:formula="of:=[.B203]+([.$B$6]*[.C203])" office:value-type="float" office:value="18.8135499046523" calcext:value-type="float">
            <text:p>18,8135499046523</text:p>
          </table:table-cell>
          <table:table-cell table:formula="of:=0-[.B204]*[.$B$4] /[.$B$5]" office:value-type="float" office:value="-0.940677495232616" calcext:value-type="float">
            <text:p>-0,940677495232616</text:p>
          </table:table-cell>
          <table:table-cell table:formula="of:=[.D203]+([.$B$6]*[.E203])" office:value-type="float" office:value="18.4353880975236" calcext:value-type="float">
            <text:p>18,4353880975236</text:p>
          </table:table-cell>
          <table:table-cell table:formula="of:=[.B204]*[.$B$4]/[.$B$5] - [.D204]*[.$B$4]/[.$B$5]" office:value-type="float" office:value="0.0189080903564338" calcext:value-type="float">
            <text:p>0,018908090356434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table:formula="of:=[.B204]+([.$B$6]*[.C204])" office:value-type="float" office:value="18.7194821551291" calcext:value-type="float">
            <text:p>18,7194821551291</text:p>
          </table:table-cell>
          <table:table-cell table:formula="of:=0-[.B205]*[.$B$4] /[.$B$5]" office:value-type="float" office:value="-0.935974107756453" calcext:value-type="float">
            <text:p>-0,935974107756453</text:p>
          </table:table-cell>
          <table:table-cell table:formula="of:=[.D204]+([.$B$6]*[.E204])" office:value-type="float" office:value="18.4372789065593" calcext:value-type="float">
            <text:p>18,4372789065593</text:p>
          </table:table-cell>
          <table:table-cell table:formula="of:=[.B205]*[.$B$4]/[.$B$5] - [.D205]*[.$B$4]/[.$B$5]" office:value-type="float" office:value="0.0141101624284884" calcext:value-type="float">
            <text:p>0,014110162428488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table:formula="of:=[.B205]+([.$B$6]*[.C205])" office:value-type="float" office:value="18.6258847443534" calcext:value-type="float">
            <text:p>18,6258847443534</text:p>
          </table:table-cell>
          <table:table-cell table:formula="of:=0-[.B206]*[.$B$4] /[.$B$5]" office:value-type="float" office:value="-0.931294237217671" calcext:value-type="float">
            <text:p>-0,931294237217671</text:p>
          </table:table-cell>
          <table:table-cell table:formula="of:=[.D205]+([.$B$6]*[.E205])" office:value-type="float" office:value="18.4386899228021" calcext:value-type="float">
            <text:p>18,4386899228021</text:p>
          </table:table-cell>
          <table:table-cell table:formula="of:=[.B206]*[.$B$4]/[.$B$5] - [.D206]*[.$B$4]/[.$B$5]" office:value-type="float" office:value="0.00935974107756377" calcext:value-type="float">
            <text:p>0,009359741077564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table:formula="of:=[.B206]+([.$B$6]*[.C206])" office:value-type="float" office:value="18.5327553206316" calcext:value-type="float">
            <text:p>18,5327553206316</text:p>
          </table:table-cell>
          <table:table-cell table:formula="of:=0-[.B207]*[.$B$4] /[.$B$5]" office:value-type="float" office:value="-0.926637766031582" calcext:value-type="float">
            <text:p>-0,926637766031582</text:p>
          </table:table-cell>
          <table:table-cell table:formula="of:=[.D206]+([.$B$6]*[.E206])" office:value-type="float" office:value="18.4396258969099" calcext:value-type="float">
            <text:p>18,4396258969099</text:p>
          </table:table-cell>
          <table:table-cell table:formula="of:=[.B207]*[.$B$4]/[.$B$5] - [.D207]*[.$B$4]/[.$B$5]" office:value-type="float" office:value="0.0046564711860877" calcext:value-type="float">
            <text:p>0,004656471186088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table:formula="of:=[.B207]+([.$B$6]*[.C207])" office:value-type="float" office:value="18.4400915440285" calcext:value-type="float">
            <text:p>18,4400915440285</text:p>
          </table:table-cell>
          <table:table-cell table:formula="of:=0-[.B208]*[.$B$4] /[.$B$5]" office:value-type="float" office:value="-0.922004577201424" calcext:value-type="float">
            <text:p>-0,922004577201424</text:p>
          </table:table-cell>
          <table:table-cell table:formula="of:=[.D207]+([.$B$6]*[.E207])" office:value-type="float" office:value="18.4400915440285" calcext:value-type="float">
            <text:p>18,4400915440285</text:p>
          </table:table-cell>
          <table:table-cell table:formula="of:=[.B208]*[.$B$4]/[.$B$5] - [.D208]*[.$B$4]/[.$B$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8]+([.$B$6]*[.C208])" office:value-type="float" office:value="18.3478910863083" calcext:value-type="float">
            <text:p>18,3478910863083</text:p>
          </table:table-cell>
          <table:table-cell table:formula="of:=0-[.B209]*[.$B$4] /[.$B$5]" office:value-type="float" office:value="-0.917394554315417" calcext:value-type="float">
            <text:p>-0,917394554315417</text:p>
          </table:table-cell>
          <table:table-cell table:formula="of:=[.D208]+([.$B$6]*[.E208])" office:value-type="float" office:value="18.4400915440285" calcext:value-type="float">
            <text:p>18,4400915440285</text:p>
          </table:table-cell>
          <table:table-cell table:formula="of:=[.B209]*[.$B$4]/[.$B$5] - [.D209]*[.$B$4]/[.$B$5]" office:value-type="float" office:value="-0.00461002288600787" calcext:value-type="float">
            <text:p>-0,004610022886008</text:p>
          </table:table-cell>
        </table:table-row>
        <table:table-row table:style-name="ro1">
          <table:table-cell office:value-type="float" office:value="20.1" calcext:value-type="float">
            <text:p>20,1</text:p>
          </table:table-cell>
          <table:table-cell table:formula="of:=[.B209]+([.$B$6]*[.C209])" office:value-type="float" office:value="18.2561516308768" calcext:value-type="float">
            <text:p>18,2561516308768</text:p>
          </table:table-cell>
          <table:table-cell table:formula="of:=0-[.B210]*[.$B$4] /[.$B$5]" office:value-type="float" office:value="-0.91280758154384" calcext:value-type="float">
            <text:p>-0,91280758154384</text:p>
          </table:table-cell>
          <table:table-cell table:formula="of:=[.D209]+([.$B$6]*[.E209])" office:value-type="float" office:value="18.4396305417399" calcext:value-type="float">
            <text:p>18,4396305417399</text:p>
          </table:table-cell>
          <table:table-cell table:formula="of:=[.B210]*[.$B$4]/[.$B$5] - [.D210]*[.$B$4]/[.$B$5]" office:value-type="float" office:value="-0.00917394554315476" calcext:value-type="float">
            <text:p>-0,009173945543155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table:formula="of:=[.B210]+([.$B$6]*[.C210])" office:value-type="float" office:value="18.1648708727224" calcext:value-type="float">
            <text:p>18,1648708727224</text:p>
          </table:table-cell>
          <table:table-cell table:formula="of:=0-[.B211]*[.$B$4] /[.$B$5]" office:value-type="float" office:value="-0.908243543636121" calcext:value-type="float">
            <text:p>-0,908243543636121</text:p>
          </table:table-cell>
          <table:table-cell table:formula="of:=[.D210]+([.$B$6]*[.E210])" office:value-type="float" office:value="18.4387131471856" calcext:value-type="float">
            <text:p>18,4387131471856</text:p>
          </table:table-cell>
          <table:table-cell table:formula="of:=[.B211]*[.$B$4]/[.$B$5] - [.D211]*[.$B$4]/[.$B$5]" office:value-type="float" office:value="-0.0136921137231585" calcext:value-type="float">
            <text:p>-0,013692113723159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table:formula="of:=[.B211]+([.$B$6]*[.C211])" office:value-type="float" office:value="18.0740465183588" calcext:value-type="float">
            <text:p>18,0740465183588</text:p>
          </table:table-cell>
          <table:table-cell table:formula="of:=0-[.B212]*[.$B$4] /[.$B$5]" office:value-type="float" office:value="-0.903702325917941" calcext:value-type="float">
            <text:p>-0,903702325917941</text:p>
          </table:table-cell>
          <table:table-cell table:formula="of:=[.D211]+([.$B$6]*[.E211])" office:value-type="float" office:value="18.4373439358133" calcext:value-type="float">
            <text:p>18,4373439358133</text:p>
          </table:table-cell>
          <table:table-cell table:formula="of:=[.B212]*[.$B$4]/[.$B$5] - [.D212]*[.$B$4]/[.$B$5]" office:value-type="float" office:value="-0.0181648708727231" calcext:value-type="float">
            <text:p>-0,018164870872723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table:formula="of:=[.B212]+([.$B$6]*[.C212])" office:value-type="float" office:value="17.983676285767" calcext:value-type="float">
            <text:p>17,983676285767</text:p>
          </table:table-cell>
          <table:table-cell table:formula="of:=0-[.B213]*[.$B$4] /[.$B$5]" office:value-type="float" office:value="-0.899183814288351" calcext:value-type="float">
            <text:p>-0,899183814288351</text:p>
          </table:table-cell>
          <table:table-cell table:formula="of:=[.D212]+([.$B$6]*[.E212])" office:value-type="float" office:value="18.435527448726" calcext:value-type="float">
            <text:p>18,435527448726</text:p>
          </table:table-cell>
          <table:table-cell table:formula="of:=[.B213]*[.$B$4]/[.$B$5] - [.D213]*[.$B$4]/[.$B$5]" office:value-type="float" office:value="-0.0225925581479492" calcext:value-type="float">
            <text:p>-0,022592558147949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table:formula="of:=[.B213]+([.$B$6]*[.C213])" office:value-type="float" office:value="17.8937579043382" calcext:value-type="float">
            <text:p>17,8937579043382</text:p>
          </table:table-cell>
          <table:table-cell table:formula="of:=0-[.B214]*[.$B$4] /[.$B$5]" office:value-type="float" office:value="-0.894687895216909" calcext:value-type="float">
            <text:p>-0,894687895216909</text:p>
          </table:table-cell>
          <table:table-cell table:formula="of:=[.D213]+([.$B$6]*[.E213])" office:value-type="float" office:value="18.4332681929112" calcext:value-type="float">
            <text:p>18,4332681929112</text:p>
          </table:table-cell>
          <table:table-cell table:formula="of:=[.B214]*[.$B$4]/[.$B$5] - [.D214]*[.$B$4]/[.$B$5]" office:value-type="float" office:value="-0.0269755144286511" calcext:value-type="float">
            <text:p>-0,026975514428651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table:formula="of:=[.B214]+([.$B$6]*[.C214])" office:value-type="float" office:value="17.8042891148165" calcext:value-type="float">
            <text:p>17,8042891148165</text:p>
          </table:table-cell>
          <table:table-cell table:formula="of:=0-[.B215]*[.$B$4] /[.$B$5]" office:value-type="float" office:value="-0.890214455740825" calcext:value-type="float">
            <text:p>-0,890214455740825</text:p>
          </table:table-cell>
          <table:table-cell table:formula="of:=[.D214]+([.$B$6]*[.E214])" office:value-type="float" office:value="18.4305706414683" calcext:value-type="float">
            <text:p>18,4305706414683</text:p>
          </table:table-cell>
          <table:table-cell table:formula="of:=[.B215]*[.$B$4]/[.$B$5] - [.D215]*[.$B$4]/[.$B$5]" office:value-type="float" office:value="-0.0313140763325925" calcext:value-type="float">
            <text:p>-0,031314076332593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table:formula="of:=[.B215]+([.$B$6]*[.C215])" office:value-type="float" office:value="17.7152676692424" calcext:value-type="float">
            <text:p>17,7152676692424</text:p>
          </table:table-cell>
          <table:table-cell table:formula="of:=0-[.B216]*[.$B$4] /[.$B$5]" office:value-type="float" office:value="-0.88576338346212" calcext:value-type="float">
            <text:p>-0,88576338346212</text:p>
          </table:table-cell>
          <table:table-cell table:formula="of:=[.D215]+([.$B$6]*[.E215])" office:value-type="float" office:value="18.4274392338351" calcext:value-type="float">
            <text:p>18,4274392338351</text:p>
          </table:table-cell>
          <table:table-cell table:formula="of:=[.B216]*[.$B$4]/[.$B$5] - [.D216]*[.$B$4]/[.$B$5]" office:value-type="float" office:value="-0.0356085782296339" calcext:value-type="float">
            <text:p>-0,035608578229634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table:formula="of:=[.B216]+([.$B$6]*[.C216])" office:value-type="float" office:value="17.6266913308962" calcext:value-type="float">
            <text:p>17,6266913308962</text:p>
          </table:table-cell>
          <table:table-cell table:formula="of:=0-[.B217]*[.$B$4] /[.$B$5]" office:value-type="float" office:value="-0.88133456654481" calcext:value-type="float">
            <text:p>-0,88133456654481</text:p>
          </table:table-cell>
          <table:table-cell table:formula="of:=[.D216]+([.$B$6]*[.E216])" office:value-type="float" office:value="18.4238783760121" calcext:value-type="float">
            <text:p>18,4238783760121</text:p>
          </table:table-cell>
          <table:table-cell table:formula="of:=[.B217]*[.$B$4]/[.$B$5] - [.D217]*[.$B$4]/[.$B$5]" office:value-type="float" office:value="-0.0398593522557961" calcext:value-type="float">
            <text:p>-0,039859352255796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table:formula="of:=[.B217]+([.$B$6]*[.C217])" office:value-type="float" office:value="17.5385578742417" calcext:value-type="float">
            <text:p>17,5385578742417</text:p>
          </table:table-cell>
          <table:table-cell table:formula="of:=0-[.B218]*[.$B$4] /[.$B$5]" office:value-type="float" office:value="-0.876927893712086" calcext:value-type="float">
            <text:p>-0,876927893712086</text:p>
          </table:table-cell>
          <table:table-cell table:formula="of:=[.D217]+([.$B$6]*[.E217])" office:value-type="float" office:value="18.4198924407865" calcext:value-type="float">
            <text:p>18,4198924407865</text:p>
          </table:table-cell>
          <table:table-cell table:formula="of:=[.B218]*[.$B$4]/[.$B$5] - [.D218]*[.$B$4]/[.$B$5]" office:value-type="float" office:value="-0.0440667283272412" calcext:value-type="float">
            <text:p>-0,0440667283272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8]+([.$B$6]*[.C218])" office:value-type="float" office:value="17.4508650848705" calcext:value-type="float">
            <text:p>17,4508650848705</text:p>
          </table:table-cell>
          <table:table-cell table:formula="of:=0-[.B219]*[.$B$4] /[.$B$5]" office:value-type="float" office:value="-0.872543254243525" calcext:value-type="float">
            <text:p>-0,872543254243525</text:p>
          </table:table-cell>
          <table:table-cell table:formula="of:=[.D218]+([.$B$6]*[.E218])" office:value-type="float" office:value="18.4154857679538" calcext:value-type="float">
            <text:p>18,4154857679538</text:p>
          </table:table-cell>
          <table:table-cell table:formula="of:=[.B219]*[.$B$4]/[.$B$5] - [.D219]*[.$B$4]/[.$B$5]" office:value-type="float" office:value="-0.0482310341541653" calcext:value-type="float">
            <text:p>-0,048231034154165</text:p>
          </table:table-cell>
        </table:table-row>
        <table:table-row table:style-name="ro1">
          <table:table-cell office:value-type="float" office:value="21.1" calcext:value-type="float">
            <text:p>21,1</text:p>
          </table:table-cell>
          <table:table-cell table:formula="of:=[.B219]+([.$B$6]*[.C219])" office:value-type="float" office:value="17.3636107594462" calcext:value-type="float">
            <text:p>17,3636107594462</text:p>
          </table:table-cell>
          <table:table-cell table:formula="of:=0-[.B220]*[.$B$4] /[.$B$5]" office:value-type="float" office:value="-0.868180537972308" calcext:value-type="float">
            <text:p>-0,868180537972308</text:p>
          </table:table-cell>
          <table:table-cell table:formula="of:=[.D219]+([.$B$6]*[.E219])" office:value-type="float" office:value="18.4106626645384" calcext:value-type="float">
            <text:p>18,4106626645384</text:p>
          </table:table-cell>
          <table:table-cell table:formula="of:=[.B220]*[.$B$4]/[.$B$5] - [.D220]*[.$B$4]/[.$B$5]" office:value-type="float" office:value="-0.0523525952546122" calcext:value-type="float">
            <text:p>-0,052352595254612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table:formula="of:=[.B220]+([.$B$6]*[.C220])" office:value-type="float" office:value="17.2767927056489" calcext:value-type="float">
            <text:p>17,2767927056489</text:p>
          </table:table-cell>
          <table:table-cell table:formula="of:=0-[.B221]*[.$B$4] /[.$B$5]" office:value-type="float" office:value="-0.863839635282446" calcext:value-type="float">
            <text:p>-0,863839635282446</text:p>
          </table:table-cell>
          <table:table-cell table:formula="of:=[.D220]+([.$B$6]*[.E220])" office:value-type="float" office:value="18.4054274050129" calcext:value-type="float">
            <text:p>18,4054274050129</text:p>
          </table:table-cell>
          <table:table-cell table:formula="of:=[.B221]*[.$B$4]/[.$B$5] - [.D221]*[.$B$4]/[.$B$5]" office:value-type="float" office:value="-0.056431734968201" calcext:value-type="float">
            <text:p>-0,056431734968201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table:formula="of:=[.B221]+([.$B$6]*[.C221])" office:value-type="float" office:value="17.1904087421207" calcext:value-type="float">
            <text:p>17,1904087421207</text:p>
          </table:table-cell>
          <table:table-cell table:formula="of:=0-[.B222]*[.$B$4] /[.$B$5]" office:value-type="float" office:value="-0.859520437106034" calcext:value-type="float">
            <text:p>-0,859520437106034</text:p>
          </table:table-cell>
          <table:table-cell table:formula="of:=[.D221]+([.$B$6]*[.E221])" office:value-type="float" office:value="18.3997842315161" calcext:value-type="float">
            <text:p>18,3997842315161</text:p>
          </table:table-cell>
          <table:table-cell table:formula="of:=[.B222]*[.$B$4]/[.$B$5] - [.D222]*[.$B$4]/[.$B$5]" office:value-type="float" office:value="-0.0604687744697721" calcext:value-type="float">
            <text:p>-0,060468774469772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table:formula="of:=[.B222]+([.$B$6]*[.C222])" office:value-type="float" office:value="17.1044566984101" calcext:value-type="float">
            <text:p>17,1044566984101</text:p>
          </table:table-cell>
          <table:table-cell table:formula="of:=0-[.B223]*[.$B$4] /[.$B$5]" office:value-type="float" office:value="-0.855222834920504" calcext:value-type="float">
            <text:p>-0,855222834920504</text:p>
          </table:table-cell>
          <table:table-cell table:formula="of:=[.D222]+([.$B$6]*[.E222])" office:value-type="float" office:value="18.3937373540691" calcext:value-type="float">
            <text:p>18,3937373540691</text:p>
          </table:table-cell>
          <table:table-cell table:formula="of:=[.B223]*[.$B$4]/[.$B$5] - [.D223]*[.$B$4]/[.$B$5]" office:value-type="float" office:value="-0.0644640327829533" calcext:value-type="float">
            <text:p>-0,064464032782953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table:formula="of:=[.B223]+([.$B$6]*[.C223])" office:value-type="float" office:value="17.018934414918" calcext:value-type="float">
            <text:p>17,018934414918</text:p>
          </table:table-cell>
          <table:table-cell table:formula="of:=0-[.B224]*[.$B$4] /[.$B$5]" office:value-type="float" office:value="-0.850946720745901" calcext:value-type="float">
            <text:p>-0,850946720745901</text:p>
          </table:table-cell>
          <table:table-cell table:formula="of:=[.D223]+([.$B$6]*[.E223])" office:value-type="float" office:value="18.3872909507908" calcext:value-type="float">
            <text:p>18,3872909507908</text:p>
          </table:table-cell>
          <table:table-cell table:formula="of:=[.B224]*[.$B$4]/[.$B$5] - [.D224]*[.$B$4]/[.$B$5]" office:value-type="float" office:value="-0.0684178267936411" calcext:value-type="float">
            <text:p>-0,068417826793641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table:formula="of:=[.B224]+([.$B$6]*[.C224])" office:value-type="float" office:value="16.9338397428434" calcext:value-type="float">
            <text:p>16,9338397428434</text:p>
          </table:table-cell>
          <table:table-cell table:formula="of:=0-[.B225]*[.$B$4] /[.$B$5]" office:value-type="float" office:value="-0.846691987142172" calcext:value-type="float">
            <text:p>-0,846691987142172</text:p>
          </table:table-cell>
          <table:table-cell table:formula="of:=[.D224]+([.$B$6]*[.E224])" office:value-type="float" office:value="18.3804491681115" calcext:value-type="float">
            <text:p>18,3804491681115</text:p>
          </table:table-cell>
          <table:table-cell table:formula="of:=[.B225]*[.$B$4]/[.$B$5] - [.D225]*[.$B$4]/[.$B$5]" office:value-type="float" office:value="-0.0723304712634024" calcext:value-type="float">
            <text:p>-0,072330471263403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table:formula="of:=[.B225]+([.$B$6]*[.C225])" office:value-type="float" office:value="16.8491705441292" calcext:value-type="float">
            <text:p>16,8491705441292</text:p>
          </table:table-cell>
          <table:table-cell table:formula="of:=0-[.B226]*[.$B$4] /[.$B$5]" office:value-type="float" office:value="-0.842458527206461" calcext:value-type="float">
            <text:p>-0,842458527206461</text:p>
          </table:table-cell>
          <table:table-cell table:formula="of:=[.D225]+([.$B$6]*[.E225])" office:value-type="float" office:value="18.3732161209851" calcext:value-type="float">
            <text:p>18,3732161209851</text:p>
          </table:table-cell>
          <table:table-cell table:formula="of:=[.B226]*[.$B$4]/[.$B$5] - [.D226]*[.$B$4]/[.$B$5]" office:value-type="float" office:value="-0.0762022788427962" calcext:value-type="float">
            <text:p>-0,076202278842796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table:formula="of:=[.B226]+([.$B$6]*[.C226])" office:value-type="float" office:value="16.7649246914086" calcext:value-type="float">
            <text:p>16,7649246914086</text:p>
          </table:table-cell>
          <table:table-cell table:formula="of:=0-[.B227]*[.$B$4] /[.$B$5]" office:value-type="float" office:value="-0.838246234570429" calcext:value-type="float">
            <text:p>-0,838246234570429</text:p>
          </table:table-cell>
          <table:table-cell table:formula="of:=[.D226]+([.$B$6]*[.E226])" office:value-type="float" office:value="18.3655958931009" calcext:value-type="float">
            <text:p>18,3655958931009</text:p>
          </table:table-cell>
          <table:table-cell table:formula="of:=[.B227]*[.$B$4]/[.$B$5] - [.D227]*[.$B$4]/[.$B$5]" office:value-type="float" office:value="-0.0800335600846146" calcext:value-type="float">
            <text:p>-0,080033560084615</text:p>
          </table:table-cell>
        </table:table-row>
        <table:table-row table:style-name="ro1">
          <table:table-cell office:value-type="float" office:value="21.9" calcext:value-type="float">
            <text:p>21,9</text:p>
          </table:table-cell>
          <table:table-cell table:formula="of:=[.B227]+([.$B$6]*[.C227])" office:value-type="float" office:value="16.6811000679515" calcext:value-type="float">
            <text:p>16,6811000679515</text:p>
          </table:table-cell>
          <table:table-cell table:formula="of:=0-[.B228]*[.$B$4] /[.$B$5]" office:value-type="float" office:value="-0.834055003397577" calcext:value-type="float">
            <text:p>-0,834055003397577</text:p>
          </table:table-cell>
          <table:table-cell table:formula="of:=[.D227]+([.$B$6]*[.E227])" office:value-type="float" office:value="18.3575925370924" calcext:value-type="float">
            <text:p>18,3575925370924</text:p>
          </table:table-cell>
          <table:table-cell table:formula="of:=[.B228]*[.$B$4]/[.$B$5] - [.D228]*[.$B$4]/[.$B$5]" office:value-type="float" office:value="-0.0838246234570436" calcext:value-type="float">
            <text:p>-0,0838246234570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8]+([.$B$6]*[.C228])" office:value-type="float" office:value="16.5976945676118" calcext:value-type="float">
            <text:p>16,5976945676118</text:p>
          </table:table-cell>
          <table:table-cell table:formula="of:=0-[.B229]*[.$B$4] /[.$B$5]" office:value-type="float" office:value="-0.829884728380589" calcext:value-type="float">
            <text:p>-0,829884728380589</text:p>
          </table:table-cell>
          <table:table-cell table:formula="of:=[.D228]+([.$B$6]*[.E228])" office:value-type="float" office:value="18.3492100747467" calcext:value-type="float">
            <text:p>18,3492100747467</text:p>
          </table:table-cell>
          <table:table-cell table:formula="of:=[.B229]*[.$B$4]/[.$B$5] - [.D229]*[.$B$4]/[.$B$5]" office:value-type="float" office:value="-0.0875757753567462" calcext:value-type="float">
            <text:p>-0,087575775356746</text:p>
          </table:table-cell>
        </table:table-row>
        <table:table-row table:style-name="ro1">
          <table:table-cell office:value-type="float" office:value="22.1" calcext:value-type="float">
            <text:p>22,1</text:p>
          </table:table-cell>
          <table:table-cell table:formula="of:=[.B229]+([.$B$6]*[.C229])" office:value-type="float" office:value="16.5147060947737" calcext:value-type="float">
            <text:p>16,5147060947737</text:p>
          </table:table-cell>
          <table:table-cell table:formula="of:=0-[.B230]*[.$B$4] /[.$B$5]" office:value-type="float" office:value="-0.825735304738686" calcext:value-type="float">
            <text:p>-0,825735304738686</text:p>
          </table:table-cell>
          <table:table-cell table:formula="of:=[.D229]+([.$B$6]*[.E229])" office:value-type="float" office:value="18.340452497211" calcext:value-type="float">
            <text:p>18,340452497211</text:p>
          </table:table-cell>
          <table:table-cell table:formula="of:=[.B230]*[.$B$4]/[.$B$5] - [.D230]*[.$B$4]/[.$B$5]" office:value-type="float" office:value="-0.0912873201218655" calcext:value-type="float">
            <text:p>-0,091287320121866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table:formula="of:=[.B230]+([.$B$6]*[.C230])" office:value-type="float" office:value="16.4321325642998" calcext:value-type="float">
            <text:p>16,4321325642998</text:p>
          </table:table-cell>
          <table:table-cell table:formula="of:=0-[.B231]*[.$B$4] /[.$B$5]" office:value-type="float" office:value="-0.821606628214992" calcext:value-type="float">
            <text:p>-0,821606628214992</text:p>
          </table:table-cell>
          <table:table-cell table:formula="of:=[.D230]+([.$B$6]*[.E230])" office:value-type="float" office:value="18.3313237651988" calcext:value-type="float">
            <text:p>18,3313237651988</text:p>
          </table:table-cell>
          <table:table-cell table:formula="of:=[.B231]*[.$B$4]/[.$B$5] - [.D231]*[.$B$4]/[.$B$5]" office:value-type="float" office:value="-0.0949595600449495" calcext:value-type="float">
            <text:p>-0,09495956004495</text:p>
          </table:table-cell>
        </table:table-row>
        <table:table-row table:style-name="ro1">
          <table:table-cell office:value-type="float" office:value="22.3" calcext:value-type="float">
            <text:p>22,3</text:p>
          </table:table-cell>
          <table:table-cell table:formula="of:=[.B231]+([.$B$6]*[.C231])" office:value-type="float" office:value="16.3499719014783" calcext:value-type="float">
            <text:p>16,3499719014783</text:p>
          </table:table-cell>
          <table:table-cell table:formula="of:=0-[.B232]*[.$B$4] /[.$B$5]" office:value-type="float" office:value="-0.817498595073917" calcext:value-type="float">
            <text:p>-0,817498595073917</text:p>
          </table:table-cell>
          <table:table-cell table:formula="of:=[.D231]+([.$B$6]*[.E231])" office:value-type="float" office:value="18.3218278091943" calcext:value-type="float">
            <text:p>18,3218278091943</text:p>
          </table:table-cell>
          <table:table-cell table:formula="of:=[.B232]*[.$B$4]/[.$B$5] - [.D232]*[.$B$4]/[.$B$5]" office:value-type="float" office:value="-0.0985927953857998" calcext:value-type="float">
            <text:p>-0,0985927953858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table:formula="of:=[.B232]+([.$B$6]*[.C232])" office:value-type="float" office:value="16.268222041971" calcext:value-type="float">
            <text:p>16,268222041971</text:p>
          </table:table-cell>
          <table:table-cell table:formula="of:=0-[.B233]*[.$B$4] /[.$B$5]" office:value-type="float" office:value="-0.813411102098547" calcext:value-type="float">
            <text:p>-0,813411102098547</text:p>
          </table:table-cell>
          <table:table-cell table:formula="of:=[.D232]+([.$B$6]*[.E232])" office:value-type="float" office:value="18.3119685296558" calcext:value-type="float">
            <text:p>18,3119685296558</text:p>
          </table:table-cell>
          <table:table-cell table:formula="of:=[.B233]*[.$B$4]/[.$B$5] - [.D233]*[.$B$4]/[.$B$5]" office:value-type="float" office:value="-0.10218732438424" calcext:value-type="float">
            <text:p>-0,10218732438424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table:formula="of:=[.B233]+([.$B$6]*[.C233])" office:value-type="float" office:value="16.1868809317611" calcext:value-type="float">
            <text:p>16,1868809317611</text:p>
          </table:table-cell>
          <table:table-cell table:formula="of:=0-[.B234]*[.$B$4] /[.$B$5]" office:value-type="float" office:value="-0.809344046588055" calcext:value-type="float">
            <text:p>-0,809344046588055</text:p>
          </table:table-cell>
          <table:table-cell table:formula="of:=[.D233]+([.$B$6]*[.E233])" office:value-type="float" office:value="18.3017497972173" calcext:value-type="float">
            <text:p>18,3017497972173</text:p>
          </table:table-cell>
          <table:table-cell table:formula="of:=[.B234]*[.$B$4]/[.$B$5] - [.D234]*[.$B$4]/[.$B$5]" office:value-type="float" office:value="-0.105743443272812" calcext:value-type="float">
            <text:p>-0,105743443272812</text:p>
          </table:table-cell>
        </table:table-row>
        <table:table-row table:style-name="ro1">
          <table:table-cell office:value-type="float" office:value="22.5999999999999" calcext:value-type="float">
            <text:p>22,5999999999999</text:p>
          </table:table-cell>
          <table:table-cell table:formula="of:=[.B234]+([.$B$6]*[.C234])" office:value-type="float" office:value="16.1059465271023" calcext:value-type="float">
            <text:p>16,1059465271023</text:p>
          </table:table-cell>
          <table:table-cell table:formula="of:=0-[.B235]*[.$B$4] /[.$B$5]" office:value-type="float" office:value="-0.805297326355115" calcext:value-type="float">
            <text:p>-0,805297326355115</text:p>
          </table:table-cell>
          <table:table-cell table:formula="of:=[.D234]+([.$B$6]*[.E234])" office:value-type="float" office:value="18.2911754528901" calcext:value-type="float">
            <text:p>18,2911754528901</text:p>
          </table:table-cell>
          <table:table-cell table:formula="of:=[.B235]*[.$B$4]/[.$B$5] - [.D235]*[.$B$4]/[.$B$5]" office:value-type="float" office:value="-0.109261446289388" calcext:value-type="float">
            <text:p>-0,109261446289388</text:p>
          </table:table-cell>
        </table:table-row>
        <table:table-row table:style-name="ro1">
          <table:table-cell office:value-type="float" office:value="22.6999999999999" calcext:value-type="float">
            <text:p>22,6999999999999</text:p>
          </table:table-cell>
          <table:table-cell table:formula="of:=[.B235]+([.$B$6]*[.C235])" office:value-type="float" office:value="16.0254167944668" calcext:value-type="float">
            <text:p>16,0254167944668</text:p>
          </table:table-cell>
          <table:table-cell table:formula="of:=0-[.B236]*[.$B$4] /[.$B$5]" office:value-type="float" office:value="-0.801270839723339" calcext:value-type="float">
            <text:p>-0,801270839723339</text:p>
          </table:table-cell>
          <table:table-cell table:formula="of:=[.D235]+([.$B$6]*[.E235])" office:value-type="float" office:value="18.2802493082611" calcext:value-type="float">
            <text:p>18,2802493082611</text:p>
          </table:table-cell>
          <table:table-cell table:formula="of:=[.B236]*[.$B$4]/[.$B$5] - [.D236]*[.$B$4]/[.$B$5]" office:value-type="float" office:value="-0.112741625689717" calcext:value-type="float">
            <text:p>-0,112741625689717</text:p>
          </table:table-cell>
        </table:table-row>
        <table:table-row table:style-name="ro1">
          <table:table-cell office:value-type="float" office:value="22.7999999999999" calcext:value-type="float">
            <text:p>22,7999999999999</text:p>
          </table:table-cell>
          <table:table-cell table:formula="of:=[.B236]+([.$B$6]*[.C236])" office:value-type="float" office:value="15.9452897104944" calcext:value-type="float">
            <text:p>15,9452897104944</text:p>
          </table:table-cell>
          <table:table-cell table:formula="of:=0-[.B237]*[.$B$4] /[.$B$5]" office:value-type="float" office:value="-0.797264485524722" calcext:value-type="float">
            <text:p>-0,797264485524722</text:p>
          </table:table-cell>
          <table:table-cell table:formula="of:=[.D236]+([.$B$6]*[.E236])" office:value-type="float" office:value="18.2689751456921" calcext:value-type="float">
            <text:p>18,2689751456921</text:p>
          </table:table-cell>
          <table:table-cell table:formula="of:=[.B237]*[.$B$4]/[.$B$5] - [.D237]*[.$B$4]/[.$B$5]" office:value-type="float" office:value="-0.116184271759885" calcext:value-type="float">
            <text:p>-0,116184271759885</text:p>
          </table:table-cell>
        </table:table-row>
        <table:table-row table:style-name="ro1">
          <table:table-cell office:value-type="float" office:value="22.8999999999999" calcext:value-type="float">
            <text:p>22,8999999999999</text:p>
          </table:table-cell>
          <table:table-cell table:formula="of:=[.B237]+([.$B$6]*[.C237])" office:value-type="float" office:value="15.865563261942" calcext:value-type="float">
            <text:p>15,865563261942</text:p>
          </table:table-cell>
          <table:table-cell table:formula="of:=0-[.B238]*[.$B$4] /[.$B$5]" office:value-type="float" office:value="-0.793278163097099" calcext:value-type="float">
            <text:p>-0,793278163097099</text:p>
          </table:table-cell>
          <table:table-cell table:formula="of:=[.D237]+([.$B$6]*[.E237])" office:value-type="float" office:value="18.2573567185162" calcext:value-type="float">
            <text:p>18,2573567185162</text:p>
          </table:table-cell>
          <table:table-cell table:formula="of:=[.B238]*[.$B$4]/[.$B$5] - [.D238]*[.$B$4]/[.$B$5]" office:value-type="float" office:value="-0.119589672828709" calcext:value-type="float">
            <text:p>-0,119589672828709</text:p>
          </table:table-cell>
        </table:table-row>
        <table:table-row table:style-name="ro1">
          <table:table-cell office:value-type="float" office:value="22.9999999999999" calcext:value-type="float">
            <text:p>22,9999999999999</text:p>
          </table:table-cell>
          <table:table-cell table:formula="of:=[.B238]+([.$B$6]*[.C238])" office:value-type="float" office:value="15.7862354456323" calcext:value-type="float">
            <text:p>15,7862354456323</text:p>
          </table:table-cell>
          <table:table-cell table:formula="of:=0-[.B239]*[.$B$4] /[.$B$5]" office:value-type="float" office:value="-0.789311772281613" calcext:value-type="float">
            <text:p>-0,789311772281613</text:p>
          </table:table-cell>
          <table:table-cell table:formula="of:=[.D238]+([.$B$6]*[.E238])" office:value-type="float" office:value="18.2453977512333" calcext:value-type="float">
            <text:p>18,2453977512333</text:p>
          </table:table-cell>
          <table:table-cell table:formula="of:=[.B239]*[.$B$4]/[.$B$5] - [.D239]*[.$B$4]/[.$B$5]" office:value-type="float" office:value="-0.122958115280051" calcext:value-type="float">
            <text:p>-0,122958115280051</text:p>
          </table:table-cell>
        </table:table-row>
        <table:table-row table:style-name="ro1">
          <table:table-cell office:value-type="float" office:value="23.0999999999999" calcext:value-type="float">
            <text:p>23,0999999999999</text:p>
          </table:table-cell>
          <table:table-cell table:formula="of:=[.B239]+([.$B$6]*[.C239])" office:value-type="float" office:value="15.7073042684041" calcext:value-type="float">
            <text:p>15,7073042684041</text:p>
          </table:table-cell>
          <table:table-cell table:formula="of:=0-[.B240]*[.$B$4] /[.$B$5]" office:value-type="float" office:value="-0.785365213420205" calcext:value-type="float">
            <text:p>-0,785365213420205</text:p>
          </table:table-cell>
          <table:table-cell table:formula="of:=[.D239]+([.$B$6]*[.E239])" office:value-type="float" office:value="18.2331019397053" calcext:value-type="float">
            <text:p>18,2331019397053</text:p>
          </table:table-cell>
          <table:table-cell table:formula="of:=[.B240]*[.$B$4]/[.$B$5] - [.D240]*[.$B$4]/[.$B$5]" office:value-type="float" office:value="-0.126289883565059" calcext:value-type="float">
            <text:p>-0,126289883565059</text:p>
          </table:table-cell>
        </table:table-row>
        <table:table-row table:style-name="ro1">
          <table:table-cell office:value-type="float" office:value="23.1999999999999" calcext:value-type="float">
            <text:p>23,1999999999999</text:p>
          </table:table-cell>
          <table:table-cell table:formula="of:=[.B240]+([.$B$6]*[.C240])" office:value-type="float" office:value="15.6287677470621" calcext:value-type="float">
            <text:p>15,6287677470621</text:p>
          </table:table-cell>
          <table:table-cell table:formula="of:=0-[.B241]*[.$B$4] /[.$B$5]" office:value-type="float" office:value="-0.781438387353104" calcext:value-type="float">
            <text:p>-0,781438387353104</text:p>
          </table:table-cell>
          <table:table-cell table:formula="of:=[.D240]+([.$B$6]*[.E240])" office:value-type="float" office:value="18.2204729513488" calcext:value-type="float">
            <text:p>18,2204729513488</text:p>
          </table:table-cell>
          <table:table-cell table:formula="of:=[.B241]*[.$B$4]/[.$B$5] - [.D241]*[.$B$4]/[.$B$5]" office:value-type="float" office:value="-0.129585260214334" calcext:value-type="float">
            <text:p>-0,129585260214334</text:p>
          </table:table-cell>
        </table:table-row>
        <table:table-row table:style-name="ro1">
          <table:table-cell office:value-type="float" office:value="23.2999999999999" calcext:value-type="float">
            <text:p>23,2999999999999</text:p>
          </table:table-cell>
          <table:table-cell table:formula="of:=[.B241]+([.$B$6]*[.C241])" office:value-type="float" office:value="15.5506239083268" calcext:value-type="float">
            <text:p>15,5506239083268</text:p>
          </table:table-cell>
          <table:table-cell table:formula="of:=0-[.B242]*[.$B$4] /[.$B$5]" office:value-type="float" office:value="-0.777531195416338" calcext:value-type="float">
            <text:p>-0,777531195416338</text:p>
          </table:table-cell>
          <table:table-cell table:formula="of:=[.D241]+([.$B$6]*[.E241])" office:value-type="float" office:value="18.2075144253273" calcext:value-type="float">
            <text:p>18,2075144253273</text:p>
          </table:table-cell>
          <table:table-cell table:formula="of:=[.B242]*[.$B$4]/[.$B$5] - [.D242]*[.$B$4]/[.$B$5]" office:value-type="float" office:value="-0.132844525850028" calcext:value-type="float">
            <text:p>-0,132844525850028</text:p>
          </table:table-cell>
        </table:table-row>
        <table:table-row table:style-name="ro1">
          <table:table-cell office:value-type="float" office:value="23.3999999999999" calcext:value-type="float">
            <text:p>23,3999999999999</text:p>
          </table:table-cell>
          <table:table-cell table:formula="of:=[.B242]+([.$B$6]*[.C242])" office:value-type="float" office:value="15.4728707887851" calcext:value-type="float">
            <text:p>15,4728707887851</text:p>
          </table:table-cell>
          <table:table-cell table:formula="of:=0-[.B243]*[.$B$4] /[.$B$5]" office:value-type="float" office:value="-0.773643539439257" calcext:value-type="float">
            <text:p>-0,773643539439257</text:p>
          </table:table-cell>
          <table:table-cell table:formula="of:=[.D242]+([.$B$6]*[.E242])" office:value-type="float" office:value="18.1942299727423" calcext:value-type="float">
            <text:p>18,1942299727423</text:p>
          </table:table-cell>
          <table:table-cell table:formula="of:=[.B243]*[.$B$4]/[.$B$5] - [.D243]*[.$B$4]/[.$B$5]" office:value-type="float" office:value="-0.13606795919786" calcext:value-type="float">
            <text:p>-0,13606795919786</text:p>
          </table:table-cell>
        </table:table-row>
        <table:table-row table:style-name="ro1">
          <table:table-cell office:value-type="float" office:value="23.4999999999999" calcext:value-type="float">
            <text:p>23,4999999999999</text:p>
          </table:table-cell>
          <table:table-cell table:formula="of:=[.B243]+([.$B$6]*[.C243])" office:value-type="float" office:value="15.3955064348412" calcext:value-type="float">
            <text:p>15,3955064348412</text:p>
          </table:table-cell>
          <table:table-cell table:formula="of:=0-[.B244]*[.$B$4] /[.$B$5]" office:value-type="float" office:value="-0.76977532174206" calcext:value-type="float">
            <text:p>-0,76977532174206</text:p>
          </table:table-cell>
          <table:table-cell table:formula="of:=[.D243]+([.$B$6]*[.E243])" office:value-type="float" office:value="18.1806231768226" calcext:value-type="float">
            <text:p>18,1806231768226</text:p>
          </table:table-cell>
          <table:table-cell table:formula="of:=[.B244]*[.$B$4]/[.$B$5] - [.D244]*[.$B$4]/[.$B$5]" office:value-type="float" office:value="-0.139255837099067" calcext:value-type="float">
            <text:p>-0,139255837099067</text:p>
          </table:table-cell>
        </table:table-row>
        <table:table-row table:style-name="ro1">
          <table:table-cell office:value-type="float" office:value="23.5999999999999" calcext:value-type="float">
            <text:p>23,5999999999999</text:p>
          </table:table-cell>
          <table:table-cell table:formula="of:=[.B244]+([.$B$6]*[.C244])" office:value-type="float" office:value="15.318528902667" calcext:value-type="float">
            <text:p>15,318528902667</text:p>
          </table:table-cell>
          <table:table-cell table:formula="of:=0-[.B245]*[.$B$4] /[.$B$5]" office:value-type="float" office:value="-0.76592644513335" calcext:value-type="float">
            <text:p>-0,76592644513335</text:p>
          </table:table-cell>
          <table:table-cell table:formula="of:=[.D244]+([.$B$6]*[.E244])" office:value-type="float" office:value="18.1666975931126" calcext:value-type="float">
            <text:p>18,1666975931126</text:p>
          </table:table-cell>
          <table:table-cell table:formula="of:=[.B245]*[.$B$4]/[.$B$5] - [.D245]*[.$B$4]/[.$B$5]" office:value-type="float" office:value="-0.142408434522282" calcext:value-type="float">
            <text:p>-0,142408434522282</text:p>
          </table:table-cell>
        </table:table-row>
        <table:table-row table:style-name="ro1">
          <table:table-cell office:value-type="float" office:value="23.6999999999999" calcext:value-type="float">
            <text:p>23,6999999999999</text:p>
          </table:table-cell>
          <table:table-cell table:formula="of:=[.B245]+([.$B$6]*[.C245])" office:value-type="float" office:value="15.2419362581537" calcext:value-type="float">
            <text:p>15,2419362581537</text:p>
          </table:table-cell>
          <table:table-cell table:formula="of:=0-[.B246]*[.$B$4] /[.$B$5]" office:value-type="float" office:value="-0.762096812907684" calcext:value-type="float">
            <text:p>-0,762096812907684</text:p>
          </table:table-cell>
          <table:table-cell table:formula="of:=[.D245]+([.$B$6]*[.E245])" office:value-type="float" office:value="18.1524567496604" calcext:value-type="float">
            <text:p>18,1524567496604</text:p>
          </table:table-cell>
          <table:table-cell table:formula="of:=[.B246]*[.$B$4]/[.$B$5] - [.D246]*[.$B$4]/[.$B$5]" office:value-type="float" office:value="-0.145526024575337" calcext:value-type="float">
            <text:p>-0,145526024575337</text:p>
          </table:table-cell>
        </table:table-row>
        <table:table-row table:style-name="ro1">
          <table:table-cell office:value-type="float" office:value="23.7999999999999" calcext:value-type="float">
            <text:p>23,7999999999999</text:p>
          </table:table-cell>
          <table:table-cell table:formula="of:=[.B246]+([.$B$6]*[.C246])" office:value-type="float" office:value="15.1657265768629" calcext:value-type="float">
            <text:p>15,1657265768629</text:p>
          </table:table-cell>
          <table:table-cell table:formula="of:=0-[.B247]*[.$B$4] /[.$B$5]" office:value-type="float" office:value="-0.758286328843145" calcext:value-type="float">
            <text:p>-0,758286328843145</text:p>
          </table:table-cell>
          <table:table-cell table:formula="of:=[.D246]+([.$B$6]*[.E246])" office:value-type="float" office:value="18.1379041472029" calcext:value-type="float">
            <text:p>18,1379041472029</text:p>
          </table:table-cell>
          <table:table-cell table:formula="of:=[.B247]*[.$B$4]/[.$B$5] - [.D247]*[.$B$4]/[.$B$5]" office:value-type="float" office:value="-0.148608878516999" calcext:value-type="float">
            <text:p>-0,148608878516999</text:p>
          </table:table-cell>
        </table:table-row>
        <table:table-row table:style-name="ro1">
          <table:table-cell office:value-type="float" office:value="23.8999999999999" calcext:value-type="float">
            <text:p>23,8999999999999</text:p>
          </table:table-cell>
          <table:table-cell table:formula="of:=[.B247]+([.$B$6]*[.C247])" office:value-type="float" office:value="15.0898979439786" calcext:value-type="float">
            <text:p>15,0898979439786</text:p>
          </table:table-cell>
          <table:table-cell table:formula="of:=0-[.B248]*[.$B$4] /[.$B$5]" office:value-type="float" office:value="-0.754494897198929" calcext:value-type="float">
            <text:p>-0,754494897198929</text:p>
          </table:table-cell>
          <table:table-cell table:formula="of:=[.D247]+([.$B$6]*[.E247])" office:value-type="float" office:value="18.1230432593512" calcext:value-type="float">
            <text:p>18,1230432593512</text:p>
          </table:table-cell>
          <table:table-cell table:formula="of:=[.B248]*[.$B$4]/[.$B$5] - [.D248]*[.$B$4]/[.$B$5]" office:value-type="float" office:value="-0.15165726576863" calcext:value-type="float">
            <text:p>-0,15165726576863</text:p>
          </table:table-cell>
        </table:table-row>
        <table:table-row table:style-name="ro1">
          <table:table-cell office:value-type="float" office:value="23.9999999999999" calcext:value-type="float">
            <text:p>23,9999999999999</text:p>
          </table:table-cell>
          <table:table-cell table:formula="of:=[.B248]+([.$B$6]*[.C248])" office:value-type="float" office:value="15.0144484542587" calcext:value-type="float">
            <text:p>15,0144484542587</text:p>
          </table:table-cell>
          <table:table-cell table:formula="of:=0-[.B249]*[.$B$4] /[.$B$5]" office:value-type="float" office:value="-0.750722422712935" calcext:value-type="float">
            <text:p>-0,750722422712935</text:p>
          </table:table-cell>
          <table:table-cell table:formula="of:=[.D248]+([.$B$6]*[.E248])" office:value-type="float" office:value="18.1078775327743" calcext:value-type="float">
            <text:p>18,1078775327743</text:p>
          </table:table-cell>
          <table:table-cell table:formula="of:=[.B249]*[.$B$4]/[.$B$5] - [.D249]*[.$B$4]/[.$B$5]" office:value-type="float" office:value="-0.154671453925781" calcext:value-type="float">
            <text:p>-0,154671453925781</text:p>
          </table:table-cell>
        </table:table-row>
        <table:table-row table:style-name="ro1">
          <table:table-cell office:value-type="float" office:value="24.0999999999999" calcext:value-type="float">
            <text:p>24,0999999999999</text:p>
          </table:table-cell>
          <table:table-cell table:formula="of:=[.B249]+([.$B$6]*[.C249])" office:value-type="float" office:value="14.9393762119874" calcext:value-type="float">
            <text:p>14,9393762119874</text:p>
          </table:table-cell>
          <table:table-cell table:formula="of:=0-[.B250]*[.$B$4] /[.$B$5]" office:value-type="float" office:value="-0.74696881059937" calcext:value-type="float">
            <text:p>-0,74696881059937</text:p>
          </table:table-cell>
          <table:table-cell table:formula="of:=[.D249]+([.$B$6]*[.E249])" office:value-type="float" office:value="18.0924103873817" calcext:value-type="float">
            <text:p>18,0924103873817</text:p>
          </table:table-cell>
          <table:table-cell table:formula="of:=[.B250]*[.$B$4]/[.$B$5] - [.D250]*[.$B$4]/[.$B$5]" office:value-type="float" office:value="-0.157651708769717" calcext:value-type="float">
            <text:p>-0,157651708769717</text:p>
          </table:table-cell>
        </table:table-row>
        <table:table-row table:style-name="ro1">
          <table:table-cell office:value-type="float" office:value="24.1999999999999" calcext:value-type="float">
            <text:p>24,1999999999999</text:p>
          </table:table-cell>
          <table:table-cell table:formula="of:=[.B250]+([.$B$6]*[.C250])" office:value-type="float" office:value="14.8646793309275" calcext:value-type="float">
            <text:p>14,8646793309275</text:p>
          </table:table-cell>
          <table:table-cell table:formula="of:=0-[.B251]*[.$B$4] /[.$B$5]" office:value-type="float" office:value="-0.743233966546373" calcext:value-type="float">
            <text:p>-0,743233966546373</text:p>
          </table:table-cell>
          <table:table-cell table:formula="of:=[.D250]+([.$B$6]*[.E250])" office:value-type="float" office:value="18.0766452165048" calcext:value-type="float">
            <text:p>18,0766452165048</text:p>
          </table:table-cell>
          <table:table-cell table:formula="of:=[.B251]*[.$B$4]/[.$B$5] - [.D251]*[.$B$4]/[.$B$5]" office:value-type="float" office:value="-0.160598294278865" calcext:value-type="float">
            <text:p>-0,160598294278865</text:p>
          </table:table-cell>
        </table:table-row>
        <table:table-row table:style-name="ro1">
          <table:table-cell office:value-type="float" office:value="24.2999999999999" calcext:value-type="float">
            <text:p>24,2999999999999</text:p>
          </table:table-cell>
          <table:table-cell table:formula="of:=[.B251]+([.$B$6]*[.C251])" office:value-type="float" office:value="14.7903559342728" calcext:value-type="float">
            <text:p>14,7903559342728</text:p>
          </table:table-cell>
          <table:table-cell table:formula="of:=0-[.B252]*[.$B$4] /[.$B$5]" office:value-type="float" office:value="-0.739517796713641" calcext:value-type="float">
            <text:p>-0,739517796713641</text:p>
          </table:table-cell>
          <table:table-cell table:formula="of:=[.D251]+([.$B$6]*[.E251])" office:value-type="float" office:value="18.0605853870769" calcext:value-type="float">
            <text:p>18,0605853870769</text:p>
          </table:table-cell>
          <table:table-cell table:formula="of:=[.B252]*[.$B$4]/[.$B$5] - [.D252]*[.$B$4]/[.$B$5]" office:value-type="float" office:value="-0.163511472640203" calcext:value-type="float">
            <text:p>-0,163511472640203</text:p>
          </table:table-cell>
        </table:table-row>
        <table:table-row table:style-name="ro1">
          <table:table-cell office:value-type="float" office:value="24.3999999999999" calcext:value-type="float">
            <text:p>24,3999999999999</text:p>
          </table:table-cell>
          <table:table-cell table:formula="of:=[.B252]+([.$B$6]*[.C252])" office:value-type="float" office:value="14.7164041546015" calcext:value-type="float">
            <text:p>14,7164041546015</text:p>
          </table:table-cell>
          <table:table-cell table:formula="of:=0-[.B253]*[.$B$4] /[.$B$5]" office:value-type="float" office:value="-0.735820207730073" calcext:value-type="float">
            <text:p>-0,735820207730073</text:p>
          </table:table-cell>
          <table:table-cell table:formula="of:=[.D252]+([.$B$6]*[.E252])" office:value-type="float" office:value="18.0442342398129" calcext:value-type="float">
            <text:p>18,0442342398129</text:p>
          </table:table-cell>
          <table:table-cell table:formula="of:=[.B253]*[.$B$4]/[.$B$5] - [.D253]*[.$B$4]/[.$B$5]" office:value-type="float" office:value="-0.16639150426057" calcext:value-type="float">
            <text:p>-0,16639150426057</text:p>
          </table:table-cell>
        </table:table-row>
        <table:table-row table:style-name="ro1">
          <table:table-cell office:value-type="float" office:value="24.4999999999999" calcext:value-type="float">
            <text:p>24,4999999999999</text:p>
          </table:table-cell>
          <table:table-cell table:formula="of:=[.B253]+([.$B$6]*[.C253])" office:value-type="float" office:value="14.6428221338285" calcext:value-type="float">
            <text:p>14,6428221338285</text:p>
          </table:table-cell>
          <table:table-cell table:formula="of:=0-[.B254]*[.$B$4] /[.$B$5]" office:value-type="float" office:value="-0.732141106691423" calcext:value-type="float">
            <text:p>-0,732141106691423</text:p>
          </table:table-cell>
          <table:table-cell table:formula="of:=[.D253]+([.$B$6]*[.E253])" office:value-type="float" office:value="18.0275950893868" calcext:value-type="float">
            <text:p>18,0275950893868</text:p>
          </table:table-cell>
          <table:table-cell table:formula="of:=[.B254]*[.$B$4]/[.$B$5] - [.D254]*[.$B$4]/[.$B$5]" office:value-type="float" office:value="-0.169238647777918" calcext:value-type="float">
            <text:p>-0,169238647777918</text:p>
          </table:table-cell>
        </table:table-row>
        <table:table-row table:style-name="ro1">
          <table:table-cell office:value-type="float" office:value="24.5999999999999" calcext:value-type="float">
            <text:p>24,5999999999999</text:p>
          </table:table-cell>
          <table:table-cell table:formula="of:=[.B254]+([.$B$6]*[.C254])" office:value-type="float" office:value="14.5696080231593" calcext:value-type="float">
            <text:p>14,5696080231593</text:p>
          </table:table-cell>
          <table:table-cell table:formula="of:=0-[.B255]*[.$B$4] /[.$B$5]" office:value-type="float" office:value="-0.728480401157966" calcext:value-type="float">
            <text:p>-0,728480401157966</text:p>
          </table:table-cell>
          <table:table-cell table:formula="of:=[.D254]+([.$B$6]*[.E254])" office:value-type="float" office:value="18.010671224609" calcext:value-type="float">
            <text:p>18,010671224609</text:p>
          </table:table-cell>
          <table:table-cell table:formula="of:=[.B255]*[.$B$4]/[.$B$5] - [.D255]*[.$B$4]/[.$B$5]" office:value-type="float" office:value="-0.172053160072485" calcext:value-type="float">
            <text:p>-0,172053160072485</text:p>
          </table:table-cell>
        </table:table-row>
        <table:table-row table:style-name="ro1">
          <table:table-cell office:value-type="float" office:value="24.6999999999999" calcext:value-type="float">
            <text:p>24,6999999999999</text:p>
          </table:table-cell>
          <table:table-cell table:formula="of:=[.B255]+([.$B$6]*[.C255])" office:value-type="float" office:value="14.4967599830435" calcext:value-type="float">
            <text:p>14,4967599830435</text:p>
          </table:table-cell>
          <table:table-cell table:formula="of:=0-[.B256]*[.$B$4] /[.$B$5]" office:value-type="float" office:value="-0.724837999152176" calcext:value-type="float">
            <text:p>-0,724837999152176</text:p>
          </table:table-cell>
          <table:table-cell table:formula="of:=[.D255]+([.$B$6]*[.E255])" office:value-type="float" office:value="17.9934659086018" calcext:value-type="float">
            <text:p>17,9934659086018</text:p>
          </table:table-cell>
          <table:table-cell table:formula="of:=[.B256]*[.$B$4]/[.$B$5] - [.D256]*[.$B$4]/[.$B$5]" office:value-type="float" office:value="-0.174835296277913" calcext:value-type="float">
            <text:p>-0,174835296277913</text:p>
          </table:table-cell>
        </table:table-row>
        <table:table-row table:style-name="ro1">
          <table:table-cell office:value-type="float" office:value="24.7999999999999" calcext:value-type="float">
            <text:p>24,7999999999999</text:p>
          </table:table-cell>
          <table:table-cell table:formula="of:=[.B256]+([.$B$6]*[.C256])" office:value-type="float" office:value="14.4242761831283" calcext:value-type="float">
            <text:p>14,4242761831283</text:p>
          </table:table-cell>
          <table:table-cell table:formula="of:=0-[.B257]*[.$B$4] /[.$B$5]" office:value-type="float" office:value="-0.721213809156415" calcext:value-type="float">
            <text:p>-0,721213809156415</text:p>
          </table:table-cell>
          <table:table-cell table:formula="of:=[.D256]+([.$B$6]*[.E256])" office:value-type="float" office:value="17.975982378974" calcext:value-type="float">
            <text:p>17,975982378974</text:p>
          </table:table-cell>
          <table:table-cell table:formula="of:=[.B257]*[.$B$4]/[.$B$5] - [.D257]*[.$B$4]/[.$B$5]" office:value-type="float" office:value="-0.177585309792284" calcext:value-type="float">
            <text:p>-0,177585309792284</text:p>
          </table:table-cell>
        </table:table-row>
        <table:table-row table:style-name="ro1">
          <table:table-cell office:value-type="float" office:value="24.8999999999999" calcext:value-type="float">
            <text:p>24,8999999999999</text:p>
          </table:table-cell>
          <table:table-cell table:formula="of:=[.B257]+([.$B$6]*[.C257])" office:value-type="float" office:value="14.3521548022127" calcext:value-type="float">
            <text:p>14,3521548022127</text:p>
          </table:table-cell>
          <table:table-cell table:formula="of:=0-[.B258]*[.$B$4] /[.$B$5]" office:value-type="float" office:value="-0.717607740110633" calcext:value-type="float">
            <text:p>-0,717607740110633</text:p>
          </table:table-cell>
          <table:table-cell table:formula="of:=[.D257]+([.$B$6]*[.E257])" office:value-type="float" office:value="17.9582238479947" calcext:value-type="float">
            <text:p>17,9582238479947</text:p>
          </table:table-cell>
          <table:table-cell table:formula="of:=[.B258]*[.$B$4]/[.$B$5] - [.D258]*[.$B$4]/[.$B$5]" office:value-type="float" office:value="-0.180303452289104" calcext:value-type="float">
            <text:p>-0,180303452289104</text:p>
          </table:table-cell>
        </table:table-row>
        <table:table-row table:style-name="ro1">
          <table:table-cell office:value-type="float" office:value="24.9999999999999" calcext:value-type="float">
            <text:p>24,9999999999999</text:p>
          </table:table-cell>
          <table:table-cell table:formula="of:=[.B258]+([.$B$6]*[.C258])" office:value-type="float" office:value="14.2803940282016" calcext:value-type="float">
            <text:p>14,2803940282016</text:p>
          </table:table-cell>
          <table:table-cell table:formula="of:=0-[.B259]*[.$B$4] /[.$B$5]" office:value-type="float" office:value="-0.71401970141008" calcext:value-type="float">
            <text:p>-0,71401970141008</text:p>
          </table:table-cell>
          <table:table-cell table:formula="of:=[.D258]+([.$B$6]*[.E258])" office:value-type="float" office:value="17.9401935027658" calcext:value-type="float">
            <text:p>17,9401935027658</text:p>
          </table:table-cell>
          <table:table-cell table:formula="of:=[.B259]*[.$B$4]/[.$B$5] - [.D259]*[.$B$4]/[.$B$5]" office:value-type="float" office:value="-0.182989973728212" calcext:value-type="float">
            <text:p>-0,182989973728212</text:p>
          </table:table-cell>
        </table:table-row>
        <table:table-row table:style-name="ro1">
          <table:table-cell office:value-type="float" office:value="25.0999999999999" calcext:value-type="float">
            <text:p>25,0999999999999</text:p>
          </table:table-cell>
          <table:table-cell table:formula="of:=[.B259]+([.$B$6]*[.C259])" office:value-type="float" office:value="14.2089920580606" calcext:value-type="float">
            <text:p>14,2089920580606</text:p>
          </table:table-cell>
          <table:table-cell table:formula="of:=0-[.B260]*[.$B$4] /[.$B$5]" office:value-type="float" office:value="-0.710449602903029" calcext:value-type="float">
            <text:p>-0,710449602903029</text:p>
          </table:table-cell>
          <table:table-cell table:formula="of:=[.D259]+([.$B$6]*[.E259])" office:value-type="float" office:value="17.921894505393" calcext:value-type="float">
            <text:p>17,921894505393</text:p>
          </table:table-cell>
          <table:table-cell table:formula="of:=[.B260]*[.$B$4]/[.$B$5] - [.D260]*[.$B$4]/[.$B$5]" office:value-type="float" office:value="-0.185645122366621" calcext:value-type="float">
            <text:p>-0,185645122366621</text:p>
          </table:table-cell>
        </table:table-row>
        <table:table-row table:style-name="ro1">
          <table:table-cell office:value-type="float" office:value="25.1999999999999" calcext:value-type="float">
            <text:p>25,1999999999999</text:p>
          </table:table-cell>
          <table:table-cell table:formula="of:=[.B260]+([.$B$6]*[.C260])" office:value-type="float" office:value="14.1379470977703" calcext:value-type="float">
            <text:p>14,1379470977703</text:p>
          </table:table-cell>
          <table:table-cell table:formula="of:=0-[.B261]*[.$B$4] /[.$B$5]" office:value-type="float" office:value="-0.706897354888514" calcext:value-type="float">
            <text:p>-0,706897354888514</text:p>
          </table:table-cell>
          <table:table-cell table:formula="of:=[.D260]+([.$B$6]*[.E260])" office:value-type="float" office:value="17.9033299931564" calcext:value-type="float">
            <text:p>17,9033299931564</text:p>
          </table:table-cell>
          <table:table-cell table:formula="of:=[.B261]*[.$B$4]/[.$B$5] - [.D261]*[.$B$4]/[.$B$5]" office:value-type="float" office:value="-0.188269144769303" calcext:value-type="float">
            <text:p>-0,188269144769303</text:p>
          </table:table-cell>
        </table:table-row>
        <table:table-row table:style-name="ro1">
          <table:table-cell office:value-type="float" office:value="25.2999999999999" calcext:value-type="float">
            <text:p>25,2999999999999</text:p>
          </table:table-cell>
          <table:table-cell table:formula="of:=[.B261]+([.$B$6]*[.C261])" office:value-type="float" office:value="14.0672573622814" calcext:value-type="float">
            <text:p>14,0672573622814</text:p>
          </table:table-cell>
          <table:table-cell table:formula="of:=0-[.B262]*[.$B$4] /[.$B$5]" office:value-type="float" office:value="-0.703362868114071" calcext:value-type="float">
            <text:p>-0,703362868114071</text:p>
          </table:table-cell>
          <table:table-cell table:formula="of:=[.D261]+([.$B$6]*[.E261])" office:value-type="float" office:value="17.8845030786794" calcext:value-type="float">
            <text:p>17,8845030786794</text:p>
          </table:table-cell>
          <table:table-cell table:formula="of:=[.B262]*[.$B$4]/[.$B$5] - [.D262]*[.$B$4]/[.$B$5]" office:value-type="float" office:value="-0.1908622858199" calcext:value-type="float">
            <text:p>-0,1908622858199</text:p>
          </table:table-cell>
        </table:table-row>
        <table:table-row table:style-name="ro1">
          <table:table-cell office:value-type="float" office:value="25.3999999999999" calcext:value-type="float">
            <text:p>25,3999999999999</text:p>
          </table:table-cell>
          <table:table-cell table:formula="of:=[.B262]+([.$B$6]*[.C262])" office:value-type="float" office:value="13.99692107547" calcext:value-type="float">
            <text:p>13,99692107547</text:p>
          </table:table-cell>
          <table:table-cell table:formula="of:=0-[.B263]*[.$B$4] /[.$B$5]" office:value-type="float" office:value="-0.699846053773501" calcext:value-type="float">
            <text:p>-0,699846053773501</text:p>
          </table:table-cell>
          <table:table-cell table:formula="of:=[.D262]+([.$B$6]*[.E262])" office:value-type="float" office:value="17.8654168500974" calcext:value-type="float">
            <text:p>17,8654168500974</text:p>
          </table:table-cell>
          <table:table-cell table:formula="of:=[.B263]*[.$B$4]/[.$B$5] - [.D263]*[.$B$4]/[.$B$5]" office:value-type="float" office:value="-0.19342478873137" calcext:value-type="float">
            <text:p>-0,19342478873137</text:p>
          </table:table-cell>
        </table:table-row>
        <table:table-row table:style-name="ro1">
          <table:table-cell office:value-type="float" office:value="25.4999999999999" calcext:value-type="float">
            <text:p>25,4999999999999</text:p>
          </table:table-cell>
          <table:table-cell table:formula="of:=[.B263]+([.$B$6]*[.C263])" office:value-type="float" office:value="13.9269364700927" calcext:value-type="float">
            <text:p>13,9269364700927</text:p>
          </table:table-cell>
          <table:table-cell table:formula="of:=0-[.B264]*[.$B$4] /[.$B$5]" office:value-type="float" office:value="-0.696346823504634" calcext:value-type="float">
            <text:p>-0,696346823504634</text:p>
          </table:table-cell>
          <table:table-cell table:formula="of:=[.D263]+([.$B$6]*[.E263])" office:value-type="float" office:value="17.8460743712243" calcext:value-type="float">
            <text:p>17,8460743712243</text:p>
          </table:table-cell>
          <table:table-cell table:formula="of:=[.B264]*[.$B$4]/[.$B$5] - [.D264]*[.$B$4]/[.$B$5]" office:value-type="float" office:value="-0.195956895056581" calcext:value-type="float">
            <text:p>-0,195956895056581</text:p>
          </table:table-cell>
        </table:table-row>
        <table:table-row table:style-name="ro1">
          <table:table-cell office:value-type="float" office:value="25.5999999999999" calcext:value-type="float">
            <text:p>25,5999999999999</text:p>
          </table:table-cell>
          <table:table-cell table:formula="of:=[.B264]+([.$B$6]*[.C264])" office:value-type="float" office:value="13.8573017877422" calcext:value-type="float">
            <text:p>13,8573017877422</text:p>
          </table:table-cell>
          <table:table-cell table:formula="of:=0-[.B265]*[.$B$4] /[.$B$5]" office:value-type="float" office:value="-0.692865089387111" calcext:value-type="float">
            <text:p>-0,692865089387111</text:p>
          </table:table-cell>
          <table:table-cell table:formula="of:=[.D264]+([.$B$6]*[.E264])" office:value-type="float" office:value="17.8264786817186" calcext:value-type="float">
            <text:p>17,8264786817186</text:p>
          </table:table-cell>
          <table:table-cell table:formula="of:=[.B265]*[.$B$4]/[.$B$5] - [.D265]*[.$B$4]/[.$B$5]" office:value-type="float" office:value="-0.198458844698821" calcext:value-type="float">
            <text:p>-0,198458844698821</text:p>
          </table:table-cell>
        </table:table-row>
        <table:table-row table:style-name="ro1">
          <table:table-cell office:value-type="float" office:value="25.6999999999999" calcext:value-type="float">
            <text:p>25,6999999999999</text:p>
          </table:table-cell>
          <table:table-cell table:formula="of:=[.B265]+([.$B$6]*[.C265])" office:value-type="float" office:value="13.7880152788035" calcext:value-type="float">
            <text:p>13,7880152788035</text:p>
          </table:table-cell>
          <table:table-cell table:formula="of:=0-[.B266]*[.$B$4] /[.$B$5]" office:value-type="float" office:value="-0.689400763940175" calcext:value-type="float">
            <text:p>-0,689400763940175</text:p>
          </table:table-cell>
          <table:table-cell table:formula="of:=[.D265]+([.$B$6]*[.E265])" office:value-type="float" office:value="17.8066327972488" calcext:value-type="float">
            <text:p>17,8066327972488</text:p>
          </table:table-cell>
          <table:table-cell table:formula="of:=[.B266]*[.$B$4]/[.$B$5] - [.D266]*[.$B$4]/[.$B$5]" office:value-type="float" office:value="-0.200930875922263" calcext:value-type="float">
            <text:p>-0,200930875922263</text:p>
          </table:table-cell>
        </table:table-row>
        <table:table-row table:style-name="ro1">
          <table:table-cell office:value-type="float" office:value="25.7999999999999" calcext:value-type="float">
            <text:p>25,7999999999999</text:p>
          </table:table-cell>
          <table:table-cell table:formula="of:=[.B266]+([.$B$6]*[.C266])" office:value-type="float" office:value="13.7190752024095" calcext:value-type="float">
            <text:p>13,7190752024095</text:p>
          </table:table-cell>
          <table:table-cell table:formula="of:=0-[.B267]*[.$B$4] /[.$B$5]" office:value-type="float" office:value="-0.685953760120474" calcext:value-type="float">
            <text:p>-0,685953760120474</text:p>
          </table:table-cell>
          <table:table-cell table:formula="of:=[.D266]+([.$B$6]*[.E266])" office:value-type="float" office:value="17.7865397096565" calcext:value-type="float">
            <text:p>17,7865397096565</text:p>
          </table:table-cell>
          <table:table-cell table:formula="of:=[.B267]*[.$B$4]/[.$B$5] - [.D267]*[.$B$4]/[.$B$5]" office:value-type="float" office:value="-0.203373225362352" calcext:value-type="float">
            <text:p>-0,203373225362352</text:p>
          </table:table-cell>
        </table:table-row>
        <table:table-row table:style-name="ro1">
          <table:table-cell office:value-type="float" office:value="25.8999999999999" calcext:value-type="float">
            <text:p>25,8999999999999</text:p>
          </table:table-cell>
          <table:table-cell table:formula="of:=[.B267]+([.$B$6]*[.C267])" office:value-type="float" office:value="13.6504798263974" calcext:value-type="float">
            <text:p>13,6504798263974</text:p>
          </table:table-cell>
          <table:table-cell table:formula="of:=0-[.B268]*[.$B$4] /[.$B$5]" office:value-type="float" office:value="-0.682523991319872" calcext:value-type="float">
            <text:p>-0,682523991319872</text:p>
          </table:table-cell>
          <table:table-cell table:formula="of:=[.D267]+([.$B$6]*[.E267])" office:value-type="float" office:value="17.7662023871203" calcext:value-type="float">
            <text:p>17,7662023871203</text:p>
          </table:table-cell>
          <table:table-cell table:formula="of:=[.B268]*[.$B$4]/[.$B$5] - [.D268]*[.$B$4]/[.$B$5]" office:value-type="float" office:value="-0.205786128036143" calcext:value-type="float">
            <text:p>-0,205786128036143</text:p>
          </table:table-cell>
        </table:table-row>
        <table:table-row table:style-name="ro1">
          <table:table-cell office:value-type="float" office:value="25.9999999999999" calcext:value-type="float">
            <text:p>25,9999999999999</text:p>
          </table:table-cell>
          <table:table-cell table:formula="of:=[.B268]+([.$B$6]*[.C268])" office:value-type="float" office:value="13.5822274272654" calcext:value-type="float">
            <text:p>13,5822274272654</text:p>
          </table:table-cell>
          <table:table-cell table:formula="of:=0-[.B269]*[.$B$4] /[.$B$5]" office:value-type="float" office:value="-0.679111371363272" calcext:value-type="float">
            <text:p>-0,679111371363272</text:p>
          </table:table-cell>
          <table:table-cell table:formula="of:=[.D268]+([.$B$6]*[.E268])" office:value-type="float" office:value="17.7456237743167" calcext:value-type="float">
            <text:p>17,7456237743167</text:p>
          </table:table-cell>
          <table:table-cell table:formula="of:=[.B269]*[.$B$4]/[.$B$5] - [.D269]*[.$B$4]/[.$B$5]" office:value-type="float" office:value="-0.208169817352562" calcext:value-type="float">
            <text:p>-0,208169817352562</text:p>
          </table:table-cell>
        </table:table-row>
        <table:table-row table:style-name="ro1">
          <table:table-cell office:value-type="float" office:value="26.0999999999999" calcext:value-type="float">
            <text:p>26,0999999999999</text:p>
          </table:table-cell>
          <table:table-cell table:formula="of:=[.B269]+([.$B$6]*[.C269])" office:value-type="float" office:value="13.5143162901291" calcext:value-type="float">
            <text:p>13,5143162901291</text:p>
          </table:table-cell>
          <table:table-cell table:formula="of:=0-[.B270]*[.$B$4] /[.$B$5]" office:value-type="float" office:value="-0.675715814506456" calcext:value-type="float">
            <text:p>-0,675715814506456</text:p>
          </table:table-cell>
          <table:table-cell table:formula="of:=[.D269]+([.$B$6]*[.E269])" office:value-type="float" office:value="17.7248067925814" calcext:value-type="float">
            <text:p>17,7248067925814</text:p>
          </table:table-cell>
          <table:table-cell table:formula="of:=[.B270]*[.$B$4]/[.$B$5] - [.D270]*[.$B$4]/[.$B$5]" office:value-type="float" office:value="-0.210524525122615" calcext:value-type="float">
            <text:p>-0,210524525122615</text:p>
          </table:table-cell>
        </table:table-row>
        <table:table-row table:style-name="ro1">
          <table:table-cell office:value-type="float" office:value="26.1999999999999" calcext:value-type="float">
            <text:p>26,1999999999999</text:p>
          </table:table-cell>
          <table:table-cell table:formula="of:=[.B270]+([.$B$6]*[.C270])" office:value-type="float" office:value="13.4467447086785" calcext:value-type="float">
            <text:p>13,4467447086785</text:p>
          </table:table-cell>
          <table:table-cell table:formula="of:=0-[.B271]*[.$B$4] /[.$B$5]" office:value-type="float" office:value="-0.672337235433924" calcext:value-type="float">
            <text:p>-0,672337235433924</text:p>
          </table:table-cell>
          <table:table-cell table:formula="of:=[.D270]+([.$B$6]*[.E270])" office:value-type="float" office:value="17.7037543400692" calcext:value-type="float">
            <text:p>17,7037543400692</text:p>
          </table:table-cell>
          <table:table-cell table:formula="of:=[.B271]*[.$B$4]/[.$B$5] - [.D271]*[.$B$4]/[.$B$5]" office:value-type="float" office:value="-0.212850481569534" calcext:value-type="float">
            <text:p>-0,212850481569534</text:p>
          </table:table-cell>
        </table:table-row>
        <table:table-row table:style-name="ro1">
          <table:table-cell office:value-type="float" office:value="26.2999999999999" calcext:value-type="float">
            <text:p>26,2999999999999</text:p>
          </table:table-cell>
          <table:table-cell table:formula="of:=[.B271]+([.$B$6]*[.C271])" office:value-type="float" office:value="13.3795109851351" calcext:value-type="float">
            <text:p>13,3795109851351</text:p>
          </table:table-cell>
          <table:table-cell table:formula="of:=0-[.B272]*[.$B$4] /[.$B$5]" office:value-type="float" office:value="-0.668975549256754" calcext:value-type="float">
            <text:p>-0,668975549256754</text:p>
          </table:table-cell>
          <table:table-cell table:formula="of:=[.D271]+([.$B$6]*[.E271])" office:value-type="float" office:value="17.6824692919122" calcext:value-type="float">
            <text:p>17,6824692919122</text:p>
          </table:table-cell>
          <table:table-cell table:formula="of:=[.B272]*[.$B$4]/[.$B$5] - [.D272]*[.$B$4]/[.$B$5]" office:value-type="float" office:value="-0.215147915338856" calcext:value-type="float">
            <text:p>-0,215147915338856</text:p>
          </table:table-cell>
        </table:table-row>
        <table:table-row table:style-name="ro1">
          <table:table-cell office:value-type="float" office:value="26.3999999999999" calcext:value-type="float">
            <text:p>26,3999999999999</text:p>
          </table:table-cell>
          <table:table-cell table:formula="of:=[.B272]+([.$B$6]*[.C272])" office:value-type="float" office:value="13.3126134302094" calcext:value-type="float">
            <text:p>13,3126134302094</text:p>
          </table:table-cell>
          <table:table-cell table:formula="of:=0-[.B273]*[.$B$4] /[.$B$5]" office:value-type="float" office:value="-0.66563067151047" calcext:value-type="float">
            <text:p>-0,66563067151047</text:p>
          </table:table-cell>
          <table:table-cell table:formula="of:=[.D272]+([.$B$6]*[.E272])" office:value-type="float" office:value="17.6609545003783" calcext:value-type="float">
            <text:p>17,6609545003783</text:p>
          </table:table-cell>
          <table:table-cell table:formula="of:=[.B273]*[.$B$4]/[.$B$5] - [.D273]*[.$B$4]/[.$B$5]" office:value-type="float" office:value="-0.217417053508446" calcext:value-type="float">
            <text:p>-0,217417053508446</text:p>
          </table:table-cell>
        </table:table-row>
        <table:table-row table:style-name="ro1">
          <table:table-cell office:value-type="float" office:value="26.4999999999999" calcext:value-type="float">
            <text:p>26,4999999999999</text:p>
          </table:table-cell>
          <table:table-cell table:formula="of:=[.B273]+([.$B$6]*[.C273])" office:value-type="float" office:value="13.2460503630584" calcext:value-type="float">
            <text:p>13,2460503630584</text:p>
          </table:table-cell>
          <table:table-cell table:formula="of:=0-[.B274]*[.$B$4] /[.$B$5]" office:value-type="float" office:value="-0.662302518152918" calcext:value-type="float">
            <text:p>-0,662302518152918</text:p>
          </table:table-cell>
          <table:table-cell table:formula="of:=[.D273]+([.$B$6]*[.E273])" office:value-type="float" office:value="17.6392127950275" calcext:value-type="float">
            <text:p>17,6392127950275</text:p>
          </table:table-cell>
          <table:table-cell table:formula="of:=[.B274]*[.$B$4]/[.$B$5] - [.D274]*[.$B$4]/[.$B$5]" office:value-type="float" office:value="-0.219658121598456" calcext:value-type="float">
            <text:p>-0,219658121598456</text:p>
          </table:table-cell>
        </table:table-row>
        <table:table-row table:style-name="ro1">
          <table:table-cell office:value-type="float" office:value="26.5999999999999" calcext:value-type="float">
            <text:p>26,5999999999999</text:p>
          </table:table-cell>
          <table:table-cell table:formula="of:=[.B274]+([.$B$6]*[.C274])" office:value-type="float" office:value="13.1798201112431" calcext:value-type="float">
            <text:p>13,1798201112431</text:p>
          </table:table-cell>
          <table:table-cell table:formula="of:=0-[.B275]*[.$B$4] /[.$B$5]" office:value-type="float" office:value="-0.658991005562153" calcext:value-type="float">
            <text:p>-0,658991005562153</text:p>
          </table:table-cell>
          <table:table-cell table:formula="of:=[.D274]+([.$B$6]*[.E274])" office:value-type="float" office:value="17.6172469828676" calcext:value-type="float">
            <text:p>17,6172469828676</text:p>
          </table:table-cell>
          <table:table-cell table:formula="of:=[.B275]*[.$B$4]/[.$B$5] - [.D275]*[.$B$4]/[.$B$5]" office:value-type="float" office:value="-0.221871343581228" calcext:value-type="float">
            <text:p>-0,221871343581228</text:p>
          </table:table-cell>
        </table:table-row>
        <table:table-row table:style-name="ro1">
          <table:table-cell office:value-type="float" office:value="26.6999999999999" calcext:value-type="float">
            <text:p>26,6999999999999</text:p>
          </table:table-cell>
          <table:table-cell table:formula="of:=[.B275]+([.$B$6]*[.C275])" office:value-type="float" office:value="13.1139210106869" calcext:value-type="float">
            <text:p>13,1139210106869</text:p>
          </table:table-cell>
          <table:table-cell table:formula="of:=0-[.B276]*[.$B$4] /[.$B$5]" office:value-type="float" office:value="-0.655696050534343" calcext:value-type="float">
            <text:p>-0,655696050534343</text:p>
          </table:table-cell>
          <table:table-cell table:formula="of:=[.D275]+([.$B$6]*[.E275])" office:value-type="float" office:value="17.5950598485095" calcext:value-type="float">
            <text:p>17,5950598485095</text:p>
          </table:table-cell>
          <table:table-cell table:formula="of:=[.B276]*[.$B$4]/[.$B$5] - [.D276]*[.$B$4]/[.$B$5]" office:value-type="float" office:value="-0.224056941891133" calcext:value-type="float">
            <text:p>-0,224056941891133</text:p>
          </table:table-cell>
        </table:table-row>
        <table:table-row table:style-name="ro1">
          <table:table-cell office:value-type="float" office:value="26.7999999999999" calcext:value-type="float">
            <text:p>26,7999999999999</text:p>
          </table:table-cell>
          <table:table-cell table:formula="of:=[.B276]+([.$B$6]*[.C276])" office:value-type="float" office:value="13.0483514056334" calcext:value-type="float">
            <text:p>13,0483514056334</text:p>
          </table:table-cell>
          <table:table-cell table:formula="of:=0-[.B277]*[.$B$4] /[.$B$5]" office:value-type="float" office:value="-0.652417570281671" calcext:value-type="float">
            <text:p>-0,652417570281671</text:p>
          </table:table-cell>
          <table:table-cell table:formula="of:=[.D276]+([.$B$6]*[.E276])" office:value-type="float" office:value="17.5726541543204" calcext:value-type="float">
            <text:p>17,5726541543204</text:p>
          </table:table-cell>
          <table:table-cell table:formula="of:=[.B277]*[.$B$4]/[.$B$5] - [.D277]*[.$B$4]/[.$B$5]" office:value-type="float" office:value="-0.226215137434349" calcext:value-type="float">
            <text:p>-0,226215137434349</text:p>
          </table:table-cell>
        </table:table-row>
        <table:table-row table:style-name="ro1">
          <table:table-cell office:value-type="float" office:value="26.8999999999999" calcext:value-type="float">
            <text:p>26,8999999999999</text:p>
          </table:table-cell>
          <table:table-cell table:formula="of:=[.B277]+([.$B$6]*[.C277])" office:value-type="float" office:value="12.9831096486053" calcext:value-type="float">
            <text:p>12,9831096486053</text:p>
          </table:table-cell>
          <table:table-cell table:formula="of:=0-[.B278]*[.$B$4] /[.$B$5]" office:value-type="float" office:value="-0.649155482430263" calcext:value-type="float">
            <text:p>-0,649155482430263</text:p>
          </table:table-cell>
          <table:table-cell table:formula="of:=[.D277]+([.$B$6]*[.E277])" office:value-type="float" office:value="17.550032640577" calcext:value-type="float">
            <text:p>17,550032640577</text:p>
          </table:table-cell>
          <table:table-cell table:formula="of:=[.B278]*[.$B$4]/[.$B$5] - [.D278]*[.$B$4]/[.$B$5]" office:value-type="float" office:value="-0.228346149598585" calcext:value-type="float">
            <text:p>-0,228346149598585</text:p>
          </table:table-cell>
        </table:table-row>
        <table:table-row table:style-name="ro1">
          <table:table-cell office:value-type="float" office:value="26.9999999999999" calcext:value-type="float">
            <text:p>26,9999999999999</text:p>
          </table:table-cell>
          <table:table-cell table:formula="of:=[.B278]+([.$B$6]*[.C278])" office:value-type="float" office:value="12.9181941003622" calcext:value-type="float">
            <text:p>12,9181941003622</text:p>
          </table:table-cell>
          <table:table-cell table:formula="of:=0-[.B279]*[.$B$4] /[.$B$5]" office:value-type="float" office:value="-0.645909705018111" calcext:value-type="float">
            <text:p>-0,645909705018111</text:p>
          </table:table-cell>
          <table:table-cell table:formula="of:=[.D278]+([.$B$6]*[.E278])" office:value-type="float" office:value="17.5271980256171" calcext:value-type="float">
            <text:p>17,5271980256171</text:p>
          </table:table-cell>
          <table:table-cell table:formula="of:=[.B279]*[.$B$4]/[.$B$5] - [.D279]*[.$B$4]/[.$B$5]" office:value-type="float" office:value="-0.230450196262744" calcext:value-type="float">
            <text:p>-0,230450196262744</text:p>
          </table:table-cell>
        </table:table-row>
        <table:table-row table:style-name="ro1">
          <table:table-cell office:value-type="float" office:value="27.0999999999999" calcext:value-type="float">
            <text:p>27,0999999999999</text:p>
          </table:table-cell>
          <table:table-cell table:formula="of:=[.B279]+([.$B$6]*[.C279])" office:value-type="float" office:value="12.8536031298604" calcext:value-type="float">
            <text:p>12,8536031298604</text:p>
          </table:table-cell>
          <table:table-cell table:formula="of:=0-[.B280]*[.$B$4] /[.$B$5]" office:value-type="float" office:value="-0.642680156493021" calcext:value-type="float">
            <text:p>-0,642680156493021</text:p>
          </table:table-cell>
          <table:table-cell table:formula="of:=[.D279]+([.$B$6]*[.E279])" office:value-type="float" office:value="17.5041530059908" calcext:value-type="float">
            <text:p>17,5041530059908</text:p>
          </table:table-cell>
          <table:table-cell table:formula="of:=[.B280]*[.$B$4]/[.$B$5] - [.D280]*[.$B$4]/[.$B$5]" office:value-type="float" office:value="-0.232527493806521" calcext:value-type="float">
            <text:p>-0,232527493806521</text:p>
          </table:table-cell>
        </table:table-row>
        <table:table-row table:style-name="ro1">
          <table:table-cell office:value-type="float" office:value="27.1999999999999" calcext:value-type="float">
            <text:p>27,1999999999999</text:p>
          </table:table-cell>
          <table:table-cell table:formula="of:=[.B280]+([.$B$6]*[.C280])" office:value-type="float" office:value="12.7893351142111" calcext:value-type="float">
            <text:p>12,7893351142111</text:p>
          </table:table-cell>
          <table:table-cell table:formula="of:=0-[.B281]*[.$B$4] /[.$B$5]" office:value-type="float" office:value="-0.639466755710556" calcext:value-type="float">
            <text:p>-0,639466755710556</text:p>
          </table:table-cell>
          <table:table-cell table:formula="of:=[.D280]+([.$B$6]*[.E280])" office:value-type="float" office:value="17.4809002566102" calcext:value-type="float">
            <text:p>17,4809002566102</text:p>
          </table:table-cell>
          <table:table-cell table:formula="of:=[.B281]*[.$B$4]/[.$B$5] - [.D281]*[.$B$4]/[.$B$5]" office:value-type="float" office:value="-0.234578257119953" calcext:value-type="float">
            <text:p>-0,234578257119953</text:p>
          </table:table-cell>
        </table:table-row>
        <table:table-row table:style-name="ro1">
          <table:table-cell office:value-type="float" office:value="27.2999999999999" calcext:value-type="float">
            <text:p>27,2999999999999</text:p>
          </table:table-cell>
          <table:table-cell table:formula="of:=[.B281]+([.$B$6]*[.C281])" office:value-type="float" office:value="12.7253884386401" calcext:value-type="float">
            <text:p>12,7253884386401</text:p>
          </table:table-cell>
          <table:table-cell table:formula="of:=0-[.B282]*[.$B$4] /[.$B$5]" office:value-type="float" office:value="-0.636269421932003" calcext:value-type="float">
            <text:p>-0,636269421932003</text:p>
          </table:table-cell>
          <table:table-cell table:formula="of:=[.D281]+([.$B$6]*[.E281])" office:value-type="float" office:value="17.4574424308982" calcext:value-type="float">
            <text:p>17,4574424308982</text:p>
          </table:table-cell>
          <table:table-cell table:formula="of:=[.B282]*[.$B$4]/[.$B$5] - [.D282]*[.$B$4]/[.$B$5]" office:value-type="float" office:value="-0.236602699612906" calcext:value-type="float">
            <text:p>-0,236602699612906</text:p>
          </table:table-cell>
        </table:table-row>
        <table:table-row table:style-name="ro1">
          <table:table-cell office:value-type="float" office:value="27.3999999999998" calcext:value-type="float">
            <text:p>27,3999999999998</text:p>
          </table:table-cell>
          <table:table-cell table:formula="of:=[.B282]+([.$B$6]*[.C282])" office:value-type="float" office:value="12.6617614964469" calcext:value-type="float">
            <text:p>12,6617614964469</text:p>
          </table:table-cell>
          <table:table-cell table:formula="of:=0-[.B283]*[.$B$4] /[.$B$5]" office:value-type="float" office:value="-0.633088074822343" calcext:value-type="float">
            <text:p>-0,633088074822343</text:p>
          </table:table-cell>
          <table:table-cell table:formula="of:=[.D282]+([.$B$6]*[.E282])" office:value-type="float" office:value="17.4337821609369" calcext:value-type="float">
            <text:p>17,4337821609369</text:p>
          </table:table-cell>
          <table:table-cell table:formula="of:=[.B283]*[.$B$4]/[.$B$5] - [.D283]*[.$B$4]/[.$B$5]" office:value-type="float" office:value="-0.238601033224502" calcext:value-type="float">
            <text:p>-0,238601033224502</text:p>
          </table:table-cell>
        </table:table-row>
        <table:table-row table:style-name="ro1">
          <table:table-cell office:value-type="float" office:value="27.4999999999998" calcext:value-type="float">
            <text:p>27,4999999999998</text:p>
          </table:table-cell>
          <table:table-cell table:formula="of:=[.B283]+([.$B$6]*[.C283])" office:value-type="float" office:value="12.5984526889646" calcext:value-type="float">
            <text:p>12,5984526889646</text:p>
          </table:table-cell>
          <table:table-cell table:formula="of:=0-[.B284]*[.$B$4] /[.$B$5]" office:value-type="float" office:value="-0.629922634448231" calcext:value-type="float">
            <text:p>-0,629922634448231</text:p>
          </table:table-cell>
          <table:table-cell table:formula="of:=[.D283]+([.$B$6]*[.E283])" office:value-type="float" office:value="17.4099220576144" calcext:value-type="float">
            <text:p>17,4099220576144</text:p>
          </table:table-cell>
          <table:table-cell table:formula="of:=[.B284]*[.$B$4]/[.$B$5] - [.D284]*[.$B$4]/[.$B$5]" office:value-type="float" office:value="-0.240573468432491" calcext:value-type="float">
            <text:p>-0,240573468432491</text:p>
          </table:table-cell>
        </table:table-row>
        <table:table-row table:style-name="ro1">
          <table:table-cell office:value-type="float" office:value="27.5999999999998" calcext:value-type="float">
            <text:p>27,5999999999998</text:p>
          </table:table-cell>
          <table:table-cell table:formula="of:=[.B284]+([.$B$6]*[.C284])" office:value-type="float" office:value="12.5354604255198" calcext:value-type="float">
            <text:p>12,5354604255198</text:p>
          </table:table-cell>
          <table:table-cell table:formula="of:=0-[.B285]*[.$B$4] /[.$B$5]" office:value-type="float" office:value="-0.62677302127599" calcext:value-type="float">
            <text:p>-0,62677302127599</text:p>
          </table:table-cell>
          <table:table-cell table:formula="of:=[.D284]+([.$B$6]*[.E284])" office:value-type="float" office:value="17.3858647107712" calcext:value-type="float">
            <text:p>17,3858647107712</text:p>
          </table:table-cell>
          <table:table-cell table:formula="of:=[.B285]*[.$B$4]/[.$B$5] - [.D285]*[.$B$4]/[.$B$5]" office:value-type="float" office:value="-0.24252021426257" calcext:value-type="float">
            <text:p>-0,24252021426257</text:p>
          </table:table-cell>
        </table:table-row>
        <table:table-row table:style-name="ro1">
          <table:table-cell office:value-type="float" office:value="27.6999999999998" calcext:value-type="float">
            <text:p>27,6999999999998</text:p>
          </table:table-cell>
          <table:table-cell table:formula="of:=[.B285]+([.$B$6]*[.C285])" office:value-type="float" office:value="12.4727831233922" calcext:value-type="float">
            <text:p>12,4727831233922</text:p>
          </table:table-cell>
          <table:table-cell table:formula="of:=0-[.B286]*[.$B$4] /[.$B$5]" office:value-type="float" office:value="-0.62363915616961" calcext:value-type="float">
            <text:p>-0,62363915616961</text:p>
          </table:table-cell>
          <table:table-cell table:formula="of:=[.D285]+([.$B$6]*[.E285])" office:value-type="float" office:value="17.3616126893449" calcext:value-type="float">
            <text:p>17,3616126893449</text:p>
          </table:table-cell>
          <table:table-cell table:formula="of:=[.B286]*[.$B$4]/[.$B$5] - [.D286]*[.$B$4]/[.$B$5]" office:value-type="float" office:value="-0.244441478297637" calcext:value-type="float">
            <text:p>-0,244441478297637</text:p>
          </table:table-cell>
        </table:table-row>
        <table:table-row table:style-name="ro1">
          <table:table-cell office:value-type="float" office:value="27.7999999999998" calcext:value-type="float">
            <text:p>27,7999999999998</text:p>
          </table:table-cell>
          <table:table-cell table:formula="of:=[.B286]+([.$B$6]*[.C286])" office:value-type="float" office:value="12.4104192077752" calcext:value-type="float">
            <text:p>12,4104192077752</text:p>
          </table:table-cell>
          <table:table-cell table:formula="of:=0-[.B287]*[.$B$4] /[.$B$5]" office:value-type="float" office:value="-0.620520960388762" calcext:value-type="float">
            <text:p>-0,620520960388762</text:p>
          </table:table-cell>
          <table:table-cell table:formula="of:=[.D286]+([.$B$6]*[.E286])" office:value-type="float" office:value="17.3371685415152" calcext:value-type="float">
            <text:p>17,3371685415152</text:p>
          </table:table-cell>
          <table:table-cell table:formula="of:=[.B287]*[.$B$4]/[.$B$5] - [.D287]*[.$B$4]/[.$B$5]" office:value-type="float" office:value="-0.246337466686996" calcext:value-type="float">
            <text:p>-0,246337466686996</text:p>
          </table:table-cell>
        </table:table-row>
        <table:table-row table:style-name="ro1">
          <table:table-cell office:value-type="float" office:value="27.8999999999998" calcext:value-type="float">
            <text:p>27,8999999999998</text:p>
          </table:table-cell>
          <table:table-cell table:formula="of:=[.B287]+([.$B$6]*[.C287])" office:value-type="float" office:value="12.3483671117364" calcext:value-type="float">
            <text:p>12,3483671117364</text:p>
          </table:table-cell>
          <table:table-cell table:formula="of:=0-[.B288]*[.$B$4] /[.$B$5]" office:value-type="float" office:value="-0.617418355586818" calcext:value-type="float">
            <text:p>-0,617418355586818</text:p>
          </table:table-cell>
          <table:table-cell table:formula="of:=[.D287]+([.$B$6]*[.E287])" office:value-type="float" office:value="17.3125347948465" calcext:value-type="float">
            <text:p>17,3125347948465</text:p>
          </table:table-cell>
          <table:table-cell table:formula="of:=[.B288]*[.$B$4]/[.$B$5] - [.D288]*[.$B$4]/[.$B$5]" office:value-type="float" office:value="-0.248208384155505" calcext:value-type="float">
            <text:p>-0,248208384155505</text:p>
          </table:table-cell>
        </table:table-row>
        <table:table-row table:style-name="ro1">
          <table:table-cell office:value-type="float" office:value="27.9999999999998" calcext:value-type="float">
            <text:p>27,9999999999998</text:p>
          </table:table-cell>
          <table:table-cell table:formula="of:=[.B288]+([.$B$6]*[.C288])" office:value-type="float" office:value="12.2866252761777" calcext:value-type="float">
            <text:p>12,2866252761777</text:p>
          </table:table-cell>
          <table:table-cell table:formula="of:=0-[.B289]*[.$B$4] /[.$B$5]" office:value-type="float" office:value="-0.614331263808884" calcext:value-type="float">
            <text:p>-0,614331263808884</text:p>
          </table:table-cell>
          <table:table-cell table:formula="of:=[.D288]+([.$B$6]*[.E288])" office:value-type="float" office:value="17.2877139564309" calcext:value-type="float">
            <text:p>17,2877139564309</text:p>
          </table:table-cell>
          <table:table-cell table:formula="of:=[.B289]*[.$B$4]/[.$B$5] - [.D289]*[.$B$4]/[.$B$5]" office:value-type="float" office:value="-0.250054434012662" calcext:value-type="float">
            <text:p>-0,250054434012662</text:p>
          </table:table-cell>
        </table:table-row>
        <table:table-row table:style-name="ro1">
          <table:table-cell office:value-type="float" office:value="28.0999999999998" calcext:value-type="float">
            <text:p>28,0999999999998</text:p>
          </table:table-cell>
          <table:table-cell table:formula="of:=[.B289]+([.$B$6]*[.C289])" office:value-type="float" office:value="12.2251921497968" calcext:value-type="float">
            <text:p>12,2251921497968</text:p>
          </table:table-cell>
          <table:table-cell table:formula="of:=0-[.B290]*[.$B$4] /[.$B$5]" office:value-type="float" office:value="-0.61125960748984" calcext:value-type="float">
            <text:p>-0,61125960748984</text:p>
          </table:table-cell>
          <table:table-cell table:formula="of:=[.D289]+([.$B$6]*[.E289])" office:value-type="float" office:value="17.2627085130297" calcext:value-type="float">
            <text:p>17,2627085130297</text:p>
          </table:table-cell>
          <table:table-cell table:formula="of:=[.B290]*[.$B$4]/[.$B$5] - [.D290]*[.$B$4]/[.$B$5]" office:value-type="float" office:value="-0.251875818161643" calcext:value-type="float">
            <text:p>-0,251875818161643</text:p>
          </table:table-cell>
        </table:table-row>
        <table:table-row table:style-name="ro1">
          <table:table-cell office:value-type="float" office:value="28.1999999999998" calcext:value-type="float">
            <text:p>28,1999999999998</text:p>
          </table:table-cell>
          <table:table-cell table:formula="of:=[.B290]+([.$B$6]*[.C290])" office:value-type="float" office:value="12.1640661890478" calcext:value-type="float">
            <text:p>12,1640661890478</text:p>
          </table:table-cell>
          <table:table-cell table:formula="of:=0-[.B291]*[.$B$4] /[.$B$5]" office:value-type="float" office:value="-0.60820330945239" calcext:value-type="float">
            <text:p>-0,60820330945239</text:p>
          </table:table-cell>
          <table:table-cell table:formula="of:=[.D290]+([.$B$6]*[.E290])" office:value-type="float" office:value="17.2375209312135" calcext:value-type="float">
            <text:p>17,2375209312135</text:p>
          </table:table-cell>
          <table:table-cell table:formula="of:=[.B291]*[.$B$4]/[.$B$5] - [.D291]*[.$B$4]/[.$B$5]" office:value-type="float" office:value="-0.253672737108284" calcext:value-type="float">
            <text:p>-0,253672737108284</text:p>
          </table:table-cell>
        </table:table-row>
        <table:table-row table:style-name="ro1">
          <table:table-cell office:value-type="float" office:value="28.2999999999998" calcext:value-type="float">
            <text:p>28,2999999999998</text:p>
          </table:table-cell>
          <table:table-cell table:formula="of:=[.B291]+([.$B$6]*[.C291])" office:value-type="float" office:value="12.1032458581026" calcext:value-type="float">
            <text:p>12,1032458581026</text:p>
          </table:table-cell>
          <table:table-cell table:formula="of:=0-[.B292]*[.$B$4] /[.$B$5]" office:value-type="float" office:value="-0.605162292905128" calcext:value-type="float">
            <text:p>-0,605162292905128</text:p>
          </table:table-cell>
          <table:table-cell table:formula="of:=[.D291]+([.$B$6]*[.E291])" office:value-type="float" office:value="17.2121536575027" calcext:value-type="float">
            <text:p>17,2121536575027</text:p>
          </table:table-cell>
          <table:table-cell table:formula="of:=[.B292]*[.$B$4]/[.$B$5] - [.D292]*[.$B$4]/[.$B$5]" office:value-type="float" office:value="-0.255445389970004" calcext:value-type="float">
            <text:p>-0,255445389970004</text:p>
          </table:table-cell>
        </table:table-row>
        <table:table-row table:style-name="ro1">
          <table:table-cell office:value-type="float" office:value="28.3999999999998" calcext:value-type="float">
            <text:p>28,3999999999998</text:p>
          </table:table-cell>
          <table:table-cell table:formula="of:=[.B292]+([.$B$6]*[.C292])" office:value-type="float" office:value="12.0427296288121" calcext:value-type="float">
            <text:p>12,0427296288121</text:p>
          </table:table-cell>
          <table:table-cell table:formula="of:=0-[.B293]*[.$B$4] /[.$B$5]" office:value-type="float" office:value="-0.602136481440603" calcext:value-type="float">
            <text:p>-0,602136481440603</text:p>
          </table:table-cell>
          <table:table-cell table:formula="of:=[.D292]+([.$B$6]*[.E292])" office:value-type="float" office:value="17.1866091185057" calcext:value-type="float">
            <text:p>17,1866091185057</text:p>
          </table:table-cell>
          <table:table-cell table:formula="of:=[.B293]*[.$B$4]/[.$B$5] - [.D293]*[.$B$4]/[.$B$5]" office:value-type="float" office:value="-0.25719397448468" calcext:value-type="float">
            <text:p>-0,25719397448468</text:p>
          </table:table-cell>
        </table:table-row>
        <table:table-row table:style-name="ro1">
          <table:table-cell office:value-type="float" office:value="28.4999999999998" calcext:value-type="float">
            <text:p>28,4999999999998</text:p>
          </table:table-cell>
          <table:table-cell table:formula="of:=[.B293]+([.$B$6]*[.C293])" office:value-type="float" office:value="11.982515980668" calcext:value-type="float">
            <text:p>11,982515980668</text:p>
          </table:table-cell>
          <table:table-cell table:formula="of:=0-[.B294]*[.$B$4] /[.$B$5]" office:value-type="float" office:value="-0.5991257990334" calcext:value-type="float">
            <text:p>-0,5991257990334</text:p>
          </table:table-cell>
          <table:table-cell table:formula="of:=[.D293]+([.$B$6]*[.E293])" office:value-type="float" office:value="17.1608897210572" calcext:value-type="float">
            <text:p>17,1608897210572</text:p>
          </table:table-cell>
          <table:table-cell table:formula="of:=[.B294]*[.$B$4]/[.$B$5] - [.D294]*[.$B$4]/[.$B$5]" office:value-type="float" office:value="-0.25891868701946" calcext:value-type="float">
            <text:p>-0,25891868701946</text:p>
          </table:table-cell>
        </table:table-row>
        <table:table-row table:style-name="ro1">
          <table:table-cell office:value-type="float" office:value="28.5999999999998" calcext:value-type="float">
            <text:p>28,5999999999998</text:p>
          </table:table-cell>
          <table:table-cell table:formula="of:=[.B294]+([.$B$6]*[.C294])" office:value-type="float" office:value="11.9226034007647" calcext:value-type="float">
            <text:p>11,9226034007647</text:p>
          </table:table-cell>
          <table:table-cell table:formula="of:=0-[.B295]*[.$B$4] /[.$B$5]" office:value-type="float" office:value="-0.596130170038233" calcext:value-type="float">
            <text:p>-0,596130170038233</text:p>
          </table:table-cell>
          <table:table-cell table:formula="of:=[.D294]+([.$B$6]*[.E294])" office:value-type="float" office:value="17.1349978523552" calcext:value-type="float">
            <text:p>17,1349978523552</text:p>
          </table:table-cell>
          <table:table-cell table:formula="of:=[.B295]*[.$B$4]/[.$B$5] - [.D295]*[.$B$4]/[.$B$5]" office:value-type="float" office:value="-0.260619722579529" calcext:value-type="float">
            <text:p>-0,260619722579529</text:p>
          </table:table-cell>
        </table:table-row>
        <table:table-row table:style-name="ro1">
          <table:table-cell office:value-type="float" office:value="28.6999999999998" calcext:value-type="float">
            <text:p>28,6999999999998</text:p>
          </table:table-cell>
          <table:table-cell table:formula="of:=[.B295]+([.$B$6]*[.C295])" office:value-type="float" office:value="11.8629903837608" calcext:value-type="float">
            <text:p>11,8629903837608</text:p>
          </table:table-cell>
          <table:table-cell table:formula="of:=0-[.B296]*[.$B$4] /[.$B$5]" office:value-type="float" office:value="-0.593149519188042" calcext:value-type="float">
            <text:p>-0,593149519188042</text:p>
          </table:table-cell>
          <table:table-cell table:formula="of:=[.D295]+([.$B$6]*[.E295])" office:value-type="float" office:value="17.1089358800973" calcext:value-type="float">
            <text:p>17,1089358800973</text:p>
          </table:table-cell>
          <table:table-cell table:formula="of:=[.B296]*[.$B$4]/[.$B$5] - [.D296]*[.$B$4]/[.$B$5]" office:value-type="float" office:value="-0.262297274816823" calcext:value-type="float">
            <text:p>-0,262297274816823</text:p>
          </table:table-cell>
        </table:table-row>
        <table:table-row table:style-name="ro1">
          <table:table-cell office:value-type="float" office:value="28.7999999999998" calcext:value-type="float">
            <text:p>28,7999999999998</text:p>
          </table:table-cell>
          <table:table-cell table:formula="of:=[.B296]+([.$B$6]*[.C296])" office:value-type="float" office:value="11.803675431842" calcext:value-type="float">
            <text:p>11,803675431842</text:p>
          </table:table-cell>
          <table:table-cell table:formula="of:=0-[.B297]*[.$B$4] /[.$B$5]" office:value-type="float" office:value="-0.590183771592101" calcext:value-type="float">
            <text:p>-0,590183771592101</text:p>
          </table:table-cell>
          <table:table-cell table:formula="of:=[.D296]+([.$B$6]*[.E296])" office:value-type="float" office:value="17.0827061526156" calcext:value-type="float">
            <text:p>17,0827061526156</text:p>
          </table:table-cell>
          <table:table-cell table:formula="of:=[.B297]*[.$B$4]/[.$B$5] - [.D297]*[.$B$4]/[.$B$5]" office:value-type="float" office:value="-0.263951536038679" calcext:value-type="float">
            <text:p>-0,263951536038679</text:p>
          </table:table-cell>
        </table:table-row>
        <table:table-row table:style-name="ro1">
          <table:table-cell office:value-type="float" office:value="28.8999999999998" calcext:value-type="float">
            <text:p>28,8999999999998</text:p>
          </table:table-cell>
          <table:table-cell table:formula="of:=[.B297]+([.$B$6]*[.C297])" office:value-type="float" office:value="11.7446570546828" calcext:value-type="float">
            <text:p>11,7446570546828</text:p>
          </table:table-cell>
          <table:table-cell table:formula="of:=0-[.B298]*[.$B$4] /[.$B$5]" office:value-type="float" office:value="-0.587232852734141" calcext:value-type="float">
            <text:p>-0,587232852734141</text:p>
          </table:table-cell>
          <table:table-cell table:formula="of:=[.D297]+([.$B$6]*[.E297])" office:value-type="float" office:value="17.0563109990117" calcext:value-type="float">
            <text:p>17,0563109990117</text:p>
          </table:table-cell>
          <table:table-cell table:formula="of:=[.B298]*[.$B$4]/[.$B$5] - [.D298]*[.$B$4]/[.$B$5]" office:value-type="float" office:value="-0.265582697216446" calcext:value-type="float">
            <text:p>-0,265582697216446</text:p>
          </table:table-cell>
        </table:table-row>
        <table:table-row table:style-name="ro1">
          <table:table-cell office:value-type="float" office:value="28.9999999999998" calcext:value-type="float">
            <text:p>28,9999999999998</text:p>
          </table:table-cell>
          <table:table-cell table:formula="of:=[.B298]+([.$B$6]*[.C298])" office:value-type="float" office:value="11.6859337694094" calcext:value-type="float">
            <text:p>11,6859337694094</text:p>
          </table:table-cell>
          <table:table-cell table:formula="of:=0-[.B299]*[.$B$4] /[.$B$5]" office:value-type="float" office:value="-0.58429668847047" calcext:value-type="float">
            <text:p>-0,58429668847047</text:p>
          </table:table-cell>
          <table:table-cell table:formula="of:=[.D298]+([.$B$6]*[.E298])" office:value-type="float" office:value="17.0297527292901" calcext:value-type="float">
            <text:p>17,0297527292901</text:p>
          </table:table-cell>
          <table:table-cell table:formula="of:=[.B299]*[.$B$4]/[.$B$5] - [.D299]*[.$B$4]/[.$B$5]" office:value-type="float" office:value="-0.267190947994035" calcext:value-type="float">
            <text:p>-0,267190947994035</text:p>
          </table:table-cell>
        </table:table-row>
        <table:table-row table:style-name="ro1">
          <table:table-cell office:value-type="float" office:value="29.0999999999998" calcext:value-type="float">
            <text:p>29,0999999999998</text:p>
          </table:table-cell>
          <table:table-cell table:formula="of:=[.B299]+([.$B$6]*[.C299])" office:value-type="float" office:value="11.6275041005624" calcext:value-type="float">
            <text:p>11,6275041005624</text:p>
          </table:table-cell>
          <table:table-cell table:formula="of:=0-[.B300]*[.$B$4] /[.$B$5]" office:value-type="float" office:value="-0.581375205028118" calcext:value-type="float">
            <text:p>-0,581375205028118</text:p>
          </table:table-cell>
          <table:table-cell table:formula="of:=[.D299]+([.$B$6]*[.E299])" office:value-type="float" office:value="17.0030336344907" calcext:value-type="float">
            <text:p>17,0030336344907</text:p>
          </table:table-cell>
          <table:table-cell table:formula="of:=[.B300]*[.$B$4]/[.$B$5] - [.D300]*[.$B$4]/[.$B$5]" office:value-type="float" office:value="-0.268776476696417" calcext:value-type="float">
            <text:p>-0,268776476696417</text:p>
          </table:table-cell>
        </table:table-row>
        <table:table-row table:style-name="ro1">
          <table:table-cell office:value-type="float" office:value="29.1999999999998" calcext:value-type="float">
            <text:p>29,1999999999998</text:p>
          </table:table-cell>
          <table:table-cell table:formula="of:=[.B300]+([.$B$6]*[.C300])" office:value-type="float" office:value="11.5693665800595" calcext:value-type="float">
            <text:p>11,5693665800595</text:p>
          </table:table-cell>
          <table:table-cell table:formula="of:=0-[.B301]*[.$B$4] /[.$B$5]" office:value-type="float" office:value="-0.578468329002977" calcext:value-type="float">
            <text:p>-0,578468329002977</text:p>
          </table:table-cell>
          <table:table-cell table:formula="of:=[.D300]+([.$B$6]*[.E300])" office:value-type="float" office:value="16.976155986821" calcext:value-type="float">
            <text:p>16,976155986821</text:p>
          </table:table-cell>
          <table:table-cell table:formula="of:=[.B301]*[.$B$4]/[.$B$5] - [.D301]*[.$B$4]/[.$B$5]" office:value-type="float" office:value="-0.270339470338075" calcext:value-type="float">
            <text:p>-0,270339470338075</text:p>
          </table:table-cell>
        </table:table-row>
        <table:table-row table:style-name="ro1">
          <table:table-cell office:value-type="float" office:value="29.2999999999998" calcext:value-type="float">
            <text:p>29,2999999999998</text:p>
          </table:table-cell>
          <table:table-cell table:formula="of:=[.B301]+([.$B$6]*[.C301])" office:value-type="float" office:value="11.5115197471592" calcext:value-type="float">
            <text:p>11,5115197471592</text:p>
          </table:table-cell>
          <table:table-cell table:formula="of:=0-[.B302]*[.$B$4] /[.$B$5]" office:value-type="float" office:value="-0.575575987357962" calcext:value-type="float">
            <text:p>-0,575575987357962</text:p>
          </table:table-cell>
          <table:table-cell table:formula="of:=[.D301]+([.$B$6]*[.E301])" office:value-type="float" office:value="16.9491220397872" calcext:value-type="float">
            <text:p>16,9491220397872</text:p>
          </table:table-cell>
          <table:table-cell table:formula="of:=[.B302]*[.$B$4]/[.$B$5] - [.D302]*[.$B$4]/[.$B$5]" office:value-type="float" office:value="-0.2718801146314" calcext:value-type="float">
            <text:p>-0,2718801146314</text:p>
          </table:table-cell>
        </table:table-row>
        <table:table-row table:style-name="ro1">
          <table:table-cell office:value-type="float" office:value="29.3999999999998" calcext:value-type="float">
            <text:p>29,3999999999998</text:p>
          </table:table-cell>
          <table:table-cell table:formula="of:=[.B302]+([.$B$6]*[.C302])" office:value-type="float" office:value="11.4539621484235" calcext:value-type="float">
            <text:p>11,4539621484235</text:p>
          </table:table-cell>
          <table:table-cell table:formula="of:=0-[.B303]*[.$B$4] /[.$B$5]" office:value-type="float" office:value="-0.572698107421173" calcext:value-type="float">
            <text:p>-0,572698107421173</text:p>
          </table:table-cell>
          <table:table-cell table:formula="of:=[.D302]+([.$B$6]*[.E302])" office:value-type="float" office:value="16.9219340283241" calcext:value-type="float">
            <text:p>16,9219340283241</text:p>
          </table:table-cell>
          <table:table-cell table:formula="of:=[.B303]*[.$B$4]/[.$B$5] - [.D303]*[.$B$4]/[.$B$5]" office:value-type="float" office:value="-0.273398593995033" calcext:value-type="float">
            <text:p>-0,273398593995033</text:p>
          </table:table-cell>
        </table:table-row>
        <table:table-row table:style-name="ro1">
          <table:table-cell office:value-type="float" office:value="29.4999999999998" calcext:value-type="float">
            <text:p>29,4999999999998</text:p>
          </table:table-cell>
          <table:table-cell table:formula="of:=[.B303]+([.$B$6]*[.C303])" office:value-type="float" office:value="11.3966923376813" calcext:value-type="float">
            <text:p>11,3966923376813</text:p>
          </table:table-cell>
          <table:table-cell table:formula="of:=0-[.B304]*[.$B$4] /[.$B$5]" office:value-type="float" office:value="-0.569834616884067" calcext:value-type="float">
            <text:p>-0,569834616884067</text:p>
          </table:table-cell>
          <table:table-cell table:formula="of:=[.D303]+([.$B$6]*[.E303])" office:value-type="float" office:value="16.8945941689246" calcext:value-type="float">
            <text:p>16,8945941689246</text:p>
          </table:table-cell>
          <table:table-cell table:formula="of:=[.B304]*[.$B$4]/[.$B$5] - [.D304]*[.$B$4]/[.$B$5]" office:value-type="float" office:value="-0.274895091562163" calcext:value-type="float">
            <text:p>-0,274895091562163</text:p>
          </table:table-cell>
        </table:table-row>
        <table:table-row table:style-name="ro1">
          <table:table-cell office:value-type="float" office:value="29.5999999999998" calcext:value-type="float">
            <text:p>29,5999999999998</text:p>
          </table:table-cell>
          <table:table-cell table:formula="of:=[.B304]+([.$B$6]*[.C304])" office:value-type="float" office:value="11.3397088759929" calcext:value-type="float">
            <text:p>11,3397088759929</text:p>
          </table:table-cell>
          <table:table-cell table:formula="of:=0-[.B305]*[.$B$4] /[.$B$5]" office:value-type="float" office:value="-0.566985443799646" calcext:value-type="float">
            <text:p>-0,566985443799646</text:p>
          </table:table-cell>
          <table:table-cell table:formula="of:=[.D304]+([.$B$6]*[.E304])" office:value-type="float" office:value="16.8671046597684" calcext:value-type="float">
            <text:p>16,8671046597684</text:p>
          </table:table-cell>
          <table:table-cell table:formula="of:=[.B305]*[.$B$4]/[.$B$5] - [.D305]*[.$B$4]/[.$B$5]" office:value-type="float" office:value="-0.276369789188773" calcext:value-type="float">
            <text:p>-0,276369789188773</text:p>
          </table:table-cell>
        </table:table-row>
        <table:table-row table:style-name="ro1">
          <table:table-cell office:value-type="float" office:value="29.6999999999998" calcext:value-type="float">
            <text:p>29,6999999999998</text:p>
          </table:table-cell>
          <table:table-cell table:formula="of:=[.B305]+([.$B$6]*[.C305])" office:value-type="float" office:value="11.283010331613" calcext:value-type="float">
            <text:p>11,283010331613</text:p>
          </table:table-cell>
          <table:table-cell table:formula="of:=0-[.B306]*[.$B$4] /[.$B$5]" office:value-type="float" office:value="-0.564150516580648" calcext:value-type="float">
            <text:p>-0,564150516580648</text:p>
          </table:table-cell>
          <table:table-cell table:formula="of:=[.D305]+([.$B$6]*[.E305])" office:value-type="float" office:value="16.8394676808495" calcext:value-type="float">
            <text:p>16,8394676808495</text:p>
          </table:table-cell>
          <table:table-cell table:formula="of:=[.B306]*[.$B$4]/[.$B$5] - [.D306]*[.$B$4]/[.$B$5]" office:value-type="float" office:value="-0.277822867461827" calcext:value-type="float">
            <text:p>-0,277822867461827</text:p>
          </table:table-cell>
        </table:table-row>
        <table:table-row table:style-name="ro1">
          <table:table-cell office:value-type="float" office:value="29.7999999999998" calcext:value-type="float">
            <text:p>29,7999999999998</text:p>
          </table:table-cell>
          <table:table-cell table:formula="of:=[.B306]+([.$B$6]*[.C306])" office:value-type="float" office:value="11.2265952799549" calcext:value-type="float">
            <text:p>11,2265952799549</text:p>
          </table:table-cell>
          <table:table-cell table:formula="of:=0-[.B307]*[.$B$4] /[.$B$5]" office:value-type="float" office:value="-0.561329763997745" calcext:value-type="float">
            <text:p>-0,561329763997745</text:p>
          </table:table-cell>
          <table:table-cell table:formula="of:=[.D306]+([.$B$6]*[.E306])" office:value-type="float" office:value="16.8116853941033" calcext:value-type="float">
            <text:p>16,8116853941033</text:p>
          </table:table-cell>
          <table:table-cell table:formula="of:=[.B307]*[.$B$4]/[.$B$5] - [.D307]*[.$B$4]/[.$B$5]" office:value-type="float" office:value="-0.279254505707421" calcext:value-type="float">
            <text:p>-0,279254505707421</text:p>
          </table:table-cell>
        </table:table-row>
        <table:table-row table:style-name="ro1">
          <table:table-cell office:value-type="float" office:value="29.8999999999998" calcext:value-type="float">
            <text:p>29,8999999999998</text:p>
          </table:table-cell>
          <table:table-cell table:formula="of:=[.B307]+([.$B$6]*[.C307])" office:value-type="float" office:value="11.1704623035551" calcext:value-type="float">
            <text:p>11,1704623035551</text:p>
          </table:table-cell>
          <table:table-cell table:formula="of:=0-[.B308]*[.$B$4] /[.$B$5]" office:value-type="float" office:value="-0.558523115177756" calcext:value-type="float">
            <text:p>-0,558523115177756</text:p>
          </table:table-cell>
          <table:table-cell table:formula="of:=[.D307]+([.$B$6]*[.E307])" office:value-type="float" office:value="16.7837599435326" calcext:value-type="float">
            <text:p>16,7837599435326</text:p>
          </table:table-cell>
          <table:table-cell table:formula="of:=[.B308]*[.$B$4]/[.$B$5] - [.D308]*[.$B$4]/[.$B$5]" office:value-type="float" office:value="-0.280664881998873" calcext:value-type="float">
            <text:p>-0,280664881998873</text:p>
          </table:table-cell>
        </table:table-row>
        <table:table-row table:style-name="ro1">
          <table:table-cell office:value-type="float" office:value="29.9999999999998" calcext:value-type="float">
            <text:p>29,9999999999998</text:p>
          </table:table-cell>
          <table:table-cell table:formula="of:=[.B308]+([.$B$6]*[.C308])" office:value-type="float" office:value="11.1146099920373" calcext:value-type="float">
            <text:p>11,1146099920373</text:p>
          </table:table-cell>
          <table:table-cell table:formula="of:=0-[.B309]*[.$B$4] /[.$B$5]" office:value-type="float" office:value="-0.555730499601867" calcext:value-type="float">
            <text:p>-0,555730499601867</text:p>
          </table:table-cell>
          <table:table-cell table:formula="of:=[.D308]+([.$B$6]*[.E308])" office:value-type="float" office:value="16.7556934553327" calcext:value-type="float">
            <text:p>16,7556934553327</text:p>
          </table:table-cell>
          <table:table-cell table:formula="of:=[.B309]*[.$B$4]/[.$B$5] - [.D309]*[.$B$4]/[.$B$5]" office:value-type="float" office:value="-0.282054173164767" calcext:value-type="float">
            <text:p>-0,282054173164767</text:p>
          </table:table-cell>
        </table:table-row>
        <table:table-row table:style-name="ro1">
          <table:table-cell office:value-type="float" office:value="30.0999999999998" calcext:value-type="float">
            <text:p>30,0999999999998</text:p>
          </table:table-cell>
          <table:table-cell table:formula="of:=[.B309]+([.$B$6]*[.C309])" office:value-type="float" office:value="11.0590369420772" calcext:value-type="float">
            <text:p>11,0590369420772</text:p>
          </table:table-cell>
          <table:table-cell table:formula="of:=0-[.B310]*[.$B$4] /[.$B$5]" office:value-type="float" office:value="-0.552951847103858" calcext:value-type="float">
            <text:p>-0,552951847103858</text:p>
          </table:table-cell>
          <table:table-cell table:formula="of:=[.D309]+([.$B$6]*[.E309])" office:value-type="float" office:value="16.7274880380162" calcext:value-type="float">
            <text:p>16,7274880380162</text:p>
          </table:table-cell>
          <table:table-cell table:formula="of:=[.B310]*[.$B$4]/[.$B$5] - [.D310]*[.$B$4]/[.$B$5]" office:value-type="float" office:value="-0.283422554796953" calcext:value-type="float">
            <text:p>-0,283422554796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t" fo:country="L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3:53:58.318612095</meta:creation-date>
    <dc:date>2017-09-28T14:49:44.628224409</dc:date>
    <meta:editing-duration>PT14M43S</meta:editing-duration>
    <meta:editing-cycles>1</meta:editing-cycles>
    <meta:document-statistic meta:table-count="2" meta:cell-count="2143" meta:object-count="2"/>
    <meta:generator>LibreOffice/5.4.0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416cm" svg:y="4.23cm" style:legend-expansion="high" chart:style-name="ch2"/>
        <chart:plot-area chart:style-name="ch3" table:cell-range-address="Sheet1.A8:Sheet1.B209" chart:data-source-has-labels="row" svg:x="0.319cm" svg:y="0.18cm" svg:width="13.778cm" svg:height="8.646cm">
          <chartooo:coordinate-region svg:x="0.94cm" svg:y="0.353cm" svg:width="12.97cm" svg:height="7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B209" chart:label-cell-address="Sheet1.B8:Sheet1.B8" chart:class="chart:scatter">
            <chart:domain table:cell-range-address="Sheet1.A9:Sheet1.A209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</text:p>
                <draw:g>
                  <svg:desc>Sheet1.B8:Sheet1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:Sheet1.A209</svg:desc>
                </draw:g>
              </table:table-cell>
              <table:table-cell office:value-type="float" office:value="50">
                <text:p>50</text:p>
                <draw:g>
                  <svg:desc>Sheet1.B9:Sheet1.B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9.50125">
                <text:p>49.5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9.25374375">
                <text:p>49.2537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9.00747503125">
                <text:p>49.007475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8.7624376560937">
                <text:p>48.7624376560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8.5186254678133">
                <text:p>48.5186254678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8.2760323404742">
                <text:p>48.2760323404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8.0346521787718">
                <text:p>48.0346521787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7.794478917878">
                <text:p>47.794478917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7.5555065232886">
                <text:p>47.5555065232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7.3177289906722">
                <text:p>47.3177289906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7.0811403457188">
                <text:p>47.0811403457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46.8457346439902">
                <text:p>46.8457346439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46.6115059707702">
                <text:p>46.6115059707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46.3784484409164">
                <text:p>46.3784484409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46.1465561987118">
                <text:p>46.1465561987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45.9158234177183">
                <text:p>45.9158234177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45.6862443006297">
                <text:p>45.6862443006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45.4578130791265">
                <text:p>45.4578130791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5.2305240137309">
                <text:p>45.2305240137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45.0043713936622">
                <text:p>45.0043713936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44.7793495366939">
                <text:p>44.7793495366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44.5554527890104">
                <text:p>44.5554527890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44.3326755250654">
                <text:p>44.3326755250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44.1110121474401">
                <text:p>44.11101214744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43.8904570867029">
                <text:p>43.8904570867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43.6710048012694">
                <text:p>43.6710048012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43.452649777263">
                <text:p>43.452649777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43.2353865283767">
                <text:p>43.23538652837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3.0192095957348">
                <text:p>43.0192095957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2.8041135477561">
                <text:p>42.8041135477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42.5900929800174">
                <text:p>42.5900929800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42.3771425151173">
                <text:p>42.3771425151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42.1652568025417">
                <text:p>42.1652568025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41.954430518529">
                <text:p>41.954430518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41.7446583659363">
                <text:p>41.74465836593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41.5359350741066">
                <text:p>41.53593507410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41.3282553987361">
                <text:p>41.3282553987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41.1216141217424">
                <text:p>41.1216141217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0.9160060511337">
                <text:p>40.91600605113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40.711426020878">
                <text:p>40.711426020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40.5078688907737">
                <text:p>40.5078688907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40.3053295463198">
                <text:p>40.3053295463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40.1038028985882">
                <text:p>40.10380289858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39.9032838840952">
                <text:p>39.90328388409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39.7037674646748">
                <text:p>39.7037674646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39.5052486273514">
                <text:p>39.5052486273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39.3077223842146">
                <text:p>39.3077223842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39.1111837722936">
                <text:p>39.1111837722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38.9156278534321">
                <text:p>38.9156278534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38.7210497141649">
                <text:p>38.72104971416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38.5274444655941">
                <text:p>38.5274444655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38.3348072432661">
                <text:p>38.33480724326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38.1431332070498">
                <text:p>38.14313320704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37.9524175410146">
                <text:p>37.9524175410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37.7626554533095">
                <text:p>37.7626554533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37.5738421760429">
                <text:p>37.5738421760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37.3859729651627">
                <text:p>37.38597296516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37.1990431003369">
                <text:p>37.1990431003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37.0130478848352">
                <text:p>37.0130478848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36.8279826454111">
                <text:p>36.8279826454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36.643842732184">
                <text:p>36.643842732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36.4606235185231">
                <text:p>36.4606235185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36.2783204009305">
                <text:p>36.2783204009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36.0969287989258">
                <text:p>36.09692879892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35.9164441549312">
                <text:p>35.9164441549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35.7368619341565">
                <text:p>35.73686193415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35.5581776244857">
                <text:p>35.5581776244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35.3803867363633">
                <text:p>35.38038673636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35.2034848026815">
                <text:p>35.20348480268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35.0274673786681">
                <text:p>35.0274673786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34.8523300417747">
                <text:p>34.85233004177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34.6780683915659">
                <text:p>34.6780683915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34.504678049608">
                <text:p>34.504678049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34.33215465936">
                <text:p>34.33215465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34.1604938860632">
                <text:p>34.1604938860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33.9896914166329">
                <text:p>33.98969141663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33.8197429595497">
                <text:p>33.8197429595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33.650644244752">
                <text:p>33.6506442447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33.4823910235282">
                <text:p>33.48239102352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33.3149790684106">
                <text:p>33.31497906841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33.1484041730685">
                <text:p>33.14840417306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32.9826621522032">
                <text:p>32.9826621522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32.8177488414422">
                <text:p>32.81774884144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32.6536600972349">
                <text:p>32.65366009723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32.4903917967488">
                <text:p>32.49039179674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32.327939837765">
                <text:p>32.3279398377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32.1663001385762">
                <text:p>32.1663001385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32.0054686378833">
                <text:p>32.00546863788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31.8454412946939">
                <text:p>31.8454412946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31.6862140882204">
                <text:p>31.6862140882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31.5277830177793">
                <text:p>31.52778301777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31.3701441026904">
                <text:p>31.37014410269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31.213293382177">
                <text:p>31.213293382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31.0572269152661">
                <text:p>31.0572269152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30.9019407806898">
                <text:p>30.9019407806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30.7474310767863">
                <text:p>30.74743107678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30.5936939214024">
                <text:p>30.5936939214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30.4407254517954">
                <text:p>30.44072545179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30.2885218245364">
                <text:p>30.2885218245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30.1370792154137">
                <text:p>30.13707921541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29.9863938193366">
                <text:p>29.98639381933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29.83646185024">
                <text:p>29.836461850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29.6872795409888">
                <text:p>29.68727954098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29.5388431432838">
                <text:p>29.53884314328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29.3911489275674">
                <text:p>29.39114892756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29.2441931829296">
                <text:p>29.2441931829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29.0979722170149">
                <text:p>29.09797221701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28.9524823559298">
                <text:p>28.9524823559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28.8077199441502">
                <text:p>28.80771994415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28.6636813444294">
                <text:p>28.66368134442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28.5203629377073">
                <text:p>28.52036293770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28.3777611230188">
                <text:p>28.3777611230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28.2358723174037">
                <text:p>28.23587231740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28.0946929558166">
                <text:p>28.0946929558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27.9542194910376">
                <text:p>27.9542194910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27.8144483935824">
                <text:p>27.8144483935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27.6753761516145">
                <text:p>27.67537615161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27.5369992708564">
                <text:p>27.53699927085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27.3993142745021">
                <text:p>27.399314274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27.2623177031296">
                <text:p>27.26231770312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27.1260061146139">
                <text:p>27.1260061146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26.9903760840409">
                <text:p>26.99037608404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26.8554242036207">
                <text:p>26.85542420362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26.7211470826026">
                <text:p>26.7211470826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26.5875413471896">
                <text:p>26.5875413471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26.4546036404536">
                <text:p>26.4546036404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26.3223306222513">
                <text:p>26.32233062225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26.1907189691401">
                <text:p>26.1907189691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26.0597653742944">
                <text:p>26.05976537429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25.9294665474229">
                <text:p>25.92946654742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25.7998192146858">
                <text:p>25.79981921468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25.6708201186124">
                <text:p>25.67082011861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25.5424660180193">
                <text:p>25.5424660180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25.4147536879292">
                <text:p>25.41475368792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25.2876799194896">
                <text:p>25.2876799194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25.1612415198921">
                <text:p>25.16124151989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25.0354353122927">
                <text:p>25.03543531229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24.9102581357312">
                <text:p>24.91025813573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24.7857068450525">
                <text:p>24.78570684505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24.6617783108273">
                <text:p>24.6617783108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24.5384694192731">
                <text:p>24.53846941927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24.4157770721768">
                <text:p>24.41577707217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24.2936981868159">
                <text:p>24.2936981868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24.1722296958818">
                <text:p>24.17222969588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24.0513685474024">
                <text:p>24.0513685474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23.9311117046654">
                <text:p>23.93111170466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23.8114561461421">
                <text:p>23.81145614614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23.6923988654113">
                <text:p>23.69239886541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23.5739368710843">
                <text:p>23.57393687108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23.4560671867289">
                <text:p>23.4560671867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23.3387868507952">
                <text:p>23.33878685079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23.2220929165412">
                <text:p>23.22209291654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23.1059824519585">
                <text:p>23.10598245195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22.9904525396987">
                <text:p>22.9904525396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22.8755002770003">
                <text:p>22.8755002770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22.7611227756153">
                <text:p>22.7611227756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22.6473171617372">
                <text:p>22.64731716173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22.5340805759285">
                <text:p>22.5340805759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22.4214101730488">
                <text:p>22.42141017304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22.3093031221836">
                <text:p>22.3093031221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22.1977566065727">
                <text:p>22.1977566065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22.0867678235398">
                <text:p>22.0867678235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21.9763339844221">
                <text:p>21.97633398442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21.8664523145">
                <text:p>21.86645231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21.7571200529275">
                <text:p>21.75712005292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21.6483344526629">
                <text:p>21.64833445266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21.5400927803996">
                <text:p>21.5400927803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21.4323923164976">
                <text:p>21.43239231649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21.3252303549151">
                <text:p>21.3252303549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21.2186042031405">
                <text:p>21.21860420314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21.1125111821248">
                <text:p>21.11251118212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21.0069486262142">
                <text:p>21.00694862621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20.9019138830831">
                <text:p>20.90191388308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20.7974043136677">
                <text:p>20.79740431366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20.6934172920993">
                <text:p>20.69341729209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20.5899502056388">
                <text:p>20.58995020563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20.4870004546107">
                <text:p>20.4870004546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20.3845654523376">
                <text:p>20.38456545233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20.2826426250759">
                <text:p>20.28264262507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20.1812294119505">
                <text:p>20.1812294119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20.0803232648908">
                <text:p>20.08032326489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9.9799216485663">
                <text:p>19.97992164856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9.8800220403235">
                <text:p>19.88002204032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9.7806219301219">
                <text:p>19.78062193012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9.6817188204713">
                <text:p>19.68171882047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9.5833102263689">
                <text:p>19.5833102263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9.4853936752371">
                <text:p>19.48539367523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9.3879667068609">
                <text:p>19.38796670686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9.2910268733266">
                <text:p>19.29102687332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9.1945717389599">
                <text:p>19.19457173895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9.0985988802651">
                <text:p>19.09859888026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9.0031058858638">
                <text:p>19.00310588586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8.9080903564345">
                <text:p>18.90809035643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8.8135499046523">
                <text:p>18.81354990465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8.7194821551291">
                <text:p>18.7194821551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8.6258847443534">
                <text:p>18.62588474435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8.5327553206316">
                <text:p>18.53275532063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8.4400915440285">
                <text:p>18.44009154402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8.3478910863083">
                <text:p>18.3478910863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52cm" svg:y="3.563cm" style:legend-expansion="high" chart:style-name="ch2"/>
        <chart:plot-area chart:style-name="ch3" table:cell-range-address="Sheet2.A8:Sheet2.E400" chart:data-source-has-labels="row" svg:x="0.319cm" svg:y="0.18cm" svg:width="12.614cm" svg:height="8.646cm">
          <chartooo:coordinate-region svg:x="1.046cm" svg:y="0.353cm" svg:width="11.7cm" svg:height="8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9:Sheet2.B400" chart:label-cell-address="Sheet2.B8:Sheet2.B8" chart:class="chart:scatter">
            <chart:domain table:cell-range-address="Sheet2.A9:Sheet2.A400"/>
            <chart:data-point chart:repeated="392"/>
          </chart:series>
          <chart:series chart:style-name="ch7" chart:values-cell-range-address="Sheet2.C9:Sheet2.C400" chart:label-cell-address="Sheet2.C8:Sheet2.C8" chart:class="chart:scatter">
            <chart:data-point chart:repeated="392"/>
          </chart:series>
          <chart:series chart:style-name="ch8" chart:values-cell-range-address="Sheet2.D9:Sheet2.D400" chart:label-cell-address="Sheet2.D8:Sheet2.D8" chart:class="chart:scatter">
            <chart:data-point chart:repeated="392"/>
          </chart:series>
          <chart:series chart:style-name="ch9" chart:values-cell-range-address="Sheet2.E9:Sheet2.E400" chart:label-cell-address="Sheet2.E8:Sheet2.E8" chart:class="chart:scatter">
            <chart:data-point chart:repeated="3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</text:p>
                <draw:g>
                  <svg:desc>Sheet2.B8:Sheet2.B8</svg:desc>
                </draw:g>
              </table:table-cell>
              <table:table-cell office:value-type="string">
                <text:p>f(t,B)</text:p>
                <draw:g>
                  <svg:desc>Sheet2.C8:Sheet2.C8</svg:desc>
                </draw:g>
              </table:table-cell>
              <table:table-cell office:value-type="string">
                <text:p>C</text:p>
                <draw:g>
                  <svg:desc>Sheet2.D8:Sheet2.D8</svg:desc>
                </draw:g>
              </table:table-cell>
              <table:table-cell office:value-type="string">
                <text:p>g(t, B, C)</text:p>
                <draw:g>
                  <svg:desc>Sheet2.E8:Sheet2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9:Sheet2.A400</svg:desc>
                </draw:g>
              </table:table-cell>
              <table:table-cell office:value-type="float" office:value="50">
                <text:p>50</text:p>
                <draw:g>
                  <svg:desc>Sheet2.B9:Sheet2.B400</svg:desc>
                </draw:g>
              </table:table-cell>
              <table:table-cell office:value-type="float" office:value="-2.5">
                <text:p>-2.5</text:p>
                <draw:g>
                  <svg:desc>Sheet2.C9:Sheet2.C400</svg:desc>
                </draw:g>
              </table:table-cell>
              <table:table-cell office:value-type="float" office:value="0">
                <text:p>0</text:p>
                <draw:g>
                  <svg:desc>Sheet2.D9:Sheet2.D400</svg:desc>
                </draw:g>
              </table:table-cell>
              <table:table-cell office:value-type="float" office:value="2.5">
                <text:p>2.5</text:p>
                <draw:g>
                  <svg:desc>Sheet2.E9:Sheet2.E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9.75">
                <text:p>49.75</text:p>
              </table:table-cell>
              <table:table-cell office:value-type="float" office:value="-2.4875">
                <text:p>-2.4875</text:p>
              </table:table-cell>
              <table:table-cell office:value-type="float" office:value="0.25">
                <text:p>0.25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9.50125">
                <text:p>49.50125</text:p>
              </table:table-cell>
              <table:table-cell office:value-type="float" office:value="-2.4750625">
                <text:p>-2.4750625</text:p>
              </table:table-cell>
              <table:table-cell office:value-type="float" office:value="0.4975">
                <text:p>0.4975</text:p>
              </table:table-cell>
              <table:table-cell office:value-type="float" office:value="2.4501875">
                <text:p>2.450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9.25374375">
                <text:p>49.25374375</text:p>
              </table:table-cell>
              <table:table-cell office:value-type="float" office:value="-2.4626871875">
                <text:p>-2.4626871875</text:p>
              </table:table-cell>
              <table:table-cell office:value-type="float" office:value="0.74251875">
                <text:p>0.74251875</text:p>
              </table:table-cell>
              <table:table-cell office:value-type="float" office:value="2.42556125">
                <text:p>2.42556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9.00747503125">
                <text:p>49.00747503125</text:p>
              </table:table-cell>
              <table:table-cell office:value-type="float" office:value="-2.4503737515625">
                <text:p>-2.4503737515625</text:p>
              </table:table-cell>
              <table:table-cell office:value-type="float" office:value="0.985074875">
                <text:p>0.985074875</text:p>
              </table:table-cell>
              <table:table-cell office:value-type="float" office:value="2.4011200078125">
                <text:p>2.40112000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8.7624376560937">
                <text:p>48.7624376560937</text:p>
              </table:table-cell>
              <table:table-cell office:value-type="float" office:value="-2.43812188280469">
                <text:p>-2.43812188280469</text:p>
              </table:table-cell>
              <table:table-cell office:value-type="float" office:value="1.22518687578125">
                <text:p>1.22518687578125</text:p>
              </table:table-cell>
              <table:table-cell office:value-type="float" office:value="2.37686253901562">
                <text:p>2.37686253901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8.5186254678133">
                <text:p>48.5186254678133</text:p>
              </table:table-cell>
              <table:table-cell office:value-type="float" office:value="-2.42593127339066">
                <text:p>-2.42593127339066</text:p>
              </table:table-cell>
              <table:table-cell office:value-type="float" office:value="1.46287312968281">
                <text:p>1.46287312968281</text:p>
              </table:table-cell>
              <table:table-cell office:value-type="float" office:value="2.35278761690652">
                <text:p>2.35278761690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8.2760323404742">
                <text:p>48.2760323404742</text:p>
              </table:table-cell>
              <table:table-cell office:value-type="float" office:value="-2.41380161702371">
                <text:p>-2.41380161702371</text:p>
              </table:table-cell>
              <table:table-cell office:value-type="float" office:value="1.69815189137346">
                <text:p>1.69815189137346</text:p>
              </table:table-cell>
              <table:table-cell office:value-type="float" office:value="2.32889402245504">
                <text:p>2.32889402245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8.0346521787718">
                <text:p>48.0346521787718</text:p>
              </table:table-cell>
              <table:table-cell office:value-type="float" office:value="-2.40173260893859">
                <text:p>-2.40173260893859</text:p>
              </table:table-cell>
              <table:table-cell office:value-type="float" office:value="1.93104129361897">
                <text:p>1.93104129361897</text:p>
              </table:table-cell>
              <table:table-cell office:value-type="float" office:value="2.30518054425764">
                <text:p>2.30518054425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7.794478917878">
                <text:p>47.794478917878</text:p>
              </table:table-cell>
              <table:table-cell office:value-type="float" office:value="-2.3897239458939">
                <text:p>-2.3897239458939</text:p>
              </table:table-cell>
              <table:table-cell office:value-type="float" office:value="2.16155934804473">
                <text:p>2.16155934804473</text:p>
              </table:table-cell>
              <table:table-cell office:value-type="float" office:value="2.28164597849166">
                <text:p>2.28164597849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7.5555065232886">
                <text:p>47.5555065232886</text:p>
              </table:table-cell>
              <table:table-cell office:value-type="float" office:value="-2.37777532616443">
                <text:p>-2.37777532616443</text:p>
              </table:table-cell>
              <table:table-cell office:value-type="float" office:value="2.3897239458939">
                <text:p>2.3897239458939</text:p>
              </table:table-cell>
              <table:table-cell office:value-type="float" office:value="2.25828912886973">
                <text:p>2.2582891288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7.3177289906722">
                <text:p>47.3177289906722</text:p>
              </table:table-cell>
              <table:table-cell office:value-type="float" office:value="-2.36588644953361">
                <text:p>-2.36588644953361</text:p>
              </table:table-cell>
              <table:table-cell office:value-type="float" office:value="2.61555285878087">
                <text:p>2.61555285878087</text:p>
              </table:table-cell>
              <table:table-cell office:value-type="float" office:value="2.23510880659456">
                <text:p>2.23510880659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7.0811403457188">
                <text:p>47.0811403457188</text:p>
              </table:table-cell>
              <table:table-cell office:value-type="float" office:value="-2.35405701728594">
                <text:p>-2.35405701728594</text:p>
              </table:table-cell>
              <table:table-cell office:value-type="float" office:value="2.83906373944033">
                <text:p>2.83906373944033</text:p>
              </table:table-cell>
              <table:table-cell office:value-type="float" office:value="2.21210383031392">
                <text:p>2.21210383031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46.8457346439902">
                <text:p>46.8457346439902</text:p>
              </table:table-cell>
              <table:table-cell office:value-type="float" office:value="-2.34228673219951">
                <text:p>-2.34228673219951</text:p>
              </table:table-cell>
              <table:table-cell office:value-type="float" office:value="3.06027412247172">
                <text:p>3.06027412247172</text:p>
              </table:table-cell>
              <table:table-cell office:value-type="float" office:value="2.18927302607592">
                <text:p>2.18927302607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46.6115059707702">
                <text:p>46.6115059707702</text:p>
              </table:table-cell>
              <table:table-cell office:value-type="float" office:value="-2.33057529853851">
                <text:p>-2.33057529853851</text:p>
              </table:table-cell>
              <table:table-cell office:value-type="float" office:value="3.27920142507931">
                <text:p>3.27920142507931</text:p>
              </table:table-cell>
              <table:table-cell office:value-type="float" office:value="2.16661522728455">
                <text:p>2.16661522728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46.3784484409164">
                <text:p>46.3784484409164</text:p>
              </table:table-cell>
              <table:table-cell office:value-type="float" office:value="-2.31892242204582">
                <text:p>-2.31892242204582</text:p>
              </table:table-cell>
              <table:table-cell office:value-type="float" office:value="3.49586294780777">
                <text:p>3.49586294780777</text:p>
              </table:table-cell>
              <table:table-cell office:value-type="float" office:value="2.14412927465543">
                <text:p>2.14412927465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46.1465561987118">
                <text:p>46.1465561987118</text:p>
              </table:table-cell>
              <table:table-cell office:value-type="float" office:value="-2.30732780993559">
                <text:p>-2.30732780993559</text:p>
              </table:table-cell>
              <table:table-cell office:value-type="float" office:value="3.71027587527331">
                <text:p>3.71027587527331</text:p>
              </table:table-cell>
              <table:table-cell office:value-type="float" office:value="2.12181401617192">
                <text:p>2.12181401617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45.9158234177183">
                <text:p>45.9158234177183</text:p>
              </table:table-cell>
              <table:table-cell office:value-type="float" office:value="-2.29579117088591">
                <text:p>-2.29579117088591</text:p>
              </table:table-cell>
              <table:table-cell office:value-type="float" office:value="3.9224572768905">
                <text:p>3.9224572768905</text:p>
              </table:table-cell>
              <table:table-cell office:value-type="float" office:value="2.09966830704139">
                <text:p>2.09966830704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45.6862443006297">
                <text:p>45.6862443006297</text:p>
              </table:table-cell>
              <table:table-cell office:value-type="float" office:value="-2.28431221503148">
                <text:p>-2.28431221503148</text:p>
              </table:table-cell>
              <table:table-cell office:value-type="float" office:value="4.13242410759464">
                <text:p>4.13242410759464</text:p>
              </table:table-cell>
              <table:table-cell office:value-type="float" office:value="2.07769100965175">
                <text:p>2.07769100965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45.4578130791265">
                <text:p>45.4578130791265</text:p>
              </table:table-cell>
              <table:table-cell office:value-type="float" office:value="-2.27289065395633">
                <text:p>-2.27289065395633</text:p>
              </table:table-cell>
              <table:table-cell office:value-type="float" office:value="4.34019320855982">
                <text:p>4.34019320855982</text:p>
              </table:table-cell>
              <table:table-cell office:value-type="float" office:value="2.05588099352833">
                <text:p>2.05588099352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5.2305240137309">
                <text:p>45.2305240137309</text:p>
              </table:table-cell>
              <table:table-cell office:value-type="float" office:value="-2.26152620068654">
                <text:p>-2.26152620068654</text:p>
              </table:table-cell>
              <table:table-cell office:value-type="float" office:value="4.54578130791265">
                <text:p>4.54578130791265</text:p>
              </table:table-cell>
              <table:table-cell office:value-type="float" office:value="2.03423713529091">
                <text:p>2.03423713529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45.0043713936622">
                <text:p>45.0043713936622</text:p>
              </table:table-cell>
              <table:table-cell office:value-type="float" office:value="-2.25021856968311">
                <text:p>-2.25021856968311</text:p>
              </table:table-cell>
              <table:table-cell office:value-type="float" office:value="4.74920502144174">
                <text:p>4.74920502144174</text:p>
              </table:table-cell>
              <table:table-cell office:value-type="float" office:value="2.01275831861102">
                <text:p>2.01275831861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44.7793495366939">
                <text:p>44.7793495366939</text:p>
              </table:table-cell>
              <table:table-cell office:value-type="float" office:value="-2.2389674768347">
                <text:p>-2.2389674768347</text:p>
              </table:table-cell>
              <table:table-cell office:value-type="float" office:value="4.95048085330284">
                <text:p>4.95048085330284</text:p>
              </table:table-cell>
              <table:table-cell office:value-type="float" office:value="1.99144343416955">
                <text:p>1.99144343416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44.5554527890104">
                <text:p>44.5554527890104</text:p>
              </table:table-cell>
              <table:table-cell office:value-type="float" office:value="-2.22777263945052">
                <text:p>-2.22777263945052</text:p>
              </table:table-cell>
              <table:table-cell office:value-type="float" office:value="5.1496251967198">
                <text:p>5.1496251967198</text:p>
              </table:table-cell>
              <table:table-cell office:value-type="float" office:value="1.97029137961453">
                <text:p>1.97029137961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44.3326755250654">
                <text:p>44.3326755250654</text:p>
              </table:table-cell>
              <table:table-cell office:value-type="float" office:value="-2.21663377625327">
                <text:p>-2.21663377625327</text:p>
              </table:table-cell>
              <table:table-cell office:value-type="float" office:value="5.34665433468125">
                <text:p>5.34665433468125</text:p>
              </table:table-cell>
              <table:table-cell office:value-type="float" office:value="1.94930105951921">
                <text:p>1.94930105951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44.1110121474401">
                <text:p>44.1110121474401</text:p>
              </table:table-cell>
              <table:table-cell office:value-type="float" office:value="-2.205550607372">
                <text:p>-2.205550607372</text:p>
              </table:table-cell>
              <table:table-cell office:value-type="float" office:value="5.54158444063317">
                <text:p>5.54158444063317</text:p>
              </table:table-cell>
              <table:table-cell office:value-type="float" office:value="1.92847138534034">
                <text:p>1.92847138534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43.8904570867029">
                <text:p>43.8904570867029</text:p>
              </table:table-cell>
              <table:table-cell office:value-type="float" office:value="-2.19452285433514">
                <text:p>-2.19452285433514</text:p>
              </table:table-cell>
              <table:table-cell office:value-type="float" office:value="5.73443157916721">
                <text:p>5.73443157916721</text:p>
              </table:table-cell>
              <table:table-cell office:value-type="float" office:value="1.90780127537678">
                <text:p>1.90780127537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43.6710048012694">
                <text:p>43.6710048012694</text:p>
              </table:table-cell>
              <table:table-cell office:value-type="float" office:value="-2.18355024006347">
                <text:p>-2.18355024006347</text:p>
              </table:table-cell>
              <table:table-cell office:value-type="float" office:value="5.92521170670489">
                <text:p>5.92521170670489</text:p>
              </table:table-cell>
              <table:table-cell office:value-type="float" office:value="1.88728965472822">
                <text:p>1.88728965472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43.452649777263">
                <text:p>43.452649777263</text:p>
              </table:table-cell>
              <table:table-cell office:value-type="float" office:value="-2.17263248886315">
                <text:p>-2.17263248886315</text:p>
              </table:table-cell>
              <table:table-cell office:value-type="float" office:value="6.11394067217771">
                <text:p>6.11394067217771</text:p>
              </table:table-cell>
              <table:table-cell office:value-type="float" office:value="1.86693545525426">
                <text:p>1.86693545525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43.2353865283767">
                <text:p>43.2353865283767</text:p>
              </table:table-cell>
              <table:table-cell office:value-type="float" office:value="-2.16176932641883">
                <text:p>-2.16176932641883</text:p>
              </table:table-cell>
              <table:table-cell office:value-type="float" office:value="6.30063421770314">
                <text:p>6.30063421770314</text:p>
              </table:table-cell>
              <table:table-cell office:value-type="float" office:value="1.84673761553368">
                <text:p>1.84673761553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3.0192095957348">
                <text:p>43.0192095957348</text:p>
              </table:table-cell>
              <table:table-cell office:value-type="float" office:value="-2.15096047978674">
                <text:p>-2.15096047978674</text:p>
              </table:table-cell>
              <table:table-cell office:value-type="float" office:value="6.4853079792565">
                <text:p>6.4853079792565</text:p>
              </table:table-cell>
              <table:table-cell office:value-type="float" office:value="1.82669508082392">
                <text:p>1.82669508082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2.8041135477561">
                <text:p>42.8041135477561</text:p>
              </table:table-cell>
              <table:table-cell office:value-type="float" office:value="-2.14020567738781">
                <text:p>-2.14020567738781</text:p>
              </table:table-cell>
              <table:table-cell office:value-type="float" office:value="6.6679774873389">
                <text:p>6.6679774873389</text:p>
              </table:table-cell>
              <table:table-cell office:value-type="float" office:value="1.80680680302086">
                <text:p>1.80680680302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42.5900929800174">
                <text:p>42.5900929800174</text:p>
              </table:table-cell>
              <table:table-cell office:value-type="float" office:value="-2.12950464900087">
                <text:p>-2.12950464900087</text:p>
              </table:table-cell>
              <table:table-cell office:value-type="float" office:value="6.84865816764098">
                <text:p>6.84865816764098</text:p>
              </table:table-cell>
              <table:table-cell office:value-type="float" office:value="1.78707174061882">
                <text:p>1.78707174061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42.3771425151173">
                <text:p>42.3771425151173</text:p>
              </table:table-cell>
              <table:table-cell office:value-type="float" office:value="-2.11885712575586">
                <text:p>-2.11885712575586</text:p>
              </table:table-cell>
              <table:table-cell office:value-type="float" office:value="7.02736534170286">
                <text:p>7.02736534170286</text:p>
              </table:table-cell>
              <table:table-cell office:value-type="float" office:value="1.76748885867072">
                <text:p>1.767488858670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42.1652568025417">
                <text:p>42.1652568025417</text:p>
              </table:table-cell>
              <table:table-cell office:value-type="float" office:value="-2.10826284012708">
                <text:p>-2.10826284012708</text:p>
              </table:table-cell>
              <table:table-cell office:value-type="float" office:value="7.20411422756994">
                <text:p>7.20411422756994</text:p>
              </table:table-cell>
              <table:table-cell office:value-type="float" office:value="1.74805712874859">
                <text:p>1.74805712874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41.954430518529">
                <text:p>41.954430518529</text:p>
              </table:table-cell>
              <table:table-cell office:value-type="float" office:value="-2.09772152592645">
                <text:p>-2.09772152592645</text:p>
              </table:table-cell>
              <table:table-cell office:value-type="float" office:value="7.37891994044479">
                <text:p>7.37891994044479</text:p>
              </table:table-cell>
              <table:table-cell office:value-type="float" office:value="1.72877552890421">
                <text:p>1.72877552890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41.7446583659363">
                <text:p>41.7446583659363</text:p>
              </table:table-cell>
              <table:table-cell office:value-type="float" office:value="-2.08723291829682">
                <text:p>-2.08723291829682</text:p>
              </table:table-cell>
              <table:table-cell office:value-type="float" office:value="7.55179749333522">
                <text:p>7.55179749333522</text:p>
              </table:table-cell>
              <table:table-cell office:value-type="float" office:value="1.70964304363006">
                <text:p>1.70964304363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41.5359350741066">
                <text:p>41.5359350741066</text:p>
              </table:table-cell>
              <table:table-cell office:value-type="float" office:value="-2.07679675370533">
                <text:p>-2.07679675370533</text:p>
              </table:table-cell>
              <table:table-cell office:value-type="float" office:value="7.72276179769822">
                <text:p>7.72276179769822</text:p>
              </table:table-cell>
              <table:table-cell office:value-type="float" office:value="1.69065866382042">
                <text:p>1.69065866382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41.3282553987361">
                <text:p>41.3282553987361</text:p>
              </table:table-cell>
              <table:table-cell office:value-type="float" office:value="-2.06641276993681">
                <text:p>-2.06641276993681</text:p>
              </table:table-cell>
              <table:table-cell office:value-type="float" office:value="7.89182766408026">
                <text:p>7.89182766408026</text:p>
              </table:table-cell>
              <table:table-cell office:value-type="float" office:value="1.67182138673279">
                <text:p>1.67182138673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41.1216141217424">
                <text:p>41.1216141217424</text:p>
              </table:table-cell>
              <table:table-cell office:value-type="float" office:value="-2.05608070608712">
                <text:p>-2.05608070608712</text:p>
              </table:table-cell>
              <table:table-cell office:value-type="float" office:value="8.05900980275354">
                <text:p>8.05900980275354</text:p>
              </table:table-cell>
              <table:table-cell office:value-type="float" office:value="1.65313021594944">
                <text:p>1.653130215949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0.9160060511337">
                <text:p>40.9160060511337</text:p>
              </table:table-cell>
              <table:table-cell office:value-type="float" office:value="-2.04580030255669">
                <text:p>-2.04580030255669</text:p>
              </table:table-cell>
              <table:table-cell office:value-type="float" office:value="8.22432282434849">
                <text:p>8.22432282434849</text:p>
              </table:table-cell>
              <table:table-cell office:value-type="float" office:value="1.63458416133926">
                <text:p>1.63458416133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40.711426020878">
                <text:p>40.711426020878</text:p>
              </table:table-cell>
              <table:table-cell office:value-type="float" office:value="-2.0355713010439">
                <text:p>-2.0355713010439</text:p>
              </table:table-cell>
              <table:table-cell office:value-type="float" office:value="8.38778124048241">
                <text:p>8.38778124048241</text:p>
              </table:table-cell>
              <table:table-cell office:value-type="float" office:value="1.61618223901978">
                <text:p>1.6161822390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40.5078688907737">
                <text:p>40.5078688907737</text:p>
              </table:table-cell>
              <table:table-cell office:value-type="float" office:value="-2.02539344453868">
                <text:p>-2.02539344453868</text:p>
              </table:table-cell>
              <table:table-cell office:value-type="float" office:value="8.54939946438439">
                <text:p>8.54939946438439</text:p>
              </table:table-cell>
              <table:table-cell office:value-type="float" office:value="1.59792347131946">
                <text:p>1.59792347131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40.3053295463198">
                <text:p>40.3053295463198</text:p>
              </table:table-cell>
              <table:table-cell office:value-type="float" office:value="-2.01526647731599">
                <text:p>-2.01526647731599</text:p>
              </table:table-cell>
              <table:table-cell office:value-type="float" office:value="8.70919181151634">
                <text:p>8.70919181151634</text:p>
              </table:table-cell>
              <table:table-cell office:value-type="float" office:value="1.57980688674017">
                <text:p>1.57980688674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40.1038028985882">
                <text:p>40.1038028985882</text:p>
              </table:table-cell>
              <table:table-cell office:value-type="float" office:value="-2.00519014492941">
                <text:p>-2.00519014492941</text:p>
              </table:table-cell>
              <table:table-cell office:value-type="float" office:value="8.86717250019035">
                <text:p>8.86717250019035</text:p>
              </table:table-cell>
              <table:table-cell office:value-type="float" office:value="1.56183151991989">
                <text:p>1.56183151991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39.9032838840952">
                <text:p>39.9032838840952</text:p>
              </table:table-cell>
              <table:table-cell office:value-type="float" office:value="-1.99516419420476">
                <text:p>-1.99516419420476</text:p>
              </table:table-cell>
              <table:table-cell office:value-type="float" office:value="9.02335565218234">
                <text:p>9.02335565218234</text:p>
              </table:table-cell>
              <table:table-cell office:value-type="float" office:value="1.54399641159565">
                <text:p>1.5439964115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39.7037674646748">
                <text:p>39.7037674646748</text:p>
              </table:table-cell>
              <table:table-cell office:value-type="float" office:value="-1.98518837323374">
                <text:p>-1.98518837323374</text:p>
              </table:table-cell>
              <table:table-cell office:value-type="float" office:value="9.17775529334191">
                <text:p>9.17775529334191</text:p>
              </table:table-cell>
              <table:table-cell office:value-type="float" office:value="1.52630060856664">
                <text:p>1.52630060856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39.5052486273514">
                <text:p>39.5052486273514</text:p>
              </table:table-cell>
              <table:table-cell office:value-type="float" office:value="-1.97526243136757">
                <text:p>-1.97526243136757</text:p>
              </table:table-cell>
              <table:table-cell office:value-type="float" office:value="9.33038535419857">
                <text:p>9.33038535419857</text:p>
              </table:table-cell>
              <table:table-cell office:value-type="float" office:value="1.50874316365764">
                <text:p>1.508743163657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39.3077223842146">
                <text:p>39.3077223842146</text:p>
              </table:table-cell>
              <table:table-cell office:value-type="float" office:value="-1.96538611921073">
                <text:p>-1.96538611921073</text:p>
              </table:table-cell>
              <table:table-cell office:value-type="float" office:value="9.48125967056433">
                <text:p>9.48125967056433</text:p>
              </table:table-cell>
              <table:table-cell office:value-type="float" office:value="1.49132313568252">
                <text:p>1.49132313568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39.1111837722936">
                <text:p>39.1111837722936</text:p>
              </table:table-cell>
              <table:table-cell office:value-type="float" office:value="-1.95555918861468">
                <text:p>-1.95555918861468</text:p>
              </table:table-cell>
              <table:table-cell office:value-type="float" office:value="9.63039198413259">
                <text:p>9.63039198413259</text:p>
              </table:table-cell>
              <table:table-cell office:value-type="float" office:value="1.47403958940805">
                <text:p>1.47403958940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38.9156278534321">
                <text:p>38.9156278534321</text:p>
              </table:table-cell>
              <table:table-cell office:value-type="float" office:value="-1.94578139267161">
                <text:p>-1.94578139267161</text:p>
              </table:table-cell>
              <table:table-cell office:value-type="float" office:value="9.77779594307339">
                <text:p>9.77779594307339</text:p>
              </table:table-cell>
              <table:table-cell office:value-type="float" office:value="1.45689159551794">
                <text:p>1.456891595517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38.7210497141649">
                <text:p>38.7210497141649</text:p>
              </table:table-cell>
              <table:table-cell office:value-type="float" office:value="-1.93605248570825">
                <text:p>-1.93605248570825</text:p>
              </table:table-cell>
              <table:table-cell office:value-type="float" office:value="9.92348510262518">
                <text:p>9.92348510262518</text:p>
              </table:table-cell>
              <table:table-cell office:value-type="float" office:value="1.43987823057699">
                <text:p>1.43987823057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38.5274444655941">
                <text:p>38.5274444655941</text:p>
              </table:table-cell>
              <table:table-cell office:value-type="float" office:value="-1.92637222327971">
                <text:p>-1.92637222327971</text:p>
              </table:table-cell>
              <table:table-cell office:value-type="float" office:value="10.0674729256829">
                <text:p>10.0674729256829</text:p>
              </table:table-cell>
              <table:table-cell office:value-type="float" office:value="1.42299857699556">
                <text:p>1.42299857699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38.3348072432661">
                <text:p>38.3348072432661</text:p>
              </table:table-cell>
              <table:table-cell office:value-type="float" office:value="-1.91674036216331">
                <text:p>-1.91674036216331</text:p>
              </table:table-cell>
              <table:table-cell office:value-type="float" office:value="10.2097727833824">
                <text:p>10.2097727833824</text:p>
              </table:table-cell>
              <table:table-cell office:value-type="float" office:value="1.40625172299419">
                <text:p>1.40625172299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38.1431332070498">
                <text:p>38.1431332070498</text:p>
              </table:table-cell>
              <table:table-cell office:value-type="float" office:value="-1.90715666035249">
                <text:p>-1.90715666035249</text:p>
              </table:table-cell>
              <table:table-cell office:value-type="float" office:value="10.3503979556819">
                <text:p>10.3503979556819</text:p>
              </table:table-cell>
              <table:table-cell office:value-type="float" office:value="1.3896367625684">
                <text:p>1.38963676256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37.9524175410146">
                <text:p>37.9524175410146</text:p>
              </table:table-cell>
              <table:table-cell office:value-type="float" office:value="-1.89762087705073">
                <text:p>-1.89762087705073</text:p>
              </table:table-cell>
              <table:table-cell office:value-type="float" office:value="10.4893616319387">
                <text:p>10.4893616319387</text:p>
              </table:table-cell>
              <table:table-cell office:value-type="float" office:value="1.37315279545379">
                <text:p>1.37315279545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37.7626554533095">
                <text:p>37.7626554533095</text:p>
              </table:table-cell>
              <table:table-cell office:value-type="float" office:value="-1.88813277266547">
                <text:p>-1.88813277266547</text:p>
              </table:table-cell>
              <table:table-cell office:value-type="float" office:value="10.6266769114841">
                <text:p>10.6266769114841</text:p>
              </table:table-cell>
              <table:table-cell office:value-type="float" office:value="1.35679892709127">
                <text:p>1.35679892709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37.5738421760429">
                <text:p>37.5738421760429</text:p>
              </table:table-cell>
              <table:table-cell office:value-type="float" office:value="-1.87869210880215">
                <text:p>-1.87869210880215</text:p>
              </table:table-cell>
              <table:table-cell office:value-type="float" office:value="10.7623568041932">
                <text:p>10.7623568041932</text:p>
              </table:table-cell>
              <table:table-cell office:value-type="float" office:value="1.34057426859249">
                <text:p>1.34057426859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37.3859729651627">
                <text:p>37.3859729651627</text:p>
              </table:table-cell>
              <table:table-cell office:value-type="float" office:value="-1.86929864825814">
                <text:p>-1.86929864825814</text:p>
              </table:table-cell>
              <table:table-cell office:value-type="float" office:value="10.8964142310525">
                <text:p>10.8964142310525</text:p>
              </table:table-cell>
              <table:table-cell office:value-type="float" office:value="1.32447793670551">
                <text:p>1.32447793670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37.1990431003369">
                <text:p>37.1990431003369</text:p>
              </table:table-cell>
              <table:table-cell office:value-type="float" office:value="-1.85995215501685">
                <text:p>-1.85995215501685</text:p>
              </table:table-cell>
              <table:table-cell office:value-type="float" office:value="11.028862024723">
                <text:p>11.028862024723</text:p>
              </table:table-cell>
              <table:table-cell office:value-type="float" office:value="1.3085090537807">
                <text:p>1.3085090537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37.0130478848352">
                <text:p>37.0130478848352</text:p>
              </table:table-cell>
              <table:table-cell office:value-type="float" office:value="-1.85065239424176">
                <text:p>-1.85065239424176</text:p>
              </table:table-cell>
              <table:table-cell office:value-type="float" office:value="11.1597129301011">
                <text:p>11.1597129301011</text:p>
              </table:table-cell>
              <table:table-cell office:value-type="float" office:value="1.29266674773671">
                <text:p>1.29266674773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36.8279826454111">
                <text:p>36.8279826454111</text:p>
              </table:table-cell>
              <table:table-cell office:value-type="float" office:value="-1.84139913227055">
                <text:p>-1.84139913227055</text:p>
              </table:table-cell>
              <table:table-cell office:value-type="float" office:value="11.2889796048747">
                <text:p>11.2889796048747</text:p>
              </table:table-cell>
              <table:table-cell office:value-type="float" office:value="1.27695015202682">
                <text:p>1.27695015202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36.643842732184">
                <text:p>36.643842732184</text:p>
              </table:table-cell>
              <table:table-cell office:value-type="float" office:value="-1.8321921366092">
                <text:p>-1.8321921366092</text:p>
              </table:table-cell>
              <table:table-cell office:value-type="float" office:value="11.4166746200774">
                <text:p>11.4166746200774</text:p>
              </table:table-cell>
              <table:table-cell office:value-type="float" office:value="1.26135840560533">
                <text:p>1.26135840560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36.4606235185231">
                <text:p>36.4606235185231</text:p>
              </table:table-cell>
              <table:table-cell office:value-type="float" office:value="-1.82303117592615">
                <text:p>-1.82303117592615</text:p>
              </table:table-cell>
              <table:table-cell office:value-type="float" office:value="11.542810460638">
                <text:p>11.542810460638</text:p>
              </table:table-cell>
              <table:table-cell office:value-type="float" office:value="1.24589065289426">
                <text:p>1.245890652894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36.2783204009305">
                <text:p>36.2783204009305</text:p>
              </table:table-cell>
              <table:table-cell office:value-type="float" office:value="-1.81391602004652">
                <text:p>-1.81391602004652</text:p>
              </table:table-cell>
              <table:table-cell office:value-type="float" office:value="11.6673995259274">
                <text:p>11.6673995259274</text:p>
              </table:table-cell>
              <table:table-cell office:value-type="float" office:value="1.23054604375015">
                <text:p>1.23054604375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36.0969287989258">
                <text:p>36.0969287989258</text:p>
              </table:table-cell>
              <table:table-cell office:value-type="float" office:value="-1.80484643994629">
                <text:p>-1.80484643994629</text:p>
              </table:table-cell>
              <table:table-cell office:value-type="float" office:value="11.7904541303024">
                <text:p>11.7904541303024</text:p>
              </table:table-cell>
              <table:table-cell office:value-type="float" office:value="1.21532373343117">
                <text:p>1.21532373343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35.9164441549312">
                <text:p>35.9164441549312</text:p>
              </table:table-cell>
              <table:table-cell office:value-type="float" office:value="-1.79582220774656">
                <text:p>-1.79582220774656</text:p>
              </table:table-cell>
              <table:table-cell office:value-type="float" office:value="11.9119865036455">
                <text:p>11.9119865036455</text:p>
              </table:table-cell>
              <table:table-cell office:value-type="float" office:value="1.20022288256428">
                <text:p>1.200222882564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35.7368619341565">
                <text:p>35.7368619341565</text:p>
              </table:table-cell>
              <table:table-cell office:value-type="float" office:value="-1.78684309670783">
                <text:p>-1.78684309670783</text:p>
              </table:table-cell>
              <table:table-cell office:value-type="float" office:value="12.0320087919019">
                <text:p>12.0320087919019</text:p>
              </table:table-cell>
              <table:table-cell office:value-type="float" office:value="1.18524265711273">
                <text:p>1.18524265711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35.5581776244857">
                <text:p>35.5581776244857</text:p>
              </table:table-cell>
              <table:table-cell office:value-type="float" office:value="-1.77790888122429">
                <text:p>-1.77790888122429</text:p>
              </table:table-cell>
              <table:table-cell office:value-type="float" office:value="12.1505330576132">
                <text:p>12.1505330576132</text:p>
              </table:table-cell>
              <table:table-cell office:value-type="float" office:value="1.17038222834363">
                <text:p>1.170382228343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35.3803867363633">
                <text:p>35.3803867363633</text:p>
              </table:table-cell>
              <table:table-cell office:value-type="float" office:value="-1.76901933681817">
                <text:p>-1.76901933681817</text:p>
              </table:table-cell>
              <table:table-cell office:value-type="float" office:value="12.2675712804476">
                <text:p>12.2675712804476</text:p>
              </table:table-cell>
              <table:table-cell office:value-type="float" office:value="1.15564077279579">
                <text:p>1.15564077279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35.2034848026815">
                <text:p>35.2034848026815</text:p>
              </table:table-cell>
              <table:table-cell office:value-type="float" office:value="-1.76017424013407">
                <text:p>-1.76017424013407</text:p>
              </table:table-cell>
              <table:table-cell office:value-type="float" office:value="12.3831353577272">
                <text:p>12.3831353577272</text:p>
              </table:table-cell>
              <table:table-cell office:value-type="float" office:value="1.14101747224772">
                <text:p>1.14101747224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35.0274673786681">
                <text:p>35.0274673786681</text:p>
              </table:table-cell>
              <table:table-cell office:value-type="float" office:value="-1.7513733689334">
                <text:p>-1.7513733689334</text:p>
              </table:table-cell>
              <table:table-cell office:value-type="float" office:value="12.4972371049519">
                <text:p>12.4972371049519</text:p>
              </table:table-cell>
              <table:table-cell office:value-type="float" office:value="1.12651151368581">
                <text:p>1.126511513685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34.8523300417747">
                <text:p>34.8523300417747</text:p>
              </table:table-cell>
              <table:table-cell office:value-type="float" office:value="-1.74261650208874">
                <text:p>-1.74261650208874</text:p>
              </table:table-cell>
              <table:table-cell office:value-type="float" office:value="12.6098882563205">
                <text:p>12.6098882563205</text:p>
              </table:table-cell>
              <table:table-cell office:value-type="float" office:value="1.11212208927271">
                <text:p>1.112122089272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34.6780683915659">
                <text:p>34.6780683915659</text:p>
              </table:table-cell>
              <table:table-cell office:value-type="float" office:value="-1.73390341957829">
                <text:p>-1.73390341957829</text:p>
              </table:table-cell>
              <table:table-cell office:value-type="float" office:value="12.7211004652478">
                <text:p>12.7211004652478</text:p>
              </table:table-cell>
              <table:table-cell office:value-type="float" office:value="1.0978483963159">
                <text:p>1.0978483963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34.504678049608">
                <text:p>34.504678049608</text:p>
              </table:table-cell>
              <table:table-cell office:value-type="float" office:value="-1.7252339024804">
                <text:p>-1.7252339024804</text:p>
              </table:table-cell>
              <table:table-cell office:value-type="float" office:value="12.8308853048794">
                <text:p>12.8308853048794</text:p>
              </table:table-cell>
              <table:table-cell office:value-type="float" office:value="1.08368963723643">
                <text:p>1.083689637236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34.33215465936">
                <text:p>34.33215465936</text:p>
              </table:table-cell>
              <table:table-cell office:value-type="float" office:value="-1.716607732968">
                <text:p>-1.716607732968</text:p>
              </table:table-cell>
              <table:table-cell office:value-type="float" office:value="12.939254268603">
                <text:p>12.939254268603</text:p>
              </table:table-cell>
              <table:table-cell office:value-type="float" office:value="1.06964501953785">
                <text:p>1.06964501953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34.1604938860632">
                <text:p>34.1604938860632</text:p>
              </table:table-cell>
              <table:table-cell office:value-type="float" office:value="-1.70802469430316">
                <text:p>-1.70802469430316</text:p>
              </table:table-cell>
              <table:table-cell office:value-type="float" office:value="13.0462187705568">
                <text:p>13.0462187705568</text:p>
              </table:table-cell>
              <table:table-cell office:value-type="float" office:value="1.05571375577532">
                <text:p>1.05571375577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33.9896914166329">
                <text:p>33.9896914166329</text:p>
              </table:table-cell>
              <table:table-cell office:value-type="float" office:value="-1.69948457083164">
                <text:p>-1.69948457083164</text:p>
              </table:table-cell>
              <table:table-cell office:value-type="float" office:value="13.1517901461343">
                <text:p>13.1517901461343</text:p>
              </table:table-cell>
              <table:table-cell office:value-type="float" office:value="1.04189506352493">
                <text:p>1.04189506352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33.8197429595497">
                <text:p>33.8197429595497</text:p>
              </table:table-cell>
              <table:table-cell office:value-type="float" office:value="-1.69098714797749">
                <text:p>-1.69098714797749</text:p>
              </table:table-cell>
              <table:table-cell office:value-type="float" office:value="13.2559796524868">
                <text:p>13.2559796524868</text:p>
              </table:table-cell>
              <table:table-cell office:value-type="float" office:value="1.02818816535314">
                <text:p>1.028188165353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33.650644244752">
                <text:p>33.650644244752</text:p>
              </table:table-cell>
              <table:table-cell office:value-type="float" office:value="-1.6825322122376">
                <text:p>-1.6825322122376</text:p>
              </table:table-cell>
              <table:table-cell office:value-type="float" office:value="13.3587984690221">
                <text:p>13.3587984690221</text:p>
              </table:table-cell>
              <table:table-cell office:value-type="float" office:value="1.01459228878649">
                <text:p>1.014592288786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33.4823910235282">
                <text:p>33.4823910235282</text:p>
              </table:table-cell>
              <table:table-cell office:value-type="float" office:value="-1.67411955117641">
                <text:p>-1.67411955117641</text:p>
              </table:table-cell>
              <table:table-cell office:value-type="float" office:value="13.4602576979008">
                <text:p>13.4602576979008</text:p>
              </table:table-cell>
              <table:table-cell office:value-type="float" office:value="1.00110666628137">
                <text:p>1.001106666281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33.3149790684106">
                <text:p>33.3149790684106</text:p>
              </table:table-cell>
              <table:table-cell office:value-type="float" office:value="-1.66574895342053">
                <text:p>-1.66574895342053</text:p>
              </table:table-cell>
              <table:table-cell office:value-type="float" office:value="13.5603683645289">
                <text:p>13.5603683645289</text:p>
              </table:table-cell>
              <table:table-cell office:value-type="float" office:value="0.987730535194082">
                <text:p>0.987730535194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33.1484041730685">
                <text:p>33.1484041730685</text:p>
              </table:table-cell>
              <table:table-cell office:value-type="float" office:value="-1.65742020865343">
                <text:p>-1.65742020865343</text:p>
              </table:table-cell>
              <table:table-cell office:value-type="float" office:value="13.6591414180483">
                <text:p>13.6591414180483</text:p>
              </table:table-cell>
              <table:table-cell office:value-type="float" office:value="0.974463137751009">
                <text:p>0.974463137751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32.9826621522032">
                <text:p>32.9826621522032</text:p>
              </table:table-cell>
              <table:table-cell office:value-type="float" office:value="-1.64913310761016">
                <text:p>-1.64913310761016</text:p>
              </table:table-cell>
              <table:table-cell office:value-type="float" office:value="13.7565877318234">
                <text:p>13.7565877318234</text:p>
              </table:table-cell>
              <table:table-cell office:value-type="float" office:value="0.961303721018987">
                <text:p>0.961303721018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32.8177488414422">
                <text:p>32.8177488414422</text:p>
              </table:table-cell>
              <table:table-cell office:value-type="float" office:value="-1.64088744207211">
                <text:p>-1.64088744207211</text:p>
              </table:table-cell>
              <table:table-cell office:value-type="float" office:value="13.8527181039253">
                <text:p>13.8527181039253</text:p>
              </table:table-cell>
              <table:table-cell office:value-type="float" office:value="0.948251536875841">
                <text:p>0.9482515368758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32.6536600972349">
                <text:p>32.6536600972349</text:p>
              </table:table-cell>
              <table:table-cell office:value-type="float" office:value="-1.63268300486175">
                <text:p>-1.63268300486175</text:p>
              </table:table-cell>
              <table:table-cell office:value-type="float" office:value="13.9475432576129">
                <text:p>13.9475432576129</text:p>
              </table:table-cell>
              <table:table-cell office:value-type="float" office:value="0.935305841981101">
                <text:p>0.935305841981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32.4903917967488">
                <text:p>32.4903917967488</text:p>
              </table:table-cell>
              <table:table-cell office:value-type="float" office:value="-1.62451958983744">
                <text:p>-1.62451958983744</text:p>
              </table:table-cell>
              <table:table-cell office:value-type="float" office:value="14.041073841811">
                <text:p>14.041073841811</text:p>
              </table:table-cell>
              <table:table-cell office:value-type="float" office:value="0.922465897746887">
                <text:p>0.9224658977468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32.327939837765">
                <text:p>32.327939837765</text:p>
              </table:table-cell>
              <table:table-cell office:value-type="float" office:value="-1.61639699188825">
                <text:p>-1.61639699188825</text:p>
              </table:table-cell>
              <table:table-cell office:value-type="float" office:value="14.1333204315857">
                <text:p>14.1333204315857</text:p>
              </table:table-cell>
              <table:table-cell office:value-type="float" office:value="0.909730970308965">
                <text:p>0.909730970308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32.1663001385762">
                <text:p>32.1663001385762</text:p>
              </table:table-cell>
              <table:table-cell office:value-type="float" office:value="-1.60831500692881">
                <text:p>-1.60831500692881</text:p>
              </table:table-cell>
              <table:table-cell office:value-type="float" office:value="14.2242935286166">
                <text:p>14.2242935286166</text:p>
              </table:table-cell>
              <table:table-cell office:value-type="float" office:value="0.897100330497979">
                <text:p>0.897100330497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32.0054686378833">
                <text:p>32.0054686378833</text:p>
              </table:table-cell>
              <table:table-cell office:value-type="float" office:value="-1.60027343189417">
                <text:p>-1.60027343189417</text:p>
              </table:table-cell>
              <table:table-cell office:value-type="float" office:value="14.3140035616664">
                <text:p>14.3140035616664</text:p>
              </table:table-cell>
              <table:table-cell office:value-type="float" office:value="0.884573253810845">
                <text:p>0.8845732538108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31.8454412946939">
                <text:p>31.8454412946939</text:p>
              </table:table-cell>
              <table:table-cell office:value-type="float" office:value="-1.5922720647347">
                <text:p>-1.5922720647347</text:p>
              </table:table-cell>
              <table:table-cell office:value-type="float" office:value="14.4024608870475">
                <text:p>14.4024608870475</text:p>
              </table:table-cell>
              <table:table-cell office:value-type="float" office:value="0.872149020382321">
                <text:p>0.8721490203823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31.6862140882204">
                <text:p>31.6862140882204</text:p>
              </table:table-cell>
              <table:table-cell office:value-type="float" office:value="-1.58431070441102">
                <text:p>-1.58431070441102</text:p>
              </table:table-cell>
              <table:table-cell office:value-type="float" office:value="14.4896757890857">
                <text:p>14.4896757890857</text:p>
              </table:table-cell>
              <table:table-cell office:value-type="float" office:value="0.859826914956735">
                <text:p>0.8598269149567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31.5277830177793">
                <text:p>31.5277830177793</text:p>
              </table:table-cell>
              <table:table-cell office:value-type="float" office:value="-1.57638915088897">
                <text:p>-1.57638915088897</text:p>
              </table:table-cell>
              <table:table-cell office:value-type="float" office:value="14.5756584805814">
                <text:p>14.5756584805814</text:p>
              </table:table-cell>
              <table:table-cell office:value-type="float" office:value="0.847606226859897">
                <text:p>0.847606226859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31.3701441026904">
                <text:p>31.3701441026904</text:p>
              </table:table-cell>
              <table:table-cell office:value-type="float" office:value="-1.56850720513452">
                <text:p>-1.56850720513452</text:p>
              </table:table-cell>
              <table:table-cell office:value-type="float" office:value="14.6604191032674">
                <text:p>14.6604191032674</text:p>
              </table:table-cell>
              <table:table-cell office:value-type="float" office:value="0.835486249971152">
                <text:p>0.8354862499711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31.213293382177">
                <text:p>31.213293382177</text:p>
              </table:table-cell>
              <table:table-cell office:value-type="float" office:value="-1.56066466910885">
                <text:p>-1.56066466910885</text:p>
              </table:table-cell>
              <table:table-cell office:value-type="float" office:value="14.7439677282645">
                <text:p>14.7439677282645</text:p>
              </table:table-cell>
              <table:table-cell office:value-type="float" office:value="0.823466282695624">
                <text:p>0.823466282695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31.0572269152661">
                <text:p>31.0572269152661</text:p>
              </table:table-cell>
              <table:table-cell office:value-type="float" office:value="-1.55286134576331">
                <text:p>-1.55286134576331</text:p>
              </table:table-cell>
              <table:table-cell office:value-type="float" office:value="14.8263143565341">
                <text:p>14.8263143565341</text:p>
              </table:table-cell>
              <table:table-cell office:value-type="float" office:value="0.811545627936601">
                <text:p>0.811545627936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30.9019407806898">
                <text:p>30.9019407806898</text:p>
              </table:table-cell>
              <table:table-cell office:value-type="float" office:value="-1.54509703903449">
                <text:p>-1.54509703903449</text:p>
              </table:table-cell>
              <table:table-cell office:value-type="float" office:value="14.9074689193277">
                <text:p>14.9074689193277</text:p>
              </table:table-cell>
              <table:table-cell office:value-type="float" office:value="0.799723593068102">
                <text:p>0.799723593068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30.7474310767863">
                <text:p>30.7474310767863</text:p>
              </table:table-cell>
              <table:table-cell office:value-type="float" office:value="-1.53737155383932">
                <text:p>-1.53737155383932</text:p>
              </table:table-cell>
              <table:table-cell office:value-type="float" office:value="14.9874412786345">
                <text:p>14.9874412786345</text:p>
              </table:table-cell>
              <table:table-cell office:value-type="float" office:value="0.787999489907589">
                <text:p>0.787999489907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30.5936939214024">
                <text:p>30.5936939214024</text:p>
              </table:table-cell>
              <table:table-cell office:value-type="float" office:value="-1.52968469607012">
                <text:p>-1.52968469607012</text:p>
              </table:table-cell>
              <table:table-cell office:value-type="float" office:value="15.0662412276253">
                <text:p>15.0662412276253</text:p>
              </table:table-cell>
              <table:table-cell office:value-type="float" office:value="0.776372634688854">
                <text:p>0.7763726346888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30.4407254517954">
                <text:p>30.4407254517954</text:p>
              </table:table-cell>
              <table:table-cell office:value-type="float" office:value="-1.52203627258977">
                <text:p>-1.52203627258977</text:p>
              </table:table-cell>
              <table:table-cell office:value-type="float" office:value="15.1438784910942">
                <text:p>15.1438784910942</text:p>
              </table:table-cell>
              <table:table-cell office:value-type="float" office:value="0.76484234803506">
                <text:p>0.764842348035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30.2885218245364">
                <text:p>30.2885218245364</text:p>
              </table:table-cell>
              <table:table-cell office:value-type="float" office:value="-1.51442609122682">
                <text:p>-1.51442609122682</text:p>
              </table:table-cell>
              <table:table-cell office:value-type="float" office:value="15.2203627258977">
                <text:p>15.2203627258977</text:p>
              </table:table-cell>
              <table:table-cell office:value-type="float" office:value="0.753407954931935">
                <text:p>0.753407954931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30.1370792154137">
                <text:p>30.1370792154137</text:p>
              </table:table-cell>
              <table:table-cell office:value-type="float" office:value="-1.50685396077069">
                <text:p>-1.50685396077069</text:p>
              </table:table-cell>
              <table:table-cell office:value-type="float" office:value="15.2957035213909">
                <text:p>15.2957035213909</text:p>
              </table:table-cell>
              <table:table-cell office:value-type="float" office:value="0.742068784701142">
                <text:p>0.742068784701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29.9863938193366">
                <text:p>29.9863938193366</text:p>
              </table:table-cell>
              <table:table-cell office:value-type="float" office:value="-1.49931969096683">
                <text:p>-1.49931969096683</text:p>
              </table:table-cell>
              <table:table-cell office:value-type="float" office:value="15.369910399861">
                <text:p>15.369910399861</text:p>
              </table:table-cell>
              <table:table-cell office:value-type="float" office:value="0.730824170973783">
                <text:p>0.730824170973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29.83646185024">
                <text:p>29.83646185024</text:p>
              </table:table-cell>
              <table:table-cell office:value-type="float" office:value="-1.491823092512">
                <text:p>-1.491823092512</text:p>
              </table:table-cell>
              <table:table-cell office:value-type="float" office:value="15.4429928169584">
                <text:p>15.4429928169584</text:p>
              </table:table-cell>
              <table:table-cell office:value-type="float" office:value="0.719673451664079">
                <text:p>0.7196734516640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29.6872795409888">
                <text:p>29.6872795409888</text:p>
              </table:table-cell>
              <table:table-cell office:value-type="float" office:value="-1.48436397704944">
                <text:p>-1.48436397704944</text:p>
              </table:table-cell>
              <table:table-cell office:value-type="float" office:value="15.5149601621248">
                <text:p>15.5149601621248</text:p>
              </table:table-cell>
              <table:table-cell office:value-type="float" office:value="0.708615968943199">
                <text:p>0.7086159689431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29.5388431432838">
                <text:p>29.5388431432838</text:p>
              </table:table-cell>
              <table:table-cell office:value-type="float" office:value="-1.47694215716419">
                <text:p>-1.47694215716419</text:p>
              </table:table-cell>
              <table:table-cell office:value-type="float" office:value="15.5858217590191">
                <text:p>15.5858217590191</text:p>
              </table:table-cell>
              <table:table-cell office:value-type="float" office:value="0.697651069213236">
                <text:p>0.697651069213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29.3911489275674">
                <text:p>29.3911489275674</text:p>
              </table:table-cell>
              <table:table-cell office:value-type="float" office:value="-1.46955744637837">
                <text:p>-1.46955744637837</text:p>
              </table:table-cell>
              <table:table-cell office:value-type="float" office:value="15.6555868659404">
                <text:p>15.6555868659404</text:p>
              </table:table-cell>
              <table:table-cell office:value-type="float" office:value="0.686778103081349">
                <text:p>0.6867781030813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29.2441931829296">
                <text:p>29.2441931829296</text:p>
              </table:table-cell>
              <table:table-cell office:value-type="float" office:value="-1.46220965914648">
                <text:p>-1.46220965914648</text:p>
              </table:table-cell>
              <table:table-cell office:value-type="float" office:value="15.7242646762486">
                <text:p>15.7242646762486</text:p>
              </table:table-cell>
              <table:table-cell office:value-type="float" office:value="0.67599642533405">
                <text:p>0.675996425334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29.0979722170149">
                <text:p>29.0979722170149</text:p>
              </table:table-cell>
              <table:table-cell office:value-type="float" office:value="-1.45489861085075">
                <text:p>-1.45489861085075</text:p>
              </table:table-cell>
              <table:table-cell office:value-type="float" office:value="15.791864318782">
                <text:p>15.791864318782</text:p>
              </table:table-cell>
              <table:table-cell office:value-type="float" office:value="0.665305394911647">
                <text:p>0.6653053949116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28.9524823559298">
                <text:p>28.9524823559298</text:p>
              </table:table-cell>
              <table:table-cell office:value-type="float" office:value="-1.44762411779649">
                <text:p>-1.44762411779649</text:p>
              </table:table-cell>
              <table:table-cell office:value-type="float" office:value="15.8583948582731">
                <text:p>15.8583948582731</text:p>
              </table:table-cell>
              <table:table-cell office:value-type="float" office:value="0.654704374882835">
                <text:p>0.6547043748828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28.8077199441502">
                <text:p>28.8077199441502</text:p>
              </table:table-cell>
              <table:table-cell office:value-type="float" office:value="-1.44038599720751">
                <text:p>-1.44038599720751</text:p>
              </table:table-cell>
              <table:table-cell office:value-type="float" office:value="15.9238652957614">
                <text:p>15.9238652957614</text:p>
              </table:table-cell>
              <table:table-cell office:value-type="float" office:value="0.644192732419439">
                <text:p>0.6441927324194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28.6636813444294">
                <text:p>28.6636813444294</text:p>
              </table:table-cell>
              <table:table-cell office:value-type="float" office:value="-1.43318406722147">
                <text:p>-1.43318406722147</text:p>
              </table:table-cell>
              <table:table-cell office:value-type="float" office:value="15.9882845690034">
                <text:p>15.9882845690034</text:p>
              </table:table-cell>
              <table:table-cell office:value-type="float" office:value="0.633769838771304">
                <text:p>0.6337698387713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28.5203629377073">
                <text:p>28.5203629377073</text:p>
              </table:table-cell>
              <table:table-cell office:value-type="float" office:value="-1.42601814688536">
                <text:p>-1.42601814688536</text:p>
              </table:table-cell>
              <table:table-cell office:value-type="float" office:value="16.0516615528805">
                <text:p>16.0516615528805</text:p>
              </table:table-cell>
              <table:table-cell office:value-type="float" office:value="0.62343506924134">
                <text:p>0.62343506924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28.3777611230188">
                <text:p>28.3777611230188</text:p>
              </table:table-cell>
              <table:table-cell office:value-type="float" office:value="-1.41888805615094">
                <text:p>-1.41888805615094</text:p>
              </table:table-cell>
              <table:table-cell office:value-type="float" office:value="16.1140050598046">
                <text:p>16.1140050598046</text:p>
              </table:table-cell>
              <table:table-cell office:value-type="float" office:value="0.613187803160707">
                <text:p>0.6131878031607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28.2358723174037">
                <text:p>28.2358723174037</text:p>
              </table:table-cell>
              <table:table-cell office:value-type="float" office:value="-1.41179361587018">
                <text:p>-1.41179361587018</text:p>
              </table:table-cell>
              <table:table-cell office:value-type="float" office:value="16.1753238401207">
                <text:p>16.1753238401207</text:p>
              </table:table-cell>
              <table:table-cell office:value-type="float" office:value="0.603027423864148">
                <text:p>0.6030274238641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28.0946929558166">
                <text:p>28.0946929558166</text:p>
              </table:table-cell>
              <table:table-cell office:value-type="float" office:value="-1.40473464779083">
                <text:p>-1.40473464779083</text:p>
              </table:table-cell>
              <table:table-cell office:value-type="float" office:value="16.2356265825071">
                <text:p>16.2356265825071</text:p>
              </table:table-cell>
              <table:table-cell office:value-type="float" office:value="0.592953318665477">
                <text:p>0.5929533186654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27.9542194910376">
                <text:p>27.9542194910376</text:p>
              </table:table-cell>
              <table:table-cell office:value-type="float" office:value="-1.39771097455188">
                <text:p>-1.39771097455188</text:p>
              </table:table-cell>
              <table:table-cell office:value-type="float" office:value="16.2949219143737">
                <text:p>16.2949219143737</text:p>
              </table:table-cell>
              <table:table-cell office:value-type="float" office:value="0.582964878833195">
                <text:p>0.5829648788331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27.8144483935824">
                <text:p>27.8144483935824</text:p>
              </table:table-cell>
              <table:table-cell office:value-type="float" office:value="-1.39072241967912">
                <text:p>-1.39072241967912</text:p>
              </table:table-cell>
              <table:table-cell office:value-type="float" office:value="16.353218402257">
                <text:p>16.353218402257</text:p>
              </table:table-cell>
              <table:table-cell office:value-type="float" office:value="0.57306149956627">
                <text:p>0.57306149956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27.6753761516145">
                <text:p>27.6753761516145</text:p>
              </table:table-cell>
              <table:table-cell office:value-type="float" office:value="-1.38376880758072">
                <text:p>-1.38376880758072</text:p>
              </table:table-cell>
              <table:table-cell office:value-type="float" office:value="16.4105245522136">
                <text:p>16.4105245522136</text:p>
              </table:table-cell>
              <table:table-cell office:value-type="float" office:value="0.563242579970043">
                <text:p>0.5632425799700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27.5369992708564">
                <text:p>27.5369992708564</text:p>
              </table:table-cell>
              <table:table-cell office:value-type="float" office:value="-1.37684996354282">
                <text:p>-1.37684996354282</text:p>
              </table:table-cell>
              <table:table-cell office:value-type="float" office:value="16.4668488102106">
                <text:p>16.4668488102106</text:p>
              </table:table-cell>
              <table:table-cell office:value-type="float" office:value="0.553507523032289">
                <text:p>0.5535075230322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27.3993142745021">
                <text:p>27.3993142745021</text:p>
              </table:table-cell>
              <table:table-cell office:value-type="float" office:value="-1.36996571372511">
                <text:p>-1.36996571372511</text:p>
              </table:table-cell>
              <table:table-cell office:value-type="float" office:value="16.5221995625138">
                <text:p>16.5221995625138</text:p>
              </table:table-cell>
              <table:table-cell office:value-type="float" office:value="0.543855735599414">
                <text:p>0.5438557355994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27.2623177031296">
                <text:p>27.2623177031296</text:p>
              </table:table-cell>
              <table:table-cell office:value-type="float" office:value="-1.36311588515648">
                <text:p>-1.36311588515648</text:p>
              </table:table-cell>
              <table:table-cell office:value-type="float" office:value="16.5765851360738">
                <text:p>16.5765851360738</text:p>
              </table:table-cell>
              <table:table-cell office:value-type="float" office:value="0.534286628352791">
                <text:p>0.5342866283527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27.1260061146139">
                <text:p>27.1260061146139</text:p>
              </table:table-cell>
              <table:table-cell office:value-type="float" office:value="-1.3563003057307">
                <text:p>-1.3563003057307</text:p>
              </table:table-cell>
              <table:table-cell office:value-type="float" office:value="16.6300137989091">
                <text:p>16.6300137989091</text:p>
              </table:table-cell>
              <table:table-cell office:value-type="float" office:value="0.524799615785245">
                <text:p>0.5247996157852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26.9903760840409">
                <text:p>26.9903760840409</text:p>
              </table:table-cell>
              <table:table-cell office:value-type="float" office:value="-1.34951880420204">
                <text:p>-1.34951880420204</text:p>
              </table:table-cell>
              <table:table-cell office:value-type="float" office:value="16.6824937604876">
                <text:p>16.6824937604876</text:p>
              </table:table-cell>
              <table:table-cell office:value-type="float" office:value="0.515394116177665">
                <text:p>0.5153941161776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26.8554242036207">
                <text:p>26.8554242036207</text:p>
              </table:table-cell>
              <table:table-cell office:value-type="float" office:value="-1.34277121018103">
                <text:p>-1.34277121018103</text:p>
              </table:table-cell>
              <table:table-cell office:value-type="float" office:value="16.7340331721054">
                <text:p>16.7340331721054</text:p>
              </table:table-cell>
              <table:table-cell office:value-type="float" office:value="0.506069551575766">
                <text:p>0.5060695515757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26.7211470826026">
                <text:p>26.7211470826026</text:p>
              </table:table-cell>
              <table:table-cell office:value-type="float" office:value="-1.33605735413013">
                <text:p>-1.33605735413013</text:p>
              </table:table-cell>
              <table:table-cell office:value-type="float" office:value="16.7846401272629">
                <text:p>16.7846401272629</text:p>
              </table:table-cell>
              <table:table-cell office:value-type="float" office:value="0.496825347766982">
                <text:p>0.4968253477669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26.5875413471896">
                <text:p>26.5875413471896</text:p>
              </table:table-cell>
              <table:table-cell office:value-type="float" office:value="-1.32937706735948">
                <text:p>-1.32937706735948</text:p>
              </table:table-cell>
              <table:table-cell office:value-type="float" office:value="16.8343226620396">
                <text:p>16.8343226620396</text:p>
              </table:table-cell>
              <table:table-cell office:value-type="float" office:value="0.487660934257497">
                <text:p>0.487660934257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26.4546036404536">
                <text:p>26.4546036404536</text:p>
              </table:table-cell>
              <table:table-cell office:value-type="float" office:value="-1.32273018202268">
                <text:p>-1.32273018202268</text:p>
              </table:table-cell>
              <table:table-cell office:value-type="float" office:value="16.8830887554654">
                <text:p>16.8830887554654</text:p>
              </table:table-cell>
              <table:table-cell office:value-type="float" office:value="0.478575744249412">
                <text:p>0.4785757442494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26.3223306222513">
                <text:p>26.3223306222513</text:p>
              </table:table-cell>
              <table:table-cell office:value-type="float" office:value="-1.31611653111257">
                <text:p>-1.31611653111257</text:p>
              </table:table-cell>
              <table:table-cell office:value-type="float" office:value="16.9309463298903">
                <text:p>16.9309463298903</text:p>
              </table:table-cell>
              <table:table-cell office:value-type="float" office:value="0.469569214618051">
                <text:p>0.4695692146180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26.1907189691401">
                <text:p>26.1907189691401</text:p>
              </table:table-cell>
              <table:table-cell office:value-type="float" office:value="-1.309535948457">
                <text:p>-1.309535948457</text:p>
              </table:table-cell>
              <table:table-cell office:value-type="float" office:value="16.9779032513521">
                <text:p>16.9779032513521</text:p>
              </table:table-cell>
              <table:table-cell office:value-type="float" office:value="0.460640785889398">
                <text:p>0.460640785889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26.0597653742944">
                <text:p>26.0597653742944</text:p>
              </table:table-cell>
              <table:table-cell office:value-type="float" office:value="-1.30298826871472">
                <text:p>-1.30298826871472</text:p>
              </table:table-cell>
              <table:table-cell office:value-type="float" office:value="17.0239673299411">
                <text:p>17.0239673299411</text:p>
              </table:table-cell>
              <table:table-cell office:value-type="float" office:value="0.451789902217666">
                <text:p>0.4517899022176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25.9294665474229">
                <text:p>25.9294665474229</text:p>
              </table:table-cell>
              <table:table-cell office:value-type="float" office:value="-1.29647332737115">
                <text:p>-1.29647332737115</text:p>
              </table:table-cell>
              <table:table-cell office:value-type="float" office:value="17.0691463201628">
                <text:p>17.0691463201628</text:p>
              </table:table-cell>
              <table:table-cell office:value-type="float" office:value="0.443016011363004">
                <text:p>0.4430160113630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25.7998192146858">
                <text:p>25.7998192146858</text:p>
              </table:table-cell>
              <table:table-cell office:value-type="float" office:value="-1.28999096073429">
                <text:p>-1.28999096073429</text:p>
              </table:table-cell>
              <table:table-cell office:value-type="float" office:value="17.1134479212991">
                <text:p>17.1134479212991</text:p>
              </table:table-cell>
              <table:table-cell office:value-type="float" office:value="0.434318564669333">
                <text:p>0.434318564669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25.6708201186124">
                <text:p>25.6708201186124</text:p>
              </table:table-cell>
              <table:table-cell office:value-type="float" office:value="-1.28354100593062">
                <text:p>-1.28354100593062</text:p>
              </table:table-cell>
              <table:table-cell office:value-type="float" office:value="17.1568797777661">
                <text:p>17.1568797777661</text:p>
              </table:table-cell>
              <table:table-cell office:value-type="float" office:value="0.425697017042315">
                <text:p>0.4256970170423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25.5424660180193">
                <text:p>25.5424660180193</text:p>
              </table:table-cell>
              <table:table-cell office:value-type="float" office:value="-1.27712330090097">
                <text:p>-1.27712330090097</text:p>
              </table:table-cell>
              <table:table-cell office:value-type="float" office:value="17.1994494794703">
                <text:p>17.1994494794703</text:p>
              </table:table-cell>
              <table:table-cell office:value-type="float" office:value="0.417150826927451">
                <text:p>0.4171508269274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25.4147536879292">
                <text:p>25.4147536879292</text:p>
              </table:table-cell>
              <table:table-cell office:value-type="float" office:value="-1.27073768439646">
                <text:p>-1.27073768439646</text:p>
              </table:table-cell>
              <table:table-cell office:value-type="float" office:value="17.241164562163">
                <text:p>17.241164562163</text:p>
              </table:table-cell>
              <table:table-cell office:value-type="float" office:value="0.408679456288308">
                <text:p>0.4086794562883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25.2876799194896">
                <text:p>25.2876799194896</text:p>
              </table:table-cell>
              <table:table-cell office:value-type="float" office:value="-1.26438399597448">
                <text:p>-1.26438399597448</text:p>
              </table:table-cell>
              <table:table-cell office:value-type="float" office:value="17.2820325077919">
                <text:p>17.2820325077919</text:p>
              </table:table-cell>
              <table:table-cell office:value-type="float" office:value="0.400282370584884">
                <text:p>0.4002823705848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25.1612415198921">
                <text:p>25.1612415198921</text:p>
              </table:table-cell>
              <table:table-cell office:value-type="float" office:value="-1.25806207599461">
                <text:p>-1.25806207599461</text:p>
              </table:table-cell>
              <table:table-cell office:value-type="float" office:value="17.3220607448504">
                <text:p>17.3220607448504</text:p>
              </table:table-cell>
              <table:table-cell office:value-type="float" office:value="0.391959038752087">
                <text:p>0.3919590387520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25.0354353122927">
                <text:p>25.0354353122927</text:p>
              </table:table-cell>
              <table:table-cell office:value-type="float" office:value="-1.25177176561463">
                <text:p>-1.25177176561463</text:p>
              </table:table-cell>
              <table:table-cell office:value-type="float" office:value="17.3612566487256">
                <text:p>17.3612566487256</text:p>
              </table:table-cell>
              <table:table-cell office:value-type="float" office:value="0.383708933178354">
                <text:p>0.3837089331783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24.9102581357312">
                <text:p>24.9102581357312</text:p>
              </table:table-cell>
              <table:table-cell office:value-type="float" office:value="-1.24551290678656">
                <text:p>-1.24551290678656</text:p>
              </table:table-cell>
              <table:table-cell office:value-type="float" office:value="17.3996275420434">
                <text:p>17.3996275420434</text:p>
              </table:table-cell>
              <table:table-cell office:value-type="float" office:value="0.375531529684389">
                <text:p>0.3755315296843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24.7857068450525">
                <text:p>24.7857068450525</text:p>
              </table:table-cell>
              <table:table-cell office:value-type="float" office:value="-1.23928534225263">
                <text:p>-1.23928534225263</text:p>
              </table:table-cell>
              <table:table-cell office:value-type="float" office:value="17.4371806950118">
                <text:p>17.4371806950118</text:p>
              </table:table-cell>
              <table:table-cell office:value-type="float" office:value="0.367426307502034">
                <text:p>0.3674263075020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24.6617783108273">
                <text:p>24.6617783108273</text:p>
              </table:table-cell>
              <table:table-cell office:value-type="float" office:value="-1.23308891554136">
                <text:p>-1.23308891554136</text:p>
              </table:table-cell>
              <table:table-cell office:value-type="float" office:value="17.4739233257621">
                <text:p>17.4739233257621</text:p>
              </table:table-cell>
              <table:table-cell office:value-type="float" office:value="0.359392749253261">
                <text:p>0.3593927492532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24.5384694192731">
                <text:p>24.5384694192731</text:p>
              </table:table-cell>
              <table:table-cell office:value-type="float" office:value="-1.22692347096366">
                <text:p>-1.22692347096366</text:p>
              </table:table-cell>
              <table:table-cell office:value-type="float" office:value="17.5098626006874">
                <text:p>17.5098626006874</text:p>
              </table:table-cell>
              <table:table-cell office:value-type="float" office:value="0.351430340929288">
                <text:p>0.3514303409292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24.4157770721768">
                <text:p>24.4157770721768</text:p>
              </table:table-cell>
              <table:table-cell office:value-type="float" office:value="-1.22078885360884">
                <text:p>-1.22078885360884</text:p>
              </table:table-cell>
              <table:table-cell office:value-type="float" office:value="17.5450056347803">
                <text:p>17.5450056347803</text:p>
              </table:table-cell>
              <table:table-cell office:value-type="float" office:value="0.343538571869823">
                <text:p>0.3435385718698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24.2936981868159">
                <text:p>24.2936981868159</text:p>
              </table:table-cell>
              <table:table-cell office:value-type="float" office:value="-1.21468490934079">
                <text:p>-1.21468490934079</text:p>
              </table:table-cell>
              <table:table-cell office:value-type="float" office:value="17.5793594919673">
                <text:p>17.5793594919673</text:p>
              </table:table-cell>
              <table:table-cell office:value-type="float" office:value="0.33571693474243">
                <text:p>0.335716934742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24.1722296958818">
                <text:p>24.1722296958818</text:p>
              </table:table-cell>
              <table:table-cell office:value-type="float" office:value="-1.20861148479409">
                <text:p>-1.20861148479409</text:p>
              </table:table-cell>
              <table:table-cell office:value-type="float" office:value="17.6129311854415">
                <text:p>17.6129311854415</text:p>
              </table:table-cell>
              <table:table-cell office:value-type="float" office:value="0.327964925522014">
                <text:p>0.3279649255220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24.0513685474024">
                <text:p>24.0513685474024</text:p>
              </table:table-cell>
              <table:table-cell office:value-type="float" office:value="-1.20256842737012">
                <text:p>-1.20256842737012</text:p>
              </table:table-cell>
              <table:table-cell office:value-type="float" office:value="17.6457276779937">
                <text:p>17.6457276779937</text:p>
              </table:table-cell>
              <table:table-cell office:value-type="float" office:value="0.320282043470433">
                <text:p>0.320282043470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23.9311117046654">
                <text:p>23.9311117046654</text:p>
              </table:table-cell>
              <table:table-cell office:value-type="float" office:value="-1.19655558523327">
                <text:p>-1.19655558523327</text:p>
              </table:table-cell>
              <table:table-cell office:value-type="float" office:value="17.6777558823408">
                <text:p>17.6777558823408</text:p>
              </table:table-cell>
              <table:table-cell office:value-type="float" office:value="0.31266779111623">
                <text:p>0.312667791116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23.8114561461421">
                <text:p>23.8114561461421</text:p>
              </table:table-cell>
              <table:table-cell office:value-type="float" office:value="-1.1905728073071">
                <text:p>-1.1905728073071</text:p>
              </table:table-cell>
              <table:table-cell office:value-type="float" office:value="17.7090226614524">
                <text:p>17.7090226614524</text:p>
              </table:table-cell>
              <table:table-cell office:value-type="float" office:value="0.305121674234483">
                <text:p>0.3051216742344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23.6923988654113">
                <text:p>23.6923988654113</text:p>
              </table:table-cell>
              <table:table-cell office:value-type="float" office:value="-1.18461994327057">
                <text:p>-1.18461994327057</text:p>
              </table:table-cell>
              <table:table-cell office:value-type="float" office:value="17.7395348288758">
                <text:p>17.7395348288758</text:p>
              </table:table-cell>
              <table:table-cell office:value-type="float" office:value="0.297643201826775">
                <text:p>0.297643201826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23.5739368710843">
                <text:p>23.5739368710843</text:p>
              </table:table-cell>
              <table:table-cell office:value-type="float" office:value="-1.17869684355421">
                <text:p>-1.17869684355421</text:p>
              </table:table-cell>
              <table:table-cell office:value-type="float" office:value="17.7692991490585">
                <text:p>17.7692991490585</text:p>
              </table:table-cell>
              <table:table-cell office:value-type="float" office:value="0.290231886101288">
                <text:p>0.290231886101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23.4560671867289">
                <text:p>23.4560671867289</text:p>
              </table:table-cell>
              <table:table-cell office:value-type="float" office:value="-1.17280335933644">
                <text:p>-1.17280335933644</text:p>
              </table:table-cell>
              <table:table-cell office:value-type="float" office:value="17.7983223376687">
                <text:p>17.7983223376687</text:p>
              </table:table-cell>
              <table:table-cell office:value-type="float" office:value="0.282887242453011">
                <text:p>0.282887242453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23.3387868507952">
                <text:p>23.3387868507952</text:p>
              </table:table-cell>
              <table:table-cell office:value-type="float" office:value="-1.16693934253976">
                <text:p>-1.16693934253976</text:p>
              </table:table-cell>
              <table:table-cell office:value-type="float" office:value="17.826611061914">
                <text:p>17.826611061914</text:p>
              </table:table-cell>
              <table:table-cell office:value-type="float" office:value="0.275608789444064">
                <text:p>0.2756087894440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23.2220929165412">
                <text:p>23.2220929165412</text:p>
              </table:table-cell>
              <table:table-cell office:value-type="float" office:value="-1.16110464582706">
                <text:p>-1.16110464582706</text:p>
              </table:table-cell>
              <table:table-cell office:value-type="float" office:value="17.8541719408584">
                <text:p>17.8541719408584</text:p>
              </table:table-cell>
              <table:table-cell office:value-type="float" office:value="0.268396048784144">
                <text:p>0.268396048784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23.1059824519585">
                <text:p>23.1059824519585</text:p>
              </table:table-cell>
              <table:table-cell office:value-type="float" office:value="-1.15529912259793">
                <text:p>-1.15529912259793</text:p>
              </table:table-cell>
              <table:table-cell office:value-type="float" office:value="17.8810115457368">
                <text:p>17.8810115457368</text:p>
              </table:table-cell>
              <table:table-cell office:value-type="float" office:value="0.261248545311088">
                <text:p>0.2612485453110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22.9904525396987">
                <text:p>22.9904525396987</text:p>
              </table:table-cell>
              <table:table-cell office:value-type="float" office:value="-1.14952262698494">
                <text:p>-1.14952262698494</text:p>
              </table:table-cell>
              <table:table-cell office:value-type="float" office:value="17.9071364002679">
                <text:p>17.9071364002679</text:p>
              </table:table-cell>
              <table:table-cell office:value-type="float" office:value="0.254165806971543">
                <text:p>0.2541658069715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22.8755002770003">
                <text:p>22.8755002770003</text:p>
              </table:table-cell>
              <table:table-cell office:value-type="float" office:value="-1.14377501385001">
                <text:p>-1.14377501385001</text:p>
              </table:table-cell>
              <table:table-cell office:value-type="float" office:value="17.932552980965">
                <text:p>17.932552980965</text:p>
              </table:table-cell>
              <table:table-cell office:value-type="float" office:value="0.247147364801761">
                <text:p>0.2471473648017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22.7611227756153">
                <text:p>22.7611227756153</text:p>
              </table:table-cell>
              <table:table-cell office:value-type="float" office:value="-1.13805613878076">
                <text:p>-1.13805613878076</text:p>
              </table:table-cell>
              <table:table-cell office:value-type="float" office:value="17.9572677174452">
                <text:p>17.9572677174452</text:p>
              </table:table-cell>
              <table:table-cell office:value-type="float" office:value="0.240192752908502">
                <text:p>0.2401927529085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22.6473171617372">
                <text:p>22.6473171617372</text:p>
              </table:table-cell>
              <table:table-cell office:value-type="float" office:value="-1.13236585808686">
                <text:p>-1.13236585808686</text:p>
              </table:table-cell>
              <table:table-cell office:value-type="float" office:value="17.9812869927361">
                <text:p>17.9812869927361</text:p>
              </table:table-cell>
              <table:table-cell office:value-type="float" office:value="0.233301508450056">
                <text:p>0.2333015084500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22.5340805759285">
                <text:p>22.5340805759285</text:p>
              </table:table-cell>
              <table:table-cell office:value-type="float" office:value="-1.12670402879642">
                <text:p>-1.12670402879642</text:p>
              </table:table-cell>
              <table:table-cell office:value-type="float" office:value="18.0046171435811">
                <text:p>18.0046171435811</text:p>
              </table:table-cell>
              <table:table-cell office:value-type="float" office:value="0.226473171617371">
                <text:p>0.2264731716173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22.4214101730488">
                <text:p>22.4214101730488</text:p>
              </table:table-cell>
              <table:table-cell office:value-type="float" office:value="-1.12107050865244">
                <text:p>-1.12107050865244</text:p>
              </table:table-cell>
              <table:table-cell office:value-type="float" office:value="18.0272644607428">
                <text:p>18.0272644607428</text:p>
              </table:table-cell>
              <table:table-cell office:value-type="float" office:value="0.219707285615302">
                <text:p>0.2197072856153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22.3093031221836">
                <text:p>22.3093031221836</text:p>
              </table:table-cell>
              <table:table-cell office:value-type="float" office:value="-1.11546515610918">
                <text:p>-1.11546515610918</text:p>
              </table:table-cell>
              <table:table-cell office:value-type="float" office:value="18.0492351893043">
                <text:p>18.0492351893043</text:p>
              </table:table-cell>
              <table:table-cell office:value-type="float" office:value="0.213003396643963">
                <text:p>0.213003396643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22.1977566065727">
                <text:p>22.1977566065727</text:p>
              </table:table-cell>
              <table:table-cell office:value-type="float" office:value="-1.10988783032863">
                <text:p>-1.10988783032863</text:p>
              </table:table-cell>
              <table:table-cell office:value-type="float" office:value="18.0705355289687">
                <text:p>18.0705355289687</text:p>
              </table:table-cell>
              <table:table-cell office:value-type="float" office:value="0.206361053880197">
                <text:p>0.2063610538801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22.0867678235398">
                <text:p>22.0867678235398</text:p>
              </table:table-cell>
              <table:table-cell office:value-type="float" office:value="-1.10433839117699">
                <text:p>-1.10433839117699</text:p>
              </table:table-cell>
              <table:table-cell office:value-type="float" office:value="18.0911716343568">
                <text:p>18.0911716343568</text:p>
              </table:table-cell>
              <table:table-cell office:value-type="float" office:value="0.199779809459153">
                <text:p>0.199779809459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21.9763339844221">
                <text:p>21.9763339844221</text:p>
              </table:table-cell>
              <table:table-cell office:value-type="float" office:value="-1.09881669922111">
                <text:p>-1.09881669922111</text:p>
              </table:table-cell>
              <table:table-cell office:value-type="float" office:value="18.1111496153027">
                <text:p>18.1111496153027</text:p>
              </table:table-cell>
              <table:table-cell office:value-type="float" office:value="0.193259218455973">
                <text:p>0.1932592184559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21.8664523145">
                <text:p>21.8664523145</text:p>
              </table:table-cell>
              <table:table-cell office:value-type="float" office:value="-1.093322615725">
                <text:p>-1.093322615725</text:p>
              </table:table-cell>
              <table:table-cell office:value-type="float" office:value="18.1304755371483">
                <text:p>18.1304755371483</text:p>
              </table:table-cell>
              <table:table-cell office:value-type="float" office:value="0.186798838867587">
                <text:p>0.1867988388675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21.7571200529275">
                <text:p>21.7571200529275</text:p>
              </table:table-cell>
              <table:table-cell office:value-type="float" office:value="-1.08785600264638">
                <text:p>-1.08785600264638</text:p>
              </table:table-cell>
              <table:table-cell office:value-type="float" office:value="18.149155421035">
                <text:p>18.149155421035</text:p>
              </table:table-cell>
              <table:table-cell office:value-type="float" office:value="0.180398231594625">
                <text:p>0.180398231594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21.6483344526629">
                <text:p>21.6483344526629</text:p>
              </table:table-cell>
              <table:table-cell office:value-type="float" office:value="-1.08241672263314">
                <text:p>-1.08241672263314</text:p>
              </table:table-cell>
              <table:table-cell office:value-type="float" office:value="18.1671952441945">
                <text:p>18.1671952441945</text:p>
              </table:table-cell>
              <table:table-cell office:value-type="float" office:value="0.17405696042342">
                <text:p>0.174056960423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21.5400927803996">
                <text:p>21.5400927803996</text:p>
              </table:table-cell>
              <table:table-cell office:value-type="float" office:value="-1.07700463901998">
                <text:p>-1.07700463901998</text:p>
              </table:table-cell>
              <table:table-cell office:value-type="float" office:value="18.1846009402368">
                <text:p>18.1846009402368</text:p>
              </table:table-cell>
              <table:table-cell office:value-type="float" office:value="0.167774592008137">
                <text:p>0.1677745920081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21.4323923164976">
                <text:p>21.4323923164976</text:p>
              </table:table-cell>
              <table:table-cell office:value-type="float" office:value="-1.07161961582488">
                <text:p>-1.07161961582488</text:p>
              </table:table-cell>
              <table:table-cell office:value-type="float" office:value="18.2013783994376">
                <text:p>18.2013783994376</text:p>
              </table:table-cell>
              <table:table-cell office:value-type="float" office:value="0.161550695852996">
                <text:p>0.161550695852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21.3252303549151">
                <text:p>21.3252303549151</text:p>
              </table:table-cell>
              <table:table-cell office:value-type="float" office:value="-1.06626151774575">
                <text:p>-1.06626151774575</text:p>
              </table:table-cell>
              <table:table-cell office:value-type="float" office:value="18.2175334690229">
                <text:p>18.2175334690229</text:p>
              </table:table-cell>
              <table:table-cell office:value-type="float" office:value="0.155384844294607">
                <text:p>0.1553848442946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21.2186042031405">
                <text:p>21.2186042031405</text:p>
              </table:table-cell>
              <table:table-cell office:value-type="float" office:value="-1.06093021015702">
                <text:p>-1.06093021015702</text:p>
              </table:table-cell>
              <table:table-cell office:value-type="float" office:value="18.2330719534524">
                <text:p>18.2330719534524</text:p>
              </table:table-cell>
              <table:table-cell office:value-type="float" office:value="0.149276612484405">
                <text:p>0.1492766124844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21.1125111821248">
                <text:p>21.1125111821248</text:p>
              </table:table-cell>
              <table:table-cell office:value-type="float" office:value="-1.05562555910624">
                <text:p>-1.05562555910624</text:p>
              </table:table-cell>
              <table:table-cell office:value-type="float" office:value="18.2479996147008">
                <text:p>18.2479996147008</text:p>
              </table:table-cell>
              <table:table-cell office:value-type="float" office:value="0.143225578371198">
                <text:p>0.1432255783711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21.0069486262142">
                <text:p>21.0069486262142</text:p>
              </table:table-cell>
              <table:table-cell office:value-type="float" office:value="-1.05034743131071">
                <text:p>-1.05034743131071</text:p>
              </table:table-cell>
              <table:table-cell office:value-type="float" office:value="18.262322172538">
                <text:p>18.262322172538</text:p>
              </table:table-cell>
              <table:table-cell office:value-type="float" office:value="0.137231322683811">
                <text:p>0.1372313226838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20.9019138830831">
                <text:p>20.9019138830831</text:p>
              </table:table-cell>
              <table:table-cell office:value-type="float" office:value="-1.04509569415416">
                <text:p>-1.04509569415416</text:p>
              </table:table-cell>
              <table:table-cell office:value-type="float" office:value="18.2760453048063">
                <text:p>18.2760453048063</text:p>
              </table:table-cell>
              <table:table-cell office:value-type="float" office:value="0.131293428913838">
                <text:p>0.1312934289138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20.7974043136677">
                <text:p>20.7974043136677</text:p>
              </table:table-cell>
              <table:table-cell office:value-type="float" office:value="-1.03987021568338">
                <text:p>-1.03987021568338</text:p>
              </table:table-cell>
              <table:table-cell office:value-type="float" office:value="18.2891746476977">
                <text:p>18.2891746476977</text:p>
              </table:table-cell>
              <table:table-cell office:value-type="float" office:value="0.125411483298498">
                <text:p>0.125411483298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20.6934172920993">
                <text:p>20.6934172920993</text:p>
              </table:table-cell>
              <table:table-cell office:value-type="float" office:value="-1.03467086460497">
                <text:p>-1.03467086460497</text:p>
              </table:table-cell>
              <table:table-cell office:value-type="float" office:value="18.3017157960276">
                <text:p>18.3017157960276</text:p>
              </table:table-cell>
              <table:table-cell office:value-type="float" office:value="0.119585074803589">
                <text:p>0.1195850748035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20.5899502056388">
                <text:p>20.5899502056388</text:p>
              </table:table-cell>
              <table:table-cell office:value-type="float" office:value="-1.02949751028194">
                <text:p>-1.02949751028194</text:p>
              </table:table-cell>
              <table:table-cell office:value-type="float" office:value="18.3136743035079">
                <text:p>18.3136743035079</text:p>
              </table:table-cell>
              <table:table-cell office:value-type="float" office:value="0.113813795106546">
                <text:p>0.1138137951065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20.4870004546107">
                <text:p>20.4870004546107</text:p>
              </table:table-cell>
              <table:table-cell office:value-type="float" office:value="-1.02435002273053">
                <text:p>-1.02435002273053</text:p>
              </table:table-cell>
              <table:table-cell office:value-type="float" office:value="18.3250556830186">
                <text:p>18.3250556830186</text:p>
              </table:table-cell>
              <table:table-cell office:value-type="float" office:value="0.108097238579604">
                <text:p>0.1080972385796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20.3845654523376">
                <text:p>20.3845654523376</text:p>
              </table:table-cell>
              <table:table-cell office:value-type="float" office:value="-1.01922827261688">
                <text:p>-1.01922827261688</text:p>
              </table:table-cell>
              <table:table-cell office:value-type="float" office:value="18.3358654068765">
                <text:p>18.3358654068765</text:p>
              </table:table-cell>
              <table:table-cell office:value-type="float" office:value="0.102435002273053">
                <text:p>0.1024350022730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20.2826426250759">
                <text:p>20.2826426250759</text:p>
              </table:table-cell>
              <table:table-cell office:value-type="float" office:value="-1.0141321312538">
                <text:p>-1.0141321312538</text:p>
              </table:table-cell>
              <table:table-cell office:value-type="float" office:value="18.3461089071038">
                <text:p>18.3461089071038</text:p>
              </table:table-cell>
              <table:table-cell office:value-type="float" office:value="0.096826685898603">
                <text:p>0.0968266858986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20.1812294119505">
                <text:p>20.1812294119505</text:p>
              </table:table-cell>
              <table:table-cell office:value-type="float" office:value="-1.00906147059753">
                <text:p>-1.00906147059753</text:p>
              </table:table-cell>
              <table:table-cell office:value-type="float" office:value="18.3557915756937">
                <text:p>18.3557915756937</text:p>
              </table:table-cell>
              <table:table-cell office:value-type="float" office:value="0.0912718918128411">
                <text:p>0.09127189181284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20.0803232648908">
                <text:p>20.0803232648908</text:p>
              </table:table-cell>
              <table:table-cell office:value-type="float" office:value="-1.00401616324454">
                <text:p>-1.00401616324454</text:p>
              </table:table-cell>
              <table:table-cell office:value-type="float" office:value="18.364918764875">
                <text:p>18.364918764875</text:p>
              </table:table-cell>
              <table:table-cell office:value-type="float" office:value="0.0857702250007891">
                <text:p>0.08577022500078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9.9799216485663">
                <text:p>19.9799216485663</text:p>
              </table:table-cell>
              <table:table-cell office:value-type="float" office:value="-0.998996082428316">
                <text:p>-0.998996082428316</text:p>
              </table:table-cell>
              <table:table-cell office:value-type="float" office:value="18.3734957873751">
                <text:p>18.3734957873751</text:p>
              </table:table-cell>
              <table:table-cell office:value-type="float" office:value="0.0803212930595625">
                <text:p>0.0803212930595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9.8800220403235">
                <text:p>19.8800220403235</text:p>
              </table:table-cell>
              <table:table-cell office:value-type="float" office:value="-0.994001102016174">
                <text:p>-0.994001102016174</text:p>
              </table:table-cell>
              <table:table-cell office:value-type="float" office:value="18.381527916681">
                <text:p>18.381527916681</text:p>
              </table:table-cell>
              <table:table-cell office:value-type="float" office:value="0.0749247061821232">
                <text:p>0.0749247061821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9.7806219301219">
                <text:p>19.7806219301219</text:p>
              </table:table-cell>
              <table:table-cell office:value-type="float" office:value="-0.989031096506094">
                <text:p>-0.989031096506094</text:p>
              </table:table-cell>
              <table:table-cell office:value-type="float" office:value="18.3890203872992">
                <text:p>18.3890203872992</text:p>
              </table:table-cell>
              <table:table-cell office:value-type="float" office:value="0.0695800771411316">
                <text:p>0.06958007714113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9.6817188204713">
                <text:p>19.6817188204713</text:p>
              </table:table-cell>
              <table:table-cell office:value-type="float" office:value="-0.984085941023563">
                <text:p>-0.984085941023563</text:p>
              </table:table-cell>
              <table:table-cell office:value-type="float" office:value="18.3959783950134">
                <text:p>18.3959783950134</text:p>
              </table:table-cell>
              <table:table-cell office:value-type="float" office:value="0.0642870212728953">
                <text:p>0.06428702127289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9.5833102263689">
                <text:p>19.5833102263689</text:p>
              </table:table-cell>
              <table:table-cell office:value-type="float" office:value="-0.979165511318445">
                <text:p>-0.979165511318445</text:p>
              </table:table-cell>
              <table:table-cell office:value-type="float" office:value="18.4024070971406">
                <text:p>18.4024070971406</text:p>
              </table:table-cell>
              <table:table-cell office:value-type="float" office:value="0.0590451564614131">
                <text:p>0.0590451564614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9.4853936752371">
                <text:p>19.4853936752371</text:p>
              </table:table-cell>
              <table:table-cell office:value-type="float" office:value="-0.974269683761853">
                <text:p>-0.974269683761853</text:p>
              </table:table-cell>
              <table:table-cell office:value-type="float" office:value="18.4083116127868">
                <text:p>18.4083116127868</text:p>
              </table:table-cell>
              <table:table-cell office:value-type="float" office:value="0.0538541031225136">
                <text:p>0.0538541031225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9.3879667068609">
                <text:p>19.3879667068609</text:p>
              </table:table-cell>
              <table:table-cell office:value-type="float" office:value="-0.969398335343044">
                <text:p>-0.969398335343044</text:p>
              </table:table-cell>
              <table:table-cell office:value-type="float" office:value="18.413697023099">
                <text:p>18.413697023099</text:p>
              </table:table-cell>
              <table:table-cell office:value-type="float" office:value="0.0487134841880919">
                <text:p>0.0487134841880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9.2910268733266">
                <text:p>19.2910268733266</text:p>
              </table:table-cell>
              <table:table-cell office:value-type="float" office:value="-0.964551343666328">
                <text:p>-0.964551343666328</text:p>
              </table:table-cell>
              <table:table-cell office:value-type="float" office:value="18.4185683715178">
                <text:p>18.4185683715178</text:p>
              </table:table-cell>
              <table:table-cell office:value-type="float" office:value="0.0436229250904361">
                <text:p>0.0436229250904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9.1945717389599">
                <text:p>19.1945717389599</text:p>
              </table:table-cell>
              <table:table-cell office:value-type="float" office:value="-0.959728586947997">
                <text:p>-0.959728586947997</text:p>
              </table:table-cell>
              <table:table-cell office:value-type="float" office:value="18.4229306640269">
                <text:p>18.4229306640269</text:p>
              </table:table-cell>
              <table:table-cell office:value-type="float" office:value="0.0385820537466522">
                <text:p>0.03858205374665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9.0985988802651">
                <text:p>19.0985988802651</text:p>
              </table:table-cell>
              <table:table-cell office:value-type="float" office:value="-0.954929944013257">
                <text:p>-0.954929944013257</text:p>
              </table:table-cell>
              <table:table-cell office:value-type="float" office:value="18.4267888694016">
                <text:p>18.4267888694016</text:p>
              </table:table-cell>
              <table:table-cell office:value-type="float" office:value="0.0335905005431792">
                <text:p>0.03359050054317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9.0031058858638">
                <text:p>19.0031058858638</text:p>
              </table:table-cell>
              <table:table-cell office:value-type="float" office:value="-0.950155294293191">
                <text:p>-0.950155294293191</text:p>
              </table:table-cell>
              <table:table-cell office:value-type="float" office:value="18.4301479194559">
                <text:p>18.4301479194559</text:p>
              </table:table-cell>
              <table:table-cell office:value-type="float" office:value="0.0286478983203968">
                <text:p>0.02864789832039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8.9080903564345">
                <text:p>18.9080903564345</text:p>
              </table:table-cell>
              <table:table-cell office:value-type="float" office:value="-0.945404517821724">
                <text:p>-0.945404517821724</text:p>
              </table:table-cell>
              <table:table-cell office:value-type="float" office:value="18.4330127092879">
                <text:p>18.4330127092879</text:p>
              </table:table-cell>
              <table:table-cell office:value-type="float" office:value="0.023753882357329">
                <text:p>0.0237538823573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8.8135499046523">
                <text:p>18.8135499046523</text:p>
              </table:table-cell>
              <table:table-cell office:value-type="float" office:value="-0.940677495232616">
                <text:p>-0.940677495232616</text:p>
              </table:table-cell>
              <table:table-cell office:value-type="float" office:value="18.4353880975236">
                <text:p>18.4353880975236</text:p>
              </table:table-cell>
              <table:table-cell office:value-type="float" office:value="0.0189080903564338">
                <text:p>0.01890809035643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8.7194821551291">
                <text:p>18.7194821551291</text:p>
              </table:table-cell>
              <table:table-cell office:value-type="float" office:value="-0.935974107756453">
                <text:p>-0.935974107756453</text:p>
              </table:table-cell>
              <table:table-cell office:value-type="float" office:value="18.4372789065593">
                <text:p>18.4372789065593</text:p>
              </table:table-cell>
              <table:table-cell office:value-type="float" office:value="0.0141101624284884">
                <text:p>0.01411016242848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8.6258847443534">
                <text:p>18.6258847443534</text:p>
              </table:table-cell>
              <table:table-cell office:value-type="float" office:value="-0.931294237217671">
                <text:p>-0.931294237217671</text:p>
              </table:table-cell>
              <table:table-cell office:value-type="float" office:value="18.4386899228021">
                <text:p>18.4386899228021</text:p>
              </table:table-cell>
              <table:table-cell office:value-type="float" office:value="0.00935974107756377">
                <text:p>0.009359741077563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8.5327553206316">
                <text:p>18.5327553206316</text:p>
              </table:table-cell>
              <table:table-cell office:value-type="float" office:value="-0.926637766031582">
                <text:p>-0.926637766031582</text:p>
              </table:table-cell>
              <table:table-cell office:value-type="float" office:value="18.4396258969099">
                <text:p>18.4396258969099</text:p>
              </table:table-cell>
              <table:table-cell office:value-type="float" office:value="0.0046564711860877">
                <text:p>0.0046564711860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8.4400915440285">
                <text:p>18.4400915440285</text:p>
              </table:table-cell>
              <table:table-cell office:value-type="float" office:value="-0.922004577201424">
                <text:p>-0.922004577201424</text:p>
              </table:table-cell>
              <table:table-cell office:value-type="float" office:value="18.4400915440285">
                <text:p>18.4400915440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8.3478910863083">
                <text:p>18.3478910863083</text:p>
              </table:table-cell>
              <table:table-cell office:value-type="float" office:value="-0.917394554315417">
                <text:p>-0.917394554315417</text:p>
              </table:table-cell>
              <table:table-cell office:value-type="float" office:value="18.4400915440285">
                <text:p>18.4400915440285</text:p>
              </table:table-cell>
              <table:table-cell office:value-type="float" office:value="-0.00461002288600787">
                <text:p>-0.004610022886007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18.2561516308768">
                <text:p>18.2561516308768</text:p>
              </table:table-cell>
              <table:table-cell office:value-type="float" office:value="-0.91280758154384">
                <text:p>-0.91280758154384</text:p>
              </table:table-cell>
              <table:table-cell office:value-type="float" office:value="18.4396305417399">
                <text:p>18.4396305417399</text:p>
              </table:table-cell>
              <table:table-cell office:value-type="float" office:value="-0.00917394554315476">
                <text:p>-0.009173945543154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18.1648708727224">
                <text:p>18.1648708727224</text:p>
              </table:table-cell>
              <table:table-cell office:value-type="float" office:value="-0.908243543636121">
                <text:p>-0.908243543636121</text:p>
              </table:table-cell>
              <table:table-cell office:value-type="float" office:value="18.4387131471856">
                <text:p>18.4387131471856</text:p>
              </table:table-cell>
              <table:table-cell office:value-type="float" office:value="-0.0136921137231585">
                <text:p>-0.01369211372315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18.0740465183588">
                <text:p>18.0740465183588</text:p>
              </table:table-cell>
              <table:table-cell office:value-type="float" office:value="-0.903702325917941">
                <text:p>-0.903702325917941</text:p>
              </table:table-cell>
              <table:table-cell office:value-type="float" office:value="18.4373439358133">
                <text:p>18.4373439358133</text:p>
              </table:table-cell>
              <table:table-cell office:value-type="float" office:value="-0.0181648708727231">
                <text:p>-0.01816487087272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17.983676285767">
                <text:p>17.983676285767</text:p>
              </table:table-cell>
              <table:table-cell office:value-type="float" office:value="-0.899183814288351">
                <text:p>-0.899183814288351</text:p>
              </table:table-cell>
              <table:table-cell office:value-type="float" office:value="18.435527448726">
                <text:p>18.435527448726</text:p>
              </table:table-cell>
              <table:table-cell office:value-type="float" office:value="-0.0225925581479492">
                <text:p>-0.02259255814794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17.8937579043382">
                <text:p>17.8937579043382</text:p>
              </table:table-cell>
              <table:table-cell office:value-type="float" office:value="-0.894687895216909">
                <text:p>-0.894687895216909</text:p>
              </table:table-cell>
              <table:table-cell office:value-type="float" office:value="18.4332681929112">
                <text:p>18.4332681929112</text:p>
              </table:table-cell>
              <table:table-cell office:value-type="float" office:value="-0.0269755144286511">
                <text:p>-0.02697551442865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17.8042891148165">
                <text:p>17.8042891148165</text:p>
              </table:table-cell>
              <table:table-cell office:value-type="float" office:value="-0.890214455740825">
                <text:p>-0.890214455740825</text:p>
              </table:table-cell>
              <table:table-cell office:value-type="float" office:value="18.4305706414683">
                <text:p>18.4305706414683</text:p>
              </table:table-cell>
              <table:table-cell office:value-type="float" office:value="-0.0313140763325925">
                <text:p>-0.03131407633259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17.7152676692424">
                <text:p>17.7152676692424</text:p>
              </table:table-cell>
              <table:table-cell office:value-type="float" office:value="-0.88576338346212">
                <text:p>-0.88576338346212</text:p>
              </table:table-cell>
              <table:table-cell office:value-type="float" office:value="18.4274392338351">
                <text:p>18.4274392338351</text:p>
              </table:table-cell>
              <table:table-cell office:value-type="float" office:value="-0.0356085782296339">
                <text:p>-0.03560857822963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17.6266913308962">
                <text:p>17.6266913308962</text:p>
              </table:table-cell>
              <table:table-cell office:value-type="float" office:value="-0.88133456654481">
                <text:p>-0.88133456654481</text:p>
              </table:table-cell>
              <table:table-cell office:value-type="float" office:value="18.4238783760121">
                <text:p>18.4238783760121</text:p>
              </table:table-cell>
              <table:table-cell office:value-type="float" office:value="-0.0398593522557961">
                <text:p>-0.03985935225579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17.5385578742417">
                <text:p>17.5385578742417</text:p>
              </table:table-cell>
              <table:table-cell office:value-type="float" office:value="-0.876927893712086">
                <text:p>-0.876927893712086</text:p>
              </table:table-cell>
              <table:table-cell office:value-type="float" office:value="18.4198924407865">
                <text:p>18.4198924407865</text:p>
              </table:table-cell>
              <table:table-cell office:value-type="float" office:value="-0.0440667283272412">
                <text:p>-0.04406672832724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17.4508650848705">
                <text:p>17.4508650848705</text:p>
              </table:table-cell>
              <table:table-cell office:value-type="float" office:value="-0.872543254243525">
                <text:p>-0.872543254243525</text:p>
              </table:table-cell>
              <table:table-cell office:value-type="float" office:value="18.4154857679538">
                <text:p>18.4154857679538</text:p>
              </table:table-cell>
              <table:table-cell office:value-type="float" office:value="-0.0482310341541653">
                <text:p>-0.04823103415416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17.3636107594462">
                <text:p>17.3636107594462</text:p>
              </table:table-cell>
              <table:table-cell office:value-type="float" office:value="-0.868180537972308">
                <text:p>-0.868180537972308</text:p>
              </table:table-cell>
              <table:table-cell office:value-type="float" office:value="18.4106626645384">
                <text:p>18.4106626645384</text:p>
              </table:table-cell>
              <table:table-cell office:value-type="float" office:value="-0.0523525952546122">
                <text:p>-0.05235259525461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17.2767927056489">
                <text:p>17.2767927056489</text:p>
              </table:table-cell>
              <table:table-cell office:value-type="float" office:value="-0.863839635282446">
                <text:p>-0.863839635282446</text:p>
              </table:table-cell>
              <table:table-cell office:value-type="float" office:value="18.4054274050129">
                <text:p>18.4054274050129</text:p>
              </table:table-cell>
              <table:table-cell office:value-type="float" office:value="-0.056431734968201">
                <text:p>-0.0564317349682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17.1904087421207">
                <text:p>17.1904087421207</text:p>
              </table:table-cell>
              <table:table-cell office:value-type="float" office:value="-0.859520437106034">
                <text:p>-0.859520437106034</text:p>
              </table:table-cell>
              <table:table-cell office:value-type="float" office:value="18.3997842315161">
                <text:p>18.3997842315161</text:p>
              </table:table-cell>
              <table:table-cell office:value-type="float" office:value="-0.0604687744697721">
                <text:p>-0.06046877446977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17.1044566984101">
                <text:p>17.1044566984101</text:p>
              </table:table-cell>
              <table:table-cell office:value-type="float" office:value="-0.855222834920504">
                <text:p>-0.855222834920504</text:p>
              </table:table-cell>
              <table:table-cell office:value-type="float" office:value="18.3937373540691">
                <text:p>18.3937373540691</text:p>
              </table:table-cell>
              <table:table-cell office:value-type="float" office:value="-0.0644640327829533">
                <text:p>-0.06446403278295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17.018934414918">
                <text:p>17.018934414918</text:p>
              </table:table-cell>
              <table:table-cell office:value-type="float" office:value="-0.850946720745901">
                <text:p>-0.850946720745901</text:p>
              </table:table-cell>
              <table:table-cell office:value-type="float" office:value="18.3872909507908">
                <text:p>18.3872909507908</text:p>
              </table:table-cell>
              <table:table-cell office:value-type="float" office:value="-0.0684178267936411">
                <text:p>-0.06841782679364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16.9338397428434">
                <text:p>16.9338397428434</text:p>
              </table:table-cell>
              <table:table-cell office:value-type="float" office:value="-0.846691987142172">
                <text:p>-0.846691987142172</text:p>
              </table:table-cell>
              <table:table-cell office:value-type="float" office:value="18.3804491681115">
                <text:p>18.3804491681115</text:p>
              </table:table-cell>
              <table:table-cell office:value-type="float" office:value="-0.0723304712634024">
                <text:p>-0.07233047126340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16.8491705441292">
                <text:p>16.8491705441292</text:p>
              </table:table-cell>
              <table:table-cell office:value-type="float" office:value="-0.842458527206461">
                <text:p>-0.842458527206461</text:p>
              </table:table-cell>
              <table:table-cell office:value-type="float" office:value="18.3732161209851">
                <text:p>18.3732161209851</text:p>
              </table:table-cell>
              <table:table-cell office:value-type="float" office:value="-0.0762022788427962">
                <text:p>-0.07620227884279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16.7649246914086">
                <text:p>16.7649246914086</text:p>
              </table:table-cell>
              <table:table-cell office:value-type="float" office:value="-0.838246234570429">
                <text:p>-0.838246234570429</text:p>
              </table:table-cell>
              <table:table-cell office:value-type="float" office:value="18.3655958931009">
                <text:p>18.3655958931009</text:p>
              </table:table-cell>
              <table:table-cell office:value-type="float" office:value="-0.0800335600846146">
                <text:p>-0.08003356008461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16.6811000679515">
                <text:p>16.6811000679515</text:p>
              </table:table-cell>
              <table:table-cell office:value-type="float" office:value="-0.834055003397577">
                <text:p>-0.834055003397577</text:p>
              </table:table-cell>
              <table:table-cell office:value-type="float" office:value="18.3575925370924">
                <text:p>18.3575925370924</text:p>
              </table:table-cell>
              <table:table-cell office:value-type="float" office:value="-0.0838246234570436">
                <text:p>-0.08382462345704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16.5976945676118">
                <text:p>16.5976945676118</text:p>
              </table:table-cell>
              <table:table-cell office:value-type="float" office:value="-0.829884728380589">
                <text:p>-0.829884728380589</text:p>
              </table:table-cell>
              <table:table-cell office:value-type="float" office:value="18.3492100747467">
                <text:p>18.3492100747467</text:p>
              </table:table-cell>
              <table:table-cell office:value-type="float" office:value="-0.0875757753567462">
                <text:p>-0.08757577535674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16.5147060947737">
                <text:p>16.5147060947737</text:p>
              </table:table-cell>
              <table:table-cell office:value-type="float" office:value="-0.825735304738686">
                <text:p>-0.825735304738686</text:p>
              </table:table-cell>
              <table:table-cell office:value-type="float" office:value="18.340452497211">
                <text:p>18.340452497211</text:p>
              </table:table-cell>
              <table:table-cell office:value-type="float" office:value="-0.0912873201218655">
                <text:p>-0.09128732012186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16.4321325642998">
                <text:p>16.4321325642998</text:p>
              </table:table-cell>
              <table:table-cell office:value-type="float" office:value="-0.821606628214992">
                <text:p>-0.821606628214992</text:p>
              </table:table-cell>
              <table:table-cell office:value-type="float" office:value="18.3313237651988">
                <text:p>18.3313237651988</text:p>
              </table:table-cell>
              <table:table-cell office:value-type="float" office:value="-0.0949595600449495">
                <text:p>-0.09495956004494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16.3499719014783">
                <text:p>16.3499719014783</text:p>
              </table:table-cell>
              <table:table-cell office:value-type="float" office:value="-0.817498595073917">
                <text:p>-0.817498595073917</text:p>
              </table:table-cell>
              <table:table-cell office:value-type="float" office:value="18.3218278091943">
                <text:p>18.3218278091943</text:p>
              </table:table-cell>
              <table:table-cell office:value-type="float" office:value="-0.0985927953857998">
                <text:p>-0.09859279538579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16.268222041971">
                <text:p>16.268222041971</text:p>
              </table:table-cell>
              <table:table-cell office:value-type="float" office:value="-0.813411102098547">
                <text:p>-0.813411102098547</text:p>
              </table:table-cell>
              <table:table-cell office:value-type="float" office:value="18.3119685296558">
                <text:p>18.3119685296558</text:p>
              </table:table-cell>
              <table:table-cell office:value-type="float" office:value="-0.10218732438424">
                <text:p>-0.10218732438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16.1868809317611">
                <text:p>16.1868809317611</text:p>
              </table:table-cell>
              <table:table-cell office:value-type="float" office:value="-0.809344046588055">
                <text:p>-0.809344046588055</text:p>
              </table:table-cell>
              <table:table-cell office:value-type="float" office:value="18.3017497972173">
                <text:p>18.3017497972173</text:p>
              </table:table-cell>
              <table:table-cell office:value-type="float" office:value="-0.105743443272812">
                <text:p>-0.1057434432728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999999999999">
                <text:p>22.5999999999999</text:p>
              </table:table-cell>
              <table:table-cell office:value-type="float" office:value="16.1059465271023">
                <text:p>16.1059465271023</text:p>
              </table:table-cell>
              <table:table-cell office:value-type="float" office:value="-0.805297326355115">
                <text:p>-0.805297326355115</text:p>
              </table:table-cell>
              <table:table-cell office:value-type="float" office:value="18.2911754528901">
                <text:p>18.2911754528901</text:p>
              </table:table-cell>
              <table:table-cell office:value-type="float" office:value="-0.109261446289388">
                <text:p>-0.1092614462893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999999999999">
                <text:p>22.6999999999999</text:p>
              </table:table-cell>
              <table:table-cell office:value-type="float" office:value="16.0254167944668">
                <text:p>16.0254167944668</text:p>
              </table:table-cell>
              <table:table-cell office:value-type="float" office:value="-0.801270839723339">
                <text:p>-0.801270839723339</text:p>
              </table:table-cell>
              <table:table-cell office:value-type="float" office:value="18.2802493082611">
                <text:p>18.2802493082611</text:p>
              </table:table-cell>
              <table:table-cell office:value-type="float" office:value="-0.112741625689717">
                <text:p>-0.1127416256897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999999999999">
                <text:p>22.7999999999999</text:p>
              </table:table-cell>
              <table:table-cell office:value-type="float" office:value="15.9452897104944">
                <text:p>15.9452897104944</text:p>
              </table:table-cell>
              <table:table-cell office:value-type="float" office:value="-0.797264485524722">
                <text:p>-0.797264485524722</text:p>
              </table:table-cell>
              <table:table-cell office:value-type="float" office:value="18.2689751456921">
                <text:p>18.2689751456921</text:p>
              </table:table-cell>
              <table:table-cell office:value-type="float" office:value="-0.116184271759885">
                <text:p>-0.1161842717598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999999999999">
                <text:p>22.8999999999999</text:p>
              </table:table-cell>
              <table:table-cell office:value-type="float" office:value="15.865563261942">
                <text:p>15.865563261942</text:p>
              </table:table-cell>
              <table:table-cell office:value-type="float" office:value="-0.793278163097099">
                <text:p>-0.793278163097099</text:p>
              </table:table-cell>
              <table:table-cell office:value-type="float" office:value="18.2573567185162">
                <text:p>18.2573567185162</text:p>
              </table:table-cell>
              <table:table-cell office:value-type="float" office:value="-0.119589672828709">
                <text:p>-0.1195896728287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999999999999">
                <text:p>22.9999999999999</text:p>
              </table:table-cell>
              <table:table-cell office:value-type="float" office:value="15.7862354456323">
                <text:p>15.7862354456323</text:p>
              </table:table-cell>
              <table:table-cell office:value-type="float" office:value="-0.789311772281613">
                <text:p>-0.789311772281613</text:p>
              </table:table-cell>
              <table:table-cell office:value-type="float" office:value="18.2453977512333">
                <text:p>18.2453977512333</text:p>
              </table:table-cell>
              <table:table-cell office:value-type="float" office:value="-0.122958115280051">
                <text:p>-0.1229581152800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999999999999">
                <text:p>23.0999999999999</text:p>
              </table:table-cell>
              <table:table-cell office:value-type="float" office:value="15.7073042684041">
                <text:p>15.7073042684041</text:p>
              </table:table-cell>
              <table:table-cell office:value-type="float" office:value="-0.785365213420205">
                <text:p>-0.785365213420205</text:p>
              </table:table-cell>
              <table:table-cell office:value-type="float" office:value="18.2331019397053">
                <text:p>18.2331019397053</text:p>
              </table:table-cell>
              <table:table-cell office:value-type="float" office:value="-0.126289883565059">
                <text:p>-0.1262898835650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999999999999">
                <text:p>23.1999999999999</text:p>
              </table:table-cell>
              <table:table-cell office:value-type="float" office:value="15.6287677470621">
                <text:p>15.6287677470621</text:p>
              </table:table-cell>
              <table:table-cell office:value-type="float" office:value="-0.781438387353104">
                <text:p>-0.781438387353104</text:p>
              </table:table-cell>
              <table:table-cell office:value-type="float" office:value="18.2204729513488">
                <text:p>18.2204729513488</text:p>
              </table:table-cell>
              <table:table-cell office:value-type="float" office:value="-0.129585260214334">
                <text:p>-0.1295852602143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999999999999">
                <text:p>23.2999999999999</text:p>
              </table:table-cell>
              <table:table-cell office:value-type="float" office:value="15.5506239083268">
                <text:p>15.5506239083268</text:p>
              </table:table-cell>
              <table:table-cell office:value-type="float" office:value="-0.777531195416338">
                <text:p>-0.777531195416338</text:p>
              </table:table-cell>
              <table:table-cell office:value-type="float" office:value="18.2075144253273">
                <text:p>18.2075144253273</text:p>
              </table:table-cell>
              <table:table-cell office:value-type="float" office:value="-0.132844525850028">
                <text:p>-0.1328445258500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999999999999">
                <text:p>23.3999999999999</text:p>
              </table:table-cell>
              <table:table-cell office:value-type="float" office:value="15.4728707887851">
                <text:p>15.4728707887851</text:p>
              </table:table-cell>
              <table:table-cell office:value-type="float" office:value="-0.773643539439257">
                <text:p>-0.773643539439257</text:p>
              </table:table-cell>
              <table:table-cell office:value-type="float" office:value="18.1942299727423">
                <text:p>18.1942299727423</text:p>
              </table:table-cell>
              <table:table-cell office:value-type="float" office:value="-0.13606795919786">
                <text:p>-0.136067959197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999999999999">
                <text:p>23.4999999999999</text:p>
              </table:table-cell>
              <table:table-cell office:value-type="float" office:value="15.3955064348412">
                <text:p>15.3955064348412</text:p>
              </table:table-cell>
              <table:table-cell office:value-type="float" office:value="-0.76977532174206">
                <text:p>-0.76977532174206</text:p>
              </table:table-cell>
              <table:table-cell office:value-type="float" office:value="18.1806231768226">
                <text:p>18.1806231768226</text:p>
              </table:table-cell>
              <table:table-cell office:value-type="float" office:value="-0.139255837099067">
                <text:p>-0.1392558370990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999999999999">
                <text:p>23.5999999999999</text:p>
              </table:table-cell>
              <table:table-cell office:value-type="float" office:value="15.318528902667">
                <text:p>15.318528902667</text:p>
              </table:table-cell>
              <table:table-cell office:value-type="float" office:value="-0.76592644513335">
                <text:p>-0.76592644513335</text:p>
              </table:table-cell>
              <table:table-cell office:value-type="float" office:value="18.1666975931126">
                <text:p>18.1666975931126</text:p>
              </table:table-cell>
              <table:table-cell office:value-type="float" office:value="-0.142408434522282">
                <text:p>-0.1424084345222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999999999999">
                <text:p>23.6999999999999</text:p>
              </table:table-cell>
              <table:table-cell office:value-type="float" office:value="15.2419362581537">
                <text:p>15.2419362581537</text:p>
              </table:table-cell>
              <table:table-cell office:value-type="float" office:value="-0.762096812907684">
                <text:p>-0.762096812907684</text:p>
              </table:table-cell>
              <table:table-cell office:value-type="float" office:value="18.1524567496604">
                <text:p>18.1524567496604</text:p>
              </table:table-cell>
              <table:table-cell office:value-type="float" office:value="-0.145526024575337">
                <text:p>-0.1455260245753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999999999999">
                <text:p>23.7999999999999</text:p>
              </table:table-cell>
              <table:table-cell office:value-type="float" office:value="15.1657265768629">
                <text:p>15.1657265768629</text:p>
              </table:table-cell>
              <table:table-cell office:value-type="float" office:value="-0.758286328843145">
                <text:p>-0.758286328843145</text:p>
              </table:table-cell>
              <table:table-cell office:value-type="float" office:value="18.1379041472029">
                <text:p>18.1379041472029</text:p>
              </table:table-cell>
              <table:table-cell office:value-type="float" office:value="-0.148608878516999">
                <text:p>-0.1486088785169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999999999999">
                <text:p>23.8999999999999</text:p>
              </table:table-cell>
              <table:table-cell office:value-type="float" office:value="15.0898979439786">
                <text:p>15.0898979439786</text:p>
              </table:table-cell>
              <table:table-cell office:value-type="float" office:value="-0.754494897198929">
                <text:p>-0.754494897198929</text:p>
              </table:table-cell>
              <table:table-cell office:value-type="float" office:value="18.1230432593512">
                <text:p>18.1230432593512</text:p>
              </table:table-cell>
              <table:table-cell office:value-type="float" office:value="-0.15165726576863">
                <text:p>-0.151657265768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999999999999">
                <text:p>23.9999999999999</text:p>
              </table:table-cell>
              <table:table-cell office:value-type="float" office:value="15.0144484542587">
                <text:p>15.0144484542587</text:p>
              </table:table-cell>
              <table:table-cell office:value-type="float" office:value="-0.750722422712935">
                <text:p>-0.750722422712935</text:p>
              </table:table-cell>
              <table:table-cell office:value-type="float" office:value="18.1078775327743">
                <text:p>18.1078775327743</text:p>
              </table:table-cell>
              <table:table-cell office:value-type="float" office:value="-0.154671453925781">
                <text:p>-0.1546714539257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0999999999999">
                <text:p>24.0999999999999</text:p>
              </table:table-cell>
              <table:table-cell office:value-type="float" office:value="14.9393762119874">
                <text:p>14.9393762119874</text:p>
              </table:table-cell>
              <table:table-cell office:value-type="float" office:value="-0.74696881059937">
                <text:p>-0.74696881059937</text:p>
              </table:table-cell>
              <table:table-cell office:value-type="float" office:value="18.0924103873817">
                <text:p>18.0924103873817</text:p>
              </table:table-cell>
              <table:table-cell office:value-type="float" office:value="-0.157651708769717">
                <text:p>-0.1576517087697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999999999999">
                <text:p>24.1999999999999</text:p>
              </table:table-cell>
              <table:table-cell office:value-type="float" office:value="14.8646793309275">
                <text:p>14.8646793309275</text:p>
              </table:table-cell>
              <table:table-cell office:value-type="float" office:value="-0.743233966546373">
                <text:p>-0.743233966546373</text:p>
              </table:table-cell>
              <table:table-cell office:value-type="float" office:value="18.0766452165048">
                <text:p>18.0766452165048</text:p>
              </table:table-cell>
              <table:table-cell office:value-type="float" office:value="-0.160598294278865">
                <text:p>-0.1605982942788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999999999999">
                <text:p>24.2999999999999</text:p>
              </table:table-cell>
              <table:table-cell office:value-type="float" office:value="14.7903559342728">
                <text:p>14.7903559342728</text:p>
              </table:table-cell>
              <table:table-cell office:value-type="float" office:value="-0.739517796713641">
                <text:p>-0.739517796713641</text:p>
              </table:table-cell>
              <table:table-cell office:value-type="float" office:value="18.0605853870769">
                <text:p>18.0605853870769</text:p>
              </table:table-cell>
              <table:table-cell office:value-type="float" office:value="-0.163511472640203">
                <text:p>-0.1635114726402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999999999999">
                <text:p>24.3999999999999</text:p>
              </table:table-cell>
              <table:table-cell office:value-type="float" office:value="14.7164041546015">
                <text:p>14.7164041546015</text:p>
              </table:table-cell>
              <table:table-cell office:value-type="float" office:value="-0.735820207730073">
                <text:p>-0.735820207730073</text:p>
              </table:table-cell>
              <table:table-cell office:value-type="float" office:value="18.0442342398129">
                <text:p>18.0442342398129</text:p>
              </table:table-cell>
              <table:table-cell office:value-type="float" office:value="-0.16639150426057">
                <text:p>-0.166391504260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999999999999">
                <text:p>24.4999999999999</text:p>
              </table:table-cell>
              <table:table-cell office:value-type="float" office:value="14.6428221338285">
                <text:p>14.6428221338285</text:p>
              </table:table-cell>
              <table:table-cell office:value-type="float" office:value="-0.732141106691423">
                <text:p>-0.732141106691423</text:p>
              </table:table-cell>
              <table:table-cell office:value-type="float" office:value="18.0275950893868">
                <text:p>18.0275950893868</text:p>
              </table:table-cell>
              <table:table-cell office:value-type="float" office:value="-0.169238647777918">
                <text:p>-0.1692386477779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999999999999">
                <text:p>24.5999999999999</text:p>
              </table:table-cell>
              <table:table-cell office:value-type="float" office:value="14.5696080231593">
                <text:p>14.5696080231593</text:p>
              </table:table-cell>
              <table:table-cell office:value-type="float" office:value="-0.728480401157966">
                <text:p>-0.728480401157966</text:p>
              </table:table-cell>
              <table:table-cell office:value-type="float" office:value="18.010671224609">
                <text:p>18.010671224609</text:p>
              </table:table-cell>
              <table:table-cell office:value-type="float" office:value="-0.172053160072485">
                <text:p>-0.1720531600724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6999999999999">
                <text:p>24.6999999999999</text:p>
              </table:table-cell>
              <table:table-cell office:value-type="float" office:value="14.4967599830435">
                <text:p>14.4967599830435</text:p>
              </table:table-cell>
              <table:table-cell office:value-type="float" office:value="-0.724837999152176">
                <text:p>-0.724837999152176</text:p>
              </table:table-cell>
              <table:table-cell office:value-type="float" office:value="17.9934659086018">
                <text:p>17.9934659086018</text:p>
              </table:table-cell>
              <table:table-cell office:value-type="float" office:value="-0.174835296277913">
                <text:p>-0.1748352962779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7999999999999">
                <text:p>24.7999999999999</text:p>
              </table:table-cell>
              <table:table-cell office:value-type="float" office:value="14.4242761831283">
                <text:p>14.4242761831283</text:p>
              </table:table-cell>
              <table:table-cell office:value-type="float" office:value="-0.721213809156415">
                <text:p>-0.721213809156415</text:p>
              </table:table-cell>
              <table:table-cell office:value-type="float" office:value="17.975982378974">
                <text:p>17.975982378974</text:p>
              </table:table-cell>
              <table:table-cell office:value-type="float" office:value="-0.177585309792284">
                <text:p>-0.1775853097922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999999999999">
                <text:p>24.8999999999999</text:p>
              </table:table-cell>
              <table:table-cell office:value-type="float" office:value="14.3521548022127">
                <text:p>14.3521548022127</text:p>
              </table:table-cell>
              <table:table-cell office:value-type="float" office:value="-0.717607740110633">
                <text:p>-0.717607740110633</text:p>
              </table:table-cell>
              <table:table-cell office:value-type="float" office:value="17.9582238479947">
                <text:p>17.9582238479947</text:p>
              </table:table-cell>
              <table:table-cell office:value-type="float" office:value="-0.180303452289104">
                <text:p>-0.1803034522891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9999999999999">
                <text:p>24.9999999999999</text:p>
              </table:table-cell>
              <table:table-cell office:value-type="float" office:value="14.2803940282016">
                <text:p>14.2803940282016</text:p>
              </table:table-cell>
              <table:table-cell office:value-type="float" office:value="-0.71401970141008">
                <text:p>-0.71401970141008</text:p>
              </table:table-cell>
              <table:table-cell office:value-type="float" office:value="17.9401935027658">
                <text:p>17.9401935027658</text:p>
              </table:table-cell>
              <table:table-cell office:value-type="float" office:value="-0.182989973728212">
                <text:p>-0.1829899737282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0999999999999">
                <text:p>25.0999999999999</text:p>
              </table:table-cell>
              <table:table-cell office:value-type="float" office:value="14.2089920580606">
                <text:p>14.2089920580606</text:p>
              </table:table-cell>
              <table:table-cell office:value-type="float" office:value="-0.710449602903029">
                <text:p>-0.710449602903029</text:p>
              </table:table-cell>
              <table:table-cell office:value-type="float" office:value="17.921894505393">
                <text:p>17.921894505393</text:p>
              </table:table-cell>
              <table:table-cell office:value-type="float" office:value="-0.185645122366621">
                <text:p>-0.1856451223666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1999999999999">
                <text:p>25.1999999999999</text:p>
              </table:table-cell>
              <table:table-cell office:value-type="float" office:value="14.1379470977703">
                <text:p>14.1379470977703</text:p>
              </table:table-cell>
              <table:table-cell office:value-type="float" office:value="-0.706897354888514">
                <text:p>-0.706897354888514</text:p>
              </table:table-cell>
              <table:table-cell office:value-type="float" office:value="17.9033299931564">
                <text:p>17.9033299931564</text:p>
              </table:table-cell>
              <table:table-cell office:value-type="float" office:value="-0.188269144769303">
                <text:p>-0.1882691447693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2999999999999">
                <text:p>25.2999999999999</text:p>
              </table:table-cell>
              <table:table-cell office:value-type="float" office:value="14.0672573622814">
                <text:p>14.0672573622814</text:p>
              </table:table-cell>
              <table:table-cell office:value-type="float" office:value="-0.703362868114071">
                <text:p>-0.703362868114071</text:p>
              </table:table-cell>
              <table:table-cell office:value-type="float" office:value="17.8845030786794">
                <text:p>17.8845030786794</text:p>
              </table:table-cell>
              <table:table-cell office:value-type="float" office:value="-0.1908622858199">
                <text:p>-0.19086228581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3999999999999">
                <text:p>25.3999999999999</text:p>
              </table:table-cell>
              <table:table-cell office:value-type="float" office:value="13.99692107547">
                <text:p>13.99692107547</text:p>
              </table:table-cell>
              <table:table-cell office:value-type="float" office:value="-0.699846053773501">
                <text:p>-0.699846053773501</text:p>
              </table:table-cell>
              <table:table-cell office:value-type="float" office:value="17.8654168500974">
                <text:p>17.8654168500974</text:p>
              </table:table-cell>
              <table:table-cell office:value-type="float" office:value="-0.19342478873137">
                <text:p>-0.193424788731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4999999999999">
                <text:p>25.4999999999999</text:p>
              </table:table-cell>
              <table:table-cell office:value-type="float" office:value="13.9269364700927">
                <text:p>13.9269364700927</text:p>
              </table:table-cell>
              <table:table-cell office:value-type="float" office:value="-0.696346823504634">
                <text:p>-0.696346823504634</text:p>
              </table:table-cell>
              <table:table-cell office:value-type="float" office:value="17.8460743712243">
                <text:p>17.8460743712243</text:p>
              </table:table-cell>
              <table:table-cell office:value-type="float" office:value="-0.195956895056581">
                <text:p>-0.1959568950565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5999999999999">
                <text:p>25.5999999999999</text:p>
              </table:table-cell>
              <table:table-cell office:value-type="float" office:value="13.8573017877422">
                <text:p>13.8573017877422</text:p>
              </table:table-cell>
              <table:table-cell office:value-type="float" office:value="-0.692865089387111">
                <text:p>-0.692865089387111</text:p>
              </table:table-cell>
              <table:table-cell office:value-type="float" office:value="17.8264786817186">
                <text:p>17.8264786817186</text:p>
              </table:table-cell>
              <table:table-cell office:value-type="float" office:value="-0.198458844698821">
                <text:p>-0.1984588446988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6999999999999">
                <text:p>25.6999999999999</text:p>
              </table:table-cell>
              <table:table-cell office:value-type="float" office:value="13.7880152788035">
                <text:p>13.7880152788035</text:p>
              </table:table-cell>
              <table:table-cell office:value-type="float" office:value="-0.689400763940175">
                <text:p>-0.689400763940175</text:p>
              </table:table-cell>
              <table:table-cell office:value-type="float" office:value="17.8066327972488">
                <text:p>17.8066327972488</text:p>
              </table:table-cell>
              <table:table-cell office:value-type="float" office:value="-0.200930875922263">
                <text:p>-0.2009308759222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7999999999999">
                <text:p>25.7999999999999</text:p>
              </table:table-cell>
              <table:table-cell office:value-type="float" office:value="13.7190752024095">
                <text:p>13.7190752024095</text:p>
              </table:table-cell>
              <table:table-cell office:value-type="float" office:value="-0.685953760120474">
                <text:p>-0.685953760120474</text:p>
              </table:table-cell>
              <table:table-cell office:value-type="float" office:value="17.7865397096565">
                <text:p>17.7865397096565</text:p>
              </table:table-cell>
              <table:table-cell office:value-type="float" office:value="-0.203373225362352">
                <text:p>-0.2033732253623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8999999999999">
                <text:p>25.8999999999999</text:p>
              </table:table-cell>
              <table:table-cell office:value-type="float" office:value="13.6504798263974">
                <text:p>13.6504798263974</text:p>
              </table:table-cell>
              <table:table-cell office:value-type="float" office:value="-0.682523991319872">
                <text:p>-0.682523991319872</text:p>
              </table:table-cell>
              <table:table-cell office:value-type="float" office:value="17.7662023871203">
                <text:p>17.7662023871203</text:p>
              </table:table-cell>
              <table:table-cell office:value-type="float" office:value="-0.205786128036143">
                <text:p>-0.2057861280361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9999999999999">
                <text:p>25.9999999999999</text:p>
              </table:table-cell>
              <table:table-cell office:value-type="float" office:value="13.5822274272654">
                <text:p>13.5822274272654</text:p>
              </table:table-cell>
              <table:table-cell office:value-type="float" office:value="-0.679111371363272">
                <text:p>-0.679111371363272</text:p>
              </table:table-cell>
              <table:table-cell office:value-type="float" office:value="17.7456237743167">
                <text:p>17.7456237743167</text:p>
              </table:table-cell>
              <table:table-cell office:value-type="float" office:value="-0.208169817352562">
                <text:p>-0.2081698173525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0999999999999">
                <text:p>26.0999999999999</text:p>
              </table:table-cell>
              <table:table-cell office:value-type="float" office:value="13.5143162901291">
                <text:p>13.5143162901291</text:p>
              </table:table-cell>
              <table:table-cell office:value-type="float" office:value="-0.675715814506456">
                <text:p>-0.675715814506456</text:p>
              </table:table-cell>
              <table:table-cell office:value-type="float" office:value="17.7248067925814">
                <text:p>17.7248067925814</text:p>
              </table:table-cell>
              <table:table-cell office:value-type="float" office:value="-0.210524525122615">
                <text:p>-0.210524525122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1999999999999">
                <text:p>26.1999999999999</text:p>
              </table:table-cell>
              <table:table-cell office:value-type="float" office:value="13.4467447086785">
                <text:p>13.4467447086785</text:p>
              </table:table-cell>
              <table:table-cell office:value-type="float" office:value="-0.672337235433924">
                <text:p>-0.672337235433924</text:p>
              </table:table-cell>
              <table:table-cell office:value-type="float" office:value="17.7037543400692">
                <text:p>17.7037543400692</text:p>
              </table:table-cell>
              <table:table-cell office:value-type="float" office:value="-0.212850481569534">
                <text:p>-0.2128504815695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2999999999999">
                <text:p>26.2999999999999</text:p>
              </table:table-cell>
              <table:table-cell office:value-type="float" office:value="13.3795109851351">
                <text:p>13.3795109851351</text:p>
              </table:table-cell>
              <table:table-cell office:value-type="float" office:value="-0.668975549256754">
                <text:p>-0.668975549256754</text:p>
              </table:table-cell>
              <table:table-cell office:value-type="float" office:value="17.6824692919122">
                <text:p>17.6824692919122</text:p>
              </table:table-cell>
              <table:table-cell office:value-type="float" office:value="-0.215147915338856">
                <text:p>-0.2151479153388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3999999999999">
                <text:p>26.3999999999999</text:p>
              </table:table-cell>
              <table:table-cell office:value-type="float" office:value="13.3126134302094">
                <text:p>13.3126134302094</text:p>
              </table:table-cell>
              <table:table-cell office:value-type="float" office:value="-0.66563067151047">
                <text:p>-0.66563067151047</text:p>
              </table:table-cell>
              <table:table-cell office:value-type="float" office:value="17.6609545003783">
                <text:p>17.6609545003783</text:p>
              </table:table-cell>
              <table:table-cell office:value-type="float" office:value="-0.217417053508446">
                <text:p>-0.2174170535084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4999999999999">
                <text:p>26.4999999999999</text:p>
              </table:table-cell>
              <table:table-cell office:value-type="float" office:value="13.2460503630584">
                <text:p>13.2460503630584</text:p>
              </table:table-cell>
              <table:table-cell office:value-type="float" office:value="-0.662302518152918">
                <text:p>-0.662302518152918</text:p>
              </table:table-cell>
              <table:table-cell office:value-type="float" office:value="17.6392127950275">
                <text:p>17.6392127950275</text:p>
              </table:table-cell>
              <table:table-cell office:value-type="float" office:value="-0.219658121598456">
                <text:p>-0.2196581215984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5999999999999">
                <text:p>26.5999999999999</text:p>
              </table:table-cell>
              <table:table-cell office:value-type="float" office:value="13.1798201112431">
                <text:p>13.1798201112431</text:p>
              </table:table-cell>
              <table:table-cell office:value-type="float" office:value="-0.658991005562153">
                <text:p>-0.658991005562153</text:p>
              </table:table-cell>
              <table:table-cell office:value-type="float" office:value="17.6172469828676">
                <text:p>17.6172469828676</text:p>
              </table:table-cell>
              <table:table-cell office:value-type="float" office:value="-0.221871343581228">
                <text:p>-0.2218713435812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6999999999999">
                <text:p>26.6999999999999</text:p>
              </table:table-cell>
              <table:table-cell office:value-type="float" office:value="13.1139210106869">
                <text:p>13.1139210106869</text:p>
              </table:table-cell>
              <table:table-cell office:value-type="float" office:value="-0.655696050534343">
                <text:p>-0.655696050534343</text:p>
              </table:table-cell>
              <table:table-cell office:value-type="float" office:value="17.5950598485095">
                <text:p>17.5950598485095</text:p>
              </table:table-cell>
              <table:table-cell office:value-type="float" office:value="-0.224056941891133">
                <text:p>-0.2240569418911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7999999999999">
                <text:p>26.7999999999999</text:p>
              </table:table-cell>
              <table:table-cell office:value-type="float" office:value="13.0483514056334">
                <text:p>13.0483514056334</text:p>
              </table:table-cell>
              <table:table-cell office:value-type="float" office:value="-0.652417570281671">
                <text:p>-0.652417570281671</text:p>
              </table:table-cell>
              <table:table-cell office:value-type="float" office:value="17.5726541543204">
                <text:p>17.5726541543204</text:p>
              </table:table-cell>
              <table:table-cell office:value-type="float" office:value="-0.226215137434349">
                <text:p>-0.2262151374343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8999999999999">
                <text:p>26.8999999999999</text:p>
              </table:table-cell>
              <table:table-cell office:value-type="float" office:value="12.9831096486053">
                <text:p>12.9831096486053</text:p>
              </table:table-cell>
              <table:table-cell office:value-type="float" office:value="-0.649155482430263">
                <text:p>-0.649155482430263</text:p>
              </table:table-cell>
              <table:table-cell office:value-type="float" office:value="17.550032640577">
                <text:p>17.550032640577</text:p>
              </table:table-cell>
              <table:table-cell office:value-type="float" office:value="-0.228346149598585">
                <text:p>-0.2283461495985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9999999999999">
                <text:p>26.9999999999999</text:p>
              </table:table-cell>
              <table:table-cell office:value-type="float" office:value="12.9181941003622">
                <text:p>12.9181941003622</text:p>
              </table:table-cell>
              <table:table-cell office:value-type="float" office:value="-0.645909705018111">
                <text:p>-0.645909705018111</text:p>
              </table:table-cell>
              <table:table-cell office:value-type="float" office:value="17.5271980256171">
                <text:p>17.5271980256171</text:p>
              </table:table-cell>
              <table:table-cell office:value-type="float" office:value="-0.230450196262744">
                <text:p>-0.2304501962627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0999999999999">
                <text:p>27.0999999999999</text:p>
              </table:table-cell>
              <table:table-cell office:value-type="float" office:value="12.8536031298604">
                <text:p>12.8536031298604</text:p>
              </table:table-cell>
              <table:table-cell office:value-type="float" office:value="-0.642680156493021">
                <text:p>-0.642680156493021</text:p>
              </table:table-cell>
              <table:table-cell office:value-type="float" office:value="17.5041530059908">
                <text:p>17.5041530059908</text:p>
              </table:table-cell>
              <table:table-cell office:value-type="float" office:value="-0.232527493806521">
                <text:p>-0.2325274938065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1999999999999">
                <text:p>27.1999999999999</text:p>
              </table:table-cell>
              <table:table-cell office:value-type="float" office:value="12.7893351142111">
                <text:p>12.7893351142111</text:p>
              </table:table-cell>
              <table:table-cell office:value-type="float" office:value="-0.639466755710556">
                <text:p>-0.639466755710556</text:p>
              </table:table-cell>
              <table:table-cell office:value-type="float" office:value="17.4809002566102">
                <text:p>17.4809002566102</text:p>
              </table:table-cell>
              <table:table-cell office:value-type="float" office:value="-0.234578257119953">
                <text:p>-0.2345782571199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2999999999999">
                <text:p>27.2999999999999</text:p>
              </table:table-cell>
              <table:table-cell office:value-type="float" office:value="12.7253884386401">
                <text:p>12.7253884386401</text:p>
              </table:table-cell>
              <table:table-cell office:value-type="float" office:value="-0.636269421932003">
                <text:p>-0.636269421932003</text:p>
              </table:table-cell>
              <table:table-cell office:value-type="float" office:value="17.4574424308982">
                <text:p>17.4574424308982</text:p>
              </table:table-cell>
              <table:table-cell office:value-type="float" office:value="-0.236602699612906">
                <text:p>-0.2366026996129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3999999999998">
                <text:p>27.3999999999998</text:p>
              </table:table-cell>
              <table:table-cell office:value-type="float" office:value="12.6617614964469">
                <text:p>12.6617614964469</text:p>
              </table:table-cell>
              <table:table-cell office:value-type="float" office:value="-0.633088074822343">
                <text:p>-0.633088074822343</text:p>
              </table:table-cell>
              <table:table-cell office:value-type="float" office:value="17.4337821609369">
                <text:p>17.4337821609369</text:p>
              </table:table-cell>
              <table:table-cell office:value-type="float" office:value="-0.238601033224502">
                <text:p>-0.2386010332245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4999999999998">
                <text:p>27.4999999999998</text:p>
              </table:table-cell>
              <table:table-cell office:value-type="float" office:value="12.5984526889646">
                <text:p>12.5984526889646</text:p>
              </table:table-cell>
              <table:table-cell office:value-type="float" office:value="-0.629922634448231">
                <text:p>-0.629922634448231</text:p>
              </table:table-cell>
              <table:table-cell office:value-type="float" office:value="17.4099220576144">
                <text:p>17.4099220576144</text:p>
              </table:table-cell>
              <table:table-cell office:value-type="float" office:value="-0.240573468432491">
                <text:p>-0.2405734684324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5999999999998">
                <text:p>27.5999999999998</text:p>
              </table:table-cell>
              <table:table-cell office:value-type="float" office:value="12.5354604255198">
                <text:p>12.5354604255198</text:p>
              </table:table-cell>
              <table:table-cell office:value-type="float" office:value="-0.62677302127599">
                <text:p>-0.62677302127599</text:p>
              </table:table-cell>
              <table:table-cell office:value-type="float" office:value="17.3858647107712">
                <text:p>17.3858647107712</text:p>
              </table:table-cell>
              <table:table-cell office:value-type="float" office:value="-0.24252021426257">
                <text:p>-0.242520214262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6999999999998">
                <text:p>27.6999999999998</text:p>
              </table:table-cell>
              <table:table-cell office:value-type="float" office:value="12.4727831233922">
                <text:p>12.4727831233922</text:p>
              </table:table-cell>
              <table:table-cell office:value-type="float" office:value="-0.62363915616961">
                <text:p>-0.62363915616961</text:p>
              </table:table-cell>
              <table:table-cell office:value-type="float" office:value="17.3616126893449">
                <text:p>17.3616126893449</text:p>
              </table:table-cell>
              <table:table-cell office:value-type="float" office:value="-0.244441478297637">
                <text:p>-0.2444414782976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7999999999998">
                <text:p>27.7999999999998</text:p>
              </table:table-cell>
              <table:table-cell office:value-type="float" office:value="12.4104192077752">
                <text:p>12.4104192077752</text:p>
              </table:table-cell>
              <table:table-cell office:value-type="float" office:value="-0.620520960388762">
                <text:p>-0.620520960388762</text:p>
              </table:table-cell>
              <table:table-cell office:value-type="float" office:value="17.3371685415152">
                <text:p>17.3371685415152</text:p>
              </table:table-cell>
              <table:table-cell office:value-type="float" office:value="-0.246337466686996">
                <text:p>-0.2463374666869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8999999999998">
                <text:p>27.8999999999998</text:p>
              </table:table-cell>
              <table:table-cell office:value-type="float" office:value="12.3483671117364">
                <text:p>12.3483671117364</text:p>
              </table:table-cell>
              <table:table-cell office:value-type="float" office:value="-0.617418355586818">
                <text:p>-0.617418355586818</text:p>
              </table:table-cell>
              <table:table-cell office:value-type="float" office:value="17.3125347948465">
                <text:p>17.3125347948465</text:p>
              </table:table-cell>
              <table:table-cell office:value-type="float" office:value="-0.248208384155505">
                <text:p>-0.2482083841555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9999999999998">
                <text:p>27.9999999999998</text:p>
              </table:table-cell>
              <table:table-cell office:value-type="float" office:value="12.2866252761777">
                <text:p>12.2866252761777</text:p>
              </table:table-cell>
              <table:table-cell office:value-type="float" office:value="-0.614331263808884">
                <text:p>-0.614331263808884</text:p>
              </table:table-cell>
              <table:table-cell office:value-type="float" office:value="17.2877139564309">
                <text:p>17.2877139564309</text:p>
              </table:table-cell>
              <table:table-cell office:value-type="float" office:value="-0.250054434012662">
                <text:p>-0.2500544340126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0999999999998">
                <text:p>28.0999999999998</text:p>
              </table:table-cell>
              <table:table-cell office:value-type="float" office:value="12.2251921497968">
                <text:p>12.2251921497968</text:p>
              </table:table-cell>
              <table:table-cell office:value-type="float" office:value="-0.61125960748984">
                <text:p>-0.61125960748984</text:p>
              </table:table-cell>
              <table:table-cell office:value-type="float" office:value="17.2627085130297">
                <text:p>17.2627085130297</text:p>
              </table:table-cell>
              <table:table-cell office:value-type="float" office:value="-0.251875818161643">
                <text:p>-0.2518758181616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1999999999998">
                <text:p>28.1999999999998</text:p>
              </table:table-cell>
              <table:table-cell office:value-type="float" office:value="12.1640661890478">
                <text:p>12.1640661890478</text:p>
              </table:table-cell>
              <table:table-cell office:value-type="float" office:value="-0.60820330945239">
                <text:p>-0.60820330945239</text:p>
              </table:table-cell>
              <table:table-cell office:value-type="float" office:value="17.2375209312135">
                <text:p>17.2375209312135</text:p>
              </table:table-cell>
              <table:table-cell office:value-type="float" office:value="-0.253672737108284">
                <text:p>-0.2536727371082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999999999998">
                <text:p>28.2999999999998</text:p>
              </table:table-cell>
              <table:table-cell office:value-type="float" office:value="12.1032458581026">
                <text:p>12.1032458581026</text:p>
              </table:table-cell>
              <table:table-cell office:value-type="float" office:value="-0.605162292905128">
                <text:p>-0.605162292905128</text:p>
              </table:table-cell>
              <table:table-cell office:value-type="float" office:value="17.2121536575027">
                <text:p>17.2121536575027</text:p>
              </table:table-cell>
              <table:table-cell office:value-type="float" office:value="-0.255445389970004">
                <text:p>-0.2554453899700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3999999999998">
                <text:p>28.3999999999998</text:p>
              </table:table-cell>
              <table:table-cell office:value-type="float" office:value="12.0427296288121">
                <text:p>12.0427296288121</text:p>
              </table:table-cell>
              <table:table-cell office:value-type="float" office:value="-0.602136481440603">
                <text:p>-0.602136481440603</text:p>
              </table:table-cell>
              <table:table-cell office:value-type="float" office:value="17.1866091185057">
                <text:p>17.1866091185057</text:p>
              </table:table-cell>
              <table:table-cell office:value-type="float" office:value="-0.25719397448468">
                <text:p>-0.257193974484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4999999999998">
                <text:p>28.4999999999998</text:p>
              </table:table-cell>
              <table:table-cell office:value-type="float" office:value="11.982515980668">
                <text:p>11.982515980668</text:p>
              </table:table-cell>
              <table:table-cell office:value-type="float" office:value="-0.5991257990334">
                <text:p>-0.5991257990334</text:p>
              </table:table-cell>
              <table:table-cell office:value-type="float" office:value="17.1608897210572">
                <text:p>17.1608897210572</text:p>
              </table:table-cell>
              <table:table-cell office:value-type="float" office:value="-0.25891868701946">
                <text:p>-0.258918687019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5999999999998">
                <text:p>28.5999999999998</text:p>
              </table:table-cell>
              <table:table-cell office:value-type="float" office:value="11.9226034007647">
                <text:p>11.9226034007647</text:p>
              </table:table-cell>
              <table:table-cell office:value-type="float" office:value="-0.596130170038233">
                <text:p>-0.596130170038233</text:p>
              </table:table-cell>
              <table:table-cell office:value-type="float" office:value="17.1349978523552">
                <text:p>17.1349978523552</text:p>
              </table:table-cell>
              <table:table-cell office:value-type="float" office:value="-0.260619722579529">
                <text:p>-0.2606197225795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6999999999998">
                <text:p>28.6999999999998</text:p>
              </table:table-cell>
              <table:table-cell office:value-type="float" office:value="11.8629903837608">
                <text:p>11.8629903837608</text:p>
              </table:table-cell>
              <table:table-cell office:value-type="float" office:value="-0.593149519188042">
                <text:p>-0.593149519188042</text:p>
              </table:table-cell>
              <table:table-cell office:value-type="float" office:value="17.1089358800973">
                <text:p>17.1089358800973</text:p>
              </table:table-cell>
              <table:table-cell office:value-type="float" office:value="-0.262297274816823">
                <text:p>-0.2622972748168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7999999999998">
                <text:p>28.7999999999998</text:p>
              </table:table-cell>
              <table:table-cell office:value-type="float" office:value="11.803675431842">
                <text:p>11.803675431842</text:p>
              </table:table-cell>
              <table:table-cell office:value-type="float" office:value="-0.590183771592101">
                <text:p>-0.590183771592101</text:p>
              </table:table-cell>
              <table:table-cell office:value-type="float" office:value="17.0827061526156">
                <text:p>17.0827061526156</text:p>
              </table:table-cell>
              <table:table-cell office:value-type="float" office:value="-0.263951536038679">
                <text:p>-0.2639515360386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8999999999998">
                <text:p>28.8999999999998</text:p>
              </table:table-cell>
              <table:table-cell office:value-type="float" office:value="11.7446570546828">
                <text:p>11.7446570546828</text:p>
              </table:table-cell>
              <table:table-cell office:value-type="float" office:value="-0.587232852734141">
                <text:p>-0.587232852734141</text:p>
              </table:table-cell>
              <table:table-cell office:value-type="float" office:value="17.0563109990117">
                <text:p>17.0563109990117</text:p>
              </table:table-cell>
              <table:table-cell office:value-type="float" office:value="-0.265582697216446">
                <text:p>-0.2655826972164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9999999999998">
                <text:p>28.9999999999998</text:p>
              </table:table-cell>
              <table:table-cell office:value-type="float" office:value="11.6859337694094">
                <text:p>11.6859337694094</text:p>
              </table:table-cell>
              <table:table-cell office:value-type="float" office:value="-0.58429668847047">
                <text:p>-0.58429668847047</text:p>
              </table:table-cell>
              <table:table-cell office:value-type="float" office:value="17.0297527292901">
                <text:p>17.0297527292901</text:p>
              </table:table-cell>
              <table:table-cell office:value-type="float" office:value="-0.267190947994035">
                <text:p>-0.2671909479940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0999999999998">
                <text:p>29.0999999999998</text:p>
              </table:table-cell>
              <table:table-cell office:value-type="float" office:value="11.6275041005624">
                <text:p>11.6275041005624</text:p>
              </table:table-cell>
              <table:table-cell office:value-type="float" office:value="-0.581375205028118">
                <text:p>-0.581375205028118</text:p>
              </table:table-cell>
              <table:table-cell office:value-type="float" office:value="17.0030336344907">
                <text:p>17.0030336344907</text:p>
              </table:table-cell>
              <table:table-cell office:value-type="float" office:value="-0.268776476696417">
                <text:p>-0.2687764766964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999999999998">
                <text:p>29.1999999999998</text:p>
              </table:table-cell>
              <table:table-cell office:value-type="float" office:value="11.5693665800595">
                <text:p>11.5693665800595</text:p>
              </table:table-cell>
              <table:table-cell office:value-type="float" office:value="-0.578468329002977">
                <text:p>-0.578468329002977</text:p>
              </table:table-cell>
              <table:table-cell office:value-type="float" office:value="16.976155986821">
                <text:p>16.976155986821</text:p>
              </table:table-cell>
              <table:table-cell office:value-type="float" office:value="-0.270339470338075">
                <text:p>-0.2703394703380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2999999999998">
                <text:p>29.2999999999998</text:p>
              </table:table-cell>
              <table:table-cell office:value-type="float" office:value="11.5115197471592">
                <text:p>11.5115197471592</text:p>
              </table:table-cell>
              <table:table-cell office:value-type="float" office:value="-0.575575987357962">
                <text:p>-0.575575987357962</text:p>
              </table:table-cell>
              <table:table-cell office:value-type="float" office:value="16.9491220397872">
                <text:p>16.9491220397872</text:p>
              </table:table-cell>
              <table:table-cell office:value-type="float" office:value="-0.2718801146314">
                <text:p>-0.27188011463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3999999999998">
                <text:p>29.3999999999998</text:p>
              </table:table-cell>
              <table:table-cell office:value-type="float" office:value="11.4539621484235">
                <text:p>11.4539621484235</text:p>
              </table:table-cell>
              <table:table-cell office:value-type="float" office:value="-0.572698107421173">
                <text:p>-0.572698107421173</text:p>
              </table:table-cell>
              <table:table-cell office:value-type="float" office:value="16.9219340283241">
                <text:p>16.9219340283241</text:p>
              </table:table-cell>
              <table:table-cell office:value-type="float" office:value="-0.273398593995033">
                <text:p>-0.2733985939950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999999999998">
                <text:p>29.4999999999998</text:p>
              </table:table-cell>
              <table:table-cell office:value-type="float" office:value="11.3966923376813">
                <text:p>11.3966923376813</text:p>
              </table:table-cell>
              <table:table-cell office:value-type="float" office:value="-0.569834616884067">
                <text:p>-0.569834616884067</text:p>
              </table:table-cell>
              <table:table-cell office:value-type="float" office:value="16.8945941689246">
                <text:p>16.8945941689246</text:p>
              </table:table-cell>
              <table:table-cell office:value-type="float" office:value="-0.274895091562163">
                <text:p>-0.2748950915621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5999999999998">
                <text:p>29.5999999999998</text:p>
              </table:table-cell>
              <table:table-cell office:value-type="float" office:value="11.3397088759929">
                <text:p>11.3397088759929</text:p>
              </table:table-cell>
              <table:table-cell office:value-type="float" office:value="-0.566985443799646">
                <text:p>-0.566985443799646</text:p>
              </table:table-cell>
              <table:table-cell office:value-type="float" office:value="16.8671046597684">
                <text:p>16.8671046597684</text:p>
              </table:table-cell>
              <table:table-cell office:value-type="float" office:value="-0.276369789188773">
                <text:p>-0.2763697891887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6999999999998">
                <text:p>29.6999999999998</text:p>
              </table:table-cell>
              <table:table-cell office:value-type="float" office:value="11.283010331613">
                <text:p>11.283010331613</text:p>
              </table:table-cell>
              <table:table-cell office:value-type="float" office:value="-0.564150516580648">
                <text:p>-0.564150516580648</text:p>
              </table:table-cell>
              <table:table-cell office:value-type="float" office:value="16.8394676808495">
                <text:p>16.8394676808495</text:p>
              </table:table-cell>
              <table:table-cell office:value-type="float" office:value="-0.277822867461827">
                <text:p>-0.2778228674618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7999999999998">
                <text:p>29.7999999999998</text:p>
              </table:table-cell>
              <table:table-cell office:value-type="float" office:value="11.2265952799549">
                <text:p>11.2265952799549</text:p>
              </table:table-cell>
              <table:table-cell office:value-type="float" office:value="-0.561329763997745">
                <text:p>-0.561329763997745</text:p>
              </table:table-cell>
              <table:table-cell office:value-type="float" office:value="16.8116853941033">
                <text:p>16.8116853941033</text:p>
              </table:table-cell>
              <table:table-cell office:value-type="float" office:value="-0.279254505707421">
                <text:p>-0.2792545057074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999999999998">
                <text:p>29.8999999999998</text:p>
              </table:table-cell>
              <table:table-cell office:value-type="float" office:value="11.1704623035551">
                <text:p>11.1704623035551</text:p>
              </table:table-cell>
              <table:table-cell office:value-type="float" office:value="-0.558523115177756">
                <text:p>-0.558523115177756</text:p>
              </table:table-cell>
              <table:table-cell office:value-type="float" office:value="16.7837599435326">
                <text:p>16.7837599435326</text:p>
              </table:table-cell>
              <table:table-cell office:value-type="float" office:value="-0.280664881998873">
                <text:p>-0.2806648819988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999999999998">
                <text:p>29.9999999999998</text:p>
              </table:table-cell>
              <table:table-cell office:value-type="float" office:value="11.1146099920373">
                <text:p>11.1146099920373</text:p>
              </table:table-cell>
              <table:table-cell office:value-type="float" office:value="-0.555730499601867">
                <text:p>-0.555730499601867</text:p>
              </table:table-cell>
              <table:table-cell office:value-type="float" office:value="16.7556934553327">
                <text:p>16.7556934553327</text:p>
              </table:table-cell>
              <table:table-cell office:value-type="float" office:value="-0.282054173164767">
                <text:p>-0.2820541731647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0999999999998">
                <text:p>30.0999999999998</text:p>
              </table:table-cell>
              <table:table-cell office:value-type="float" office:value="11.0590369420772">
                <text:p>11.0590369420772</text:p>
              </table:table-cell>
              <table:table-cell office:value-type="float" office:value="-0.552951847103858">
                <text:p>-0.552951847103858</text:p>
              </table:table-cell>
              <table:table-cell office:value-type="float" office:value="16.7274880380162">
                <text:p>16.7274880380162</text:p>
              </table:table-cell>
              <table:table-cell office:value-type="float" office:value="-0.283422554796953">
                <text:p>-0.283422554796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